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SC" svg:font-family="PingFang SC"/>
    <style:font-face style:name="PingFang TC" svg:font-family="PingFang TC"/>
    <style:font-face style:name="Songti TC" svg:font-family="Songti TC"/>
    <style:font-face style:name="Times" svg:font-family="Times"/>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cecec"/>
    </style:style>
    <style:style style:name="P3" style:family="paragraph" style:parent-style-name="Standard">
      <style:paragraph-properties fo:margin-bottom="0.1667in" style:line-height-at-least="0.2361in"/>
      <style:text-properties style:font-name="PingFang TC" fo:font-size="12.0pt" fo:color="#000000" fo:background-color="#e0e0e0"/>
    </style:style>
    <style:style style:name="P4" style:family="paragraph" style:parent-style-name="Standard">
      <style:paragraph-properties fo:margin-bottom="0.1667in" style:line-height-at-least="0.1944in"/>
      <style:text-properties style:font-name="PingFang TC" fo:font-size="12.0pt" fo:color="#000000" fo:background-color="#e0e0e0"/>
    </style:style>
    <style:style style:name="P5" style:family="paragraph" style:parent-style-name="Standard">
      <style:paragraph-properties fo:margin-bottom="0.1667in" style:line-height-at-least="0.1944in"/>
      <style:text-properties style:font-name="Times" fo:font-size="12.0pt" fo:color="#0000e9" fo:background-color="#ececec"/>
    </style:style>
    <style:style style:name="P6" style:family="paragraph" style:parent-style-name="Standard">
      <style:paragraph-properties fo:margin-bottom="0.1667in" style:line-height-at-least="0.1944in"/>
      <style:text-properties style:font-name="PingFang TC" fo:font-size="12.0pt" fo:color="#000000" fo:background-color="#ececec"/>
    </style:style>
    <style:style style:name="P7" style:family="paragraph" style:parent-style-name="Standard">
      <style:paragraph-properties fo:margin-bottom="0.1667in" style:line-height-at-least="0.1944in"/>
      <style:text-properties style:font-name="Times" fo:font-size="12.0pt" fo:color="#0000e9" fo:background-color="#e0e0e0"/>
    </style:style>
    <style:style style:name="P8" style:family="paragraph" style:parent-style-name="Standard">
      <style:paragraph-properties fo:margin-bottom="0.1667in" style:line-height-at-least="0.2361in"/>
      <style:text-properties style:font-name="Times" fo:font-size="12.0pt" fo:color="#0000e9" fo:background-color="#ececec"/>
    </style:style>
    <style:style style:name="T1" style:family="text">
      <style:text-properties fo:letter-spacing="0.0000in"/>
    </style:style>
    <style:style style:name="T2" style:family="text">
      <style:text-properties style:text-underline-style="solid" fo:letter-spacing="0.0000in" fo:color="#032726"/>
    </style:style>
    <style:style style:name="T3" style:family="text">
      <style:text-properties fo:letter-spacing="0.0000in" fo:background-color="transparent"/>
    </style:style>
    <style:style style:name="T4" style:family="text">
      <style:text-properties style:font-name="Times" fo:font-style="italic" fo:font-style-asian="italic" fo:font-style-complex="italic" style:text-underline-style="solid" fo:letter-spacing="0.0000in" fo:color="#0000e9"/>
    </style:style>
    <style:style style:name="T5" style:family="text">
      <style:text-properties style:font-name="PingFang SC" fo:letter-spacing="0.0000in"/>
    </style:style>
    <style:style style:name="T6" style:family="text">
      <style:text-properties fo:font-style="italic" fo:font-style-asian="italic" fo:font-style-complex="italic" style:text-underline-style="solid" fo:letter-spacing="0.0000in"/>
    </style:style>
    <style:style style:name="T7" style:family="text">
      <style:text-properties style:font-name="PingFang TC" fo:letter-spacing="0.0000in" fo:color="#000000" fo:background-color="transparent"/>
    </style:style>
    <style:style style:name="T8" style:family="text">
      <style:text-properties style:font-name="PingFang TC" fo:letter-spacing="0.0000in" fo:color="#000000"/>
    </style:style>
    <style:style style:name="T9" style:family="text">
      <style:text-properties style:font-name="Songti TC" style:text-underline-style="solid" fo:letter-spacing="0.0000in" fo:color="#0000e9"/>
    </style:style>
    <style:style style:name="T10" style:family="text">
      <style:text-properties style:font-name="Times" style:text-underline-style="solid" fo:letter-spacing="0.0000in" fo:color="#0000e9"/>
    </style:style>
    <style:style style:name="TableColumn1" style:family="table-column">
      <style:table-column-properties style:column-width="3.4625in" style:rel-column-width="32767*"/>
    </style:style>
  </office:automatic-styles>
  <office:body>
    <office:text>
      <text:p text:style-name="P1"><text:span text:style-name="T1">Akan   |  2021.05.31 05:33   |   </text:span><text:a xlink:type="simple" xlink:href="http://palinfo.habago.org/Entry?Command=Information_PrintForum#FORUM40677"><text:span text:style-name="T2">#</text:span></text:a></text:p>
      <text:p text:style-name="P2"><text:span text:style-name="T1">陳醫師說“美國樂於看到它發生”，這種操作應該有過，也有說當年日本偷襲珍珠港的計劃美國早已知道，原本美國無意參與二戰，但歐洲幾個手足國施壓，剛好又得到日本要偷襲的消息，於是將計就計，犧牲幾千士兵讓偷襲發生，以便光明正大參與二戰。再者，從中國武漢爆發疫情之前的2019/10/18，比爾蓋茲的B&amp;;M基金會聯合WEF在約翰霍普金斯大學健康安全中心舉行的大流行模擬演習，Event 201，就一種假設的冠狀病毒“CAPS”做模擬演習，與會的還有藥廠 Johnson &amp;; Johnson. 影片裡討論的處理和氛圍，幾乎就是對一個已經在傳播當中的疫情做準備。“美國樂於看到它發生”，為什麼不？輝瑞和強生從這波疫情裡得到多大的利益？而會中提到，冠狀病毒一直都還沒有疫苗問世......趁這波疫情，如果控制得好，感染人數也許能幫醫界開發疫苗並長久使用，雙贏。而美國新聞也報導過情資單位早在2019/11月就對川普團隊提出武漢會爆發疫情的警告，也有學者指出以色列稱2019/11月就接到美國武漢會爆發疫情的警告。以美國的醫療水準，會完全不研究電子煙肺炎嗎？</text:span><text:span text:style-name="T3"><text:line-break/><text:line-break/></text:span><text:a xlink:type="simple" xlink:href="https://www.youtube.com/watch?v=Y_pVenpNZy4"><text:span text:style-name="T4">https://www.youtube.com/watch?v=Y_pVenpNZy4</text:span></text:a><text:span text:style-name="T3"><text:line-break/><text:line-break/></text:span><text:span text:style-name="T1">另外，美國在台灣疫情還沒爆發之前的4/19宣布把台灣列為旅行安全的3級.... 而有些人也從股市看出端倪... 背後有人操作的痕跡啊~~~有時候想想無奈也卑微，我們這些老百姓到底又能怎樣？</text:span></text:p>
      <text:p text:style-name="P1"><text:span text:style-name="T1">孫從輔   |  2021.05.31 05:31   |   </text:span><text:a xlink:type="simple" xlink:href="http://palinfo.habago.org/Entry?Command=Information_PrintForum#FORUM40676"><text:span text:style-name="T2">#</text:span></text:a></text:p>
      <text:p text:style-name="P3"><text:span text:style-name="T1">以西方國家為鑑，我憂慮以下事情會在台灣發生，有能有識之士應該盡力關注調查，提早揭露，以阻止其發生。</text:span><text:span text:style-name="T3"><text:line-break/><text:line-break/></text:span><text:span text:style-name="T1">1. 美國疫情一開始在西岸華盛頓州爆發，川普政府反應遲頓。事後有報導指出，川普政府早有開會討論，結論是新冠病毒很厲害，徹底防堵成本太高，而西岸各州為民主黨票倉，只要民主黨州受損較共和黨州嚴重，便對共和黨選票有利。台灣在分配醫療資源、疫苗、與紓困資源時，執政黨將有動機只照顧自己的支持者，而不顧反對黨地區的民眾死活，並反過來抹黑反對黨。</text:span><text:span text:style-name="T3"><text:line-break/><text:line-break/></text:span><text:span text:style-name="T1">2. 川普指派其女婿負責醫療資源採購，其間利益輸送飽受質疑。而在台灣來說，我幾乎能確定各種紓困及抗疫預算的執行將極度無效，其中很大一部分將"合法"流入政客口袋。畢竟還有什麼比國難財更好賺？</text:span><text:span text:style-name="T3"><text:line-break/><text:line-break/></text:span><text:span text:style-name="T1">3. 西方權貴名流透過各種管道先於民眾施打疫苗(尤其是中國或俄羅斯的疫苗)時有所聞。台灣許多政客們對疫苗需求緊迫的認知和專家與民眾相距甚大，很可能表示打疫苗對他們自身和他們的家人、親信來說，已不是問題了。另外川普染疫後接受最高級的治療，幾天內即恢復正常，台灣政客們是否也早已為自己做好安排？</text:span><text:span text:style-name="T3"><text:line-break/><text:line-break/></text:span><text:span text:style-name="T1">4. 一個很殘酷的事實是，新冠病毒的死亡率似乎仍低到不足以大幅改變選民的投票行為(AIT處長的那番話固然不把台灣人當人，事實上美國政客對自己民眾也是差不多的態度)。我從小學到的西方民主理論告訴我，川普政府荒腔走板的防疫作為，將使川普在下次選舉中變成過街老鼠，但事實是川普選票增加了一千萬票，共和黨在各項選舉中好於預期。因此，台灣執政黨也必然將抗疫成本、選舉成本、和自身利益放在同一個天平上考量。比如說，先在疫情中大撈特撈，再於下次選舉前配合美國在台海或香港搞一些事，再操縱媒體宣傳一番，是否仍能選上，是否"划算"？</text:span></text:p>
      <text:p text:style-name="P1"><text:span text:style-name="T1">陳真   |  2021.05.30 23:31   |   </text:span><text:a xlink:type="simple" xlink:href="http://palinfo.habago.org/Entry?Command=Information_PrintForum#FORUM40675"><text:span text:style-name="T2">#</text:span></text:a></text:p>
      <text:p text:style-name="P2"><text:span text:style-name="T1">台灣人真要坐以待斃？(四)：會抓老鼠就是好貓</text:span><text:span text:style-name="T3"><text:line-break/><text:line-break/></text:span><text:span text:style-name="T1">陳真</text:span><text:span text:style-name="T3"><text:line-break/><text:line-break/></text:span><text:span text:style-name="T1">2021. 05. 30.</text:span><text:span text:style-name="T3"><text:line-break/><text:line-break/><text:line-break/></text:span><text:span text:style-name="T1">在知識上，或者說，epistemologically speaking(就知識論來講), 我有點過度理性，我不太能夠輕易相信任何一種結論或說法，直到無可置疑。在這個意義上來說，我是個知識上的強烈懷疑主義者。</text:span><text:span text:style-name="T3"><text:line-break/><text:line-break/></text:span><text:span text:style-name="T1">但是，懷疑主義是一把兩面刃。我既不會輕易相信正方，亦即那些基於某種因果關係的所謂 "證實" 或 "證據"(其實往往只是一種推論)，我同樣也不會輕易相信反方，亦即在事物或事件之間強調所謂偶然或湊巧。</text:span><text:span text:style-name="T3"><text:line-break/><text:line-break/></text:span><text:span text:style-name="T1">這波疫情之突如其來，我雖然沒法證實其中必然有著各種人為操作之因果關係，比方說，故意放鬆管制，故意讓疫情爆發，人心惶惶之際，台產黑心疫苗將可大撈一筆。我當然沒法證實這一點。我們通常會把這樣一種因果關係上的連結貶之為陰謀論。</text:span><text:span text:style-name="T3"><text:line-break/><text:line-break/></text:span><text:span text:style-name="T1">我始終不喜歡陰謀論，因為陰謀論很容易依樣畫葫蘆，很容易氾濫，很容易便能套用在各種毫不相干的事情上，從而使得無可置疑的真相與之混為一談，從而失去真理或真相應有的 "知識論地位"(epistemological status)，失去它應有的嚴肅性。</text:span><text:span text:style-name="T3"><text:line-break/><text:line-break/></text:span><text:span text:style-name="T1">但是，反過來說也一樣，你若要我相信這樣那樣一大堆一連串事件全屬湊巧與偶然，然後偏偏它的結果每次都剛好天佑美國，每次都剛好天佑人渣黨(比方說八月的各項公投看來也都難以成案了)，這麼多的湊巧和偶然，這我也不信。我還不至於那麼 "單純"。</text:span><text:span text:style-name="T3"><text:line-break/><text:line-break/></text:span><text:span text:style-name="T1">一時無法確證或否證之事，通常經過若干年之後，就會真相大白。就好像所謂911事件，在它發生的當下，誰會去懷疑美國自導自演或至少事先知情(美國樂於看到它發生，以便以之為藉口大開殺戒，侵略中東)。可是，經過這麼多年，無數的證據出爐，難道你還蠢到真的會相信911事件？</text:span><text:span text:style-name="T3"><text:line-break/><text:line-break/></text:span><text:span text:style-name="T1">再舉個例，美國殺害賓拉登之時，公開發佈各種相關訊息。我完全不信。我至今甚至不排除賓拉登還活著。但我從來不說，因為我毫無證據可言。我只是從美國過去對於無數事件的無數官方說法無一是真的這項基礎上，根本沒法相信。因為，如果一個人或一個政府或一個黨，他對外講的話幾乎百分之百事後都證實全是假的，你憑什麼相信他這次講的話會是真的？</text:span><text:span text:style-name="T3"><text:line-break/><text:line-break/></text:span><text:span text:style-name="T1">但是，我雖然沒法證明賓拉登還活著，或是沒法證明他絕非以那樣一種方式死去(賓拉登如果是那麼重要的一個領導人，美國有可能不活捉他來刑求逼供而是把他當場殺害嗎？)，但是，你若要我相信美國的官方說法，我也不至於蠢到那種地步。</text:span><text:span text:style-name="T3"><text:line-break/><text:line-break/></text:span><text:span text:style-name="T1">後來，川普果然說了，他說賓拉登根本沒死。後來，記者質問他，川普回答說他只是轉發相關訊息而已，說他個人並沒有採取立場，只是希望世人自己去判斷到底賓拉登是否還活著。川普是美國總統，他這些話其實已經清楚表明："賓拉登還活著，只是我身為美國總統不方便把話講白而已"。</text:span><text:span text:style-name="T3"><text:line-break/><text:line-break/></text:span><text:span text:style-name="T1">我舉這些例子只是想說，政治之陰暗與複雜，往往超過人們的想像，甚至往往超過人性的底線。問題是，我們終究沒法去調查一切可疑事物的真相。因此，最好的面對政治方式就是結果論。簡單說就是鄧小平那句名言：不論黑貓或白貓，會抓老鼠就是好貓。</text:span><text:span text:style-name="T3"><text:line-break/><text:line-break/></text:span><text:span text:style-name="T1">不管政治黑箱裏頭究竟是在搞些什麼花樣，我們無法進行追究，只能要求它在結果上必須是有利於人民，並合乎基本良善原則。</text:span><text:span text:style-name="T3"><text:line-break/><text:line-break/></text:span><text:span text:style-name="T1">全世界竟然有這樣一個島，這樣一個人渣黨，居然連藥物或疫苗也能抹紅抹黑。你今天來醫院看病或開刀，你會事先聲明你只要台產藥物嗎？當然不會。你只會關心哪種藥物最有效、長短期副作用最少。同樣地，我反美，但是美國藥廠的藥物我照樣開給病人吃。任何一個正常人不都是這樣嗎？</text:span><text:span text:style-name="T3"><text:line-break/><text:line-break/></text:span><text:span text:style-name="T1">=================</text:span><text:span text:style-name="T3"><text:line-break/><text:line-break/></text:span><text:span text:style-name="T1">【又怒飆中央】柯文哲：對付新冠肺炎像對付我一樣用心 就不會搞成這樣</text:span><text:span text:style-name="T3"><text:line-break/><text:line-break/></text:span><text:span text:style-name="T1">上報</text:span><text:span text:style-name="T3"><text:line-break/><text:line-break/></text:span><text:span text:style-name="T1">陳燕珩</text:span><text:span text:style-name="T3"><text:line-break/><text:line-break/></text:span><text:span text:style-name="T1">2021年5月30日</text:span><text:span text:style-name="T3"><text:line-break/><text:line-break/></text:span><text:span text:style-name="T1">台北市長柯文哲為了疫苗議題連日槓上中央，他29日嗆行政院紓困4.0編列6300億元預算，怎不拿十分之一買疫苗，遭政院回擊共編列339億元。對此，柯文哲30日難掩火氣，再怒轟中央，重點是疫苗在哪裡，不要每天做哏圖，轉移視聽，「中央對付新冠肺炎，有像對付柯文哲那麼用心，就不會搞成這個局面了！」</text:span><text:span text:style-name="T3"><text:line-break/><text:line-break/></text:span><text:span text:style-name="T1">國內疫情嚴峻，疫苗一劑難求，不少縣市首長心急如焚。柯文哲昨嗆中央花6000億元紓困，不如抽600億買疫苗，直諷綁樁也不用那麼多錢，事後遭政院回擊，先前已編115億元添購疫苗，這一波又加224億元。柯30日聽聞大呼：「你不講我還不生氣，你愈講我愈生氣！」</text:span><text:span text:style-name="T3"><text:line-break/><text:line-break/></text:span><text:span text:style-name="T1">柯文哲說，中央稱已編列340億預算，重點是疫苗在哪裡？問題不是有沒有編預算，而是疫苗要到手，他更不滿直嗆，政府不要每天每天做哏圖，想要轉移視聽。</text:span><text:span text:style-name="T3"><text:line-break/><text:line-break/></text:span><text:span text:style-name="T1">柯文哲強調，紓困要不要做？當然要做，但用錢總有輕重緩急，他也認為紓困要做，政院不要轉移焦點，搞得一副像是柯文哲反對紓困，重點是要問中央，既然疫苗預算編了340億元，那就快點執行，趕快做啊。他更大酸，「中央對付新冠肺炎，若能像對付柯文哲那麼用心，今天局面就不會搞成這樣了啦！」</text:span><text:span text:style-name="T3"><text:line-break/><text:line-break/></text:span><text:span text:style-name="T1">針對疫苗話題不斷延燒，柯文哲再點名中央，不要拿奇奇怪怪的理由搪塞，預算既然編了，世界上也有那麼多廠牌疫苗，趕快做好好不好，老百姓不是傻瓜，政府做什麼事情，自己要想清楚，要把人民的生命當作重要的事情來思考。</text:span></text:p>
      <text:p text:style-name="P1"><text:span text:style-name="T1">李念淨   |  2021.05.30 22:53   |   </text:span><text:a xlink:type="simple" xlink:href="http://palinfo.habago.org/Entry?Command=Information_PrintForum#FORUM40674"><text:span text:style-name="T2">#</text:span></text:a></text:p>
      <text:p text:style-name="P4"><text:a xlink:type="simple" xlink:href="https://tw.appledaily.com/life/20210530/2D5VXAWWRJGEXPIWHEUPLSE3QI/"><text:span text:style-name="T4">https://tw.appledaily.com/life/20210530/2D5VXAWWRJGEXPIWHEUPLSE3QI/</text:span></text:a><text:span text:style-name="T3"><text:line-break/><text:line-break/></text:span><text:span text:style-name="T1">想捐50萬劑疫苗被政府「已讀不回」　佛光山：不知所措</text:span><text:span text:style-name="T3"><text:line-break/><text:line-break/></text:span><text:span text:style-name="T1">國內重要宗教聖地佛光山所屬的國際佛光會日前稱要捐贈台灣最多50萬劑美國嬌生疫苗，並在27日行文疾管署，不過國際佛光會中華總會長趙怡今晚（30日）接受《蘋果新聞網》採訪時坦言至今未獲回文，對近日政府態度，趙也直言：「不知所措」，並稱如政府認為不需要，就不會再插手。</text:span><text:span text:style-name="T3"><text:line-break/><text:line-break/></text:span><text:span text:style-name="T1">趙怡表示，截至目前未獲通知政府對此有回應，先前所有資訊也是看電視、看報紙而來，一開始得知有政府對於開放疫苗進口有「八個條件」，還有專人特別下載下來研究，但隔天又冒出要由中央政府統一簽約、統一分配兩原則，今又傳有轉彎，「到底要不要我們幫忙？看不太懂」。</text:span><text:span text:style-name="T3"><text:line-break/><text:line-break/></text:span><text:span text:style-name="T1">趙怡表示，政府有他的難處，基於安全、責任必須要主導（疫苗採購），這也無所謂，我們配合，但現也弄不清楚政府真正原意，如政府真有上述顧慮，「怎麼以前都不去購買，我們想要幫忙的時候，政府就突然出現？」。</text:span><text:span text:style-name="T3"><text:line-break/><text:line-break/></text:span><text:span text:style-name="T1">趙怡表示，佛光會成立三十週年，都是自動自發做社會救助，當年921地震發生時，也是自己就主動前往災區協助，政府做不到的，還先去做，這次也是秉持著初心去做而已，包含近日會員也自主捐款購買防護衣、供氧機器捐給醫院，也沒想過跟政府報告，就主動去做。</text:span><text:span text:style-name="T3"><text:line-break/><text:line-break/></text:span><text:span text:style-name="T1">對於近日紛擾，趙怡表示：「並無意介入是非」，這次（捐贈疫苗）也是照著過去軌跡在做，但這兩天來，根本不知道該怎麼進行，並稱如果政府不願意他們幫忙，就不會再介入。</text:span><text:span text:style-name="T3"><text:line-break/><text:line-break/></text:span><text:span text:style-name="T1">對於台灣過去採購疫苗屢碰壁，趙怡表示，據了解這次是因海外會員很有把握，才敢去文疾管署，希望能夠幫上門，據了解他們已跟嬌生公司高層談過，確定能以佛光會名義購買，並送來台灣，雙方也洽談到數量是20萬至50萬劑。</text:span><text:span text:style-name="T3"><text:line-break/><text:line-break/></text:span><text:span text:style-name="T1">趙怡表示，佛光會會員都很有熱忱，像這次主動發起捐贈防護衣等，「群組拉開來，都是十幾二十萬在捐，甚至有個人捐到百萬元」，在各國疫情期間，也都有發揮影響力救助，不會隨隨便便承諾能買到疫苗。</text:span><text:span text:style-name="T3"><text:line-break/><text:line-break/></text:span><text:span text:style-name="T1">趙怡也無奈稱，這次海外關卡都突破了，卻碰到國內政策限制，也很無奈，最終能做什麼就做。（朱正庭/台北報導）</text:span><text:span text:style-name="T3"><text:line-break/><text:line-break/></text:span><text:a xlink:type="simple" xlink:href="https://tw.appledaily.com/life/20210530/2D5VXAWWRJGEXPIWHEUPLSE3QI/"><text:span text:style-name="T4">https://tw.appledaily.com/life/20210530/2D5VXAWWRJGEXPIWHEUPLSE3QI/</text:span></text:a></text:p>
      <text:p text:style-name="P1"><text:span text:style-name="T1">黄川   |  2021.05.30 22:16   |   </text:span><text:a xlink:type="simple" xlink:href="http://palinfo.habago.org/Entry?Command=Information_PrintForum#FORUM40673"><text:span text:style-name="T2">#</text:span></text:a></text:p>
      <text:p text:style-name="P2"><text:span text:style-name="T1">我预计菜当局会强行把所谓自产疫苗通关，但正式购买上市之后会同步放开其他疫苗进口。毕竟我相信真对黑金自产疫苗有信心的台湾人还是极少数，总不能强迫人打咯。到时反正钱已经花了分赃完毕，至于没人打，随便说点“国人对自产疫苗信心不足造成浪费颇为遗憾云云”的片汤话糊弄过去就行了。</text:span></text:p>
      <text:p text:style-name="P1"><text:span text:style-name="T1">陳真   |  2021.05.30 21:49   |   </text:span><text:a xlink:type="simple" xlink:href="http://palinfo.habago.org/Entry?Command=Information_PrintForum#FORUM40672"><text:span text:style-name="T2">#</text:span></text:a></text:p>
      <text:p text:style-name="P3"><text:span text:style-name="T1">台灣人真要坐以待斃？(三)：人渣黨藉黑心疫苗謀財害命大發國難財</text:span><text:span text:style-name="T3"><text:line-break/><text:line-break/></text:span><text:span text:style-name="T1">陳真</text:span><text:span text:style-name="T3"><text:line-break/><text:line-break/></text:span><text:span text:style-name="T1">2021. 05. 30.</text:span><text:span text:style-name="T3"><text:line-break/><text:line-break/><text:line-break/></text:span><text:span text:style-name="T1">人命關天，島嶼命懸一線，疫情嚴重到這種地步，人渣黨卻竟然拼命阻擋世界上最好的各種疫苗進口或捐贈，合計高達兩千萬劑，統統禁止進口，偏要使用完完全全不合格的台製所謂 "疫苗"。而且，這兩天人渣黨竟然還事先預訂了一千萬劑這樣一種黑心疫苗。天底下竟然有這樣無恥黑心謀財害命之政權！這樣的事，理當只會出現在好萊塢的黑心驚悚政治片中，要不就是出現在非洲一些極端落後的軍事獨裁國家。台灣卻明目張膽地如此謀財害命，真的是可惡可恨至極。</text:span><text:span text:style-name="T3"><text:line-break/><text:line-break/></text:span><text:span text:style-name="T1">台灣人每天被洗腦，自我陶醉什麼民主，但實際上台灣政治卻宛若帝制，統治者根本不在乎人們死活，凡事完全就是一兩個人說了算，而且所作所為從來都不是以大眾福祉為目標，而是以撈錢奪權卡位搶資源騙選票為惟一目的。不管再怎麼樣黑心無恥荒唐卑劣之事，只要人渣黨一兩個人愛怎麼幹就能怎麼幹。</text:span><text:span text:style-name="T3"><text:line-break/><text:line-break/></text:span><text:span text:style-name="T1">我去查了一下這間準備上市黑心疫苗的生技公司，叫做 "高端疫苗"，股價在短短一年內，從一張兩萬四，漲到現在一張四十多萬，漲了17至18倍。趙少康說，這群大發國難財者，光是靠炒股就已經賺了一百億。但是，這間公司卻與人渣黨合謀，連最基本的三期試驗也不做，竟然直接就要上市，叫台灣人去打土產黑心疫苗，再賺一大票。</text:span><text:span text:style-name="T3"><text:line-break/><text:line-break/></text:span><text:span text:style-name="T1">全世界最好的疫苗，人渣黨千方百計阻擋，卻要為了謀財，硬是要強迫台灣人去打完完全全不合格的黑心疫苗，如果這等行徑不叫做撒旦，什麼是撒旦？這樣的事竟然就要這樣硬幹！台灣人真的要坐以待斃？</text:span><text:span text:style-name="T3"><text:line-break/><text:line-break/></text:span><text:span text:style-name="T1">疫情已經夠慘了，居然還要強迫台灣人去打黑心疫苗，把所有人的性命與健康全給睹上！而且這還不包括打黑心疫苗之後長期不可測的後遺症風險。台灣人真的要坐以待斃？</text:span><text:span text:style-name="T3"><text:line-break/><text:line-break/></text:span><text:span text:style-name="T1">我有想過一些方法，例如在不影響防疫的前提原則下，每次兩人一組 (兩人集會便不適用集遊法，警方無法驅離，無法強制解散或逮捕)，去所謂總統府或人渣黨中央黨部等等據點，舉牌輪流靜站。</text:span><text:span text:style-name="T3"><text:line-break/><text:line-break/></text:span><text:span text:style-name="T1">我知道你一定會說這樣做沒有用，我猜應該也不會有什麼用，畢竟媒體完全掌握在人渣黨手裏。我聽學姐說，知道這些黑心事實者非常稀少，絕大部份台灣人，包括學界，大部份人仍然還在傻乎乎地熱烈擁護人渣黨的防疫鬼話。可是，難道我們就這樣坐以待斃？</text:span></text:p>
      <text:p text:style-name="P1"><text:span text:style-name="T1">陳真   |  2021.05.30 20:48   |   </text:span><text:a xlink:type="simple" xlink:href="http://palinfo.habago.org/Entry?Command=Information_PrintForum#FORUM40671"><text:span text:style-name="T2">#</text:span></text:a></text:p>
      <text:p text:style-name="P2"><text:span text:style-name="T1">這位同學，對於自己一無所知的事，就請別胡扯瞎掰信口開河吧。</text:span></text:p>
      <text:p text:style-name="P1"><text:span text:style-name="T1">大齐   |  2021.05.30 11:45   |   </text:span><text:a xlink:type="simple" xlink:href="http://palinfo.habago.org/Entry?Command=Information_PrintForum#FORUM40670"><text:span text:style-name="T2">#</text:span></text:a></text:p>
      <text:p text:style-name="P3"><text:span text:style-name="T1">疫苗会是台湾一直消费的话题，我看民进党也肯定会把风向一直往这个话题带，最好全民讨论疫苗。这样才不会有人真正讨论疫情到底该怎么防控。这样才不会有台湾人意识到台湾根本不具备对抗现在各种变异新冠病毒的“硬实力”。因为这种硬实力恰恰是中国随时能提供的，比如PCR，比如以华大基因火眼实验室为代表的大规模检测能力。</text:span><text:span text:style-name="T3"><text:line-break/><text:line-break/></text:span><text:span text:style-name="T1">反正最后疫情失控也可以通通归结于疫苗，归结于中国打压。从中国制造病毒，到中国打压疫苗。这么完整的故事，我想都不用想，多的是台湾人买单，毕竟总要找人埋怨找人怪罪，肯定找那个恶霸嘛。</text:span><text:span text:style-name="T3"><text:line-break/><text:line-break/></text:span><text:span text:style-name="T1">台湾人有个迷思，以为有钱就能买一切，包括疫苗。各种吹牛，代表人物之一就是老沈。什么二十个管道争着卖给台湾云云，我看这二十个管道除了一大堆骗子之外，剩下靠谱的也是在卖</text:span><text:span text:style-name="T5">远</text:span><text:span text:style-name="T1">期疫苗，还不一定到货那种。要知道德国自己疫苗都不够，欧盟都严重缺疫苗，怎么可能有现货给台湾。至于台湾本土的疫苗，肯定也是会紧急获批的，台湾哪里有什么反对党，国民两党都一样，幕后老板拍拍头，把钱分一分，各自唱戏就行了。</text:span><text:span text:style-name="T3"><text:line-break/><text:line-break/></text:span><text:span text:style-name="T1">昨天看到孙文学校那个校长，说在大陆搞到一千万疫苗，这个事不知会不会又掀起一轮恶炒呢？郭台铭跟复星买疫苗的事他不敢正面刚民进党，这位张亚中要竞选总统，应该会火力全开。反正每天都不缺新闻。</text:span><text:span text:style-name="T3"><text:line-break/><text:line-break/><text:line-break/><text:line-break/></text:span></text:p>
      <text:p text:style-name="P1"><text:span text:style-name="T1">懷軒   |  2021.05.30 05:12   |   </text:span><text:a xlink:type="simple" xlink:href="http://palinfo.habago.org/Entry?Command=Information_PrintForum#FORUM40668"><text:span text:style-name="T2">#</text:span></text:a></text:p>
      <text:p text:style-name="P2"><text:span text:style-name="T1">我覺得，蘇光頭和菜三小不出現，不願意疫情管控層級升高到他們的位階，是擺明了讓陳時中當做止損點。再怎麼糟，健忘的台灣民眾就去釘陳大帥。然後疫情再糟個一兩個月，疫苗來了也沒用，打也要時間，然後8月的公投就別辦了，就算照辦，反正沒人敢出門去投。</text:span></text:p>
      <text:p text:style-name="P1"><text:span text:style-name="T1">陳真   |  2021.05.30 01:32   |   </text:span><text:a xlink:type="simple" xlink:href="http://palinfo.habago.org/Entry?Command=Information_PrintForum#FORUM40666"><text:span text:style-name="T2">#</text:span></text:a></text:p>
      <text:p text:style-name="P3"><text:span text:style-name="T1">台灣人真要坐以待斃？(二)：疫苗黑幫</text:span><text:span text:style-name="T3"><text:line-break/><text:line-break/></text:span><text:span text:style-name="T1">陳真</text:span><text:span text:style-name="T3"><text:line-break/><text:line-break/></text:span><text:span text:style-name="T1">2021. 05. 30.</text:span><text:span text:style-name="T3"><text:line-break/><text:line-break/><text:line-break/></text:span><text:span text:style-name="T1">幾年前去印度，發現那邊的水就算煮開了居然也不能喝，太髒了。大部份住家根本沒有自來水。印度是核武大國，數理能力傑出，卻連個乾淨飲水也不可得，無數窮人小孩因為污水感染腸胃炎及各項傳染病而死，特別是幼兒，致死率非常高。</text:span><text:span text:style-name="T3"><text:line-break/><text:line-break/></text:span><text:span text:style-name="T1">根據印度官方研究機構 NITI Aayog (National Institution for Transforming India) 的統計，印度大約四成人口(約六億人)無法取得乾淨飲水，每年約有二十萬人因此死亡，此一問題將逐年嚴重。為什麼會這樣？做些基本的水利工程，讓人民有乾淨的水喝有那麼難嗎？</text:span><text:span text:style-name="T3"><text:line-break/><text:line-break/></text:span><text:span text:style-name="T1">印度是全世界水資源最豐沛的國家之一，取得日常乾淨飲水竟如此艱難。百思不解之餘，我特別針對這問題做了點研究。其實原因很簡單，並不是政府做不到，而是他根本不想做，甚至加以阻撓與攻擊。為什麼呢？就如印度著名全球水資源專家 Asit Biswas 教授所說，印度各黨派政客根本無意於解決飲水問題，因為他們從這樣一種落後公衛體系中獲取源源不絕的私人暴利。</text:span><text:span text:style-name="T3"><text:line-break/><text:line-break/></text:span><text:span text:style-name="T1">Biswas 教授更以 "Water Mafia" (水資源黑幫) 來形容這樣一種制度性的貪腐現象。此一現象的背後結構性因素就是自欺欺人的所謂 "民主"。簡單說，當整個印度的絕大部份財富、土地與各項資源掌握在極少數人手裏時，他何必去做對全民有利之事？</text:span><text:span text:style-name="T3"><text:line-break/><text:line-break/></text:span><text:span text:style-name="T1">以水資源為例，就如Biswas 教授所說，乾淨飲水越缺乏，那些通常由政客與財團所掌控的私人水公司就越有暴利可圖，藉著販賣所謂 "礦泉水" 或其它供水管道，可謂一本萬利，比賣石油還好賺。</text:span><text:span text:style-name="T3"><text:line-break/><text:line-break/></text:span><text:span text:style-name="T1">這類醜陋作為，表面上全是 "民主"，全是 "合法"，但是，一究其實，實際政策內涵卻是以圖利極少數人為目的，並以犧牲絕大多數人的身家性命為代價。即便是主管水資源的官方單位，同樣是弊案連連，長期中飽私囊，而且官官相護，不了了之。</text:span><text:span text:style-name="T3"><text:line-break/><text:line-break/></text:span><text:span text:style-name="T1">也許你會問，印度人民連乾淨的水都沒得喝，都不會生氣嗎？當然不會。不但不會，一些飲水問題越嚴重的地區，也許因為貧窮落後與知識匱乏，卻反而越是這群滿口民主自由的 "水資源黑幫" 政客及無良財團的忠實支持者。</text:span><text:span text:style-name="T3"><text:line-break/><text:line-break/></text:span><text:span text:style-name="T1">這跟台灣很像，除了控制輿論、撒謊搞宣傳及洗腦抹黑政敵之外，籠絡方法之一就是給現金，或是以人頭為單位發給幾瓶礦泉水，說是政府給的一種 "福利"，或是開立類似 "2025無核家園" 、"十年內水電費絕不漲價" 之類純粹信口開河隨口瞎掰的各項政策空頭支票。</text:span><text:span text:style-name="T3"><text:line-break/><text:line-break/></text:span><text:span text:style-name="T1">台灣的疫苗問題亦是如此，不是買不到，而是這個人渣黨根本不想買。誰敢說要買疫苗，誰就是黨的敵人，動輒遭受攻擊與抹黑。為什麼呢？因為各路人渣藉機大發國難財，並打算掩護國內生技公司，以政治取代專業，硬要上市未經三期檢驗合格的台製 "疫苗"，拿全民的生命睹一把更大票的，於是滿口謊言，百般阻撓真正優秀且安全的疫苗進口，並藉著散播大量謠言，鼓動仇中反華，發動網軍，打壓抹黑異己，圖謀一黨之私。</text:span><text:span text:style-name="T3"><text:line-break/><text:line-break/></text:span><text:span text:style-name="T1">相關謊話多到根本數不完，所謂防疫，每天就是說謊造謠搞宣傳。比方說什麼最近已進口15萬劑莫德納疫苗，所謂 "總統府" 發言人說，不可進口太多，因為會消化不完。媽的，台灣需要的疫苗數量是四、五千萬劑，15萬劑會消化不完？</text:span><text:span text:style-name="T3"><text:line-break/><text:line-break/></text:span><text:span text:style-name="T1">事實上，進口這15萬劑疫苗，純粹就是為了搞政治宣傳，藉以欺騙大眾，以拖待變，等待所謂國產疫苗的無良上市，先讓不明就裏者以為我們現在就已經有了相當多的疫苗，其實根本不是事實。</text:span><text:span text:style-name="T3"><text:line-break/><text:line-break/></text:span><text:span text:style-name="T1">還有就是說什麼輝瑞疫苗沒有在台申請藥證，所以不准進口。這也是睜眼說瞎話，根本就是把所有醫生當白痴。台灣現有的疫苗是全世界最爛的 AZ 疫苗，也沒有藥證，至於剛進口的那15萬劑莫德納疫苗當然也沒有藥證，為何偏偏輝瑞疫苗就需要藥證？疫情都如此危急了，還有時間申請藥證？</text:span><text:span text:style-name="T3"><text:line-break/><text:line-break/></text:span><text:span text:style-name="T1">人渣黨還裝模作樣地說什麼打疫苗一定要謹慎，一定要注意安全。他若真的在乎安全，就不會讓歐洲十幾個國家禁用或停用的AZ疫苗成為台灣人的惟一選擇，甚至居然還敢想要讓未經三期檢驗的國產疫苗上市。一個未經完整檢驗程序的 "疫苗"，跟地下工廠的非法藥品有何兩樣？這麼大的睹注也敢睹，難道是別人家的小孩死不完？</text:span><text:span text:style-name="T3"><text:line-break/><text:line-break/></text:span><text:span text:style-name="T1">敗行劣跡說不完，比方說，一整年來不斷睜眼說瞎話大力抹黑大陸疫苗，綠媒及人渣黨網軍還故意撒謊說輝瑞疫苗是大陸製。事實上，大陸疫苗一級棒，稱不上全世界數一數二，但總是名列前矛，卻在台灣硬是被抹黑得臭不可聞。</text:span><text:span text:style-name="T3"><text:line-break/><text:line-break/></text:span><text:span text:style-name="T1">至於輝瑞疫苗，明明是德國製，綠媒及網軍卻偏要撒謊說是大陸製，然後進一步把支持這些疫苗者統統打為中共同路人，影射其將密謀傷害台灣。</text:span><text:span text:style-name="T3"><text:line-break/><text:line-break/></text:span><text:span text:style-name="T1">就在剛剛，看報紙上寫說，人渣黨的社群中心主任(也就是網軍頭)，居然造謠說國外的三大疫苗也都是二期做完就上市。真是很不可思議，連這樣荒唐的低能謠言居然也敢講，這個人渣黨，我對之真是很無言，泯滅良知，貪婪無度，草菅人命，莫此為甚。台灣人真要這樣坐以待斃？</text:span></text:p>
      <text:p text:style-name="P1"><text:span text:style-name="T1">陳真   |  2021.05.29 22:02   |   </text:span><text:a xlink:type="simple" xlink:href="http://palinfo.habago.org/Entry?Command=Information_PrintForum#FORUM40665"><text:span text:style-name="T2">#</text:span></text:a></text:p>
      <text:p text:style-name="P2"><text:span text:style-name="T1">陳芳明講話，可以直接當成放屁，只有表態成份，毫無認知意義可言。這樣一些人，他們的人品，開了我的眼界。</text:span></text:p>
      <text:p text:style-name="P1"><text:span text:style-name="T1">欧阳阳   |  2021.05.29 20:25   |   </text:span><text:a xlink:type="simple" xlink:href="http://palinfo.habago.org/Entry?Command=Information_PrintForum#FORUM40664"><text:span text:style-name="T2">#</text:span></text:a></text:p>
      <text:p text:style-name="P3"><text:span text:style-name="T1">很难相信，这是一个大学教授的发文，陳芳明护航蔡英文民进党，说直到今天才出現幾個病例，然后抱怨藍營对政府的指責。</text:span><text:span text:style-name="T3"><text:line-break/><text:line-break/></text:span><text:span text:style-name="T1">以下是台湾知名教授陳芳明昨天的FB贴文（2021年5月28日）：</text:span><text:span text:style-name="T3"><text:line-break/><text:line-break/></text:span><text:span text:style-name="T1">"台灣防疫可以持續到今天，在整個亞洲，在整個世界，已經非常不容易。台灣處在全世界的最前線，直到今天才出現幾個病例，立刻遭到藍營的指責，也開始遭到過氣的政治人物說三道四。縱然如此，我們還要繼續防疫下去。台北 101 大樓打出四面文字，為國人加油：「全民齊心防疫」「一起守護台灣」「感謝防疫英雄」「守護國人健康」。我們此刻需要正向力量，為國家防疫隊加油，為我們的公民精神加油。?"</text:span></text:p>
      <text:p text:style-name="P1"><text:span text:style-name="T1">大齐   |  2021.05.29 15:42   |   </text:span><text:a xlink:type="simple" xlink:href="http://palinfo.habago.org/Entry?Command=Information_PrintForum#FORUM40663"><text:span text:style-name="T2">#</text:span></text:a></text:p>
      <text:p text:style-name="P2"><text:span text:style-name="T1">人在广州。自从一周前发现一例新冠阳性，是一个阿婆。微信的群组上热议的就是新冠的溯源，到底谁传染了一个从没出过市，每天要么在家，要么就在茶楼叹茶吃饭的老人家？然后很快查出，一个从非洲回国的广西人，在阿婆家附近的隔离酒店隔离十四天后，没查出问题，第十五天就坐动车回了广西南宁。经过广西确认，是印度变种病毒。</text:span><text:span text:style-name="T3"><text:line-break/><text:line-break/></text:span><text:span text:style-name="T1">同一时间，阿婆社区普筛，并追溯所有和阿婆的密切接触者，以及密接的密接。一天内又找到另一家人阳性。所以前两天，阿婆所在区全区通宵全员核酸检测。到昨天，这例感染也才导致广州五例确诊。但今天一觉醒来，发现我居住区域已经暂时封闭，不许车辆出去，也不许进入地铁。原因是附近又有一例确诊，我发帖的这个时候，正在等待物业公司通知去会所中心排队检测。</text:span><text:span text:style-name="T3"><text:line-break/><text:line-break/></text:span><text:span text:style-name="T1">另外微信群也传来了市政府通报，有四个街区确认中风险，要封闭，市政府正安排大型国企对接当地居民民生，保障日常生活。我希望我们这个街区能够顺利，不会上升到正式封闭。</text:span><text:span text:style-name="T3"><text:line-break/><text:line-break/></text:span><text:span text:style-name="T1">看了一下台湾的防疫，觉得很无言。铺天盖地的在讨论疫苗。完全没人理会如何切断传染轨迹，仿佛疫苗来了，啥都好了。拜托，疫苗要打两针，两针还要间距一个月，现在讨论疫苗根本没用。现在当务之急，是切断传染源，隔离病毒。这么简单的道理，好像没人说。</text:span><text:span text:style-name="T3"><text:line-break/><text:line-break/></text:span><text:span text:style-name="T1">柯文哲算是防疫比较正常的，但是每天开发布会，对着数据说今天几百没上升，明天几百没上升，底下留言一片好棒棒，感恩柯市长，阿北吃了诚实豆沙包，幸好你是市长等等。。。但是没人去想，这只是公布出来的数据，在不普筛的情况下，有多少是你不知道的呢？我们广州现在才七八例，但是看到实时的传染轨迹，我们都觉得这个印度变种很可怕。我不知道台湾感染的是哪种，但我觉得所谓靠台湾市民素质来抗疫，真的很无语。</text:span><text:span text:style-name="T3"><text:line-break/><text:line-break/></text:span><text:span text:style-name="T1">希望台湾能度过这一劫吧。另外，丰</text:span><text:span text:style-name="T5">远</text:span><text:span text:style-name="T1">，其实我觉得台湾畏威而不怀德，所以纯粹爱心和包容是没用的，制度，只有制度才能扭转你所谓台湾人思想的贫瘠。那也就是说，一切要待解放后。解放前，我觉得不乐观，尤其民主党上台后，西方又开始玩阴的了。</text:span><text:span text:style-name="T3"><text:line-break/><text:line-break/></text:span><text:span text:style-name="T1">不说了，轮到我们这栋楼核酸了。</text:span></text:p>
      <text:p text:style-name="P1"><text:span text:style-name="T1">A Hsin   |  2021.05.29 15:06   |   </text:span><text:a xlink:type="simple" xlink:href="http://palinfo.habago.org/Entry?Command=Information_PrintForum#FORUM40662"><text:span text:style-name="T2">#</text:span></text:a></text:p>
      <text:p text:style-name="P3"><text:span text:style-name="T1">日本媒體產經新聞(5/28)說台灣沒疫苗是因為中國封鎖，報導部分內容如下:</text:span><text:span text:style-name="T3"><text:line-break/></text:span><text:span text:style-name="T1">「台灣總統蔡英文在26日透露，他尚未與中國干預機構簽署從一些海外製藥公司購買疫苗的合同。</text:span><text:span text:style-name="T3"><text:line-break/></text:span><text:span text:style-name="T1">隨著感染的迅速傳播，在早期階段很難為約2300萬人口購買足夠的疫苗，部分原因是中國的封鎖造成了影響。」</text:span><text:span text:style-name="T3"><text:line-break/></text:span><text:a xlink:type="simple" xlink:href="https://news.yahoo.co.jp/articles/cd1bf7f564a5719e84077534ad0b9fdba671d009"><text:span text:style-name="T4">https://news.yahoo.co.jp/articles/cd1bf7f564a5719e84077534ad0b9fdba671d009</text:span></text:a><text:span text:style-name="T3"><text:line-break/><text:line-break/></text:span><text:span text:style-name="T1">在5/29的報紙寫到中國的阻礙(中国の妨害阻止)</text:span><text:span text:style-name="T3"><text:line-break/></text:span><text:a xlink:type="simple" xlink:href="https://imgur.com/a/2MXxNtq"><text:span text:style-name="T4">https://imgur.com/a/2MXxNtq</text:span></text:a><text:span text:style-name="T3"><text:line-break/><text:line-break/></text:span><text:span text:style-name="T1">不管是台灣還是日本，背後都是美國爸爸，都用媒體來操控反中情緒，</text:span><text:span text:style-name="T3"><text:line-break/></text:span><text:span text:style-name="T1">不得不佩服西方高層的操控手段，除了媒體，可能還有軍事、金融、司法等力量，</text:span><text:span text:style-name="T3"><text:line-break/></text:span><text:span text:style-name="T1">讓政府高層不得不服從，像蔡總統就是很徹底的美國魁儡，阿扁和馬英九都還會有自己的底限，</text:span><text:span text:style-name="T3"><text:line-break/><text:line-break/></text:span><text:span text:style-name="T1">另外之前很納悶，日本人屠殺過台灣人和強徵過慰安婦，現在看有多少人舔日，</text:span><text:span text:style-name="T3"><text:line-break/></text:span><text:span text:style-name="T1">甚至還有官員說慰安婦是自願的，如果是日本人看到這種話會看得起台灣人嗎，</text:span><text:span text:style-name="T3"><text:line-break/></text:span><text:span text:style-name="T1">中國明明就對台灣讓利，如ECFA和服貿，卻非常的反中，</text:span><text:span text:style-name="T3"><text:line-break/></text:span><text:span text:style-name="T1">覺得會有以上所述現象，媒體起了關鍵作用，「誰掌握媒體，誰就掌握民主」。</text:span></text:p>
      <text:p text:style-name="P1"><text:span text:style-name="T1">鄭豐遠   |  2021.05.29 06:25   |   </text:span><text:a xlink:type="simple" xlink:href="http://palinfo.habago.org/Entry?Command=Information_PrintForum#FORUM40661"><text:span text:style-name="T2">#</text:span></text:a></text:p>
      <text:p text:style-name="P2"><text:span text:style-name="T1">我幫黄清揚的留言重新排版了一下，比較符合巴勒網的版面，希望別介意。</text:span><text:span text:style-name="T3"><text:line-break/><text:line-break/></text:span><text:span text:style-name="T1">寫得非常好。作為一個大陸人，如果幾十年前就開始關注台灣，想必是百感交集。台灣人是典型的軟弱殖民地性格，當被美日強權殘酷地從社會到思想的方方面面全部囚禁、緊緊地箝制和打壓後，他失去了正常理性和作為人的一種基本尊嚴和骨氣，甚至變態地幻想自己經過"偉大的"美日的洗禮，已經是一種昇華的人種，對岸醜陋野蠻的中國人不一樣，以致於不管中國如何發展，如何提昇整體人民的福祉，為世界做出何等驚人的貢獻，台灣人都會不屑一顧。因為他的心裡認為只要我是台灣人，就先天比大陸人優秀。</text:span><text:span text:style-name="T3"><text:line-break/><text:line-break/></text:span><text:span text:style-name="T1">我是很不願意這樣說自己的台灣同胞的，因為我知道台灣人也是受害者，而且在這樣的殖民洗腦殘害下，台灣人在兩岸關係上才是真正的弱勢者。如果對岸同胞還有一點基本血脈情感，還念在台灣過去曾為大陸帶來那些在心頭迴響的記憶，那就應該認清這個基本事實，並且像對扶貧對象那樣，用最大的耐心和愛和包容，用一代人的努力和時間，掃除台灣人心靈和大腦的極度赤貧，讓他重新找回做為一個人該有的尊嚴。</text:span></text:p>
      <text:p text:style-name="P1"><text:span text:style-name="T1">黄清扬   |  2021.05.29 00:04   |   </text:span><text:a xlink:type="simple" xlink:href="http://palinfo.habago.org/Entry?Command=Information_PrintForum#FORUM40660"><text:span text:style-name="T2">#</text:span></text:a></text:p>
      <text:p text:style-name="P2"><text:span text:style-name="T1">2020年4月3日，“中国人民的老朋友”基辛格在《华尔街日报》发文称：新冠肺炎疫情</text:span><text:span text:style-name="T3"><text:line-break/></text:span><text:span text:style-name="T1">将永</text:span><text:span text:style-name="T5">远</text:span><text:span text:style-name="T1">改变世界秩序！2021年5月，台湾爆发的疫情，也可能彻底扭转两岸的局势。</text:span><text:span text:style-name="T3"><text:line-break/><text:line-break/></text:span><text:span text:style-name="T1">台湾疫情，是怎么失控的？</text:span><text:span text:style-name="T3"><text:line-break/><text:line-break/></text:span><text:span text:style-name="T1">防疫松散，骄兵必败。</text:span><text:span text:style-name="T3"><text:line-break/><text:line-break/></text:span><text:span text:style-name="T1">凡是靠运气赚来的，都要凭实力还回去。</text:span><text:span text:style-name="T3"><text:line-break/><text:line-break/></text:span><text:span text:style-name="T1">从2019年底武汉疫情爆发，到2021年5月，整整1年半，除中国大陆以外，新西兰和台湾</text:span><text:span text:style-name="T3"><text:line-break/></text:span><text:span text:style-name="T1">省是唯二防疫成功的经济体。对于新西兰的抗疫成果，我不怀疑，但对于台湾省，总感</text:span><text:span text:style-name="T3"><text:line-break/></text:span><text:span text:style-name="T1">觉怪怪的。</text:span><text:span text:style-name="T3"><text:line-break/><text:line-break/></text:span><text:span text:style-name="T1">原因很简单，新西兰能成功，其实就是抄中国大陆的作业，而抄中国作业，本质上和中</text:span><text:span text:style-name="T3"><text:line-break/></text:span><text:span text:style-name="T1">国无关，只是遵循科学原则办事而已。吸取中国的教训，避免中国的错误，能少走弯路</text:span><text:span text:style-name="T3"><text:line-break/></text:span><text:span text:style-name="T1">，为何不抄呢？</text:span><text:span text:style-name="T3"><text:line-break/><text:line-break/></text:span><text:span text:style-name="T1">但台湾不同，大陆没做成的事情，台湾可以做。但大陆成功的经验，台湾绝对不能学。</text:span><text:span text:style-name="T3"><text:line-break/></text:span><text:span text:style-name="T1">比如，被世界各国证明有效的方舱医院，在台湾至今都没有建立。大陆所做的一切，在</text:span><text:span text:style-name="T3"><text:line-break/></text:span><text:span text:style-name="T1">台湾，都已经被污名化了。</text:span><text:span text:style-name="T3"><text:line-break/><text:line-break/></text:span><text:span text:style-name="T1">在2021年5月份之前，台湾的表现确实不错，偶尔零星确诊，每次都化险为夷。但在风</text:span><text:span text:style-name="T3"><text:line-break/></text:span><text:span text:style-name="T1">平浪静的表面之下，早就暗潮汹涌。</text:span><text:span text:style-name="T3"><text:line-break/><text:line-break/></text:span><text:span text:style-name="T1">我一个朋友的台湾亲戚，经历过2次大陆和台湾的检疫隔离，写了一篇心得。他的一句</text:span><text:span text:style-name="T3"><text:line-break/></text:span><text:span text:style-name="T1">让我印象深刻的话：“台灣真的是自由民主的寶島...但我想想總是覺得怪怪的...”</text:span><text:span text:style-name="T3"><text:line-break/><text:line-break/></text:span><text:span text:style-name="T1">下面是他的繁体字原文：</text:span><text:span text:style-name="T3"><text:line-break/></text:span><text:span text:style-name="T1">----------------------------------</text:span><text:span text:style-name="T3"><text:line-break/></text:span><text:span text:style-name="T1">2020年6月來上海隔離的經驗：</text:span><text:span text:style-name="T3"><text:line-break/><text:line-break/></text:span><text:span text:style-name="T1">下飛機就有專門的境外入境人員路線跟防護人員。</text:span><text:span text:style-name="T3"><text:line-break/><text:line-break/></text:span><text:span text:style-name="T1">不分國籍100%填資料測核酸。</text:span><text:span text:style-name="T3"><text:line-break/><text:line-break/></text:span><text:span text:style-name="T1">專用大巴車，送到隔離旅館。</text:span><text:span text:style-name="T3"><text:line-break/><text:line-break/></text:span><text:span text:style-name="T1">到旅館直接發放規定跟消毒物資，進去房間14天不可出房門。</text:span><text:span text:style-name="T3"><text:line-break/><text:line-break/></text:span><text:span text:style-name="T1">每天早晚，有防護服人員敲門量體溫。</text:span><text:span text:style-name="T3"><text:line-break/><text:line-break/></text:span><text:span text:style-name="T1">午餐晚餐，防護服的飯店人員，整層都送到房門前的臨時桌上後，敲門提醒就離開，你</text:span><text:span text:style-name="T3"><text:line-break/></text:span><text:span text:style-name="T1">自己拿進去房間吃。</text:span><text:span text:style-name="T3"><text:line-break/><text:line-break/></text:span><text:span text:style-name="T1">我一共做了3次核酸，兩次抽血。以上5次檢驗是免費的。隔離結束後如檢驗沒問題開具</text:span><text:span text:style-name="T3"><text:line-break/></text:span><text:span text:style-name="T1">檢驗表，然後解散。所有防疫酒店好像都是獨棟的。沒有分層混住的。酒店的大門外也</text:span><text:span text:style-name="T3"><text:line-break/></text:span><text:span text:style-name="T1">會圍起封鎖綫。所有外賣快遞需先送到酒店指定的地方。然後再由酒店人員統一配送到</text:span><text:span text:style-name="T3"><text:line-break/></text:span><text:span text:style-name="T1">房間門外。</text:span><text:span text:style-name="T3"><text:line-break/><text:line-break/></text:span><text:span text:style-name="T1">而之前回台灣時...走出空橋眼前的機場工作人員只有簡陋的裝備（口罩+手套），幫你</text:span><text:span text:style-name="T3"><text:line-break/></text:span><text:span text:style-name="T1">服務入境手機操作，而且服務完才是體溫檢查，傻眼（不應該是先體溫檢查？）後來機</text:span><text:span text:style-name="T3"><text:line-break/></text:span><text:span text:style-name="T1">場計程車服務員和司機也沒穿防護服，無敵傻眼，差點以為自己穿越時空，到了三年前</text:span><text:span text:style-name="T3"><text:line-break/></text:span><text:span text:style-name="T1">沒有疫情的機場。</text:span><text:span text:style-name="T3"><text:line-break/><text:line-break/></text:span><text:span text:style-name="T1">我自己坐防疫計程車到家，如果你到家前，先去7-11買個東西也沒人理你...（我很乖</text:span><text:span text:style-name="T3"><text:line-break/></text:span><text:span text:style-name="T1">，直接到隔離的地方）每天上午理幹事打電話來問侯...然後自覺在家14天...台灣真的</text:span><text:span text:style-name="T3"><text:line-break/></text:span><text:span text:style-name="T1">是自由民主的寶島...但我想想總是覺得怪怪的...</text:span><text:span text:style-name="T3"><text:line-break/><text:line-break/></text:span><text:span text:style-name="T1">大陸現在核酸檢測變便宜了只要25-30人民幣，因為價格親民，且嚴謹控制疫情，民眾</text:span><text:span text:style-name="T3"><text:line-break/></text:span><text:span text:style-name="T1">有任何疑慮，隨時都能無負擔地做核酸檢測。當時去做核酸，醫院說24小時內就會有結</text:span><text:span text:style-name="T3"><text:line-break/></text:span><text:span text:style-name="T1">果，實際不到2小時就已經在手機上看到報告結果了，完全不需要親自跑一趟醫院。大</text:span><text:span text:style-name="T3"><text:line-break/></text:span><text:span text:style-name="T1">陸防疫真的很嚴謹，一有嚴重的群聚感染，就是全市民、接觸者都要做核酸檢測，能直</text:span><text:span text:style-name="T3"><text:line-break/></text:span><text:span text:style-name="T1">接找出誰是陽性。</text:span><text:span text:style-name="T3"><text:line-break/><text:line-break/></text:span><text:span text:style-name="T1">台灣“核檢”又貴又慢，還要完成一堆文件、掛號、排隊，一個步驟完成，才能進行下</text:span><text:span text:style-name="T3"><text:line-break/></text:span><text:span text:style-name="T1">一個步驟，明明5分鐘就能了的事，整個流程走下來卻花2小時，說是核檢費用大多花在</text:span><text:span text:style-name="T3"><text:line-break/></text:span><text:span text:style-name="T1">人力支出，我怎麼就看不到人在哪裡啦？！而且棉花棒還是最粗的那款，是把人類的鼻</text:span><text:span text:style-name="T3"><text:line-break/></text:span><text:span text:style-name="T1">腔當挫傷擦嗎？痛死。</text:span><text:span text:style-name="T3"><text:line-break/><text:line-break/></text:span><text:span text:style-name="T1">至於病例追跡，台灣是土法煉鋼，用人力找，重點還不知道何時才會找到？找到接觸者</text:span><text:span text:style-name="T3"><text:line-break/></text:span><text:span text:style-name="T1">後再做核酸檢測，然後還要等2天才有報告結果，在得到檢測結果之前的這段過程，可</text:span><text:span text:style-name="T3"><text:line-break/></text:span><text:span text:style-name="T1">能已經又感染更多人了吧？</text:span><text:span text:style-name="T3"><text:line-break/><text:line-break/></text:span><text:span text:style-name="T1">總之，各種破口漏洞，防疫政策也不完善，隔離出來沒強制要再核酸檢測一次，完全沒</text:span><text:span text:style-name="T3"><text:line-break/></text:span><text:span text:style-name="T1">在考慮病毒潛伏期已經不只14天的可能，台灣疫情會這樣早就不意外，慘！真的沒比較</text:span><text:span text:style-name="T3"><text:line-break/></text:span><text:span text:style-name="T1">，沒傷害。一比較，台灣人真的建立在民眾的自我保護意識，只要出現害群之馬，破口</text:span><text:span text:style-name="T3"><text:line-break/></text:span><text:span text:style-name="T1">就出現了。台灣一心想壓低確詳担瑳]驗就沒確浴Ｒ孤纷叨嗔耍t早遇到鬼。</text:span><text:span text:style-name="T3"><text:line-break/></text:span><text:span text:style-name="T1">----------------------------------</text:span><text:span text:style-name="T3"><text:line-break/><text:line-break/></text:span><text:span text:style-name="T1">台湾这次疫情爆发的破口，就是华航机师隔离酒店群聚感染事件。起因是，民进党民意</text:span><text:span text:style-name="T3"><text:line-break/></text:span><text:span text:style-name="T1">代表范雲牵头召开协调会，放宽航空机组员防疫措施，由「5＋9」（居家检疫5天采检</text:span><text:span text:style-name="T3"><text:line-break/></text:span><text:span text:style-name="T1">阴性，再自主健康管理9天）调整为「3＋11」。</text:span><text:span text:style-name="T3"><text:line-break/><text:line-break/></text:span><text:span text:style-name="T1">也就是说，从海外入境台湾的民航飞行员，只要在酒店隔离3天，然后11天自主健康管</text:span><text:span text:style-name="T3"><text:line-break/></text:span><text:span text:style-name="T1">理，所谓自主管理，其实就是没有管理，全凭自觉。这，就是台湾疫情爆发之前的隔离</text:span><text:span text:style-name="T3"><text:line-break/></text:span><text:span text:style-name="T1">程序！</text:span><text:span text:style-name="T3"><text:line-break/><text:line-break/></text:span><text:span text:style-name="T1">台湾防疫的千里之堤，就毁于“民进党”这个蚁穴！</text:span><text:span text:style-name="T3"><text:line-break/><text:line-break/></text:span><text:span text:style-name="T1">愚民化的媒体</text:span><text:span text:style-name="T3"><text:line-break/><text:line-break/></text:span><text:span text:style-name="T1">让台湾犹如一个信息孤岛</text:span><text:span text:style-name="T3"><text:line-break/><text:line-break/></text:span><text:span text:style-name="T1">以前有这样的理论，说台湾人掌握信息更全面，因为台湾没有墙，可以去全世界的网络</text:span><text:span text:style-name="T3"><text:line-break/></text:span><text:span text:style-name="T1">上探寻事件真相，而大陆人则不行。然而现实中则是：在两岸同文的前提下，面对刚刚</text:span><text:span text:style-name="T3"><text:line-break/></text:span><text:span text:style-name="T1">过去不到一年的现实，多数台湾人却基本不知道大陆抗疫到底是怎么回事。仿佛过去的</text:span><text:span text:style-name="T3"><text:line-break/></text:span><text:span text:style-name="T1">一年半，台湾人生活在与世隔绝的世外桃源，不知有汉，无论魏晋！</text:span><text:span text:style-name="T3"><text:line-break/><text:line-break/></text:span><text:span text:style-name="T1">一言难尽的台湾奇人唐鳳</text:span><text:span text:style-name="T3"><text:line-break/><text:line-break/></text:span><text:span text:style-name="T1">前几天，我看到一个台湾新闻，标题很</text:span><text:span text:style-name="T5">耸</text:span><text:span text:style-name="T1">动：“唐鳳”再推「簡訊實聯制」！引起國際</text:span><text:span text:style-name="T3"><text:line-break/></text:span><text:span text:style-name="T1">關注的台灣天才防疫英雄，史上首次用數位科技抗疫！</text:span><text:span text:style-name="T3"><text:line-break/><text:line-break/></text:span><text:span text:style-name="T1">这个引起 “国际关注” 的「簡訊實聯制」到底是什么呢？我找了一个视频，大家可以</text:span><text:span text:style-name="T3"><text:line-break/></text:span><text:span text:style-name="T1">看一下。本质上就是一个山寨版的“健康码”系统，这就是目前的台湾防疫。</text:span><text:span text:style-name="T3"><text:line-break/><text:line-break/></text:span><text:span text:style-name="T1">「簡訊實聯制」台湾版健康码</text:span><text:span text:style-name="T3"><text:line-break/><text:line-break/></text:span><text:span text:style-name="T1">在大陆扫码，一秒钟就可以完成的事情，在台湾却被分解为好几步，最后还要发送短消</text:span><text:span text:style-name="T3"><text:line-break/></text:span><text:span text:style-name="T1">息，才能完成。健康码很直观，绿色、蓝色、红色，一看便知。台湾的「簡訊實聯制」</text:span><text:span text:style-name="T3"><text:line-break/></text:span><text:span text:style-name="T1">完全没有这种设计，防疫是争分夺秒的硬仗，真不知道要这种老古董干嘛？如果这种系</text:span><text:span text:style-name="T3"><text:line-break/></text:span><text:span text:style-name="T1">统放在大陆，一定被老百姓的口水淹死！在台湾却被吹成了 “天才防疫英雄”！</text:span><text:span text:style-name="T3"><text:line-break/><text:line-break/></text:span><text:span text:style-name="T1">这就是目前台湾这座信息孤岛的真实写照！</text:span><text:span text:style-name="T3"><text:line-break/><text:line-break/></text:span><text:span text:style-name="T1">作为浙江沿海长大的人，有人从小就喜欢听台湾的广播。</text:span><text:span text:style-name="T3"><text:line-break/><text:line-break/></text:span><text:span text:style-name="T1">那时候，台湾方面称北京为“北平”，他们用的标准时间，既不是北京时间，也不是台</text:span><text:span text:style-name="T3"><text:line-break/></text:span><text:span text:style-name="T1">北时间，而是“中原时间”。当时，我觉得他们说什么都是对的，连台湾国语听起来都</text:span><text:span text:style-name="T3"><text:line-break/></text:span><text:span text:style-name="T1">比大陆普通话更柔和。一边是僵化、古板，一边是灵活、幽默。无论从人性的角度来来</text:span><text:span text:style-name="T3"><text:line-break/></text:span><text:span text:style-name="T1">说，还是从专业水平来看，当时台湾媒体的吸引力</text:span><text:span text:style-name="T5">远</text:span><text:span text:style-name="T1">超过大陆。当时的我认为，台湾是</text:span><text:span text:style-name="T3"><text:line-break/></text:span><text:span text:style-name="T1">华人世界的发展的楷模！</text:span><text:span text:style-name="T3"><text:line-break/><text:line-break/></text:span><text:span text:style-name="T1">然而弹指一挥间，如今网络发达了，看台湾节目更方便了。但台湾的媒体却越来越陌生</text:span><text:span text:style-name="T3"><text:line-break/></text:span><text:span text:style-name="T1">了。只有蓝绿，没有黑白，只有利益，没有是非。口味重得吓人，所谓媒体，就是“裸</text:span><text:span text:style-name="T3"><text:line-break/></text:span><text:span text:style-name="T1">体+尸体”，所谓新闻，就是“绯闻+丑闻”。</text:span><text:span text:style-name="T3"><text:line-break/><text:line-break/></text:span><text:span text:style-name="T1">前几天，国台办声称，愿意派专家到台湾协助防疫，也愿意为台湾同胞提供疫苗。对此</text:span><text:span text:style-name="T3"><text:line-break/></text:span><text:span text:style-name="T1">，台防疫指挥中心专家李秉颖回应：</text:span><text:span text:style-name="T3"><text:line-break/><text:line-break/></text:span><text:span text:style-name="T1">中国（大陆）产的疫苗很多数据不明确，还要经过“食药属”核可才能够开放。依照中</text:span><text:span text:style-name="T3"><text:line-break/></text:span><text:span text:style-name="T1">国（大陆）疫苗在其他国家的施打成效来看，疫情并没有受到有效的控制，不要购买没</text:span><text:span text:style-name="T3"><text:line-break/></text:span><text:span text:style-name="T1">认证的疫苗、违反法规。中国（大陆）的防疫措施虽然有效，但付出的是极大经济代价</text:span><text:span text:style-name="T3"><text:line-break/></text:span><text:span text:style-name="T1">、自由，行动受到严格的限制。这种防疫台湾也会，可以直接宣布进入第四级防疫警戒</text:span><text:span text:style-name="T3"><text:line-break/></text:span><text:span text:style-name="T1">就好。台湾的防疫经验足够，不需要大陆。</text:span><text:span text:style-name="T3"><text:line-break/><text:line-break/></text:span><text:span text:style-name="T1">这位李秉頴先生，还是医学专家，居然也如此无知。他的观点很有代表性，多数台湾人</text:span><text:span text:style-name="T3"><text:line-break/></text:span><text:span text:style-name="T1">，至今都认为大陆防疫成功，只是因为严格限制民众的行动自由！</text:span><text:span text:style-name="T3"><text:line-break/><text:line-break/></text:span><text:span text:style-name="T1">面对中国大陆的经验，印度不但封城，甚至封国，结果呢？邯郸学步，弄巧成拙。封锁</text:span><text:span text:style-name="T3"><text:line-break/></text:span><text:span text:style-name="T1">，只是防疫成功的必要条件，而不是充分条件。战胜疫情的，不只是封城，更是细致入</text:span><text:span text:style-name="T3"><text:line-break/></text:span><text:span text:style-name="T1">微的“物质储备”“组织能力”和“管理水平”。</text:span><text:span text:style-name="T3"><text:line-break/><text:line-break/></text:span><text:span text:style-name="T1">抗疫犹如一场战争，千头万绪，我就举一个例子——病毒检测。</text:span><text:span text:style-name="T3"><text:line-break/><text:line-break/></text:span><text:span text:style-name="T1">为了解台湾疫情的真像，我还特意去看了台湾绿营的媒体——三立电视台的《郑知道了</text:span><text:span text:style-name="T3"><text:line-break/></text:span><text:span text:style-name="T1">》。在昨天的节目里，一个嘉宾不经意间说了一句“PCR是很贵的，只有中国（大陆）</text:span><text:span text:style-name="T3"><text:line-break/></text:span><text:span text:style-name="T1">这样的国家才能做到大规模PCR检测”，言毕，露出一副很羡慕的表情。</text:span><text:span text:style-name="T3"><text:line-break/><text:line-break/></text:span><text:span text:style-name="T1">主持人郑弘仪两眼一瞪，没有追问，而是马上转移话题。他的意思显然是，你怎么能这</text:span><text:span text:style-name="T3"><text:line-break/></text:span><text:span text:style-name="T1">么不识相呢？难道我们台湾还不如中国大陆？！</text:span><text:span text:style-name="T3"><text:line-break/><text:line-break/></text:span><text:span text:style-name="T1">这个被刻意略过的细节，引起了我的注意。PCR有这么贵吗？大规模PCR检测有这么难吗？</text:span><text:span text:style-name="T3"><text:line-break/><text:line-break/></text:span><text:span text:style-name="T1">全世界检测做得最到位的就是中国大陆，但即便是武汉，也是疫情落幕半年之后，才完</text:span><text:span text:style-name="T3"><text:line-break/></text:span><text:span text:style-name="T1">成全面检测。2020年五月，武汉在短短9天里完成了650万人次的新冠病毒检测。每天检</text:span><text:span text:style-name="T3"><text:line-break/></text:span><text:span text:style-name="T1">测72万人。这样的检测能力，连CNN都被吓到了！</text:span><text:span text:style-name="T3"><text:line-break/><text:line-break/></text:span><text:span text:style-name="T1">而根据台湾方面的数据，台湾2300万人口，PCR的检测能，平日为1.6万件/日，疫情期</text:span><text:span text:style-name="T3"><text:line-break/></text:span><text:span text:style-name="T1">间为2.7万件/日。</text:span><text:span text:style-name="T3"><text:line-break/><text:line-break/></text:span><text:span text:style-name="T1">不吹不黑，虽然我很讨厌台湾绿营的政客，但台湾的医疗水平却不需要质疑，甚至超过</text:span><text:span text:style-name="T3"><text:line-break/></text:span><text:span text:style-name="T1">一些欧美发达国家。但即便在医疗如此发达的台湾，2300万人的人口规模，PCR的极限</text:span><text:span text:style-name="T3"><text:line-break/></text:span><text:span text:style-name="T1">检测能力，就是每天2.7万——只有武汉高峰期检测能力的4% ！</text:span><text:span text:style-name="T3"><text:line-break/><text:line-break/></text:span><text:span text:style-name="T1">武汉有这样的检测“超能力”，放眼全世界，大概也只有中国大陆可以做到，这不但需</text:span><text:span text:style-name="T3"><text:line-break/></text:span><text:span text:style-name="T1">要强大的医疗器材和试剂的产能，还必须能调动大量的外地检测人员。两者缺一不可。</text:span><text:span text:style-name="T3"><text:line-break/><text:line-break/></text:span><text:span text:style-name="T1">这几年，随着中国工业化的深入，和科技的普及，中国医疗的效率和规模成本优势，确</text:span><text:span text:style-name="T3"><text:line-break/></text:span><text:span text:style-name="T1">实令人侧目。在中国大陆，新型冠状病毒核酸检测（PCR法）收费标准为20元/次。而在</text:span><text:span text:style-name="T3"><text:line-break/></text:span><text:span text:style-name="T1">台湾收费标准为7000台币/次，相当于1600元人民币。价格相差80倍。</text:span><text:span text:style-name="T3"><text:line-break/><text:line-break/></text:span><text:span text:style-name="T1">台湾检测价格太贵，让很多想检测的民众望而却步，也是病毒潜藏在社区的原因之一。</text:span><text:span text:style-name="T3"><text:line-break/></text:span><text:span text:style-name="T1">根据台湾抗疫指挥部的数据，目前，有480例确诊关联不明，追溯发病时间，很可能这</text:span><text:span text:style-name="T3"><text:line-break/></text:span><text:span text:style-name="T1">一波疫情“4月中就有了”。</text:span><text:span text:style-name="T3"><text:line-break/><text:line-break/></text:span><text:span text:style-name="T1">看了具体的数据，我才知道，中国的作业，其他国家，真的很难抄。检测是抗疫成功的</text:span><text:span text:style-name="T3"><text:line-break/></text:span><text:span text:style-name="T1">第一步，这一步就卡住了。检测之外的人力物力，更是不计其数。中国大陆的“组织能</text:span><text:span text:style-name="T3"><text:line-break/></text:span><text:span text:style-name="T1">力”和“物质储备”，就算对发达国家来说，也是不可逾越的障碍！</text:span><text:span text:style-name="T3"><text:line-break/><text:line-break/></text:span><text:span text:style-name="T1">在台湾的疫情初期。台湾蓝营积极主张全民检测，其实是用心险恶，明知台湾不具备这</text:span><text:span text:style-name="T3"><text:line-break/></text:span><text:span text:style-name="T1">个能力，却硬要给绿营小鞋穿，本质上就是骗选票，结果就是进一步撕裂台湾社会。</text:span><text:span text:style-name="T3"><text:line-break/><text:line-break/></text:span><text:span text:style-name="T1">绿营坚决反对全民检测，其实是有难言之隐。一方面，确实没有检测能力，就算查出来</text:span><text:span text:style-name="T3"><text:line-break/></text:span><text:span text:style-name="T1">，也没有地方安置。</text:span><text:span text:style-name="T3"><text:line-break/><text:line-break/></text:span><text:span text:style-name="T1">另一方面，台湾和大陆，都是华人社会，防疫都做得很好，但社会体制完全不同。在西</text:span><text:span text:style-name="T3"><text:line-break/></text:span><text:span text:style-name="T1">方主流媒体口中，台湾一直都是“自由世界”的最后一个堡垒，欧洲和美国的防疫工作</text:span><text:span text:style-name="T3"><text:line-break/></text:span><text:span text:style-name="T1">，彻底沦陷，但又不愿意承认欧美自身的体制缺陷，于是抓到台湾这个救命草——你看</text:span><text:span text:style-name="T3"><text:line-break/></text:span><text:span text:style-name="T1">，“自由社会”照样可以防疫成功，台湾就是例子！</text:span><text:span text:style-name="T3"><text:line-break/><text:line-break/></text:span><text:span text:style-name="T1">一旦全民检测，万一隐藏的感染人数浮上台面，“自由世界”最后的堡垒就破功了，台</text:span><text:span text:style-name="T3"><text:line-break/></text:span><text:span text:style-name="T1">湾的世界能见度就没了，这才是台湾当局的命门。所以，既然没有能力，就埋头当鸵鸟</text:span><text:span text:style-name="T3"><text:line-break/></text:span><text:span text:style-name="T1">。一句话，台湾防疫，全靠运气。</text:span><text:span text:style-name="T3"><text:line-break/><text:line-break/></text:span><text:span text:style-name="T1">病态的优越感</text:span><text:span text:style-name="T3"><text:line-break/><text:line-break/></text:span><text:span text:style-name="T1">作为一个观察台湾近20年的人，我见证了台湾优越感的演化史。一句话总结台湾对大陆</text:span><text:span text:style-name="T3"><text:line-break/></text:span><text:span text:style-name="T1">的看法，那就是一种“病态的优越感”，这次疫情之后，这种心态将慢慢走进历史。</text:span><text:span text:style-name="T3"><text:line-break/><text:line-break/></text:span><text:span text:style-name="T1">最早，大陆高速公路很少，台湾人说，等大陆每个省都通高速了，再来谈统一。</text:span><text:span text:style-name="T3"><text:line-break/><text:line-break/></text:span><text:span text:style-name="T1">台湾人还说，大陆房子又矮又破，等有了高楼大厦，再来谈统一。等大陆遍地高楼大厦</text:span><text:span text:style-name="T3"><text:line-break/></text:span><text:span text:style-name="T1">了，台湾人又说，大陆人没有情怀，只重视高楼大厦。</text:span><text:span text:style-name="T3"><text:line-break/><text:line-break/></text:span><text:span text:style-name="T1">当大陆人跑去台湾旅游时，才恍然大悟，原来台湾的房子，才是又矮又破。于是，台湾</text:span><text:span text:style-name="T3"><text:line-break/></text:span><text:span text:style-name="T1">人又说，大陆人不懂得保护历史，台湾的房子都是古迹，古老中，流露着平淡和沧桑。</text:span><text:span text:style-name="T3"><text:line-break/><text:line-break/></text:span><text:span text:style-name="T1">台湾人大概是混淆了“古老”和“破旧”差别，丽江大研古镇的黑瓦房，是古老，台北</text:span><text:span text:style-name="T3"><text:line-break/></text:span><text:span text:style-name="T1">老城区的铁皮屋，是破旧。两者有本质的不同。</text:span><text:span text:style-name="T3"><text:line-break/><text:line-break/></text:span><text:span text:style-name="T1">台北密密麻麻的铁皮屋，其实是违建。</text:span><text:span text:style-name="T3"><text:line-break/><text:line-break/></text:span><text:span text:style-name="T1">以前台湾说，大陆落后，银行卡都没有普及，而台湾，连便利店都可以刷信用卡。但等</text:span><text:span text:style-name="T3"><text:line-break/></text:span><text:span text:style-name="T1">大陆普及了手机支付，乡村小店都可以扫码支付的时候，台湾人却说，大陆的支付手段</text:span><text:span text:style-name="T3"><text:line-break/></text:span><text:span text:style-name="T1">太冷漠，台湾的纸币、信用卡，承载着人与人之间的温情，每一次交易，都是一次微笑</text:span><text:span text:style-name="T3"><text:line-break/></text:span><text:span text:style-name="T1">的传递。</text:span><text:span text:style-name="T3"><text:line-break/><text:line-break/></text:span><text:span text:style-name="T1">你品，你细品，这谜一样的优越感。</text:span><text:span text:style-name="T3"><text:line-break/><text:line-break/></text:span><text:span text:style-name="T1">人性是相通的，不管什么人都喜欢听好话，都喜欢被认同，但是，当台湾面对大陆时，</text:span><text:span text:style-name="T3"><text:line-break/></text:span><text:span text:style-name="T1">这种心态被无限放大到病态的程度。这一次疫情，台湾人被这优越感害惨了。</text:span><text:span text:style-name="T3"><text:line-break/><text:line-break/></text:span><text:span text:style-name="T1">在多数台湾人眼里，大陆的产品，几乎就是和劣质画上等号。</text:span><text:span text:style-name="T3"><text:line-break/><text:line-break/></text:span><text:span text:style-name="T1">以疫苗为例，在简体字媒体，我们可以搜到非常专业和客观的数据分析。在“雪球”和</text:span><text:span text:style-name="T3"><text:line-break/></text:span><text:span text:style-name="T1">“知乎”上，我们可以查到任何一个疫苗的I/II/III期临床试验报告，和具体的数据分</text:span><text:span text:style-name="T3"><text:line-break/></text:span><text:span text:style-name="T1">析，还能看到专业领域的讨论。</text:span><text:span text:style-name="T3"><text:line-break/><text:line-break/></text:span><text:span text:style-name="T1">完全是就事论事的，不会因为辉瑞、Moderna是美国疫苗就故意抹黑，也不会因为科兴</text:span><text:span text:style-name="T3"><text:line-break/></text:span><text:span text:style-name="T1">、国药是中国疫苗而刻意吹捧。</text:span><text:span text:style-name="T3"><text:line-break/><text:line-break/></text:span><text:span text:style-name="T1">总之，分析数据，讨论事实。辉瑞和Moderna的效果，确实比较好。但大陆的科兴、国</text:span><text:span text:style-name="T3"><text:line-break/></text:span><text:span text:style-name="T1">药，在海外的大规模的real-world 真实应用数据，也非常理想。在预防重症方面，和</text:span><text:span text:style-name="T3"><text:line-break/></text:span><text:span text:style-name="T1">辉瑞、Moderna不相上下。至于俄罗斯的卫星疫苗，也出乎意料得好。</text:span><text:span text:style-name="T3"><text:line-break/><text:line-break/></text:span><text:span text:style-name="T1">但全台湾的媒体，几乎不分析数据，而是渲染个案，比如说某某地方，打了疫苗照样感</text:span><text:span text:style-name="T3"><text:line-break/></text:span><text:span text:style-name="T1">染啦，又比如某国，打了疫苗之后，疫情反而更严重啦……等等。</text:span><text:span text:style-name="T3"><text:line-break/><text:line-break/></text:span><text:span text:style-name="T1">前几天，国台办主动提出，愿意向台湾提供疫苗，至于疫苗的牌子，任由台湾选择，就</text:span><text:span text:style-name="T3"><text:line-break/></text:span><text:span text:style-name="T1">问台湾一句话，大陆疫苗，到底是要不要？</text:span><text:span text:style-name="T3"><text:line-break/><text:line-break/></text:span><text:span text:style-name="T1">结果，被蔡英文一口拒绝，一副宁死不屈的样子，甚至连上海复星代理的德国BNT疫苗</text:span><text:span text:style-name="T3"><text:line-break/></text:span><text:span text:style-name="T1">也不要。</text:span><text:span text:style-name="T3"><text:line-break/><text:line-break/></text:span><text:span text:style-name="T1">就目前的形势，大陆是唯一有能力提供现货疫苗的地方。美国的疫苗，属于期货，</text:span><text:span text:style-name="T5">远</text:span><text:span text:style-name="T1">水</text:span><text:span text:style-name="T3"><text:line-break/></text:span><text:span text:style-name="T1">解不了近渴。印度疫苗，本来大量出口，但因疫情受困，已经宣布今年之内，停止出口</text:span><text:span text:style-name="T3"><text:line-break/></text:span><text:span text:style-name="T1">疫苗。至于欧洲，泥菩萨过江，自身难保，疫苗数量极少。但台湾就是这么有“骨气”</text:span><text:span text:style-name="T3"><text:line-break/></text:span><text:span text:style-name="T1">，宁死不要大陆疫苗。</text:span><text:span text:style-name="T3"><text:line-break/><text:line-break/></text:span><text:span text:style-name="T1">撇开所谓的同胞亲情，蔡英文拒绝大陆疫苗，除了台湾老百姓，对其它各方面，都是最</text:span><text:span text:style-name="T3"><text:line-break/></text:span><text:span text:style-name="T1">好的安排。</text:span><text:span text:style-name="T3"><text:line-break/><text:line-break/></text:span><text:span text:style-name="T1">台办：不计前嫌，提供台湾疫苗。台湾虐我千百遍，我待台湾如初恋。占领了道德高地。</text:span><text:span text:style-name="T3"><text:line-break/><text:line-break/></text:span><text:span text:style-name="T1">大陆：台湾人口只有2300万，相当于巴基斯坦的零头。对于疫苗出口，只是一个很小的</text:span><text:span text:style-name="T3"><text:line-break/></text:span><text:span text:style-name="T1">市场，在商言商，没多少钱好赚。台湾得到疫苗之后，很可能在短短几个月之内就满血</text:span><text:span text:style-name="T3"><text:line-break/></text:span><text:span text:style-name="T1">复活，再创“自由世界”的防疫奇迹。目前在IT领域，台湾和大陆是高度竞争，台湾甚</text:span><text:span text:style-name="T3"><text:line-break/></text:span><text:span text:style-name="T1">至还有能力帮助美国重建产业链，对大陆来说，如同让人在背后插了一刀。</text:span><text:span text:style-name="T3"><text:line-break/><text:line-break/></text:span><text:span text:style-name="T1">另外，万一大陆疫苗在台湾出现个别的医疗事故，绿营的媒体绝对集体高潮，一口口大</text:span><text:span text:style-name="T3"><text:line-break/></text:span><text:span text:style-name="T1">黑锅，大陆肯定躲不过。所以，大陆出售疫苗给台湾，结局可能是，累了半天，钱没赚</text:span><text:span text:style-name="T3"><text:line-break/></text:span><text:span text:style-name="T1">到，还惹来一身骚。所幸，蔡大妈拒绝了，真有“骨气”，这回我支持你！</text:span><text:span text:style-name="T3"><text:line-break/><text:line-break/></text:span><text:span text:style-name="T1">台湾绿营：蔡英文的支持率暴跌，蓝营和中间选民，早就对她恨之入骨。蔡英文目前唯</text:span><text:span text:style-name="T3"><text:line-break/></text:span><text:span text:style-name="T1">一的依靠，就是那些铁杆的绿营支持者，他们是民进党的基本盘。拒绝大陆疫苗，虽然</text:span><text:span text:style-name="T3"><text:line-break/></text:span><text:span text:style-name="T1">伤害了台湾，但迎合了铁杆绿营。反正死的又不是民进党政客，台湾人的集体记忆力很</text:span><text:span text:style-name="T3"><text:line-break/></text:span><text:span text:style-name="T1">差，几年之后，绿营照样可以靠“反中、仇中”骗选票。国民党又是扶不起的阿斗，到</text:span><text:span text:style-name="T3"><text:line-break/></text:span><text:span text:style-name="T1">时候，绿营又可以逆转胜。</text:span><text:span text:style-name="T3"><text:line-break/><text:line-break/></text:span><text:span text:style-name="T1">台湾蓝营：主张采购大陆疫苗（包括复星代理的BNT）的县市长，都是蓝营的。台湾蓝</text:span><text:span text:style-name="T3"><text:line-break/></text:span><text:span text:style-name="T1">营，与其说支持统一，还不如说比较务实，再说，BNT是德国疫苗，他们盼星星盼月亮</text:span><text:span text:style-name="T3"><text:line-break/></text:span><text:span text:style-name="T1">盼疫苗。蓝营县市长登高一呼，我们要BNT疫苗！就算被蔡英文否决，那也民进党的错</text:span><text:span text:style-name="T3"><text:line-break/></text:span><text:span text:style-name="T1">，不是他们的责任。不但为自己下次选举积累人气，还把老百姓的怨气引向到绿营当局</text:span><text:span text:style-name="T3"><text:line-break/></text:span><text:span text:style-name="T1">。你看，蔡英文不顾台湾人死活，都是她的错！也算是一箭双雕。</text:span><text:span text:style-name="T3"><text:line-break/><text:line-break/></text:span><text:span text:style-name="T1">总是，最后受苦的还是台湾老百姓。但又能怨谁呢？台面上的人都是台湾人一票一票选</text:span><text:span text:style-name="T3"><text:line-break/></text:span><text:span text:style-name="T1">出来了。</text:span><text:span text:style-name="T3"><text:line-break/><text:line-break/></text:span><text:span text:style-name="T1">总结</text:span><text:span text:style-name="T3"><text:line-break/><text:line-break/></text:span><text:span text:style-name="T1">最近几十年，台湾社会变了，尤其是社交媒体垄断信息之后，台湾社会进一步分化。从</text:span><text:span text:style-name="T3"><text:line-break/></text:span><text:span text:style-name="T1">陈水扁开始，历任台湾领导人，都是兴高采烈上台，一地鸡毛退场。如果不是蒋经国当</text:span><text:span text:style-name="T3"><text:line-break/></text:span><text:span text:style-name="T1">年打下了雄厚的基础，台湾早就是另外一个菲律宾了。</text:span><text:span text:style-name="T3"><text:line-break/><text:line-break/></text:span><text:span text:style-name="T1">一人一票的直选体系 + 愚民化的媒体，政客只会炒短线。台湾社会趋向衰败是不可避</text:span><text:span text:style-name="T3"><text:line-break/></text:span><text:span text:style-name="T1">免的。但这是一个漫长的过程，积累的财富慢慢耗尽，人口逐渐老去，如果没有外力的</text:span><text:span text:style-name="T3"><text:line-break/></text:span><text:span text:style-name="T1">介入，可能需要上百年的时间。不过对于台湾来说，若干年后，大陆这个外力，也许是</text:span><text:span text:style-name="T3"><text:line-break/></text:span><text:span text:style-name="T1">一次彻底改变的机会。</text:span></text:p>
      <text:p text:style-name="P1"><text:span text:style-name="T1">1975年生的歐千嘉   |  2021.05.28 22:32   |   </text:span><text:a xlink:type="simple" xlink:href="http://palinfo.habago.org/Entry?Command=Information_PrintForum#FORUM40659"><text:span text:style-name="T2">#</text:span></text:a></text:p>
      <text:p text:style-name="P3"><text:span text:style-name="T1">各位先生女士，我的 meggie Chang 臉書帳號今天無法登入！我不知道「他們」會不會把帳號還給我？</text:span><text:span text:style-name="T3"><text:line-break/></text:span><text:span text:style-name="T1">若「他們」刪光我寫的東西，因為那是真實經歷，本就在我記憶中，我還是可重述，而且我那「TI經歷對話記錄」的相本，我有備份，但是很多 meggie Chang 臉書帳號文字是我的思考心血與經歷的記憶…唉！</text:span><text:span text:style-name="T3"><text:line-break/><text:line-break/></text:span><text:span text:style-name="T1">To 慧玲小姐,</text:span><text:span text:style-name="T3"><text:line-break/><text:line-break/></text:span><text:span text:style-name="T1">台灣基督長老教會才不是什麼「基督教」，根本就是「共濟會」啊！我是基督徒，雖然從2020年起因為我追尋「共濟會」，從中國思想家何新老先生那裏得知「西史辨偽」學派的文章，然後我開始懷疑《聖經》不是信史，但是我因為也不能夠接受佛教的六道輪迴觀，所以我仍保持我的基督徒身份。</text:span><text:span text:style-name="T3"><text:line-break/></text:span></text:p>
      <text:p text:style-name="P1"><text:span text:style-name="T1">kevin   |  2021.05.28 22:01   |   </text:span><text:a xlink:type="simple" xlink:href="http://palinfo.habago.org/Entry?Command=Information_PrintForum#FORUM40658"><text:span text:style-name="T2">#</text:span></text:a></text:p>
      <text:p text:style-name="P5"><text:a xlink:type="simple" xlink:href="https://www.facebook.com/permalink.php?story_fbid=1426296704384119&amp;;id=100010114093882&amp;;comment_id=1429050790775377&amp;;notif_id=1622084141774796&amp;;notif_t=feed_comment&amp;;ref=notif"><text:span text:style-name="T6">https://www.facebook.com/permalink.php?story_fbid=1426296704384119&amp;;id=100010114093882&amp;;comment_id=1429050790775377&amp;;notif_id=1622084141774796&amp;;notif_t=feed_comment&amp;;ref=notif</text:span></text:a><text:span text:style-name="T7"><text:line-break/><text:line-break/></text:span><text:span text:style-name="T8">我轉了這影片到我臉書,看得出真正的恐怖份子就是任意奪取別人領土的以色列,被逼到牆角的巴勒斯坦人只能與敵俱亡,悲哀的是還有所謂的"自由鬥士""文明人"聲援以色列這種屠夫國家,如某個在我臉書留言罵我是文明的悲哀的先生</text:span></text:p>
      <text:p text:style-name="P1"><text:span text:style-name="T1">李念淨   |  2021.05.28 13:01   |   </text:span><text:a xlink:type="simple" xlink:href="http://palinfo.habago.org/Entry?Command=Information_PrintForum#FORUM40657"><text:span text:style-name="T2">#</text:span></text:a></text:p>
      <text:p text:style-name="P3"><text:span text:style-name="T1">其實以前不能理解為什麼非洲很多獨裁者，如剛果的Bokassa、薩伊的Mobutu、還是賴比瑞亞的Charles Taylor，這些人幾乎耗盡國庫資源，只為了打擊政敵跟滿足自己的一己私慾。</text:span><text:span text:style-name="T3"><text:line-break/><text:line-break/></text:span><text:span text:style-name="T1">現在明白了，人渣黨其實就是在幹一樣的事情，只不過把內戰換成選舉，子彈換成網路，道德上手段上都是一樣的下三濫。</text:span><text:span text:style-name="T3"><text:line-break/><text:line-break/></text:span><text:span text:style-name="T1">這次疫情可以切切實實看出來人渣黨的心思平時放在哪裡</text:span><text:span text:style-name="T3"><text:line-break/><text:line-break/></text:span><text:span text:style-name="T1">一流的防疫國家，古巴，已經研發五種疫苗，三種三期</text:span><text:span text:style-name="T3"><text:line-break/></text:span><text:span text:style-name="T1">中國可以說也基本上維持住國內的正常經濟運作，更何況這還是有13億人的大國</text:span><text:span text:style-name="T3"><text:line-break/></text:span><text:span text:style-name="T1">韓國、新加坡、以色列，早就透過政府手段，大力推動疫苗的施打</text:span><text:span text:style-name="T3"><text:line-break/><text:line-break/></text:span><text:span text:style-name="T1">即使是英國美國，在經歷數萬人死亡的災難後，疫苗的數量基本上也能涵蓋全國人口</text:span><text:span text:style-name="T3"><text:line-break/><text:line-break/></text:span><text:span text:style-name="T1">再怎麼草菅人命的國家都還知道，要把基本的維護本國人民安全放在上面，最起碼要做姿態</text:span><text:span text:style-name="T3"><text:line-break/></text:span><text:span text:style-name="T1">而台灣只能說純粹就是人渣黨一點事都沒做，也一點事都沒錯</text:span><text:span text:style-name="T3"><text:line-break/></text:span><text:span text:style-name="T1">只天只顧打擊政敵，貪汙腐敗</text:span><text:span text:style-name="T3"><text:line-break/><text:line-break/></text:span><text:span text:style-name="T1">網路上有篇講台灣防疫現象的文章，很不錯可以看看</text:span><text:span text:style-name="T3"><text:line-break/></text:span><text:a xlink:type="simple" xlink:href="https://medium.com/bleak-solitude/%E5%8F%B0%E7%81%A3-%E4%BA%A1%E7%BE%8A%E8%A3%9C%E7%89%A2%E7%9A%84%E5%8A%87%E5%A0%B4-4471b3eb262f"><text:span text:style-name="T4">https://medium.com/bleak-solitude/%E5%8F%B0%E7%81%A3-%E4%BA%A1%E7%BE%8A%E8%A3%9C%E7%89%A2%E7%9A%84%E5%8A%87%E5%A0%B4-4471b3eb262f</text:span></text:a><text:span text:style-name="T3"><text:line-break/></text:span></text:p>
      <text:p text:style-name="P1"><text:span text:style-name="T1">鄭豐遠   |  2021.05.28 11:12   |   </text:span><text:a xlink:type="simple" xlink:href="http://palinfo.habago.org/Entry?Command=Information_PrintForum#FORUM40656"><text:span text:style-name="T2">#</text:span></text:a></text:p>
      <text:p text:style-name="P6"><text:a xlink:type="simple" xlink:href="https://youtu.be/GUusDCWWrG4"><text:span text:style-name="T4">https://youtu.be/GUusDCWWrG4</text:span></text:a><text:span text:style-name="T3"><text:line-break/><text:line-break/></text:span><text:span text:style-name="T1">無意中看到這個影片，花時間看完了。幾年前第一次知道這位馬凱碩 (Kishore Mahbubani) 是在一場和他張維為關於中國發展的辯論中，當時的詳細情況忘了，但留下一個稱不上好的印象，感覺有點自以為是。但是我如今能理解為什麼他會有這樣那樣的想法。</text:span><text:span text:style-name="T3"><text:line-break/><text:line-break/></text:span><text:span text:style-name="T1">台灣人不是老喜歡說什麼理性客觀嗎? 那不妨就好好看完這個影片，看看能不能讓自己變得理性一點，客觀一點。</text:span><text:span text:style-name="T3"><text:line-break/><text:line-break/></text:span><text:span text:style-name="T1">馬凱碩是印度裔，新加坡外交官，曾任聯合國安理會主席。這樣的背景應該足夠為其理性和客觀能力背書了吧。如果真的要說私心，那他應該會從為自己的"祖國"新加坡或印度爭取最大利益的角度來看事情和發言。如果連這樣的人，都認為全亞洲應該團結起來，互相尊重，特別是尊重中國，那台灣人真的應該好好想一想，自己究竟是誰? 未來到底要往哪裡去? 我們的下一代該何去何從? 怎麼做才是對所有台灣人最有利的?</text:span><text:span text:style-name="T3"><text:line-break/><text:line-break/></text:span><text:span text:style-name="T1">我並不推崇馬凱碩這樣的思維方式，因為我其實從來都不是一個喜歡從利害關係角度看事情的人，我也沒那麼理性客觀，我對美國只有一個字: 恨! 雖然如此，但這並不妨礙我理解並贊同他的許多想法。</text:span></text:p>
      <text:p text:style-name="P1"><text:span text:style-name="T1">許世勤   |  2021.05.28 09:05   |   </text:span><text:a xlink:type="simple" xlink:href="http://palinfo.habago.org/Entry?Command=Information_PrintForum#FORUM40655"><text:span text:style-name="T2">#</text:span></text:a></text:p>
      <text:p text:style-name="P2"><text:span text:style-name="T1">我沒看過美麗新世界，我形容得恰是1984中的片段。任何消息都可以被丟進memory hole，然後炮製出一個完全不同於原本消息的「消息」與「真理」。今天跟大洋國仇視，明天可以馬上變成跟大洋國友好，而且似乎一直以來都相當友好，但十分仇視東亞國。從頭到尾只有一件事可以確認，就是「我愛老大哥」。謊言與雙重標準是最不能忍受的，但我們每天都浸泡在無數的謊言與雙標中。</text:span><text:span text:style-name="T3"><text:line-break/><text:line-break/></text:span><text:span text:style-name="T1">過去在醫學院實驗室，如果要買某些試劑或耗材，只能找代理商。同一項產品可能會有好幾間代理商負責，但是這些代理商有區分不同的負責區域，而且簽有合約，不能跨區買賣。有一次我因為找錯代理商，馬上被業務拒絕，並請我找負責本院的代理商。「自由貿易」在這座小島上都是如此了，何況世界？台灣在貿易規則中，就是「大中華區」的一員，由負責此區的代理商進行銷售，這是想當然爾的「常識」。「偉大的」台灣人經常有突破常識刷新三觀的想法、做法，他們每天的消息來源就是三立、民視、自由時報，一句「中國打壓」就可以解決問題，並對此深信不疑。彷彿一切都可以是形而上的，只要你相信就行。可以指鹿為馬，太陽繞著地球轉，只要「相信」。如果對此懷疑，就會遇上如同獵巫的指責、追殺、霸凌。人渣黨的支持者，如同宗教狂熱分子，「我愛老大哥」。</text:span><text:span text:style-name="T3"><text:line-break/><text:line-break/></text:span><text:span text:style-name="T1">最近在細胞房閒聊，同事提到他不敢打台製疫苗，只通過二期臨床便強迫上市，我們只看到股票利益考量，卻把全民當成三期白老鼠。我在網路上跟學弟開玩笑，大家都形容這是一個「黑色幽默」，「打了就知道」。我敢保證，當台製疫苗上市後，必然又是一陣歌功頌德，我皇英明。</text:span><text:span text:style-name="T3"><text:line-break/><text:line-break/></text:span><text:span text:style-name="T1">老大哥同時要我們吃瘦肉精，「多一個選擇」，但實際上你沒得選。最近兩個月來，一人才15元的公司團膳菜色突然變好，幾乎是餐餐豬肉，昨天還上了豬腳，其實大家心裡有數。一個小分子藥物在臨床試驗中失敗，fail就是fail，透過政治遊說反而「改頭換面」以「動物用藥」上市，這是難以想像的。我們公司有很多失敗的小分子化合物，藥庫名單大概超過十萬筆，現在才有一支小分子剛進入臨床一期。可惜我們無法透過政治力量「行銷」，不然某些化合物應該可以拿來作為「瘦肉精」之類的。資本主義下的Big Pharma，為了利潤，卻讓民眾失去了尊嚴。</text:span></text:p>
      <text:p text:style-name="P1"><text:span text:style-name="T1">陳真   |  2021.05.28 00:09   |   </text:span><text:a xlink:type="simple" xlink:href="http://palinfo.habago.org/Entry?Command=Information_PrintForum#FORUM40654"><text:span text:style-name="T2">#</text:span></text:a></text:p>
      <text:p text:style-name="P3"><text:span text:style-name="T1">台灣人真要這樣坐以待斃嗎？</text:span><text:span text:style-name="T3"><text:line-break/><text:line-break/></text:span><text:span text:style-name="T1">陳真</text:span><text:span text:style-name="T3"><text:line-break/><text:line-break/></text:span><text:span text:style-name="T1">2021. 05. 28.</text:span><text:span text:style-name="T3"><text:line-break/><text:line-break/><text:line-break/></text:span><text:span text:style-name="T1">人渣黨真是吃定了台灣人，貪婪到毫無人性可言。第三世界很多這種土匪政權，曾幾何時，台灣居然也倒退到那樣一種政治水平。</text:span><text:span text:style-name="T3"><text:line-break/><text:line-break/></text:span><text:span text:style-name="T1">這個黨及其文人走狗和綠媒與網軍，每天就是造謠抹黑撒謊。這是這群人最大的本事，長年以來靠它吃喝不盡，橫行無阻。</text:span><text:span text:style-name="T3"><text:line-break/><text:line-break/></text:span><text:span text:style-name="T1">但是，最不可思議的是，人渣黨所撒的謊及所造的謠，往往一聽就知道是瞎掰胡扯，根本連查證都不需要。問題是，這麼可笑的一大堆謊言，為什麼他卻膽敢每天輕易脫口而出？為什麼？因為他吃定了你，他根本不在乎你知道他在撒謊造謠。</text:span><text:span text:style-name="T3"><text:line-break/><text:line-break/></text:span><text:span text:style-name="T1">一般狀況下，所謂謊言或謠言，就是必須想辦法讓它聽起來沒有破綻，避免穿梆。但是，人渣黨及其文人走狗與綠媒如三立、自由和蘋果等等等，造謠撒謊卻像放屁那樣輕鬆而自然，根本不必經過大腦。</text:span><text:span text:style-name="T3"><text:line-break/><text:line-break/></text:span><text:span text:style-name="T1">為什麼人渣們如此篤定？因為，在媒體與各級教育包括高等教育完全被徹底掌控的情況下，台灣人已經被洗腦、馴化得毫無正常人的基本知覺與正常道德感可言，更不用說什麼義憤了。</text:span><text:span text:style-name="T3"><text:line-break/><text:line-break/></text:span><text:span text:style-name="T1">台灣人就像黨與走狗及主流媒體所豢養的一群機器人那樣。黨要他生氣，他就會狂怒；就算明明是一件好事，他也會生氣，甚至會因此起來喊革命、喊救國，例如ECFA，例如服貿。反之，黨要他甘之如飴，就算再怎麼無恥卑鄙齷齪下流的骯髒事，台灣人照樣心平氣和，甘之如飴，甚至讚賞有加。</text:span><text:span text:style-name="T3"><text:line-break/><text:line-break/></text:span><text:span text:style-name="T1">因此，我常納悶，到底是要骯髒無恥貪汙腐敗到何種地步？然後台灣人才會生氣，才會清醒，才會認清這個人渣黨的蟑螂本質。這就是一群蟑螂，越髒越繁殖，越髒越大隻；骯髒腐爛恰恰就是他們的生存溫床。</text:span><text:span text:style-name="T3"><text:line-break/><text:line-break/></text:span><text:span text:style-name="T1">問題是，從來只有人打蟑螂，這小島卻很特別，一群蟑螂居然控制了島嶼，吃定了人類。</text:span><text:span text:style-name="T3"><text:line-break/><text:line-break/></text:span><text:span text:style-name="T1">舉個例，就如沈富雄所說，現在國際上要買疫苗根本一點問題都沒有，看你愛買哪種品牌隨你挑，而且物美價廉，幾十家公司爭相兜售；對岸甚至願意免費捐疫苗給台灣。但是，人渣黨卻偏偏不買就是不買 (或是只打算買極少量應付一下)，不要就是不要，一直拖，而且更可惡的是居然禁止地方政府自己去買疫苗。</text:span><text:span text:style-name="T3"><text:line-break/><text:line-break/></text:span><text:span text:style-name="T1">然後，人渣黨一方面發動網軍和綠媒，睜眼說瞎話造謠說台灣買不到疫苗是因為中共打壓，並且大力抹黑那些想要買疫苗的人，說那些人親共、親中，包藏禍心，木馬屠城，陰謀讓台灣人打 "中國疫苗"；硬是把同樣在世界上評價很高的大陸疫苗給抹黑成好像毒品那樣不堪聞問。</text:span><text:span text:style-name="T3"><text:line-break/><text:line-break/></text:span><text:span text:style-name="T1">可是，國民黨地方首長所接洽的輝瑞疫苗是目前全世界排名第一或第二的疫苗，明明是德國製的，人渣黨和文人走狗及綠媒和網軍卻硬是睜眼說瞎話說這是"中國疫苗"。那位陳什麼中的，甚至還說 "中國人打的疫苗，我們不敢打"。長年以來招搖撞騙的黑金歹徒蔡英文，除了禁止地方政府購買疫苗之外，更是睜眼說瞎話說只有原廠的疫苗才是安全的。</text:span><text:span text:style-name="T3"><text:line-break/><text:line-break/></text:span><text:span text:style-name="T1">有夠無恥吧？這不是原廠，什麼是原廠？它媽的你若買現代汽車，難道會親自跑到韓國去買？醫院每天開立的藥方數千種，來自世界各國，難道是去瑞典、挪威、美國、大陸、日本等等等，一一去每個國家的藥廠直接購買才叫做原廠？各位使用手機，難道是跑去美國買蘋果、跑去韓國買三星，才叫做原廠？ </text:span><text:span text:style-name="T3"><text:line-break/><text:line-break/></text:span><text:span text:style-name="T1">這次疫情的罪魁禍首，蔡英文的愛將范什麼雲的，還跑出來叫說，"如果不是使用原廠，出了事誰負責"？陳什麼中的還故弄玄虛裝模作樣說什麼疫苗會救命，也會害命，必須謹慎。但是，事實上，全世界最爛的疫苗就是台灣人的唯一選擇--AZ 疫苗。</text:span><text:span text:style-name="T3"><text:line-break/><text:line-break/></text:span><text:span text:style-name="T1">我真是想不明白，為什麼明明有各種選擇，卻偏偏要去買一個最爛、歐洲十幾個國家禁用或停用的AZ疫苗？先前明明就有三千萬劑最好的輝瑞疫苗可以進口，為什麼一定要把它擋下來？原因何在？</text:span><text:span text:style-name="T3"><text:line-break/><text:line-break/></text:span><text:span text:style-name="T1">更何況，就如沈富雄所說，主動來兜售的根本跟上海代理廠商無關，但是人渣黨卻睜眼說瞎話告訴對方說我們的疫苗已經夠了。  </text:span><text:span text:style-name="T3"><text:line-break/><text:line-break/></text:span><text:span text:style-name="T1">一個人或一個黨，當然不會莫名其妙一定要去做一些看不出任何公眾好處、卻會害死很多人的事，一定有涉及千百億以上之重大骯髒私人利益在裏頭，要不然無法解釋怎麼會有一個所謂 "政府"，居然千方百計用盡一切手段去阻止人民儘速取得良好的疫苗。</text:span><text:span text:style-name="T3"><text:line-break/><text:line-break/></text:span><text:span text:style-name="T1">大家請仔細看看底下報導。沈富雄和趙少康做出許多具體指控，他們兩位的人脈當然比我多，消息比我廣，但我對他們的指控當然一點也不意外，畢竟這個人渣黨完全就是一個以貪污為惟一存在目的的政治犯罪組織，當然一定是有著某種暴利在裏頭，才會有這麼怪異且可惡的阻撓疫苗行為。</text:span><text:span text:style-name="T3"><text:line-break/><text:line-break/></text:span><text:span text:style-name="T1">讓我很納悶的是，美國的疫苗多到根本不可能用得完，數量比美國人口還多出好幾倍。這時候，美國只要隨便賣個幾十萬或幾百萬劑疫苗給台灣，對他們而言根本就是九牛一毛，而且又能收買台灣人心，為什麼美國偏偏不賣？</text:span><text:span text:style-name="T3"><text:line-break/><text:line-break/></text:span><text:span text:style-name="T1">除了沈富雄和趙少康所指控的 "藉機大發國難財" 之因素外 (美國當然也會從中獲得暴利)，我一直很懷疑還有其它原因，例如八月有反萊豬、公投綁大選，珍愛藻礁及重啟核四等幾項公投，原本聲勢看漲，至少美國毒豬應該可以擋下，現在卻很可能胎死腹中。我不相信這是偶然。我不相信老天爺總是這麼眷顧人渣黨；每次都這麼巧，總是天助綠營。</text:span><text:span text:style-name="T3"><text:line-break/><text:line-break/></text:span><text:span text:style-name="T1">比方說，遇到總統大選，就偏偏剛好遇到香港暴亂，原本僅有兩成支持度的蔡英文，居然突然變成台灣史上得票數最高的所謂總統。每次選舉，不管大大小小，總是就會剛剛好冒出一些事件或意外或什麼學運、社運或謠言等等等，然後就突然反敗為勝了。無數的巧合，其實就不可能是巧合。我如果曾經從政治中學到什麼，那就是：政治沒有偶然或湊巧這回事。</text:span><text:span text:style-name="T3"><text:line-break/><text:line-break/></text:span><text:span text:style-name="T1">我感到納悶的並不是這些顯而易見之事，而是擔心會不會有什麼更大的圖謀在裏頭？這是我過去長年住在西方社會所學到的一種生活經驗，簡單說就是：當你突然發現有一些很奇怪的事情發生時，待事過境遷，日後總是可以找到它的原因，但在當下卻根本不為人所知。</text:span><text:span text:style-name="T3"><text:line-break/><text:line-break/></text:span><text:span text:style-name="T1">台、美政治之骯髒與醜陋，總是不斷刷新我的眼界。台灣人真要這樣坐以待斃嗎？美國、印度和巴西等國，疫情失控狂飆，有它們各自不同的內在結構性因素，但是，台灣若要防疫，卻沒有任何結構性的困難可言。惟一的障礙就是骯髒齷齪貪婪無度的政治。</text:span><text:span text:style-name="T3"><text:line-break/><text:line-break/></text:span><text:span text:style-name="T1">台灣人真要這樣眼睜睜地坐以待斃、以眾人之身家財產性命來滿足黑金體制之貪婪私慾與政治圖謀嗎？</text:span><text:span text:style-name="T3"><text:line-break/><text:line-break/></text:span><text:span text:style-name="T1">=======================</text:span><text:span text:style-name="T3"><text:line-break/><text:line-break/></text:span><text:span text:style-name="T1">沈富雄爆有20條管道可以買輝瑞疫苗被政府回絕？ 趙少康曝這家股票漲十倍</text:span><text:span text:style-name="T3"><text:line-break/><text:line-break/></text:span><text:span text:style-name="T1">台灣好新聞</text:span><text:span text:style-name="T3"><text:line-break/><text:line-break/></text:span><text:span text:style-name="T1">政治中心／綜合報導</text:span><text:span text:style-name="T3"><text:line-break/><text:line-break/></text:span><text:span text:style-name="T1">2021年5月26日</text:span><text:span text:style-name="T3"><text:line-break/><text:line-break/><text:line-break/></text:span><text:span text:style-name="T1">台灣疫情崩盤！上帝給了「全球防疫模範生」一年多時間做準備，台灣只拿到71萬劑疫苗，其中僅11萬劑是政府採購所得，讓許多人質疑為何不趕快進口疫苗？是誰在阻擋台灣買疫苗？</text:span><text:span text:style-name="T3"><text:line-break/><text:line-break/></text:span><text:span text:style-name="T1">沈富雄25日在TVBS政論節目《少康戰情室》爆料，輝瑞疫苗起碼有20條管道，搶著要來賣給台灣，價錢比當初林全代表東洋要賣給政府31塊美金還便宜，而且不用透過「上海復星」，只要我們跟他簽約，20天內貨就送來了！不過，黨政高層卻回應，買夠了，回絕每一條線！</text:span><text:span text:style-name="T3"><text:line-break/><text:line-break/></text:span><text:span text:style-name="T1">沈富雄認為，黨政高層或許是想保護國產疫苗，不過他也合理懷疑，有人想藉機發災難財，買了輝瑞這批貨，某些人將無利可圖。如果是這樣，那就更可惡了！</text:span><text:span text:style-name="T3"><text:line-break/><text:line-break/></text:span><text:span text:style-name="T1">沈富雄點到為止，似乎知道很多內幕，他撂重話說：「我只是要給你們 (指民進黨)一個警告，因為不好意思跟你們翻臉，如果真的掀開來看，你要跑到哪裡去躲啊？」</text:span><text:span text:style-name="T3"><text:line-break/><text:line-break/></text:span><text:span text:style-name="T1">主持人趙少康也透露，政府就是要護航國產疫苗，而且這家股票已經漲十倍了！聽說該賺錢的人，已經賺了100億元！所以其他的疫苗統統都不要來，價格便宜也不買。他用各種理由推掉，反正我就是不要。可是。台灣人生命不可貴嗎？</text:span><text:span text:style-name="T3"><text:line-break/><text:line-break/></text:span><text:span text:style-name="T1">名嘴沈富雄表示，「我已經忍很久了，今天到了臨界點！我真的要揭發疫苗這件事情！請問全國同胞，疫苗到底夠還是不夠？沒有一個人說夠？」</text:span><text:span text:style-name="T3"><text:line-break/><text:line-break/></text:span><text:span text:style-name="T1">沈富雄說，「有錢怎麼買不到疫苗呢？是買得到，是我們不願意買！」沈富雄爆料，「輝瑞疫苗起碼有20條線，爭著要來賣給台灣，我們門口就擺著20條線，都是要來推銷輝瑞疫苗。」</text:span><text:span text:style-name="T3"><text:line-break/><text:line-break/></text:span><text:span text:style-name="T1">沈富雄語帶玄機的表示，「有一部分的線，有的還是相當高的黨政高層，有的甚至在做很大都市的市長，代表這條線，他們一路搞啊搞，搞到 (民進黨) 最上層。黨政高層包括陳時中、總統府，他們對這些要來提供疫苗給台灣的人的回答是甚麼？我們買夠了！夠了！不需要再買，回絕每一條線！」</text:span><text:span text:style-name="T3"><text:line-break/><text:line-break/></text:span><text:span text:style-name="T1">沈富雄怒轟，「這到底是在幹甚麼？」只可以想到的理由是保護國產疫苗！因為國產疫苗快來了！所以把這些壓下，等國產疫苗問世，是這樣嗎？他也合理懷疑，「有可能是某些人，有特別利益，買了輝瑞這批貨，他就無利可圖，如果是這樣，那更可惡了！」</text:span><text:span text:style-name="T3"><text:line-break/><text:line-break/></text:span><text:span text:style-name="T1">沈富雄說，「陳時中團隊有一個人是負責買疫苗，但這一個人沒辦法作任何決定，是聽上面的人包括陳時中、總統府。明明有這麼多疫苗要賣給台灣，為什麼我們都不要？」</text:span><text:span text:style-name="T3"><text:line-break/><text:line-break/></text:span><text:span text:style-name="T1">沈富雄撂狠話，「我今天在這裡沒有講得很清楚，我是想給你一個警告，因為不好意思跟你們翻臉。」</text:span><text:span text:style-name="T3"><text:line-break/><text:line-break/></text:span><text:span text:style-name="T1">賴士葆激動表示，你要講實話？沈富雄說，「我只是要給他們很嚴重的警告，如果真的掀開來看，你要跑到哪裡去躲啊？」</text:span><text:span text:style-name="T3"><text:line-break/><text:line-break/></text:span><text:span text:style-name="T1">主持人趙少康說，國產疫苗沒有經過三期臨床試驗的驗證，政府從頭到尾，對於進口疫苗就很遲緩，有一搭沒一搭，就是要護航國產疫苗。這家股票已經漲十倍了！</text:span><text:span text:style-name="T3"><text:line-break/><text:line-break/></text:span><text:span text:style-name="T1">趙少康又驚爆，他聽說該賺錢的人，已經賺了100億元！所以其他疫苗都不要來，價格便宜也不買。他用各種理由，反正我就是不要，台灣人生命不可貴嗎？以前就算了，因為沒有人染疫。如今疫情嚴重到這種地步，要靠疫苗來阻擋疫情。疫苗不來，你這是甚麼意思呢？</text:span><text:span text:style-name="T3"><text:line-break/><text:line-break/></text:span><text:span text:style-name="T1">=================== </text:span><text:span text:style-name="T3"><text:line-break/></text:span><text:span text:style-name="T1">中時新聞網</text:span><text:span text:style-name="T3"><text:line-break/><text:line-break/></text:span><text:span text:style-name="T1">踢爆總統府擋疫苗 羅智強讚沈富雄 罵她太狠心</text:span><text:span text:style-name="T3"><text:line-break/><text:line-break/></text:span><text:span text:style-name="T1">郭匡超/綜合報導</text:span><text:span text:style-name="T3"><text:line-break/><text:line-break/></text:span><text:span text:style-name="T1">2021年5月27日 </text:span><text:span text:style-name="T3"><text:line-break/><text:line-break/></text:span><text:span text:style-name="T1">肺炎疫苗為何進口遭阻擋再掀熱議。前立委沈富雄25日在政論節目爆料，曾有20個管道想要引進BNT疫苗，但被府院黨高層回絕，原因是台灣「買夠了」。此言一出掀開疫苗進口遭阻黑幕，北市議員羅智強對沈富雄的爆料給予大讚，但對民進黨政府阻擋疫苗，置人民的性命於水火！追問「蔡英文，你為什麼這麼狠心？」</text:span><text:span text:style-name="T3"><text:line-break/><text:line-break/></text:span><text:span text:style-name="T1">羅智強今日在臉書表示，「國人引頸期盼疫苗救命，指揮中心誇口買到的4500萬劑疫苗遲不見蹤影，民進黨政府推說都是老共阻擋台灣買疫苗。居然，作梗的是自己！」</text:span><text:span text:style-name="T3"><text:line-break/><text:line-break/></text:span><text:span text:style-name="T1">羅智強再提「沈富雄踢爆疫苗採購內幕：原來，包括德國BNT原廠在內，早有20條線向台灣推銷BNT疫苗，不僅每劑開價10歐圓，遠低於去年東洋洽談時的31美元，還是在美國密西根州生產，與上海復星無關，沒有大陸因素。沈富雄向總統府提供這個好消息，結果總統府卻回覆廠商：台灣的疫苗已經夠了，不用再買。」</text:span><text:span text:style-name="T3"><text:line-break/><text:line-break/></text:span><text:span text:style-name="T1">羅智強質問，「疫苗已經夠了！？疫苗已經夠了！？疫苗已經夠了！？疫情持續擴大，生命不斷消逝。民眾無疫苗可打，總統府卻說疫苗夠了，這當中到底有什麼見不得人的骯髒內情？」</text:span><text:span text:style-name="T3"><text:line-break/><text:line-break/></text:span><text:span text:style-name="T1">羅智強追問，「為什麼蔡總統硬要拖到8月？不管有什麼政治盤算、利益糾葛，也不能置人民的性命於水火，蔡英文，你為什麼這麼狠心？」</text:span><text:span text:style-name="T3"><text:line-break/><text:line-break/></text:span><text:span text:style-name="T1">=====================</text:span><text:span text:style-name="T3"><text:line-break/></text:span><text:span text:style-name="T1">沈富雄自曝曾引介輝瑞「每劑10歐元」 斷言疫苗結局：有貓膩</text:span><text:span text:style-name="T3"><text:line-break/><text:line-break/></text:span><text:span text:style-name="T1">中時新聞</text:span><text:span text:style-name="T3"><text:line-break/><text:line-break/></text:span><text:span text:style-name="T1">莊雅婷</text:span><text:span text:style-name="T3"><text:line-break/><text:line-break/></text:span><text:span text:style-name="T1">2021年5月26日</text:span><text:span text:style-name="T3"><text:line-break/><text:line-break/><text:line-break/></text:span><text:span text:style-name="T1">本土疫情持續擴大，疫苗卻嚴重不足，此問題成為近日中央和地方的爭論焦點。前民進黨立委沈富雄今(26日)在網路節目中透露，「有20條線在推銷Pfizer（輝瑞）疫苗，自己也是其中一條，源頭就是Pfizer的國外部前副總裁，以及BioNTech（BNT）的重要負責人，價錢開價為10歐元」，且這20條線中，很多是可以越過上海復星，直接跟歐洲、美國進口，且不是大陸製造、也不在大陸的總經銷範圍權限內，「他（中央）還是不要，所以這個我認為是有『貓膩』」。</text:span><text:span text:style-name="T3"><text:line-break/><text:line-break/></text:span><text:span text:style-name="T1">沈富雄26日在網路節目《雲端最前線》中談到，「中央稱不考慮是因為沒人來申請，我告訴你，你想申請『連門都沒有』」，你不給大家申請的『門』，然後反過來講說沒人來申請，這個其實一言難盡，因為我也是那20條線裡頭的一條，因為人家拜託我的」、「我現在告訴你，這是第一個我講得這麼白的，我的那條線的源頭是Pfizer的國外部前副總裁，還有BioNTech（BNT）的重要負責人，一個是德國人、一個是美國人，他們一開始賣100萬劑、成功後500萬劑，最大的量可以賣台灣1000萬劑，這個量不少喔，價錢開價為10歐元，我說給你聽，你要曉得，當初林全代表東洋提供疫苗時，是31元美金」。</text:span><text:span text:style-name="T3"><text:line-break/><text:line-break/></text:span><text:span text:style-name="T1">沈富雄進一步說，「這條疫苗線的藥是在密西根做的，所以不受上海復星製藥的管轄」，接著被問及「那為什麼不買？」他回應，「我跟你講！我『門都沒有』，我已經跟總統府聯絡了，不是總統本人啦，好不容易說服對方試試看，結果他跟對方沒有談，就送了一個電子郵件，說我們已經夠了，不再買」。</text:span><text:span text:style-name="T3"><text:line-break/><text:line-break/></text:span><text:span text:style-name="T1">但沈感到疑惑，「疫苗真的夠嗎？現在指揮中心對外、對國人放話，稱台灣會有4000萬至5000萬劑疫苗，若真的有5000萬劑，真的是夠的，但是什麼時候來？且5000萬劑中有沒有含國產？那國產可不可以打？那國產施打之後，疫苗護照是不是能獲得國外許可？」</text:span></text:p>
      <text:p text:style-name="P1"><text:span text:style-name="T1">致</text:span><text:span text:style-name="T5">远</text:span><text:span text:style-name="T1"><text:s/>  |  2021.05.27 14:28   |   </text:span><text:a xlink:type="simple" xlink:href="http://palinfo.habago.org/Entry?Command=Information_PrintForum#FORUM40653"><text:span text:style-name="T2">#</text:span></text:a></text:p>
      <text:p text:style-name="P2"><text:span text:style-name="T1">是1984还是美丽新世界？</text:span><text:span text:style-name="T3"><text:line-break/></text:span><text:span text:style-name="T1">事实上，我一直认为1984的世界统治成本过于高昂，现实中是不太可能出现的。这些年，反倒是越来越看清一个美丽新世界的存在。</text:span><text:span text:style-name="T3"><text:line-break/></text:span><text:span text:style-name="T1">立场相左，其实也无所谓，只要都是基于事实与逻辑，便仅仅是各自的“道”不同，时间会给出答案。</text:span><text:span text:style-name="T3"><text:line-break/></text:span><text:span text:style-name="T1">但是实在容忍不了谎言和双重标准。一点也忍受不了。</text:span></text:p>
      <text:p text:style-name="P1"><text:span text:style-name="T1">許世勤   |  2021.05.27 12:48   |   </text:span><text:a xlink:type="simple" xlink:href="http://palinfo.habago.org/Entry?Command=Information_PrintForum#FORUM40652"><text:span text:style-name="T2">#</text:span></text:a></text:p>
      <text:p text:style-name="P2"><text:span text:style-name="T1">現在好像在看George Orwell的1984在現實中上演，任何propaganda為了需求可以隨時改變說法。原本包括Facebook在內的美國各大媒體，對於病毒leaks from lab是絕對審查與禁止的，現在又改變說法說要反映「新的事實與趨勢」。</text:span><text:span text:style-name="T3"><text:line-break/><text:line-break/></text:span><text:span text:style-name="T1">Biden說要在90天內查明病毒的來源：</text:span><text:span text:style-name="T3"><text:line-break/></text:span><text:a xlink:type="simple" xlink:href="https://www.rt.com/usa/524891-biden-covid-origin-probe/"><text:span text:style-name="T4">https://www.rt.com/usa/524891-biden-covid-origin-probe/</text:span></text:a><text:span text:style-name="T3"><text:line-break/><text:line-break/></text:span><text:span text:style-name="T1">看來美國在疫苗普及，新冠肺炎確診率與死亡率降低後，開始要以疫病作為全面攻勢，這個宣傳戰的目的擺明就是要指名中國大陸以軍事目的研製了新冠病毒。這個做法跟拿著洗衣粉在聯合國大會指責伊拉克擁有大規模毀滅性武器一樣，自導自演一波後軍事侵略伊拉克。但是用同樣的作法想要引發八國聯軍進攻中國，中國恐怕不是小綿羊。美國在全世界擁有最多與軍事相關的生物實驗室，關於Fort Detrict的許多秘密是他自己的短版，一個不小心可能沒有在宣傳上擊敗對手，還會被對手反殺。</text:span><text:span text:style-name="T3"><text:line-break/><text:line-break/></text:span><text:span text:style-name="T1">中國敦促調查全世界美國的秘密實驗室：</text:span><text:span text:style-name="T3"><text:line-break/></text:span><text:a xlink:type="simple" xlink:href="https://www.rt.com/news/524916-china-probe-secretive-biolabs/"><text:span text:style-name="T4">https://www.rt.com/news/524916-china-probe-secretive-biolabs/</text:span></text:a></text:p>
      <text:p text:style-name="P1"><text:span text:style-name="T1">陳真   |  2021.05.26 20:13   |   </text:span><text:a xlink:type="simple" xlink:href="http://palinfo.habago.org/Entry?Command=Information_PrintForum#FORUM40651"><text:span text:style-name="T2">#</text:span></text:a></text:p>
      <text:p text:style-name="P2"><text:span text:style-name="T1">誰敢去打未經三期實驗的台灣 "疫苗"？那不就等於是在賭命嗎？拿大家的生命做大規模人體實驗。</text:span><text:span text:style-name="T3"><text:line-break/><text:line-break/></text:span><text:span text:style-name="T1">防疫不是什麼高深的學問，但是，台灣事實上根本沒有防疫這回事，而只有"防疫仇中政治學"，打從一年多前就不斷把它當成一種政治議題而非公衛議題，進行瘋狂的仇中反華政治操弄。操弄到現在這樣一種危急關頭，居然還在操弄，還在阻擋正常的防疫措施。</text:span><text:span text:style-name="T3"><text:line-break/><text:line-break/></text:span><text:span text:style-name="T1">這就跟美國一樣。如同柯文哲所說，"萊豬吃了，軍火也買了"，美國卻說台灣死的人還不夠多，不用肖想有疫苗。</text:span><text:span text:style-name="T3"><text:line-break/><text:line-break/></text:span><text:span text:style-name="T1">不但不賣疫苗給台灣，美國在台總督酈什麼傑的，到現在還在操弄什麼民主鳳梨。今天還在記者會上搬出一顆台灣鳳梨，說它象徵民主，對照大陸極權暴政。這個美國人渣還公開叫台灣人 "應該為自己的民主成就感到驕傲與自豪"。</text:span><text:span text:style-name="T3"><text:line-break/><text:line-break/></text:span><text:span text:style-name="T1">除了政治操弄，人渣黨還完全睜眼說瞎話地欺騙台灣人說黨有多厲害，什麼全世界都好佩服好羨慕，簡直是把大家當白痴。他媽的這個人渣黨到底防了什麼疫？做了些什麼？台灣之前的防疫成效不是來自這個爛黨，而是來自台灣人長久以來習慣戴口罩，而且公衛措施從眾性與配合度都很高。</text:span><text:span text:style-name="T3"><text:line-break/><text:line-break/></text:span><text:span text:style-name="T1">人渣黨不但自己什麼也不做，而且對於外界建議或批評，動輒加以恐嚇或妖魔化成中共同路人。比方說大陸普篩，誰敢在台灣說應該要普篩，誰就會被攻擊被抹黑；誰若想要找出確診者，誰就是要唱衰台灣。</text:span><text:span text:style-name="T3"><text:line-break/><text:line-break/></text:span><text:span text:style-name="T1">再比方說，現在人渣黨自己承認早就已經有過十幾次社區感染，但是，當時若有人說有可能有社區感染，就會被以造謠罪名移送法辦。</text:span><text:span text:style-name="T3"><text:line-break/><text:line-break/></text:span><text:span text:style-name="T1">柯文哲是有專業良知的，五月初，疫情尚未爆發時，他就說機組人員應第一優先接種疫苗，馬上被防疫中心痛罵說 "這是國際笑話"。結果呢？疫情果然因此爆發。</text:span><text:span text:style-name="T3"><text:line-break/><text:line-break/></text:span><text:span text:style-name="T1">一般人入境須居檢14天，航空機組人員卻有居檢 "3+11" 的特權，等於是檢假的；施壓解禁者就是范雲大立委和鄭文燦，但他們卻不用因此負起任何責任，反而還會反口咬人。</text:span><text:span text:style-name="T3"><text:line-break/><text:line-break/></text:span><text:span text:style-name="T1">這位人渣黨的桃園縣長鄭文燦真的很腦殘，我真不敢相信我的眼睛，這是土軍閥張大帥的年代嗎？他的防疫措施居然是叫一大堆工人去把桃園市內的所有籃球框統統拆除，說這樣大家就不會來打球，也就不會有群聚感染了。</text:span><text:span text:style-name="T3"><text:line-break/><text:line-break/></text:span><text:span text:style-name="T1">可是，接下來是要怎樣？拆馬路嗎？這樣大家也就根本沒法上街了，更不會有群聚感染了？</text:span><text:span text:style-name="T3"><text:line-break/><text:line-break/></text:span><text:span text:style-name="T1">台灣人再不自救，再放任人渣黨為所欲為胡搞瞎搞，島嶼命運未卜，後果難料。</text:span><text:span text:style-name="T3"><text:line-break/><text:line-break/></text:span><text:span text:style-name="T1">陳真</text:span><text:span text:style-name="T3"><text:line-break/><text:line-break/></text:span><text:span text:style-name="T1">2021. 05. 26.</text:span><text:span text:style-name="T3"><text:line-break/><text:line-break/></text:span><text:span text:style-name="T1">=======================</text:span><text:span text:style-name="T3"><text:line-break/><text:line-break/></text:span><text:span text:style-name="T1">柯文哲嗆酈英傑：萊豬也吃了 所以才死11人不算多？</text:span><text:span text:style-name="T3"><text:line-break/><text:line-break/></text:span><text:span text:style-name="T1">2021-05-26</text:span><text:span text:style-name="T3"><text:line-break/><text:line-break/></text:span><text:span text:style-name="T1">聯合報 / 記者林麗玉</text:span><text:span text:style-name="T3"><text:line-break/><text:line-break/></text:span><text:span text:style-name="T1">台北市長柯文哲今天說，「萊豬也吃了、軍火也買了，所以勒，(酈英傑)意思是，你們才死11人，不算多？」圖／引用自北市府直播</text:span><text:span text:style-name="T3"><text:line-break/><text:line-break/></text:span><text:span text:style-name="T1">台灣是否可能取得美國釋出的新冠狀病毒疫苗，美國在台協會處長酈英傑今天表示，台灣確診人數相比全世界仍算低，美國政府還在擬定疫苗釋出的分配標準，會考量接受方的確診率、接種比例、醫療體系的量能。台北市長柯文哲今天嗆，「萊豬也吃了、軍火也買了，所以勒，(酈英傑)意思是，你們才死11人，不算多？」</text:span><text:span text:style-name="T3"><text:line-break/><text:line-break/></text:span><text:span text:style-name="T1">柯文哲說，台灣的情況緊急不緊急，去醫院看一下就知道，怎麼會不緊急？但台灣要跟印度比，台灣死亡人數才要開始。柯文哲說，他作為台北市長，實在不想對另外一個國家的大使在這邊講的話批評，但柯還是忍不住嗆，「但是，萊豬也吃了，軍火也買了，所以勒，意思是說，你們才死11人，不算多？」</text:span><text:span text:style-name="T3"><text:line-break/><text:line-break/></text:span><text:span text:style-name="T1">==================</text:span><text:span text:style-name="T3"><text:line-break/><text:line-break/></text:span><text:span text:style-name="T1">「期待國產疫苗如拿命運去賭！」柯文哲憂：到8月恐撐不下去，會死傷慘重</text:span><text:span text:style-name="T3"><text:line-break/><text:line-break/></text:span><text:span text:style-name="T1">風傳媒</text:span><text:span text:style-name="T3"><text:line-break/><text:line-break/></text:span><text:span text:style-name="T1">方炳超</text:span><text:span text:style-name="T3"><text:line-break/><text:line-break/></text:span><text:span text:style-name="T1">2021-05-26</text:span><text:span text:style-name="T3"><text:line-break/></text:span><text:span text:style-name="T1">   </text:span><text:span text:style-name="T3"><text:line-break/></text:span><text:span text:style-name="T1">本土疫情嚴峻，台北市長柯文哲直言，若要全面仰賴8月的國產疫苗，後果恐不堪設想。（資料照，台北市政府提供）</text:span><text:span text:style-name="T3"><text:line-break/><text:line-break/></text:span><text:span text:style-name="T1">台北市政府今（26）上午召開防疫會議，北市衛生局長黃世傑認為，現在應至少讓許多國家都在用的輝瑞BNT疫苗進來。市長柯文哲直言，若要等到8月打國產疫苗，等同將國家的命運賭在一個不可知的期望上面，「我認為這個狀況要撐到8月撐不下去，會死傷慘重」。</text:span><text:span text:style-name="T3"><text:line-break/><text:line-break/></text:span><text:span text:style-name="T1">北市衛生局：應讓輝瑞進口台灣</text:span><text:span text:style-name="T3"><text:line-break/><text:line-break/></text:span><text:span text:style-name="T1">面對疫情情嚴峻、疫苗短缺的情況，黃世傑在會議上直言，他認為最好現在至少就讓輝瑞BNT疫苗進來，「這個美國也在用，一大堆國家在用，中央不讓它進來就講一大堆理由，沒有申請、沒有什麼講一大堆。」</text:span></text:p>
      <text:p text:style-name="P1"><text:span text:style-name="T1">陳真   |  2021.05.26 19:01   |   </text:span><text:a xlink:type="simple" xlink:href="http://palinfo.habago.org/Entry?Command=Information_PrintForum#FORUM40650"><text:span text:style-name="T2">#</text:span></text:a></text:p>
      <text:p text:style-name="P3"><text:span text:style-name="T1">這個垃圾才是台灣真正的統治者。這些人渣，到現在的生死關頭，還在操弄這些。</text:span><text:span text:style-name="T3"><text:line-break/><text:line-break/></text:span><text:a xlink:type="simple" xlink:href="https://bit.ly/2QUZs32"><text:span text:style-name="T4">https://bit.ly/2QUZs32</text:span></text:a><text:span text:style-name="T3"><text:line-break/><text:line-break/></text:span><text:span text:style-name="T1">陳真</text:span><text:span text:style-name="T3"><text:line-break/><text:line-break/></text:span><text:span text:style-name="T1">2021. 05. 26.</text:span><text:span text:style-name="T3"><text:line-break/><text:line-break/></text:span><text:span text:style-name="T1">===========</text:span><text:span text:style-name="T3"><text:line-break/><text:line-break/></text:span><text:span text:style-name="T1">用鳳梨讚台灣面對霸凌的團結 AIT處長：讓霸凌適得其反</text:span><text:span text:style-name="T3"><text:line-break/><text:line-break/></text:span><text:span text:style-name="T1">2021-05-26</text:span><text:span text:style-name="T3"><text:line-break/><text:line-break/></text:span><text:span text:style-name="T1">聯合報 / 記者徐偉真</text:span><text:span text:style-name="T3"><text:line-break/><text:line-break/></text:span><text:span text:style-name="T1">美國在台協會（AIT）處長酈英傑今天表示，台灣應該為自己的眾多成就感到驕傲，包括只花一兩代的時間就威權政體轉型為民主社會，他提到台灣面對霸凌時，特地拿出一顆鳳梨放到講台上，暗示台灣的鳳梨之前被中國大陸禁止進口的事件，「台灣展現了決心與團結，而這使得霸凌手段適得其反」。</text:span></text:p>
      <text:p text:style-name="P1"><text:span text:style-name="T1">吳聲志   |  2021.05.26 18:30   |   </text:span><text:a xlink:type="simple" xlink:href="http://palinfo.habago.org/Entry?Command=Information_PrintForum#FORUM40648"><text:span text:style-name="T2">#</text:span></text:a></text:p>
      <text:p text:style-name="P2"><text:span text:style-name="T1">補充一點：真的黨外人士，通常會有很強的恨和恐懼，然後很壓抑，假的黨外人士（特務）則完全沒有。</text:span></text:p>
      <text:p text:style-name="P1"><text:span text:style-name="T1">吳聲志   |  2021.05.26 18:20   |   </text:span><text:a xlink:type="simple" xlink:href="http://palinfo.habago.org/Entry?Command=Information_PrintForum#FORUM40647"><text:span text:style-name="T2">#</text:span></text:a></text:p>
      <text:p text:style-name="P3"><text:span text:style-name="T1">先說一下我的切入觀點：蔣經國晚年要安排接班佈局，那有兩個重點要了解，1.他希望中華民國之後要如何發展、2.當時的環境。</text:span><text:span text:style-name="T3"><text:line-break/><text:line-break/></text:span><text:span text:style-name="T1">1.簡單來說政治謀略就是佈局（橫向：環境）和造勢（縱向：時間）1.他要中華民國如何發展（方向和時間）2.動機為何？</text:span><text:span text:style-name="T3"><text:line-break/><text:line-break/></text:span><text:span text:style-name="T1">先說外部環境，分1.對岸和2.美國</text:span><text:span text:style-name="T3"><text:line-break/><text:line-break/></text:span><text:span text:style-name="T1">1.與對岸的關係比較單純，就是最後要統一，這是終極目標，站在中華民國的立場，統一意味著中華民國的滅亡，但這不阻礙統一這個目標，也就是中華民國注定在不久之後要結束，那最好的統一方式是和平轉移政權，也就是和平統一。</text:span><text:span text:style-name="T3"><text:line-break/><text:line-break/></text:span><text:span text:style-name="T1">2.與美國的關係：美國想找人取代蔣家且實行民主制度（好有兩個以上的黨供他選擇和互相制衡），且讓台灣成為一個親美政權（而非親中的國民黨），所以較傾向黨外，且美國對台灣有強大的控制力，在蔣經國過世後會更大。</text:span><text:span text:style-name="T3"><text:line-break/><text:line-break/></text:span><text:span text:style-name="T1">這裡要說明一個重點，就是一但台灣完全落入美國之手，美國就會利用台灣對大陸予取予求，不斷提款，根本不會讓兩岸統一，甚至會引發兩岸的戰爭，（也就是在他死後不久，台灣會落入美國手中成為攻擊大陸的工具，他該怎麼避免？）括號這句是重點，答案是：摧毀他。那怎麼摧毀他（讓他自爆）？答案是：黨爭（勢均力敵且水火不容的那種），所以他要平衡兩邊的勢力和製造衝突，所以才有李登輝和林義雄。</text:span><text:span text:style-name="T3"><text:line-break/><text:line-break/></text:span><text:span text:style-name="T1">再來是內部環境：</text:span><text:span text:style-name="T3"><text:line-break/><text:line-break/></text:span><text:span text:style-name="T1">1.當時的中華民國，國力強盛且國民黨還是牢牢掌握台灣，他只需要安排一個忠於國民黨、忠於中華民國，又能製國的人即可。</text:span><text:span text:style-name="T3"><text:line-break/><text:line-break/></text:span><text:span text:style-name="T1">綜合1、2點他的目標只能是摧毀中華民國（怕強大的中華民國落入美國手中，成為傷害同胞的工具，且中華民國退到台灣後，注定要滅亡（統一））括號這句是重點，不讓中華民國這個他建立起來的‘超級軍事要塞’落入美國人手中，傷害大陸，只好先把他炸了，所以才埋下黨爭（超強的仇恨和均勢）這個大炸藥。</text:span><text:span text:style-name="T3"><text:line-break/><text:line-break/></text:span><text:span text:style-name="T1">他的目標是讓美國拿到一個沒有戰力的台灣（也讓台灣免去了災禍）匹夫無罪，懷碧其罪，台灣戰力越強，攻擊大陸，自身受害就更大（很有可能成焦土），他的作法免去了台灣的災禍，保了兩岸的和平，也給台灣人200年（統一那天算起）平安、富裕的好日子，這就是他對台灣的安排。</text:span><text:span text:style-name="T3"><text:line-break/><text:line-break/></text:span><text:span text:style-name="T1">抱歉，實在不想提起這樣的事情，只是想把我看到的告訴大家。</text:span></text:p>
      <text:p text:style-name="P1"><text:span text:style-name="T1">陳真   |  2021.05.26 17:51   |   </text:span><text:a xlink:type="simple" xlink:href="http://palinfo.habago.org/Entry?Command=Information_PrintForum#FORUM40646"><text:span text:style-name="T2">#</text:span></text:a></text:p>
      <text:p text:style-name="P2"><text:span text:style-name="T1">這個人渣黨真的是喪心病狂到極點。歐洲十幾個國家停用或禁用的有問題疫苗，光是瑞典就有上萬例副作用，台灣卻把它當成寶，而且還買得比別人貴，還買一些快過期的。</text:span><text:span text:style-name="T3"><text:line-break/><text:line-break/></text:span><text:span text:style-name="T1">全世界有哪個國家會比大陸的防疫工作做得更好。大陸要捐疫苗給我們，人渣黨卻拒絕，睜眼說瞎話說大陸敢用的，我們不敢用。它媽的真是很無恥，到這種時候還在搞政治，還在搞抹黑，還在睜眼說瞎話，拿全民百姓的生命當政治工具。</text:span><text:span text:style-name="T3"><text:line-break/><text:line-break/></text:span><text:span text:style-name="T1">甚至就連輝瑞BNT疫苗也被一些人渣黨立委給抹黑得一文不值。這些人渣真的是人格有病。事實上，BNT 疫苗是目前全世界評價最高的疫苗。就只因為它是上海公司所投資，人渣黨就拼命要抹黑它。</text:span><text:span text:style-name="T3"><text:line-break/><text:line-break/></text:span><text:span text:style-name="T1">台灣人居然連這樣的醜事惡事也能忍？至於所謂在野黨，我不知道它到底有什麼存在價值。跟這個人渣黨一同生活在這小島上，真的是有夠痛苦。這個比疫情更可怕千百倍的惡夢，到底要幾時才能結束？這個人渣黨到底是要把台灣糟蹋到幾時才會結束？</text:span><text:span text:style-name="T3"><text:line-break/></text:span><text:span text:style-name="T1">陳真</text:span><text:span text:style-name="T3"><text:line-break/><text:line-break/></text:span><text:span text:style-name="T1">2021. 05. 26.</text:span><text:span text:style-name="T3"><text:line-break/><text:line-break/></text:span><text:span text:style-name="T1">================</text:span><text:span text:style-name="T3"><text:line-break/><text:line-break/></text:span><text:span text:style-name="T1">大陸願意捐贈疫苗！陳時中：他們在打的「我們不敢用」</text:span><text:span text:style-name="T3"><text:line-break/><text:line-break/></text:span><text:span text:style-name="T1">編輯：黃任強 2021-05-26</text:span><text:span text:style-name="T3"><text:line-break/><text:line-break/></text:span><text:span text:style-name="T1">CTWANT</text:span><text:span text:style-name="T3"><text:line-break/><text:line-break/></text:span><text:span text:style-name="T1">國內本土疫情嚴重，全台進入三級警戒，許多民眾都關心何時可以接種疫苗，國台辦甚至願意提供台灣疫苗，「至於捐贈何種疫苗，我想應該會考慮接受方的意願」。對此，指揮中心也回應了。</text:span><text:span text:style-name="T3"><text:line-break/><text:line-break/></text:span><text:span text:style-name="T1">陳時中回應，疫苗是救命的可是也有風險在，在整體的審查上面是非常嚴謹的，「他們沒有在打的，我們有一點興趣，那他們在打的，我們不敢用」。</text:span><text:span text:style-name="T3"><text:line-break/><text:line-break/></text:span><text:span text:style-name="T1">=================</text:span><text:span text:style-name="T3"><text:line-break/><text:line-break/></text:span><text:span text:style-name="T1">挪威宣布禁用AZ疫苗 瑞典副作用超過3萬例 多半與AZ有關</text:span><text:span text:style-name="T3"><text:line-break/><text:line-break/></text:span><text:span text:style-name="T1">新頭殼newtalk &amp;;#124;李志良 綜合報導</text:span><text:span text:style-name="T3"><text:line-break/><text:line-break/></text:span><text:span text:style-name="T1">2021年5月13日</text:span><text:span text:style-name="T3"><text:line-break/><text:line-break/></text:span><text:span text:style-name="T1">挪威首相索爾貝格於當地時間12日宣佈，挪威將不再使用阿斯利康 (AZ) 生產的新冠疫苗。</text:span><text:span text:style-name="T3"><text:line-break/><text:line-break/></text:span><text:span text:style-name="T1">路透社13日報導，挪威政府專家委員會建議，由於以上廠家的新冠疫苗具有罕見但極具傷害性的副作用，兩款疫苗都應該被排除在挪威政府的疫苗接種專案之外。</text:span><text:span text:style-name="T3"><text:line-break/><text:line-break/></text:span><text:span text:style-name="T1">另外，瑞典近日一份官方統計結果顯示，該國新冠疫苗接種導致的副作用案例已超3萬例，其中大多數病例發生在接種AZ疫苗的人群中。</text:span><text:span text:style-name="T3"><text:line-break/><text:line-break/></text:span><text:span text:style-name="T1">================</text:span><text:span text:style-name="T3"><text:line-break/><text:line-break/></text:span><text:span text:style-name="T1">AZ疫苗》德國、法國、義大利、西班牙都停用！台灣還要繼續施打嗎？</text:span><text:span text:style-name="T3"><text:line-break/><text:line-break/></text:span><text:span text:style-name="T1">風傳媒國際中心</text:span><text:span text:style-name="T3"><text:line-break/><text:line-break/></text:span><text:span text:style-name="T1">2021-03-16   </text:span><text:span text:style-name="T3"><text:line-break/><text:line-break/></text:span><text:span text:style-name="T1">新冠肺炎疫苗（AZ疫苗），在歐洲傳出多起接種者出現血栓甚至死亡的案例，引發公衛界疑慮。歐洲大陸4個人口最多的國家德國、法國、義大利、西班牙15日宣布暫停施打AZ疫苗，各方高度關注台灣公衛當局是否跟進。</text:span><text:span text:style-name="T3"><text:line-break/><text:line-break/></text:span><text:span text:style-name="T1">================</text:span><text:span text:style-name="T3"><text:line-break/></text:span><text:span text:style-name="T1">接種後釀血栓症狀?歐洲10國停用AZ疫苗</text:span><text:span text:style-name="T3"><text:line-break/><text:line-break/></text:span><text:span text:style-name="T1">非凡新聞</text:span><text:span text:style-name="T3"><text:line-break/><text:line-break/></text:span><text:span text:style-name="T1">2021-03-12</text:span><text:span text:style-name="T3"><text:line-break/><text:line-break/></text:span><text:span text:style-name="T1">英國AZ疫苗，在歐洲傳出多起接種後出現血栓，甚至死亡的案例。北歐三國，丹麥、挪威、冰島，11日宣布全面暫停施打，義大利、奧地利也跟進，停止使用部分AZ疫苗。眼看停用潮越演越烈！</text:span></text:p>
      <text:p text:style-name="P1"><text:span text:style-name="T1">陳真   |  2021.05.26 17:50   |   </text:span><text:a xlink:type="simple" xlink:href="http://palinfo.habago.org/Entry?Command=Information_PrintForum#FORUM40645"><text:span text:style-name="T2">#</text:span></text:a></text:p>
      <text:p text:style-name="P3"><text:span text:style-name="T1">我沒看你們寫什麼。我繼續再忍一下，希望各位適可而止。</text:span><text:span text:style-name="T3"><text:line-break/><text:line-break/></text:span><text:span text:style-name="T1">巴勒網求是求實，凡是道聽塗說、信口開河之類的幻想文，請往別處。我的耐心很有限。</text:span><text:span text:style-name="T3"><text:line-break/><text:line-break/></text:span></text:p>
      <text:p text:style-name="P1"><text:span text:style-name="T1">人民   |  2021.05.26 17:41   |   </text:span><text:a xlink:type="simple" xlink:href="http://palinfo.habago.org/Entry?Command=Information_PrintForum#FORUM40644"><text:span text:style-name="T2">#</text:span></text:a></text:p>
      <text:p text:style-name="P2"><text:span text:style-name="T1">美帝與台獨都不大可能發動類似228的武裝叛變。</text:span><text:span text:style-name="T3"><text:line-break/></text:span><text:span text:style-name="T1">因為島內大規模的動亂，正是老共出兵的理由之一。</text:span></text:p>
      <text:p text:style-name="P1"><text:span text:style-name="T1">王慧玲   |  2021.05.26 17:08   |   </text:span><text:a xlink:type="simple" xlink:href="http://palinfo.habago.org/Entry?Command=Information_PrintForum#FORUM40643"><text:span text:style-name="T2">#</text:span></text:a></text:p>
      <text:p text:style-name="P2"><text:span text:style-name="T1">陳醫師：你只知其一 不知其二，美國特務並不是全在CIA裡面，在民間的宗教...基督教會中也藏很多美國特務，林義雄是信仰何種宗教？林家血宅是誰買下來的？現在變成什麼場所呢？</text:span><text:span text:style-name="T3"><text:line-break/></text:span><text:span text:style-name="T1">還有你說的「美麗島事件」，跟本是印偽鈔犯被逮後，假藉口真抗議的假民主事件，當事人極力誣陷知情的蔣經國先生。</text:span><text:span text:style-name="T3"><text:line-break/></text:span><text:span text:style-name="T1">恕我不客氣地說，當時年輕的你，充其量也不過是那群人利用的棋子。</text:span><text:span text:style-name="T3"><text:line-break/><text:line-break/></text:span><text:span text:style-name="T1">對了，你斬釘截鐵地說的命案兇手是蔣經國和其特務，但早在一千多年前的唐朝，就有武則天親手弒女，扳倒敵人王皇后，武后成功的奪得皇后的寶座的事蹟，所以沒有確切的證據，陳醫師還是不要妄下斷言。</text:span><text:span text:style-name="T3"><text:line-break/><text:line-break/></text:span><text:span text:style-name="T1">「林義雄滅門血案根據所能蒐集到的資料，我們可以先行列舉以下幾種可能性:</text:span><text:span text:style-name="T3"><text:line-break/><text:line-break/></text:span><text:span text:style-name="T1">1.這是一件突發單純的闖空門偷竊事件。</text:span><text:span text:style-name="T3"><text:line-break/><text:line-break/></text:span><text:span text:style-name="T1">2.這是國民黨政府示意所做的行動或者是情治單位自行行動甚至支持國民黨的極端分子所為。</text:span><text:span text:style-name="T3"><text:line-break/><text:line-break/></text:span><text:span text:style-name="T1">3.這是由當時的中共政權所策劃行動的。</text:span><text:span text:style-name="T3"><text:line-break/><text:line-break/></text:span><text:span text:style-name="T1">4.這是由外國政府所支持策劃的行動。</text:span><text:span text:style-name="T3"><text:line-break/><text:line-break/></text:span><text:span text:style-name="T1">5.這是由海外或島內反國民黨執政團體所策劃的行動。</text:span><text:span text:style-name="T3"><text:line-break/><text:line-break/></text:span><text:span text:style-name="T1">1.這是一件突發單純的闖空門偷竊事件。因為發現裡面還有老弱小孩，所以一不作二不休滅了口，又因為要滅跡，所以在屋內逗留一段時間，結果又碰上林奐均下課回家，於是也是因為滅口的原因再度對林奐均下毒手，最後為了掩人耳目，故意不拿取財物，誤導偵辦方相。這個原因有可能但是機率稍低，因為當天和228事件是同一天，這個日子非常有象徵性，如果是這個原因，那這就是非常巧合的一件事。</text:span><text:span text:style-name="T3"><text:line-break/><text:line-break/></text:span><text:span text:style-name="T1">2.這是國民黨政府示意所做的行動或者是情治單位自行行動甚至支持國民黨的極端分子所為。這個原因是現在所有親綠人士一致共同看法，認為是國民黨為了殺機儆猴對當時黨外人士所採取的行動，或者當時的情治單位插槍走火所犯下的。但是阿龍卻認為這前半段是最不可能的一個原因，因為當時時空背景是美麗島事件後相隔約四個多月後發生的，當時國民黨政府為了此事還加強嚴格限制管理，為了就是能讓事件趕快平息安定，怎麼可能還示意做這種事，這不是提油澆火嗎?再說當時是戒嚴威權政權，真要如此還不如將所有首謀份子的家眷一起處理掉，豈不更省事，那還需殺雞儆猴?</text:span><text:span text:style-name="T3"><text:line-break/></text:span><text:span text:style-name="T1">再則我們舉例來說 : 就如同318事件，馬政府一心想要趕快讓事件平息而示意做出林飛帆滅門血案，殺雞儆猴，那大家會不會說這馬政府腦袋壞掉?這事件是會擴大還是平息?同理可證；當時的蔣政府不可能做這種指示。但是如果說是後半段兩種狀況，那這機率相對是稍高一些，但是挑在228這種敏感的日子下手，那麼顯然動機就不是這麼單純，在這個原因項下，就可能是故意給蔣政府難堪，進而有叛變的意圖。</text:span><text:span text:style-name="T3"><text:line-break/><text:line-break/></text:span><text:span text:style-name="T1">3.這是由當時的中共政權所策劃行動。這個原因比上一個原因的叛變機率還低，因為當時中共的時空背景是文化大革命和四人幫事件的4年期間內，自顧喘息都不暇，還有那個中共時間給你搞這套?因為要這樣搞下去，後面鐵定還有很多戲碼要唱，不會只單搞這林義雄滅門事件。</text:span><text:span text:style-name="T3"><text:line-break/></text:span><text:span text:style-name="T1">4.這是由外國政府所支持策劃的行動。說實在的；阿龍倒是認為這一點和第5點機率最高，這個外國政府是指哪一個國家，相信大家心知肚明，這個國家所策動這種顛覆外國政府的例子，不勝枚舉，至於理由則是培植一個當地政權，推翻掉蔣氏政權，建立一個徹底脫離與中國關係的新興國家政府，而且故意挑在228當天，為了就是要在美麗島事件相隔四個月間，看能不能挑起舊恨點燃新仇，一舉徹底推翻蔣氏政權。到目前為止，這個原因是機率最高的。</text:span><text:span text:style-name="T3"><text:line-break/><text:line-break/></text:span><text:span text:style-name="T1">5.這是由海外或島內反國民黨執政團體所策劃的行動。這個所謂的團體就是包含台獨組織，各位只要看看這些個台獨組織對國民黨要員所幹下多少次暗殺事件，就可以得知這組織的行為模式，而其目的也是和第4點所言的；[建立一個徹底脫離與中國關係的新興國家政府，而且故意挑在228當天，為了就</text:span><text:span text:style-name="T3"><text:line-break/></text:span><text:span text:style-name="T1">是要在美麗島事件相隔四個月間，看能不能挑起舊恨點燃新仇，一舉徹底推翻蔣氏政權。]。而這個原因機率甚至等同；還高於第4點。」</text:span><text:span text:style-name="T3"><text:line-break/></text:span><text:span text:style-name="T1">以上推論是摘自這個網站 </text:span><text:a xlink:type="simple" xlink:href="https://ziweixingming.com/%E6%9E%97%E7%BE%A9%E9%9B%84%E6%BB%85%E9%96%80%E8%A1%80%E6%A1%88/"><text:span text:style-name="T4">https://ziweixingming.com/</text:span><text:span text:style-name="T9">林義雄滅門血案</text:span><text:span text:style-name="T10">/</text:span></text:a><text:span text:style-name="T3"><text:line-break/></text:span><text:span text:style-name="T1">，陳醫師若有興趣看完整文章，請自行前往。</text:span><text:span text:style-name="T3"><text:line-break/><text:line-break/></text:span><text:span text:style-name="T1">文章中推論的第4點和第5點的國家、組織，只有「台灣基督教長老教會」完全符合。</text:span><text:span text:style-name="T3"><text:line-break/><text:line-break/></text:span><text:span text:style-name="T1">「台灣的長老會南派在日本帝國時期強制改宗過信神道教</text:span><text:span text:style-name="T3"><text:line-break/></text:span><text:span text:style-name="T1">對，一神教的主神不只上帝，還硬加了一個日本天皇</text:span><text:span text:style-name="T3"><text:line-break/></text:span><text:span text:style-name="T1">戰後自然日本神道沒有在管台灣宗教，但是南派開始拜上帝天皇雙神⋯⋯</text:span><text:span text:style-name="T3"><text:line-break/></text:span><text:span text:style-name="T1">從此南派長老會就很神奇開始講一狗票台灣神道論之類的自創神道⋯⋯而且基本已經跟日本神道完全脫節，直至你現在看到的台獨神道長老會</text:span><text:span text:style-name="T3"><text:line-break/></text:span><text:span text:style-name="T1">當然要澄清的一點，北派馬偕很受不了南派搞這些奇葩神道一神教，所以這跟馬偕長老會無關就是-------ㄧ個曾經加入長老教會的網友」</text:span><text:span text:style-name="T3"><text:line-break/><text:line-break/></text:span></text:p>
      <text:p text:style-name="P1"><text:span text:style-name="T1">1975年生的歐千嘉   |  2021.05.26 12:26   |   </text:span><text:a xlink:type="simple" xlink:href="http://palinfo.habago.org/Entry?Command=Information_PrintForum#FORUM40642"><text:span text:style-name="T2">#</text:span></text:a></text:p>
      <text:p text:style-name="P3"><text:span text:style-name="T1">陳真醫師不刪我留言，很好。</text:span><text:span text:style-name="T3"><text:line-break/><text:line-break/></text:span><text:span text:style-name="T1">我雖然沒參與過黨外運動，關於相關的歷史與書本也讀得很少。</text:span><text:span text:style-name="T3"><text:line-break/><text:line-break/></text:span><text:span text:style-name="T1">不過我是一個不會說謊話的人。我留言的姓名、與我的基本資料，包括我臉書的帳號，全是真名、真帳號，我臉書有我本人的照片。我在2020年在YouTube建立了一個頻道叫「TI老四」，但是本人目前只上傳了四影片，怎麼說…我現在不是不敢講，曾經我是不敢講的，後來我不顧一切都講出來，不管別人是不是會當我是神經病了。目前在「TI老四」僅上傳四影片，兩部是我的談話，不過也只是開端，還有很多事還沒以影片方式述說，不過我貼在我另一臉書帳號，署名 meggie Chang</text:span><text:span text:style-name="T3"><text:line-break/><text:line-break/></text:span><text:span text:style-name="T1">meggie Chang有個相本「TI經歷對話記錄」</text:span><text:span text:style-name="T3"><text:line-break/></text:span><text:a xlink:type="simple" xlink:href="https://www.facebook.com/media/set/?set=a.821851254824024&amp;;type=3"><text:span text:style-name="T4">https://www.facebook.com/media/set/?set=a.821851254824024&amp;;type=3</text:span></text:a><text:span text:style-name="T3"><text:line-break/><text:line-break/></text:span><text:span text:style-name="T1">沒想到陳真醫師對於 Targeted Individual 的事件毫無興趣，TI常被污名為思覺失調症，認真想尋求事實的人，應該要重視我的證詞，我還以為陳真醫師是這種人，沒想到不是…好吧！至少沒刪我的留言。我無幻聽也無幻覺，不過我大姊1970年出生的歐千禎，曾經有幻聽過。也就是說同樣經歷到「楚門秀」，當事人未必會有「幻聽幻覺產生」。</text:span><text:span text:style-name="T3"><text:line-break/><text:line-break/></text:span><text:span text:style-name="T1">回應一下「洋洋」，我也不是什麼從小崇拜蔣介石，我是一個曾經被民進黨洗腦嚴重的人，總統大選總給扁呂兩次。陳水扁在2008年11月被上拷，我還在網路上挺扁，還曾經自封是「阿扁們」。民進黨拿來當政治提款機的「二二八事件」偏頗的史觀與論述，我也是照單全收。2008年11月上網挺扁後，還會去參加一些蔡丁貴公投盟辦的活動，我還在中正紀念堂的自由廣場腳踩過 ROC國旗，所以，各位若是只有看我一篇留言，就自行腦補我一路走來的政治立場，那我也沒辦法，因為這是對於陌生人很容易犯的毛病。</text:span><text:span text:style-name="T3"><text:line-break/><text:line-break/></text:span><text:span text:style-name="T1">我大姊也是Targeted Individual目標個人，也就是被設計「楚門秀」的人，被設計的內容就是設計「無性戀」，有一個男性對象，但是該男僅是一直有距離的跟著，並不會再與我大姊對話。</text:span><text:span text:style-name="T3"><text:line-break/><text:line-break/></text:span><text:span text:style-name="T1">另一招是名人街頭快閃，陳水扁曾經現身在內湖「捷運葫洲站」一帶，我大姊看到他，是在2018年，大姊告訴我說，陳水扁當時是騎一小段摩托車，我問我大姊：「阿扁不是腳沒力嗎？」我大姊回：「只是一小段。」我又問：「他身邊還有誰嗎？」我大姊回：「附近有一外勞，女的。」</text:span><text:span text:style-name="T3"><text:line-break/><text:line-break/></text:span><text:span text:style-name="T1">我為何要講陳水扁曾經現身在內湖「捷運葫洲站」的事，不只陳水扁…「他們神秘組織」叫來「快閃」現身給我大姊看過的名人名單一長串了，太多了。我也有遇到，但是「他們」擔心我拍攝，所以我搬到永和後，很少遇到了。我在2014年5月搬到鶯歌，正確的說是逃到鶯歌住。2015年4月，「他們」派過前駐日代表許世楷夫婦，從我身邊經過，天色已經暗了，我是聽到身邊身裁不高的白髮老人說：「游錫堃…」，白髮老人用台語說話，然後我回頭觀察他的身裁，還有白髮老人身邊的女士，兩人身裁高度差不多，白髮老人加上他的聲音，我聽出是前駐日代表許世楷。不至這些人…還有很多，街頭巧遇快閃。</text:span><text:span text:style-name="T3"><text:line-break/><text:line-break/></text:span><text:span text:style-name="T1">當然，各位仍然可以認為僅是巧合，不過，在我2014年搬到鶯歌之前，我在內湖與我大姊經常一起活動，比如出門用餐，或跑去市政府信義計畫區晃晃。不過，有時當然是各自出門，我還住內湖的時候，有一次，「他們」派演藝圈大嫂團「洪百榕」現身，是分別現身，先是在「捷運葫州站」現給給我大姊看，然後「洪百榕」再現身在「康寧路三段的郵局」，我當時就是在郵局等候，所以就「巧遇」洪百榕，她那時帶一個外傭，還有她的一對兒女。</text:span><text:span text:style-name="T3"><text:line-break/><text:line-break/></text:span><text:span text:style-name="T1">希望陳真醫師保持不刪我的文，謝謝。</text:span></text:p>
      <text:p text:style-name="P1"><text:span text:style-name="T1">陳真   |  2021.05.26 10:51   |   </text:span><text:a xlink:type="simple" xlink:href="http://palinfo.habago.org/Entry?Command=Information_PrintForum#FORUM40641"><text:span text:style-name="T2">#</text:span></text:a></text:p>
      <text:p text:style-name="P2"><text:span text:style-name="T1">謝謝世勤幫我回答，因為我也不懂病毒學，沒法做出評價。</text:span><text:span text:style-name="T3"><text:line-break/><text:line-break/></text:span><text:span text:style-name="T1">至於蔣介石，就是一個理當槍斃一萬次的殺人魔，在大陸殺害數百萬平民百姓，而且是個完全心理變態的殺人魔，手段之凶殘與變態，不亞於日軍之殘暴，連老人幼兒都不放過，姦殺擄掠，什麼事都幹得出來。他媽的講幾句這種變態殺人魔的不是，也有人要聽了不順耳嗎？</text:span><text:span text:style-name="T3"><text:line-break/><text:line-break/></text:span><text:span text:style-name="T1">蔣家光是在台灣這麼一個小島上，就炮製了多少所謂通匪或匪諜或思想左傾的政治案件，多少家庭家破人亡；光是有正式司法記載的就有七萬個案件，官方的保守估計，受害者約二十萬。這都還不包括那些祕密消失於人間者，十幾萬個所謂 "失蹤人口"，直接註銷，當做不存在。</text:span><text:span text:style-name="T3"><text:line-break/><text:line-break/></text:span><text:span text:style-name="T1">他媽的這樣一個殺人魔，不能說他兩句？那就好像人渣黨及其走狗們，根本就是歹徒人渣，這也有什麼好質疑的嗎？</text:span><text:span text:style-name="T3"><text:line-break/><text:line-break/></text:span><text:span text:style-name="T1">腦殘真是不分藍綠，只是目前綠的要多很多。</text:span></text:p>
      <text:p text:style-name="P1"><text:span text:style-name="T1">許世勤   |  2021.05.26 09:18   |   </text:span><text:a xlink:type="simple" xlink:href="http://palinfo.habago.org/Entry?Command=Information_PrintForum#FORUM40640"><text:span text:style-name="T2">#</text:span></text:a></text:p>
      <text:p text:style-name="P3"><text:span text:style-name="T1">最近大家都在討論「校正回歸」這件事，某部長的意思應該是指「修正」，但是把確認結果日的資料重新分配並加到採檢日的數值，這就犯了科學邏輯的錯誤。基礎不同的兩個變因，不能因為自己的需要任意加總。我們一般為了正確比較數據，會根據資料的「共同」背景去進行「校正」，如果數值與數值之間具備線性或曲線等關係，則可以進行「迴歸」，對趨勢進行預測。如果要以確認日的數據為準，那從頭到尾都應該以確認日為準;如果要以採檢日為準，那全部資料都要採用採檢日的數據。</text:span><text:span text:style-name="T3"><text:line-break/><text:line-break/></text:span><text:span text:style-name="T1">科學要求嚴謹，任何專有名詞都有固定意義，隨意創造新詞只會造成錯亂。我如果懂得一百分，那實際上我們只敢講三四十分。與其弄巧，不如藏拙，被抓一個語尾的錯誤，得花上更多的力氣去解釋。過去我只是描述數據時誤用一個英文單字，馬上被自己的指導教授叫去辦公室罵了三個小時，他說這「很嚴重」。現在我不知道綠油油的他，對於「校正回歸」會有什麼看法？</text:span><text:span text:style-name="T3"><text:line-break/><text:line-break/></text:span><text:span text:style-name="T1">關於施打疫苗在jab site會有磁性這件事，除非疫苗的佐劑或安定劑含有大量磁性物質，否則不太可能。現在幾支上市的疫苗是以liposome或adenovirus包覆mRNA的方式將spike protein的transcript送進細胞來製造spike以誘發免疫反應，理論上不會有磁性。至於施打疫苗後，導致病毒shedding，這在病毒學上更不可能。疫苗誘發免疫反應產生抗體，藉此neutralize病毒，病毒不會shedding。除非疫苗失效，病毒變異造成抗體不能辨識，導致病毒大量複製形成viremia，所以病毒shedding，但這不是因為施打疫苗造成的。關於兩者，目前我還沒有看到相關的研究報告。</text:span><text:span text:style-name="T3"><text:line-break/><text:line-break/></text:span><text:span text:style-name="T1">昨天發現大家都在熱議PCR技術，明明這項技術在生命科學領域實在是普遍到不行的東西，有些人為了護航檢疫能量不足的問題時，護航他們心中親民愛民的某部長，於是把這項技術神化了。網路上專家一堆，這些專家可能連雙股螺旋是什麼都不知道，卻成了PCR專家。</text:span></text:p>
      <text:p text:style-name="P1"><text:span text:style-name="T1">洋洋   |  2021.05.26 05:12   |   </text:span><text:a xlink:type="simple" xlink:href="http://palinfo.habago.org/Entry?Command=Information_PrintForum#FORUM40639"><text:span text:style-name="T2">#</text:span></text:a></text:p>
      <text:p text:style-name="P2"><text:span text:style-name="T1">千嘉您好</text:span><text:span text:style-name="T3"><text:line-break/></text:span><text:span text:style-name="T1">從小景仰的偉人，背後的真相，竟是一個無能、冷血的惡人。這樣的認知翻轉大多數人會感到痛苦，不能接受。</text:span><text:span text:style-name="T3"><text:line-break/></text:span><text:span text:style-name="T1">下面的連結對這種現象解釋得很好</text:span><text:span text:style-name="T3"><text:line-break/></text:span><text:a xlink:type="simple" xlink:href="https://youtu.be/_v1A_X6pXTY"><text:span text:style-name="T4">https://youtu.be/_v1A_X6pXTY</text:span></text:a><text:span text:style-name="T3"><text:line-break/><text:line-break/></text:span><text:span text:style-name="T1">至於蔣是什麼樣的人，推薦看</text:span><text:span text:style-name="T3"><text:line-break/></text:span><text:span text:style-name="T1">1、李天豪老師的公開課【國民黨為什麼會失去大陸？】系列</text:span><text:span text:style-name="T3"><text:line-break/><text:line-break/></text:span><text:span text:style-name="T1">【國民黨為什麼失去大陸】(01)</text:span><text:span text:style-name="T3"><text:line-break/></text:span><text:a xlink:type="simple" xlink:href="https://youtu.be/m7C8AnFtdlY"><text:span text:style-name="T4">https://youtu.be/m7C8AnFtdlY</text:span></text:a><text:span text:style-name="T3"><text:line-break/></text:span><text:span text:style-name="T1">【國民黨為什麼失去大陸】(02)</text:span><text:span text:style-name="T3"><text:line-break/></text:span><text:a xlink:type="simple" xlink:href="https://youtu.be/qaePrDwJ94k"><text:span text:style-name="T4">https://youtu.be/qaePrDwJ94k</text:span></text:a><text:span text:style-name="T3"><text:line-break/></text:span><text:span text:style-name="T1">【國民黨為什麼失去大陸】(03)</text:span><text:span text:style-name="T3"><text:line-break/></text:span><text:a xlink:type="simple" xlink:href="https://youtu.be/QZTya7YuJRk"><text:span text:style-name="T4">https://youtu.be/QZTya7YuJRk</text:span></text:a><text:span text:style-name="T3"><text:line-break/></text:span><text:span text:style-name="T1">【國民黨為什麼失去大陸】(04)</text:span><text:span text:style-name="T3"><text:line-break/></text:span><text:a xlink:type="simple" xlink:href="https://youtu.be/zb0Dy_EYSdo"><text:span text:style-name="T4">https://youtu.be/zb0Dy_EYSdo</text:span></text:a><text:span text:style-name="T3"><text:line-break/></text:span><text:span text:style-name="T1">國民黨為什麼會失去大陸？】(5)</text:span><text:span text:style-name="T3"><text:line-break/></text:span><text:a xlink:type="simple" xlink:href="https://youtu.be/g9daZcej4d4"><text:span text:style-name="T4">https://youtu.be/g9daZcej4d4</text:span></text:a><text:span text:style-name="T3"><text:line-break/><text:line-break/></text:span><text:span text:style-name="T1">2、[博客來] 中國幻象：美國亞洲劫難的歷史和真相</text:span><text:span text:style-name="T3"><text:line-break/></text:span><text:span text:style-name="T1">The China Mirage:The Hidden History of American Disaster in Asia</text:span><text:span text:style-name="T3"><text:line-break/></text:span><text:a xlink:type="simple" xlink:href="https://www.books.com.tw/products/0010713670"><text:span text:style-name="T4">https://www.books.com.tw/products/0010713670</text:span></text:a><text:span text:style-name="T3"><text:line-break/><text:line-break/></text:span><text:span text:style-name="T1">3、汪荣祖：读蒋日记者，能不慎乎？</text:span><text:span text:style-name="T3"><text:line-break/></text:span><text:a xlink:type="simple" xlink:href="https://www.guancha.cn/WangRongZu/2021_05_20_591339_3.shtml"><text:span text:style-name="T4">https://www.guancha.cn/WangRongZu/2021_05_20_591339_3.shtml</text:span></text:a><text:span text:style-name="T3"><text:line-break/><text:line-break/><text:line-break/><text:line-break/><text:line-break/><text:line-break/><text:line-break/></text:span></text:p>
      <text:p text:style-name="P1"><text:span text:style-name="T1">陳真   |  2021.05.26 02:01   |   </text:span><text:a xlink:type="simple" xlink:href="http://palinfo.habago.org/Entry?Command=Information_PrintForum#FORUM40638"><text:span text:style-name="T2">#</text:span></text:a></text:p>
      <text:p text:style-name="P3"><text:span text:style-name="T1">我刪掉了一則匿名留言，實在受不了。</text:span><text:span text:style-name="T3"><text:line-break/><text:line-break/></text:span><text:span text:style-name="T1">"林宅血案是外省人幹的，因為要報復本省人在美麗島事件中暴力推翻國民黨"？</text:span><text:span text:style-name="T3"><text:line-break/><text:line-break/></text:span><text:span text:style-name="T1">講這些蠢話，各位覺得很好玩嗎？各位時間太多的話，為什麼不去睡覺呢？</text:span></text:p>
      <text:p text:style-name="P1"><text:span text:style-name="T1">陳真   |  2021.05.26 01:56   |   </text:span><text:a xlink:type="simple" xlink:href="http://palinfo.habago.org/Entry?Command=Information_PrintForum#FORUM40637"><text:span text:style-name="T2">#</text:span></text:a></text:p>
      <text:p text:style-name="P2"><text:span text:style-name="T1">三十幾年前，也就是八零年代初期，從事 "社會運動" 一詞，在黨外內部而言，是一個相當正面甚至崇高的稱謂，意味著 "草根"、"不求名利" 的一種傾向與志向，有別於 "擔任公職" 或 "搞選舉"。</text:span><text:span text:style-name="T3"><text:line-break/><text:line-break/></text:span><text:span text:style-name="T1">八零年代中期，民進黨 (精確地說是民進黨的 "新潮流") 開始滲透各種社運，透過團體內部人事選舉，系統性地佔領社運，控制其發展，做為一種政治工具，美其名為 "結合政治與社運" 或 "社運政治化"、"政治社運化"。</text:span><text:span text:style-name="T3"><text:line-break/><text:line-break/></text:span><text:span text:style-name="T1">緊接著，大約是八零年代末期，過去揚言絕不參選並且向來致力於攻擊黨外公職與民代的 "新潮流"，自己也開始投入選舉，並且講得很好聽，說我們不屑權位，我們只是要擴大社運的影響力，我們會永遠跟弱勢者站在一起，我們只是要把選舉獲得的政治權位，拿來為社會運動服務。</text:span><text:span text:style-name="T3"><text:line-break/><text:line-break/></text:span><text:span text:style-name="T1">接近八零年代末，當 "新潮流" 決定揚棄過去的體制外路線，宣布投入選舉之際，很多黨外老前輩紛紛痛責這樣一種決定，其中有一位 (姑隱其名) 甚至為此痛哭流涕說 "台灣從此完蛋了"。</text:span><text:span text:style-name="T3"><text:line-break/><text:line-break/></text:span><text:span text:style-name="T1">就連當時在海外遊學、幾乎完全斷絕與外界連繫的林義雄，都突然對外發聲，透過同志傳話表示反對，並呼籲大家要盯緊這些說要投入選舉的人是否真的言行一致，是否真的透過權力來為社運服務。</text:span><text:span text:style-name="T3"><text:line-break/><text:line-break/></text:span><text:span text:style-name="T1">九零年代初期，林義雄返台定居，第一場記者會就發布了一篇文章，叫做 "監牢是理想家的宮殿"，讚揚鄭南榕、詹益樺與黃華 (從二十多歲就開始坐牢，一生坐牢好幾次，一共坐了二十多年黑牢)，痛罵那些參與選舉的民代與公職人員只是一些 "跳樑小丑"。</text:span><text:span text:style-name="T3"><text:line-break/><text:line-break/></text:span><text:span text:style-name="T1">可是，現實是這樣："跳樑小丑" 才是權力老大，才是鎂光燈焦點，呼風喚雨，眾人追捧。至於當初那些社運理想，動輒為之官司纏身，經常在街頭挨警棍的社會運動，大約在九零年代初期就已全部變質，成為毫不遮掩的政治工具。</text:span><text:span text:style-name="T3"><text:line-break/><text:line-break/></text:span><text:span text:style-name="T1">而林義雄呢？則在幾年後擔任民進黨黨主席，抬舉出一個大壞蛋阿扁，透過選舉，奪下政權，黑金老賊李登輝也瞬間隨即變色，由深藍轉深綠，由統轉獨，由蔣家打手轉為民主先生，從此展開更為惡質卑劣的綠色年代。</text:span><text:span text:style-name="T3"><text:line-break/><text:line-break/></text:span><text:span text:style-name="T1">至於政治本身，打從九零年代初期開始，隨著蔣家威權體制的瓦解，更是吸引大量政治蒼蠅、政治蟑螂投入，何止是 "跳樑小丑"，根本就是人渣！只要罵罵國民黨，只要故意用粗俗語言罵幾句幹你娘，只要喊幾句 "咱們勇敢的台灣人"，或是街頭鬧一鬧，丟丟雞蛋，假裝抗議一下，馬上就能從 "反國民黨" 的群眾中騙得大量選票。</text:span><text:span text:style-name="T3"><text:line-break/><text:line-break/></text:span><text:span text:style-name="T1">九零年代中期，政治鬥爭功力無與倫比的黑金貪污老賊李登輝，在美國的大力扶植下登基掌權，開始系統性地引進黑道與無良財團，讓這些過去根本不可能擁有權力的黑金勢力全面進入政壇，建構黑金帝國，收編藍綠，為己所用，藉以驅逐外省勢力；以本土和台獨為名，行黑金之實，並且開始進行藍綠重組，國民黨一再被李登輝裂解。</text:span><text:span text:style-name="T3"><text:line-break/><text:line-break/></text:span><text:span text:style-name="T1">九零年代末期，當"愛台灣" 的口號出現，我就知道仇中反華的法西斯年代來臨了。</text:span><text:span text:style-name="T3"><text:line-break/><text:line-break/></text:span><text:span text:style-name="T1">在過去，美國在這島上推行的政策只是反共，兩岸都還是中國人，兩岸統一是幾乎每個台灣人的主張，兩岸競爭的是制度良莠。可是，從九零年代末期開始，瞬間從反共變成反中，台灣人不再是中國人，甚且與中國人宛若血海深仇，誓不兩立。</text:span><text:span text:style-name="T3"><text:line-break/><text:line-break/></text:span><text:span text:style-name="T1">島嶼至此全面進行台獨洗腦教育，竄改歷史，愚化下一代，並且全面掌控媒體，掌控高等教育人事；教科書更是全面竄改與虛構，把殘害台灣的美、日敵人美化成台灣人的大恩人與拯救者，卻把祖國妖魔化成敵人。</text:span><text:span text:style-name="T3"><text:line-break/><text:line-break/></text:span><text:span text:style-name="T1">由CIA直接掌控的主流媒體，更是天天抹黑造謠中國人與中國大陸，培植綠衛兵，把台灣人同樣也流遍全身的中國血統說成 "支那賤畜"，瘋狂鼓吹族群仇恨，把台灣打造成美國藉以攻擊中國大陸的一顆人肉炸彈。台灣飛彈密度之高，世界排名第一或第二，台灣人的血汗錢大量投入軍購，被美國人吸乾榨乾，被人渣黨給貪污殆盡。</text:span><text:span text:style-name="T3"><text:line-break/><text:line-break/></text:span><text:span text:style-name="T1">過去這二十多年來，台灣就是這樣一種綠色局面，天天造謠抹黑，鼓吹仇中反華，價值崩盤，體制瓦解，五鬼搬運，雞犬昇天，貪婪無度，無惡不作，不擇手段，齷齪邪惡到極點。</text:span><text:span text:style-name="T3"><text:line-break/><text:line-break/></text:span><text:span text:style-name="T1">至於社運一詞，更是早已臭不可聞。特別是過去這十多年來，所謂社運或什麼學運、公民運動，根本就是蟑螂窩，由一群人渣盤據，充當政治打手；品性越是惡劣無恥下流者，就越有機會被黨看中，晉身權力位階，坐擁權勢，吃香喝辣；滿口仁義道德，卻完全就是一肚子壞水。</text:span><text:span text:style-name="T3"><text:line-break/><text:line-break/></text:span><text:span text:style-name="T1">最近不小心被抓到證據的什麼林瑋豐和楊敏，這是一對夫妻，人渣黨新生代紅人，狼狽為奸，楊敏更是人渣黨的網路社群中心副主任。這兩人顯然長期就在幹這種自導自演栽贓嫁禍的骯髒事。</text:span><text:span text:style-name="T3"><text:line-break/><text:line-break/></text:span><text:span text:style-name="T1">比方說，故意以親中人士的身份，散播極易拆穿的低級謠言抹黑民進黨，例如什麼台灣防疫當局偷偷把大量屍體焚燒或偷偷拋入河裏。一般人根本不會相信這麼蠢的謠言，因此絕不會真的傷到民進黨。但是，一般人卻很可能會真以為這是中共造的謠(中共有那麼無聊和低能嗎？)。</text:span><text:span text:style-name="T3"><text:line-break/><text:line-break/></text:span><text:span text:style-name="T1">然後，這位散播低能謠言的民進黨新生代紅人，再換上另一個網路帳號來指控自己所散播的謠言，然後再指控中共對台進行什麼 "認知作戰"，然後再藉由親綠主流媒體把它擴大渲染，讓人以為大陸或親中人士就是這樣一股邪惡勢力，陰謀傷害台灣社會。</text:span><text:span text:style-name="T3"><text:line-break/><text:line-break/></text:span><text:span text:style-name="T1">然後，由黨官或綠委們出面，呼籲司法單位或國安單位務必抓出這些內部敵人，並且瘋狂渲染什麼 "台灣的民主危險了"，"言論自由被共匪濫用了"，"我們幸福快樂的生活受到敵人的傷害了"，然後呼籲大家一定要緊緊團結在一起，守護民主，愛台灣，擁護民進黨。</text:span><text:span text:style-name="T3"><text:line-break/><text:line-break/></text:span><text:span text:style-name="T1">大家聽得懂這麼複雜曲折的齷齪心機吧？我跟各位說，二、三十年來，人渣黨幾乎每天就是專門搞這樣一種骯髒勾當。特別是有了網路之後，更是宛如會飛的蟑螂，非常骯髒，非常可怕，非常下流。</text:span><text:span text:style-name="T3"><text:line-break/><text:line-break/></text:span><text:span text:style-name="T1">這個黨之所以叫做人渣黨，正是因為這是一群歹徒人渣，擅於造謠抹黑，陰暗下流，不擇手段，不管什麼奧步都敢做，只要有利可圖。誰敢批評或稍有不敬，往往就會遭到司法懲罰或檢警騷擾。</text:span><text:span text:style-name="T3"><text:line-break/><text:line-break/></text:span><text:span text:style-name="T1">除了這回被抓到的這一件之外，其它還有比方說前一陣子太魯閣號死了幾十人。人渣黨的網軍們就出動了。這位林瑋豐也是採用一樣的手法，先用移花接木的手段，把過去其它完全不相干的事件之各種嘲笑批評和幸災樂禍的留言，移植到太魯閣事件來，讓人以為這些反民進黨的人怎麼那麼醜陋冷血？居然對死者如此幸災樂禍與嘲笑！其實完全是故意張冠李戴。</text:span><text:span text:style-name="T3"><text:line-break/><text:line-break/></text:span><text:span text:style-name="T1">但是，一般人看了之後，就會覺得你們這些批評民進黨的人怎麼這麼冷血？怎麼這麼沒人性？因此對所有批評者也會連帶產生憤恨與厭惡。</text:span><text:span text:style-name="T3"><text:line-break/><text:line-break/></text:span><text:span text:style-name="T1">然後呢？然後，這位以不知名帳號故意移花接木來抹黑批評者的林瑋豐，就以真實身份出現，在媒體上寫什麼 "名家專欄"，標題是："災難後不需要嗜血的人性與政治攻防"。請看：</text:span><text:span text:style-name="T3"><text:line-break/><text:line-break/></text:span><text:a xlink:type="simple" xlink:href="https://bit.ly/3wy3bCE"><text:span text:style-name="T4">https://bit.ly/3wy3bCE</text:span></text:a><text:span text:style-name="T3"><text:line-break/><text:line-break/></text:span><text:span text:style-name="T1">當他以真實身份出現時，你看，居然就擺出道貌岸然的姿態，殷殷企盼大家一定要有美好人性哦，要溫暖，要有愛心哦，然後把批評者和國民黨和那些他所移花接木的冷血留言給綁在一起，罵他們不可藉機批評民進黨，不可藉機搞政治操作，否則就太沒人性了哦。</text:span><text:span text:style-name="T3"><text:line-break/><text:line-break/></text:span><text:span text:style-name="T1">一般不知情的人，看到這樣一齣自導自演栽贓抹黑的戲碼，心裏會怎麼想？一定會覺得：真可惡！這些韓粉，這些批評民進黨的人真的是很沒人性！火車事故死那麼多人，他們還那麼高興，而且還趕緊想要批評民進黨，真是太沒人性了。</text:span><text:span text:style-name="T3"><text:line-break/><text:line-break/></text:span><text:span text:style-name="T1">各位聽得懂這麼複雜曲折的齷齪卑鄙操作吧？</text:span><text:span text:style-name="T3"><text:line-break/><text:line-break/></text:span><text:span text:style-name="T1">林瑋豐的太太楊敏是民進黨中央黨部高官，掌握網軍，工作任務就是"提昇民進黨的形象"。林瑋豐說他自導自演的事，他太太從來都不知情，說他們始終是各自獨立作業，彼此完全不知情。他媽的這種鬼話你信嗎？</text:span><text:span text:style-name="T3"><text:line-break/><text:line-break/></text:span><text:span text:style-name="T1">其實，不但知情，而且是裏應外合。他太太就也曾經以同樣手法，弄個假帳號，在網路上假冒反民進黨人士，叫她的老闆蔡英文 "去死吧"！</text:span><text:span text:style-name="T3"><text:line-break/><text:line-break/></text:span><text:span text:style-name="T1">如果你以為這只是人渣黨的一對紅人夫妻的什麼 "個人行為"，那你真的是政治智障。這當然不是個人行為，而是一種鬥爭模式，由上到下的一貫作業，一種網絡式的連環操作。一方面由蔡英文及主流媒體公開譴責根本不存在的什麼 "中共對台認知作戰"。然後，黨的網軍組織及各路網軍就會開始進行各種自導自演栽贓嫁禍的卑鄙操作；緊接著，綠媒及綠委們及四面八方的走狗文人們也會相應配合，大力炒作，彼此一搭一唱，製造虛假輿論。 </text:span><text:span text:style-name="T3"><text:line-break/><text:line-break/></text:span><text:span text:style-name="T1">底下剪報，就是過去幾年來所謂社運、學運或什麼碗糕運的一個基本縮影。</text:span><text:span text:style-name="T3"><text:line-break/><text:line-break/></text:span><text:span text:style-name="T1">真是很可悲，我們過去費盡青春、流盡血淚，乃至家破人亡，開創台灣社會各方面的社會運動，從環保到人權，從媒體到工運，從農運到司法，從婦女到兒童，開疆闢土，飽經折磨，到頭來卻被一群政治蟑螂所收割，充當斂財與奪權的工具和政治武器。</text:span><text:span text:style-name="T3"><text:line-break/><text:line-break/></text:span><text:span text:style-name="T1">這些事，二十幾年來我寫過千百遍，寫來滿紙污穢。但我不是要罵人渣黨及其走狗們，誰會一直想去罵一群政治蟑螂犯罪集團？我寫這些始終只有幾個疑問就是：</text:span><text:span text:style-name="T3"><text:line-break/><text:line-break/></text:span><text:span text:style-name="T1">第一，我很想問問年輕一代，到底是要齷齪下流骯髒腐爛到什麼程度，然後你才會清醒？</text:span><text:span text:style-name="T3"><text:line-break/><text:line-break/></text:span><text:span text:style-name="T1">第二，各位真的覺得這樣一種所謂民主很棒很幸福很令人驕傲嗎？台灣幾十年，把幾乎所有心力完全耗費在這樣一種永無止境的骯髒醜陋政治上，這就是你要的政治、你要的生活嗎？你覺得你的下一代，生活在這樣一種完全由一群貪婪無度不擇手段的罪犯人渣所把持的政治底下，會有前途嗎？腦子和人品不會被污染嗎？</text:span><text:span text:style-name="T3"><text:line-break/><text:line-break/></text:span><text:span text:style-name="T1">第三，媒體與教育及所有資源完全掌控在美國及其走狗們的手裏，輕易就能帶風向，塑造輿論，每天鋪天蓋地造謠抹黑，邪惡下流，無所不用其極 (不妨想想韓國瑜的遭遇和下場)，你覺得在這樣一種環境下，你有可能透過所謂選舉跟它鬥嗎？</text:span><text:span text:style-name="T3"><text:line-break/><text:line-break/></text:span><text:span text:style-name="T1">連韓國瑜那樣近乎完美的政治人物，都能被打成落水狗，抹黑得不成人樣，你覺得跟這個人渣黨玩所謂民主選舉的遊戲有意義嗎？在美國掌控一切的狀況下，就算藍的勝選，又有多少實質意義？我保證屆時一定又是什麼社運、學運，或是什麼罷韓四精子，什麼割藍委，把社會搞得天翻地覆。你真的覺得這樣的所謂民主選舉很棒很光榮？</text:span><text:span text:style-name="T3"><text:line-break/><text:line-break/></text:span><text:span text:style-name="T1">=====================</text:span><text:span text:style-name="T3"><text:line-break/><text:line-break/></text:span><text:a xlink:type="simple" xlink:href="https://bit.ly/3oM7GXP"><text:span text:style-name="T4">https://bit.ly/3oM7GXP</text:span></text:a><text:span text:style-name="T3"><text:line-break/><text:line-break/></text:span><text:span text:style-name="T1">幕後》沃草又被虧空2千萬 這次竟是當年辦柳林瑋的林祖儀</text:span><text:span text:style-name="T3"><text:line-break/><text:line-break/></text:span><text:span text:style-name="T1">黃信維</text:span><text:span text:style-name="T3"><text:line-break/><text:line-break/></text:span><text:span text:style-name="T1">2021年5月20日</text:span><text:span text:style-name="T3"><text:line-break/><text:line-break/></text:span><text:span text:style-name="T1">獨立媒體《沃草》連兩任執行長均因財務問題遭到解職，從柳林瑋到林祖儀兩人，均曾是在公民運動風起雲湧時的社會明星，卻都因為在進行公司管理時，產生重大的財務問題而殞落。</text:span><text:span text:style-name="T3"><text:line-break/><text:line-break/></text:span><text:span text:style-name="T1">柳林瑋、林祖儀皆與關注洪仲丘事件的公民1985行動聯盟息息相關，後來部分成員的加入，也間接影響《沃草》的成立。據悉，在兩度因為財務問題重擊後，也不再設執行長一職，而改由過去在公督盟、曾任《沃草》總編輯的洪國鈞擔任營運長。</text:span><text:span text:style-name="T3"><text:line-break/><text:line-break/></text:span><text:span text:style-name="T1">《沃草》透過聲明表示，林祖儀長期多次將公司款項以提領現金、匯款至個人帳戶等方式挪用，期間長達數月至數年，甚至部分款項直到被發現後才歸還公司。林祖儀並曾偽造股東簽名、以《沃草》名義向銀行借款後挪做己用，也多次盜用公司資源、圖利自己，侵害沃草利益，各種犯行牽涉金額，累計超過2000萬元。</text:span><text:span text:style-name="T3"><text:line-break/><text:line-break/></text:span><text:span text:style-name="T1">依據律師調查結果，林祖儀涉犯業務侵占、偽造文書、背信、違反商業會計法等罪，沃草已委託律師，於5月20日向台北地檢署對林祖儀提出刑事告訴。</text:span><text:span text:style-name="T3"><text:line-break/><text:line-break/></text:span><text:span text:style-name="T1">柳林瑋任職沃草有不少爭議上過媒體版面</text:span><text:span text:style-name="T3"><text:line-break/><text:line-break/></text:span><text:span text:style-name="T1">過去在柳林瑋擔任執行長時，就在2015年時遭《沃草》自爆，因「無授權挪用公款200萬元」遭解職，同時在群眾募資計劃「國會無雙2.0」，募得492萬餘元，也匯入柳林瑋個人帳戶，支付活動支出，雙雙遭到《沃草》及公民1985行動聯盟解職，甚至被1985告發，後獲緩起訴確定。不過，當年柳林瑋除了挪用公款外，還有不少的爭議也上過媒體版面。</text:span><text:span text:style-name="T3"><text:line-break/><text:line-break/></text:span><text:span text:style-name="T1">在柳林瑋擔任《沃草》執行長期間，於2015年被解職前，除了長期幫多個員工「高薪低報」勞健保，甚至有員工未獲投保。當年也有不少員工疑惑，薪資每個月都是採取薪水袋發放的方式。柳林瑋也曾被爆固定每月扣除部分薪資，向格上租車租用一台凌志（Lexus），用途是以「公司車」名義，但主要卻是做為個人使用。</text:span><text:span text:style-name="T3"><text:line-break/><text:line-break/></text:span><text:span text:style-name="T1">當年《沃草》的相關訊息，均是由林祖儀親上火線澄清，對比現在，也可以說是格外諷刺。據悉，林祖儀的手法長達多年，是在去年《沃草》公司進行查帳時意外被發現，並且要求他解釋，而去年就發生的事情，其實早已傳開，不論是政治圈、社運圈，其實有不少人早就略有所聞，也有聽到風聲。</text:span><text:span text:style-name="T3"><text:line-break/><text:line-break/></text:span><text:span text:style-name="T1">消息來源指出，其實會一再發生這樣的事情，最大的原因恐怕就是《沃草》從柳林瑋的事件以來，始終沒有確實建立外部監察人機制，甚至內控管控也有極大的查核上的問題，簡要來說，就是過於信任部分少數具有權力的人，同時對於制度的完善，始終沒有去面對，相關監察制度也沒有做好，才會一再發生這種事情。</text:span><text:span text:style-name="T3"><text:line-break/><text:line-break/></text:span><text:span text:style-name="T1">林祖儀過去曾任財金博股份有限公司執行長、寓意科技股份有限公司財務長。而查詢經濟部商業司的公開資料，可以看到財金博股份有限公司已在2018年07月13日解散，至於林祖儀目前仍擔任寓意科技股份有限公司的監察人，任期是從今年4月28日至2024年4月27日止。</text:span><text:span text:style-name="T3"><text:line-break/><text:line-break/></text:span><text:span text:style-name="T1">而本屆多個立委與立法院共同發起「開放國會行動方案」，《沃草》也是參與其中，甚至當初啟動記者會時，林祖儀也有到場參與。不過，據知情人士表示，林祖儀一開始有參與，但因為長期未參加相關活動，所以現在已經被除名，並未在參與者的名單中。</text:span><text:span text:style-name="T3"><text:line-break/><text:line-break/></text:span><text:span text:style-name="T1">至於《沃草》的部分，可以看到在去年5月21日時曾經做過公司變更，將資本額從2200萬元減資50萬元，改為2150萬元，當時公司的代表人仍是林祖儀，後來在去年的10月27日時《沃草》也進行公司代表人的變更，將代表人從林祖儀改為邱貴菊。另據指出，林祖儀目前與人合作，轉而進行群眾募資平台的工作。</text:span><text:span text:style-name="T3"><text:line-break/><text:line-break/></text:span><text:span text:style-name="T1">政府標案每年均有得標</text:span><text:span text:style-name="T3"><text:line-break/><text:line-break/></text:span><text:span text:style-name="T1">根據《台灣採購公報網決標公司資料庫》的公開資料，《沃草》從2016年到2020年為止，每年均有得標，但數目並不多。2016年是「法務部105年度司法改革國是會議意見徵詢平台建置案」，以88萬元決標、2017年是文化部「推動中正紀念堂轉型之社會討論計畫」採購案，以406萬元決標。2018年則是標案較多的一年，有3個案子、總數為321.5萬元，分別是「空污法，副署長給問之網路直播案」、『107年文化部「推動中正紀念堂轉型之願景工作坊」勞務採購案』、『「推動中正紀念堂轉型之社會討論計畫」採購案第二次契約變更』。</text:span></text:p>
      <text:p text:style-name="P1"><text:span text:style-name="T1">陳真   |  2021.05.26 00:42   |   </text:span><text:a xlink:type="simple" xlink:href="http://palinfo.habago.org/Entry?Command=Information_PrintForum#FORUM40635"><text:span text:style-name="T2">#</text:span></text:a></text:p>
      <text:p text:style-name="P3"><text:span text:style-name="T1">謝謝千嘉，</text:span><text:span text:style-name="T3"><text:line-break/><text:line-break/></text:span><text:span text:style-name="T1">我向來都是直言，六親不認的。</text:span><text:span text:style-name="T3"><text:line-break/><text:line-break/></text:span><text:span text:style-name="T1">我只大約瀏覽了一下妳的留言，就沒再細看了。原本想刪掉，因為我有理性潔癖，對於那些企圖說理卻又理性層次很低的東西很難忍受。不過，後來決定不刪，就當做一種 "負面教材" 留著。</text:span><text:span text:style-name="T3"><text:line-break/><text:line-break/></text:span><text:span text:style-name="T1">"負面教材" 還是很重要，就跟學醫或研究哲學一樣，你每天欣賞健康寶寶，或是閱讀天才之作，實際上是學不到全部精髓的。你得多看各種病人，或是接觸各種荒唐言論，也許才能理解疾病的根本來源--不管是身體上或思考上的"病"。</text:span><text:span text:style-name="T3"><text:line-break/><text:line-break/></text:span><text:span text:style-name="T1">1992年，李鎮源老師來找我幫忙籌備創立 "台灣醫界聯盟"。我原本是拒絕的，因為那時候的所謂政治反對運動(亦即民進黨)或各種社運，基本上已經相當腐敗，掛羊頭賣狗肉，蒼蠅蟑螂跑進來一大堆，我脫離都來不及了，實在沒有興趣再去創立一個新組織。</text:span><text:span text:style-name="T3"><text:line-break/><text:line-break/></text:span><text:span text:style-name="T1">不過，李鎮源對我說，他的理念是想要創立一個類似日據時期 "台灣文化協會" 那樣的啟蒙組織，希望我貢獻所長，而且保證不會變成政黨工具，於是我才同意幫忙，擔任創始人之一。沒想到，醫界聯盟很快就變得綠油油，所以我大約一兩年後就退出了。</text:span><text:span text:style-name="T3"><text:line-break/><text:line-break/></text:span><text:span text:style-name="T1">我始終相信思想、議論與辯駁對於一個社會的文明發展很重要。反過來說，沒有腦子的社會，沒有思想的群眾，隨時都會走上歷史的回頭路。</text:span><text:span text:style-name="T3"><text:line-break/><text:line-break/></text:span><text:span text:style-name="T1">五、六年後，我來到英國求學，於是就在英國的留學圈發動了一個旨在推動 "公眾議論" 的運動，以為可以提昇台灣社會的文明素質，但很快就被一人分飾多角的藍綠網軍們和某些精神科醫師們給打敗了，非常邪惡可怕，人性之陰暗卑鄙，可說開了我的眼界。</text:span><text:span text:style-name="T3"><text:line-break/><text:line-break/></text:span><text:span text:style-name="T1">不過，我倒也不是沒有收穫。事實上，我後來寫了一本書，只是至今仍未出版，書名也許可以叫做 "螺疾推論：我思想有問題"，就是取材於網友們的各種荒唐回應。我這書寫得很通俗，算是搞笑之作，但是高貴不貴，仍有一定的內涵，而且保證連幼兒園小朋友也看得懂。我在書裏頭舉例說明了上百種腦袋進水式的思考與螺疾推論。</text:span><text:span text:style-name="T3"><text:line-break/><text:line-break/></text:span><text:span text:style-name="T1">過去二十年來，我發現，人們再怎麼樣嚇死人的思考或推論，都再也嚇不倒我了，因為統統都可以在我的"螺疾思考" 疾病分類中找到相應的診斷類別。妳的留言，我相信也一定不脫這個範圍。但我沒有力氣和意願也沒有時間去指出別人的問題了，因為，講一句傻話很容易，不過幾秒鐘時間，但要澄清一句傻話，輕則得寫上一本書來教導，重則恐怕得用一輩子的時間每天幫他上課八小時也許才有可能講得清楚了。</text:span><text:span text:style-name="T3"><text:line-break/><text:line-break/></text:span><text:span text:style-name="T1">我對一件事始終很困惑。簡單說：</text:span><text:span text:style-name="T3"><text:line-break/><text:line-break/></text:span><text:span text:style-name="T1">我知道自己懂什麼，不懂什麼。比方說我知道我不懂經濟，不懂電腦，不懂怎麼跳芭蕾舞；我知道我懂的我會的東西始終就只是那一點點，我能訴說的也就只是那些。我絕不會以為我曾經上過一年經濟學的課，或是讀過幾本經濟學的書，就以為我有能力和人討論經濟學。</text:span><text:span text:style-name="T3"><text:line-break/><text:line-break/></text:span><text:span text:style-name="T1">政治也一樣，你們有聽過我談夏潮、談勞動黨、談陳映真、談謝雪紅嗎？在黨外圈子十多年，我當然不可能對之全然無知，但我知道我的相關知識或經驗沒什麼好說的。</text:span><text:span text:style-name="T3"><text:line-break/><text:line-break/></text:span><text:span text:style-name="T1">甚至以巴問題也一樣，這裏是巴勒網，但是，每次有記者採訪或是受邀演講與座談什麼的，我都趕緊推給學姐，並逃之夭夭；一方面是因為不喜歡公眾化，一方面則是因為我知道我對以巴問題的相關知識之單薄，差不多一分鐘就可以講完了，我對它不曾深入研究，僅是一些普通常識。</text:span><text:span text:style-name="T3"><text:line-break/><text:line-break/></text:span><text:span text:style-name="T1">而我不明白的是：為什麼人們對於自己完全一無所知的東西，卻總是以為自己很懂，毫無病識感？簡單說就是：為什麼人們竟然不知道自己對某些東西其實根本什麼都不知道？</text:span></text:p>
      <text:p text:style-name="P1"><text:span text:style-name="T1">1975年生的歐千嘉   |  2021.05.25 22:28   |   </text:span><text:a xlink:type="simple" xlink:href="http://palinfo.habago.org/Entry?Command=Information_PrintForum#FORUM40634"><text:span text:style-name="T2">#</text:span></text:a></text:p>
      <text:p text:style-name="P2"><text:span text:style-name="T1">陳真醫師，我就直言了！</text:span><text:span text:style-name="T3"><text:line-break/><text:line-break/></text:span><text:span text:style-name="T1">你的觀點也存在很多盲點。比如你認為相信「共濟會」陰謀論的人只是「電影看太多了！」</text:span><text:span text:style-name="T3"><text:line-break/></text:span><text:span text:style-name="T1">然而在我身上親身經歷的 Targeted Individual(目標個人)的《Truman Show》真人版經歷，就完全無法以現有對任何政治立場的認知角度去處理。對岸中國同胞與世界各國平民也都有案例，俗稱的 mind control 腦控。</text:span><text:span text:style-name="T3"><text:line-break/></text:span><text:span text:style-name="T1">今生若有機會見面，陳真醫師可以診斷我的「精神狀況」，是不是「思覺失調症」。</text:span><text:span text:style-name="T3"><text:line-break/></text:span><text:span text:style-name="T1">以下貼的文，有關「林宅血案」。是本人在個人臉書(署名 Courage Tw)的貼文。</text:span><text:span text:style-name="T3"><text:line-break/></text:span><text:span text:style-name="T1">當然啦！因為我的經歷太奇特，我也會有我的盲點，我也是猜測，當然未必是正確答案。</text:span><text:span text:style-name="T3"><text:line-break/><text:line-break/></text:span><text:span text:style-name="T1">2021年2月21日</text:span><text:span text:style-name="T3"><text:line-break/></text:span><text:a xlink:type="simple" xlink:href="https://www.facebook.com/courage.tw/posts/3662508913827155"><text:span text:style-name="T4">https://www.facebook.com/courage.tw/posts/3662508913827155</text:span></text:a><text:span text:style-name="T3"><text:line-break/></text:span><text:span text:style-name="T1">「陳真」是憑哪一點斷言「林宅血案」就是「國民黨」幹的？「陳真」還說：「疑問僅僅只是在於蔣經國是否下令」。</text:span><text:span text:style-name="T3"><text:line-break/></text:span><text:span text:style-name="T1">國民黨要找特務去幹掉「不聽話的異議份子」的「家中老媽、幼兒」，也得有個「有利於自己的犯案動機」，如果「美麗島事件」當時國民黨派殺手去殺「林義雄的老媽媽、雙胞胎小女孩」，請問這樣做的「犯案動機」是什麼？難道國民黨會笨到不知道犯這種「殺害無辜的滅門血案」，只會更引起黨外人士更大的怒火嗎？</text:span><text:span text:style-name="T3"><text:line-break/></text:span><text:span text:style-name="T1">「陳真」的頭腦可不可以清醒一點？！「美麗島事件」加「林宅血案」完美配合，最後改變「台灣命運」，「蔣經國」啞巴吃黃蓮有苦說不出，被迫交出政權，而最後獲利最大的就是美國。</text:span><text:span text:style-name="T3"><text:line-break/></text:span><text:span text:style-name="T1">還有，「陳真」又說：「蔣介石這個殺人魔當年在大陸所犯下的姦殺擄掠罪行…」，「陳真」說的事是憑什麼歷史檔案來的？若是當時「共產黨」造的謠言，最後變成「口傳歷史」，這就很好笑了啊！毛澤東這麼擅長鬥爭的人，新潮流邱義仁還熟讀「毛澤東鬥爭術」，毛澤東鬥蔣介石，最主要依靠的就是「宣傳」，這是說得好聽，其實「毛澤東所謂宣傳」我認為就是「用謊言洗腦農民」。</text:span><text:span text:style-name="T3"><text:line-break/><text:line-break/><text:line-break/></text:span><text:span text:style-name="T1">2021年2月21日</text:span><text:span text:style-name="T3"><text:line-break/></text:span><text:a xlink:type="simple" xlink:href="https://www.facebook.com/courage.tw/posts/3662467477164632"><text:span text:style-name="T4">https://www.facebook.com/courage.tw/posts/3662467477164632</text:span></text:a><text:span text:style-name="T3"><text:line-break/></text:span><text:span text:style-name="T1">「林宅血案」是誰幹的？</text:span><text:span text:style-name="T3"><text:line-break/></text:span><text:span text:style-name="T1">我1975年生的歐千嘉，在此署名 Courage Tw 的個人臉書頁已經提過三次，「林宅血案」小蔣沒有「犯案動機」，倒是美國有充份的「犯案動機」。</text:span><text:span text:style-name="T3"><text:line-break/></text:span><text:span text:style-name="T1">我去看《紀念若雪巴勒斯坦》民進黨創黨元老「陳真」的文章，這一位早年反抗蔣家威權體制，後來留學英國，終於看透英美白人帝國主義狼子野心，所以「由獨轉統」的良心知識份子，當「陳真」提到「美麗島事件」，就會提到「林宅血案」，總是認定一定就是與國民黨有關，一定就是「蔣經國」要負責，但是也不想想「林宅血案」之後，誰是最大得利者？美國正是最大得利者，「美麗島事件」加上「林宅血案」，配合得很剛好，就從此改寫「台灣命運」。我覺得這些人最該罵的是自己，為何當年那麼蠢，當時會跟著「鄭南榕」去喊：「我主張台灣獨立」？在無知、愚蠢的情形下，不知不覺變成美國CIA的棋子。</text:span><text:span text:style-name="T3"><text:line-break/></text:span><text:span text:style-name="T1">像我2018年起「放棄台獨」，我總是罵自己過去真的是又笨又蠢又壞。過去做過蠢事，說過蠢話，其實最該罵的還是自己。</text:span><text:span text:style-name="T3"><text:line-break/></text:span><text:span text:style-name="T1">「美麗島事件」當時主事的男男女女，就是今日的「香港眾志」的黃之鋒、周庭。身份根本一點也不單純，都是「美國情報單位」刻意挑選出來的，事實證明「美麗島事件」這些人後來也在「台灣政壇」的檯面上「當傀儡當得很高興、很威風」。</text:span><text:span text:style-name="T3"><text:line-break/></text:span><text:span text:style-name="T1">不要懷疑，陳菊花曾經也年輕過，當過「民主女神」^_^</text:span><text:span text:style-name="T3"><text:line-break/><text:line-break/></text:span><text:span text:style-name="T1">2021年2月20日</text:span><text:span text:style-name="T3"><text:line-break/></text:span><text:a xlink:type="simple" xlink:href="https://www.facebook.com/courage.tw/posts/3659270547484325"><text:span text:style-name="T4">https://www.facebook.com/courage.tw/posts/3659270547484325</text:span></text:a><text:span text:style-name="T3"><text:line-break/></text:span><text:span text:style-name="T1">Courage Tw 說：黃文雄、黃文雄、黃文雄…？？？</text:span><text:span text:style-name="T3"><text:line-break/></text:span><text:span text:style-name="T1">我有看過「傅雲欽」寫的文章，說「刺蔣案」的「黃文雄」有去參加「台灣民政府」的法理建國老鼠會的活動。</text:span><text:span text:style-name="T3"><text:line-break/></text:span><text:span text:style-name="T1">我懷疑「黃文雄」刺蔣不是為了「台獨」，而是美國人叫唆「黃文雄」去刺蔣，可能是為了要逼蔣經國「配合、就範」一些美國的政策，是一種警告。</text:span><text:span text:style-name="T3"><text:line-break/></text:span><text:span text:style-name="T1">------------------------------------------------</text:span><text:span text:style-name="T3"><text:line-break/></text:span><text:span text:style-name="T1">覺醒得剛剛好(三)</text:span><text:span text:style-name="T3"><text:line-break/></text:span><text:span text:style-name="T1">陳真</text:span><text:span text:style-name="T3"><text:line-break/></text:span><text:span text:style-name="T1">2021. 02. 17.</text:span><text:span text:style-name="T3"><text:line-break/></text:span><text:span text:style-name="T1">(省略內文)</text:span><text:span text:style-name="T3"><text:line-break/><text:line-break/><text:line-break/></text:span><text:span text:style-name="T1">2021年1月25日</text:span><text:span text:style-name="T3"><text:line-break/></text:span><text:a xlink:type="simple" xlink:href="https://www.facebook.com/courage.tw/posts/3595818343829546"><text:span text:style-name="T4">https://www.facebook.com/courage.tw/posts/3595818343829546</text:span></text:a><text:span text:style-name="T3"><text:line-break/></text:span><text:span text:style-name="T1">台大法學教授「陳志龍」談「太極門案」，1996年檢察官侯寬仁接受上面的政治指令，整肅太極門，「太極門案」是檢察官侯寬仁將被告「太極門」羅織入罪、無中生有的「假案」。</text:span><text:span text:style-name="T3"><text:line-break/></text:span><text:span text:style-name="T1">台大法學教授「陳志龍」表示現在台灣的情況，很像「美麗島事件」前夕，從1987年到現今，陳水扁、馬英九時代，都還沒有這種「一言堂」態勢，而現今，台灣已經重回「準戒嚴時代」。</text:span><text:span text:style-name="T3"><text:line-break/></text:span><text:span text:style-name="T1">(特別聲明：我1975年生的歐千嘉，是一名Targeted Individual 有針對性的個人、目標個人，我對於「美麗島事件」有完全不同的判斷，我認為「美麗島事件」，背後深層因素，並不像台灣人想得那麼高大上「爭民主自由」，而是 Big Brother 美國、Deep State隱身背後，有意挑起的「大型政治社會抗爭運動」，為的就是要在未來更好的控制「台灣」，由「共濟會」自己來控制「台灣」，而小蔣只能將政權交出。)</text:span><text:span text:style-name="T3"><text:line-break/><text:line-break/><text:line-break/></text:span><text:span text:style-name="T1">2020年4月24日</text:span><text:span text:style-name="T3"><text:line-break/></text:span><text:a xlink:type="simple" xlink:href="https://www.facebook.com/courage.tw/posts/2853911111353610"><text:span text:style-name="T4">https://www.facebook.com/courage.tw/posts/2853911111353610</text:span></text:a><text:span text:style-name="T3"><text:line-break/></text:span><text:span text:style-name="T1">「林宅血案」到底是誰指使？台灣本土派多數認為是國民黨特務，可是特務要對無辜的老阿嬤、女童動手，太殘忍！也只會給小蔣留臭名，所以不可能。我認為是美國CIA，而且有充份動機。</text:span><text:span text:style-name="T3"><text:line-break/><text:line-break/></text:span><text:span text:style-name="T1">我身為目標個人，我會注意一些和我有關連性的「訊號」。</text:span><text:span text:style-name="T3"><text:line-break/></text:span><text:span text:style-name="T1">林亮均、林亭均 雙胞胎，名字有：口、土</text:span><text:span text:style-name="T3"><text:line-break/></text:span><text:span text:style-name="T1">白曉燕，名字有：口、土</text:span><text:span text:style-name="T3"><text:line-break/></text:span><text:span text:style-name="T1">甚至最早喪命的 彭婉如，姓氏、名字有：口土</text:span><text:span text:style-name="T3"><text:line-break/></text:span><text:span text:style-name="T1">而我的名字，有：口、土</text:span><text:span text:style-name="T3"><text:line-break/></text:span><text:span text:style-name="T1">因為 Freemason共濟會 是拜魔鬼、練巫術的秘密會社，加入Freemason就是要練習巫術，甚至有人會「遙視技術」預測未來。</text:span><text:span text:style-name="T3"><text:line-break/></text:span><text:span text:style-name="T1">美軍特別訓練一批學習「遙視技術」的人，叫 Remote Viewing.</text:span><text:span text:style-name="T3"><text:line-break/></text:span><text:span text:style-name="T1">但是和《聖經》裏的先知又不相同，先知宣告的事，來自上帝，一定準確。</text:span><text:span text:style-name="T3"><text:line-break/></text:span><text:span text:style-name="T1">Freemason共濟會 魔鬼的「遙視技術」Remote Viewing，則是有點模糊，只能看到大概，所以：台灣人女性，姓名有：口、土，加上出身自政治家庭(特別敏感)，這很可能就是「林亮均」、「林亭均」遭害的根本原因。</text:span><text:span text:style-name="T3"><text:line-break/><text:line-break/></text:span><text:span text:style-name="T1">引用《維基百科》汪敬煦 的說法</text:span><text:span text:style-name="T3"><text:line-break/></text:span><text:span text:style-name="T1">有關家博</text:span><text:span text:style-name="T3"><text:line-break/></text:span><text:span text:style-name="T1">警總司令汪敬煦說法（12年後的訪談紀錄）：依我判斷這件血案可能在美國策動；由哪個單位策動，我沒有這方面的證據。他們是希望在二二八當天中午十二點製造一個事件，在美國、日本，甚至台灣都接到同樣的通知……他們為了選擇對象，由被稱為「大鬍子」的美籍澳洲大學政治學教授家博先到姚嘉文、張俊宏、林義雄家偵查…調查這三個家庭的人數和進出情況…家博調查的結果，發現林義雄家最容易下手[14]。案發後林義雄的妹妹在被詢問時，稱家博曾在案發前的聖誕節前後到林義雄家串門子，非常詳細問她家裡的情形，媽媽和小孩何時出去？何時回來？[15]案發當日十二點十分左右，林宅對面商店老闆曾看到有個男人出來開門讓家博進去，（家博）幾分鐘後才離開，但那名男子則始終沒有出來[16]。我們傳訊家博時，由於有人目擊他在案發當時曾在現場出現過，但沒有直接證據證明他涉案，因此他說我們無權拘留他。新聞界的壓力也相當大，甚至把家博扣留都認為不對。在偵訊期間，家博曾說漏了一句話。先是，我們對他說，希望破案時，你能回來替我們見證。他馬上就反應說：「你們破不了案」。意思即是刺客老早離開臺灣了。[17]</text:span><text:span text:style-name="T3"><text:line-break/></text:span><text:span text:style-name="T1">《2009年7月高檢署重啟調查報告》說法：美籍人士家博於案發前數日曾幾度至林宅拜訪，且經林義雄鄰居指認其於案發當日中午二度至林宅按門鈴，一個目擊者並表示家博第二次至林宅按門鈴時，林宅內有人開門讓其進入。是家博為專案小組最先鎖定之涉嫌對象，然家博否認於案發當日中午有到林宅按門鈴，且警方搜索其住處，並未發現其涉案事證，偵訊過程亦無進展，家博嗣於同年5月間離臺。[18]</text:span><text:span text:style-name="T3"><text:line-break/></text:span><text:span text:style-name="T1">家博受訪時說：《聯合報》說可能有一個有鬍子的外國人（涉案），因為我朋友很擔心，因為我有鬍子，（報導又說）這個有鬍子的外國人可能有念到博士，我就想那一定是指我，所以我就跟刑事警察局聯絡，我說中午我有跟雙胞胎講話，你們還沒有跟我聯絡，我有這些資料，如果你要的話我願意過來。但是經過24小時的訊問內容，問了很多笨笨的問題，大概那時候是希望看起來有外國人跟這個案子有關係。唯一對我，也不是暴力，但是不必睡覺。他們訊問的方式是每個小時換人，因為我非常累，問同樣的無聊問題。</text:span><text:span text:style-name="T3"><text:line-break/></text:span><text:span text:style-name="T1">結果：家博身上查不到線索，加上國際特赦組織關切，專案小組放人。</text:span><text:span text:style-name="T3"><text:line-break/><text:line-break/></text:span><text:span text:style-name="T1">美國CIA指使「林宅血案」的動機，為扶植民進黨，另一個比國民黨更聽話的傀儡。更為了 亞太整個島鍊的「全般戰爭思考」</text:span><text:span text:style-name="T3"><text:line-break/></text:span><text:span text:style-name="T1">那曹長青、彭文正…自封是基督徒，書又念得很多受台派推崇的「美國派」，卻不知是故意裝瞎還是？成天開口閉口「美國基督教立國」、「自由民主的價值」？？？美國分明就是「共濟會立國」，啥屁基督教立國啊？！</text:span><text:span text:style-name="T3"><text:line-break/></text:span></text:p>
      <text:p text:style-name="P1"><text:span text:style-name="T1">Jean司   |  2021.05.25 19:33   |   </text:span><text:a xlink:type="simple" xlink:href="http://palinfo.habago.org/Entry?Command=Information_PrintForum#FORUM40633"><text:span text:style-name="T2">#</text:span></text:a></text:p>
      <text:p text:style-name="P3"><text:span text:style-name="T1">Doctor Chen, please research this phenomenon, as scary as it seems, the vaccinated may be shedding and spreading the spike proteins as we see more covid cases after the island started taking The Jabs for over a month!</text:span><text:span text:style-name="T3"><text:line-break/><text:line-break/></text:span><text:a xlink:type="simple" xlink:href="https://www.bitchute.com/video/nAYZquyqacU7/"><text:span text:style-name="T4">https://www.bitchute.com/video/nAYZquyqacU7/</text:span></text:a><text:span text:style-name="T3"><text:line-break/><text:line-break/></text:span><text:a xlink:type="simple" xlink:href="https://www.bitchute.com/video/X0t7rRYQwNig/"><text:span text:style-name="T4">https://www.bitchute.com/video/X0t7rRYQwNig/</text:span></text:a><text:span text:style-name="T3"><text:line-break/><text:line-break/></text:span><text:span text:style-name="T1">And the jab site is magnetic, yes like the Magnetto,</text:span><text:span text:style-name="T3"><text:line-break/></text:span><text:a xlink:type="simple" xlink:href="https://www.bitchute.com/video/dfWHGZhTBEKq/"><text:span text:style-name="T4">https://www.bitchute.com/video/dfWHGZhTBEKq/</text:span></text:a></text:p>
      <text:p text:style-name="P1"><text:span text:style-name="T1">陳真   |  2021.05.25 17:22   |   </text:span><text:a xlink:type="simple" xlink:href="http://palinfo.habago.org/Entry?Command=Information_PrintForum#FORUM40632"><text:span text:style-name="T2">#</text:span></text:a></text:p>
      <text:p text:style-name="P2"><text:span text:style-name="T1">聲志，</text:span><text:span text:style-name="T3"><text:line-break/><text:line-break/></text:span><text:span text:style-name="T1">我看不懂你在寫什麼。黨外哪會恨中華民國入骨？黨外又怎麼會是國民黨製造的？國民黨製造這樣一種不存在的、"恨中華民國入骨" 的黨外是要做什麼？林義雄又怎麼會與美麗島事件無關？哪個特務叫他去高雄？</text:span><text:span text:style-name="T3"><text:line-break/><text:line-break/></text:span><text:span text:style-name="T1">你對這些事的理解，似乎是出於一種憑空猜想。</text:span></text:p>
      <text:p text:style-name="P1"><text:span text:style-name="T1">吳聲志   |  2021.05.25 12:38   |   </text:span><text:a xlink:type="simple" xlink:href="http://palinfo.habago.org/Entry?Command=Information_PrintForum&amp;iPage=1#FORUM40631"><text:span text:style-name="T2">#</text:span></text:a></text:p>
      <text:p text:style-name="P2"><text:span text:style-name="T1">對了，承我的上篇文章，國民黨要製造對中華民國恨之入骨的黨外人士，林義雄先生原本與美麗島事件無關，是被人叫去高雄的，那個人是不是特務呢？</text:span><text:span text:style-name="T3"><text:line-break/><text:line-break/></text:span><text:span text:style-name="T1">只是希望當事者能夠因爲理解，心裡少些痛苦，如有冒犯，還請海涵。</text:span><text:span text:style-name="T3"><text:line-break/><text:line-break/></text:span><text:span text:style-name="T1">聲志</text:span></text:p>
      <text:p text:style-name="P1"><text:span text:style-name="T1">鄭豐遠   |  2021.05.25 06:15   |   </text:span><text:a xlink:type="simple" xlink:href="http://palinfo.habago.org/Entry?Command=Information_PrintForum&amp;iPage=1#FORUM40630"><text:span text:style-name="T2">#</text:span></text:a></text:p>
      <text:p text:style-name="P4"><text:a xlink:type="simple" xlink:href="https://youtu.be/7Z8hzuFsL4Y"><text:span text:style-name="T4">https://youtu.be/7Z8hzuFsL4Y</text:span></text:a><text:span text:style-name="T3"><text:line-break/><text:line-break/></text:span><text:span text:style-name="T1">各位不妨仔細看看影片裡那幾位受訪的年輕人的神情，仔細聽聽他們是怎麼說話，也許你就能明白，為什麼有些人會如此由衷讚揚中國和中國人。你不必慧眼獨具，只要稍微有一點正常的美感和良知，就應該會明白像中國這樣美麗動人的國家是多麼可貴，舉世再也找不出第二個了。</text:span><text:span text:style-name="T3"><text:line-break/><text:line-break/></text:span><text:span text:style-name="T1">台灣人下意識裡似乎總有一種傲慢，總覺得自己高大陸人一等，覺得對方配不上自己，但事實其實剛好相反。一個社會的物質財富或社會發展或所謂現代文明程度會隨著時空而變化，但那些肉眼看不見的，幽微的人心深處，屬於整個文明的靈魂部份，或許才是人類賴以存續最重要的東西。我不敢唱高調，但我知道在一些基本事物比如道德感、榮辱感上，台灣人經過美日鬼子和人渣黨的迫害，早已蕩然無存，根本無法和對岸相提並論。</text:span><text:span text:style-name="T3"><text:line-break/><text:line-break/></text:span><text:span text:style-name="T1">還好，我相信祖國不會棄我們於不顧，解放之日總會來臨。</text:span><text:span text:style-name="T3"><text:line-break/></text:span></text:p>
      <text:p text:style-name="P1"><text:span text:style-name="T1">陳真   |  2021.05.25 01:15   |   </text:span><text:a xlink:type="simple" xlink:href="http://palinfo.habago.org/Entry?Command=Information_PrintForum&amp;iPage=1#FORUM40629"><text:span text:style-name="T2">#</text:span></text:a></text:p>
      <text:p text:style-name="P2"><text:span text:style-name="T1">孟子說，"君子有三樂，而王天下不與存焉"。君子有三大樂趣，其中之一就是 "得天下英才而教育之"，而一般人所熱衷於追逐的功名權勢，並不在君子的樂趣名單其中。</text:span><text:span text:style-name="T3"><text:line-break/><text:line-break/></text:span><text:span text:style-name="T1">小時候讀到 "得天下英才而教育之" 這句話沒有任何感覺，現在也還是沒感覺，但我對這句話的反面卻感受十分強烈。得天下腦殘而教育之，真的是一件很痛苦的事。更痛苦的是絕大部份腦殘根本不會讓你來教他，而是他想教你。</text:span><text:span text:style-name="T3"><text:line-break/><text:line-break/></text:span><text:span text:style-name="T1">古希臘有句話說，"人類的智慧在不斷的辯駁中得以成長"，我過去深信這句話，因此大約在上個世紀末，曾在英國留學圈中提倡一種 "公眾討論" 的運動。我以為，透過眾人公開的辯駁與論證，事實與真理也必將獲得彰顯。</text:span><text:span text:style-name="T3"><text:line-break/><text:line-break/></text:span><text:span text:style-name="T1">很蠢吧，我居然有那樣一個蠢念頭。我的這個傻到爆的理想，很快就滿目瘡痍，煙消雲散，只差沒有身敗名裂。為什麼呢？因為遇到很多很多 "林瑋豐"。</text:span><text:span text:style-name="T3"><text:line-break/><text:line-break/></text:span><text:span text:style-name="T1">誰是林瑋豐？我也不知道，我是剛剛看新聞才知道，他是楊敏的老公，也是那位造成今天疫情爆炸的范雲大立委所指導的研究生。至於楊敏是誰，我也不知道，報上說是人渣黨中央黨部的網軍中心副主任。說穿了，全是一丘之貉。</text:span><text:span text:style-name="T3"><text:line-break/><text:line-break/></text:span><text:span text:style-name="T1">這位林瑋豐幹了什麼醜事呢？我沒仔細看這新聞，約略好像是假冒中共網軍，自己在網路散播有關台灣疫情的謠言，比方說，自己指控台灣把 "大量新冠病毒患者遺體集中焚燒，甚至還偷偷丟進河裏"，然後再自己跳出來抓自己所扮演的 "中共網軍" 造謠，自導自演兼栽贓，藉以把反對民進黨的人，或是把所有對於台灣荒腔走板無恥下流之所謂 "防疫" 有所批評的人，全打為中共同路人。</text:span><text:span text:style-name="T3"><text:line-break/><text:line-break/></text:span><text:span text:style-name="T1">大家懂這個意思吧？心思真是邪門陰暗到極點。我當年所發起的 "每個人都是記者" 的 "公眾討論" 運動，遇到很多 "林瑋豐" 和"楊敏" 之後，很快就讓我清醒了。</text:span><text:span text:style-name="T3"><text:line-break/><text:line-break/></text:span><text:span text:style-name="T1">直到今天，我還是相信那句古希臘諺語，我相信，"人類的智慧在不斷的辯駁中得以成長"，但我已不再相信它能在廣大群眾之中實行，因為太多 "楊敏"，太多 "林瑋豐" 了。</text:span><text:span text:style-name="T3"><text:line-break/><text:line-break/></text:span><text:span text:style-name="T1">當然，更多的是腦殘。你不可能教育腦殘，更不用說和他們議論辯駁。</text:span><text:span text:style-name="T3"><text:line-break/><text:line-break/></text:span><text:span text:style-name="T1">我自信能夠和任何一個三歲小孩討論或辯駁，但我沒法和腦殘做任何討論，至於網軍那一類邪門歪道人士就更不用說了；他當然不是要來跟你探討事實與真理，而是存心來造謠抹黑與栽贓。</text:span><text:span text:style-name="T3"><text:line-break/><text:line-break/></text:span><text:span text:style-name="T1">台灣這二十幾年來，所謂政治議論與思索，幾乎全部就是耗在千千萬萬根本數不清的造謠抹黑與永無止境的澄清之中。我實在很厭倦了這樣一種所謂民主選舉，骯髒，邪惡，齷齪，下流，乃至喪心病狂。</text:span><text:span text:style-name="T3"><text:line-break/><text:line-break/></text:span><text:span text:style-name="T1">你看，過去這一年多來，所謂防疫是怎麼一回事？無非就是藉以仇中反華，反到毫無人性可言。而且，每天就是造謠抹黑，栽贓、說謊、詐欺、上下其手，睜眼說瞎話，低能無恥到爆。</text:span><text:span text:style-name="T3"><text:line-break/><text:line-break/></text:span><text:span text:style-name="T1">這個人渣 "政府"，整個心思哪是什麼防疫？根本就是整天想著 "我能藉著疫情撈到什麼好處？"、"我能藉著疫情進行哪些政治操作？"、"我能如何傷害異己？"；並且不斷透過司法與網軍，恐嚇及傷害企圖說出事實真相者，不斷透過司法與網軍，恐嚇及傷害那些主張做出對全民有利(卻對人渣黨不利)的人。</text:span><text:span text:style-name="T3"><text:line-break/><text:line-break/></text:span><text:span text:style-name="T1">我不相信任何一個腦子正常的人能夠忍受這樣一種反智無恥的惡行。</text:span><text:span text:style-name="T3"><text:line-break/><text:line-break/></text:span><text:span text:style-name="T1">我其實很不想再談島內這些骯髒下流汙穢齷齪貪婪腐敗之事，因為哪談得完？每天全是罄竹難書的各種無恥貪婪惡行。你一直談它，談了二十幾年，不累嗎？你自己捫心自問，累不累？累不累？累不累？累沒關係，問題是，有意義嗎？談它、罵它有意義嗎？人渣黨大權在握，全面掌控司法、媒體與教育，掌控所有資源，他會怕你罵、怕你談？</text:span><text:span text:style-name="T3"><text:line-break/><text:line-break/></text:span><text:span text:style-name="T1">在蔣家年代，國民黨很怕你罵，他必然會想方設法阻止你的言論之流傳。為什麼？因為，事實與真相一旦流傳出去，人們很可能就會失去對黨的信任。</text:span><text:span text:style-name="T3"><text:line-break/><text:line-break/></text:span><text:span text:style-name="T1">可是，在這個人渣黨呼風喚雨的年代，他根本不怕你罵，因為人們根本不在乎是非善惡。就算在乎，他只要炒作一下仇中反華，只要動用媒體與網軍，造謠抹黑一番，馬上又是壓倒性勝利。</text:span><text:span text:style-name="T3"><text:line-break/><text:line-break/></text:span><text:span text:style-name="T1">我實在很厭倦了這樣一種毫無意義與存在價值的所謂民主選舉，骯髒，邪惡，齷齪，下流，乃至喪心病狂。我能做的，大概就是保住一己之清白，等待解放之日的來臨。我個人並不急，我能等。這一代等不到，就請我的下一代繼續等。只要你我能挺住，只要良知不滅，信心不死，不信公義喚不回，黑暗總會有結束的一天。</text:span></text:p>
      <text:p text:style-name="P1"><text:span text:style-name="T1">可笑可笑   |  2021.05.24 22:35   |   </text:span><text:a xlink:type="simple" xlink:href="http://palinfo.habago.org/Entry?Command=Information_PrintForum&amp;iPage=1#FORUM40628"><text:span text:style-name="T2">#</text:span></text:a></text:p>
      <text:p text:style-name="P3"><text:span text:style-name="T1">刚才的留言可能偏激，可能会让陈医师生气、反感，sorry。以后不再留言，打扰了，抱歉。</text:span></text:p>
      <text:p text:style-name="P1"><text:span text:style-name="T1">可笑可笑   |  2021.05.24 22:29   |   </text:span><text:a xlink:type="simple" xlink:href="http://palinfo.habago.org/Entry?Command=Information_PrintForum&amp;iPage=1#FORUM40627"><text:span text:style-name="T2">#</text:span></text:a></text:p>
      <text:p text:style-name="P2"><text:span text:style-name="T1">可笑至极，国民党</text:span><text:span text:style-name="T5">杀</text:span><text:span text:style-name="T1">林义雄家人？民进党前后执政20多年，有100000万个理由揭露国民党当年的罪恶？为什么不做？难道民进党人喜欢蒋经国？台湾的福建人后裔是中华民族最垃圾的人口，看看陈水扁、蔡英文这些所谓的本土精英的执政能力，没救了。</text:span><text:span text:style-name="T3"><text:line-break/></text:span></text:p>
      <text:p text:style-name="P1"><text:span text:style-name="T1">陳真   |  2021.05.24 20:28   |   </text:span><text:a xlink:type="simple" xlink:href="http://palinfo.habago.org/Entry?Command=Information_PrintForum&amp;iPage=1#FORUM40626"><text:span text:style-name="T2">#</text:span></text:a></text:p>
      <text:p text:style-name="P3"><text:span text:style-name="T1">慧玲  </text:span><text:span text:style-name="T3"><text:line-break/></text:span><text:span text:style-name="T1"> </text:span><text:span text:style-name="T3"><text:line-break/></text:span><text:span text:style-name="T1">CIA 完全沒理由殺林義雄全家。不但沒理由，而且林義雄與姚嘉文等人恰恰是美國當年所欣賞的政治新星，先後接受美國國務院邀請長期訪美。</text:span><text:span text:style-name="T3"><text:line-break/><text:line-break/></text:span><text:span text:style-name="T1">林宅血案就是國民黨的情治單位所幹的一石多鳥之計：</text:span><text:span text:style-name="T3"><text:line-break/><text:line-break/></text:span><text:span text:style-name="T1">一，故意選在228那天，藉此歷史記憶，嚇阻島內反國民黨的力量。而且故意用極其殘忍的手段，亂刀砍死林義雄母親及一對雙胞胎幼女，長女林奐均被砍六刀，從鬼門關救了回來。</text:span><text:span text:style-name="T3"><text:line-break/><text:line-break/></text:span><text:span text:style-name="T1">二，殺害林義雄全家之後，發動中國時報及聯合報等主流媒體，甚至還出書，系統性地抹黑林義雄，把林宅滅門血案說成 "栽贓國民黨政府的一招苦肉計"，造謠說林義雄知道內情，說他藉此一苦肉計企圖栽贓偉大的國民黨政府。</text:span><text:span text:style-name="T3"><text:line-break/><text:line-break/></text:span><text:span text:style-name="T1">三，另一方面，國民黨藉此一血案企圖徹底毀滅林義雄在同志心目中的崇高人格地位。國民黨造謠說，林宅血案是海外台獨及島內黨外人士所幹的，原因是他們很不滿林義雄在美麗島事件中出賣同志。</text:span><text:span text:style-name="T3"><text:line-break/><text:line-break/></text:span><text:span text:style-name="T1">當年國民黨的邪惡高峰，真的連一萬個人渣黨也比不上。為什麼呢？</text:span><text:span text:style-name="T3"><text:line-break/><text:line-break/></text:span><text:span text:style-name="T1">眾所周知，林義雄是美麗島事件中，被刑求得最慘最可怕的人，因為林義雄是所有美麗島受刑人當中，表現得最剛烈最不妥協的一位。</text:span><text:span text:style-name="T3"><text:line-break/><text:line-break/></text:span><text:span text:style-name="T1">我從陳定南及戴振耀的第一手親眼敘述，以及某位很可能是國民黨特務的某個 "反國民黨媒體" 的高層口中，知道林義雄當年如何被刑求，但我從未對外公開提起，因為太可怕太殘忍太可惡了，這個黨根本就是喪失人性。</text:span><text:span text:style-name="T3"><text:line-break/><text:line-break/></text:span><text:span text:style-name="T1">各位聽懂這意思嗎？國民黨一方面以恐怖手段像在屠宰雞鴨那樣，光天化日下，亂刀砍殺林義雄全家老小，一方面卻故意對外放風聲說林義雄出賣同志，藉以毀滅其人格，一方面藉此抹黑台獨，說台獨與黨外人士對林義雄的出賣同志行為很不滿，所以殺害其全家，然後栽贓國民黨政府。</text:span><text:span text:style-name="T3"><text:line-break/><text:line-break/></text:span><text:span text:style-name="T1">如果這不叫做邪惡，什麼叫邪惡？  </text:span><text:span text:style-name="T3"><text:line-break/><text:line-break/></text:span><text:span text:style-name="T1">四，給美國一點顏色瞧瞧。</text:span><text:span text:style-name="T3"><text:line-break/><text:line-break/></text:span><text:span text:style-name="T1">為什麼要給美國難看？因為美國不但從七零年代就開始準備與大陸建交，而且，美國對蔣家也逐漸不再那麼支持，企圖培植其他傀儡人選，例如留美的孫立人將軍；同時也開始大力支持黨外運動，栽培林義雄與姚嘉文等等親美的新一代知識份子。</text:span><text:span text:style-name="T3"><text:line-break/><text:line-break/></text:span><text:span text:style-name="T1">凡是被美國所青睞的對象，包括孫立人和林義雄及黨外人士等等等，都一概遭到國民黨的鎮壓。</text:span><text:span text:style-name="T3"><text:line-break/></text:span><text:span text:style-name="T1">比方說，七零年代初期，就在台南市立建興國中隔壁有個 "美國新聞處"，突然發生爆炸案。國民黨說是李敖和謝聰敏等人幹的，於是就把他們抓起來判刑。</text:span><text:span text:style-name="T3"><text:line-break/><text:line-break/></text:span><text:span text:style-name="T1">其實，用屁股想也知道不可能，李敖和謝聰敏沒事去炸美國新聞處幹啥？那很可能就是國民黨自己炸的，一方面栽贓給黨外人士，一方面給美國一點顏色瞧瞧，讓他啞巴吃黃蓮，意思是告訴美國人說：</text:span><text:span text:style-name="T3"><text:line-break/><text:line-break/></text:span><text:span text:style-name="T1">"你看，你支持的人多恐怖啊！竟然連你的新聞處都敢炸！"</text:span><text:span text:style-name="T3"><text:line-break/><text:line-break/></text:span><text:span text:style-name="T1">一方面也讓美國及親美的反國民黨勢力一點警惕，意思是說："你美國人挺誰，我就搞誰！" </text:span><text:span text:style-name="T3"><text:line-break/><text:line-break/></text:span><text:span text:style-name="T1">整個七零年代及八零年代，一連串事件幾乎都是這套模式，簡單說就是蔣家政權中晚期即將被美國拋棄的一連串暴力反應。</text:span><text:span text:style-name="T3"><text:line-break/><text:line-break/></text:span><text:span text:style-name="T1">至於說什麼林義雄和他女兒"甘願成為美國的俘虜"，這類空洞指控的罪名，其實毫無現實意義。台灣兩千三百萬人，找得出幾個不親美的？找得出幾個真正了解美國之撒旦本質的人？恐怕萬中無一。</text:span></text:p>
      <text:p text:style-name="P1"><text:span text:style-name="T1">吳聲志   |  2021.05.24 15:42   |   </text:span><text:a xlink:type="simple" xlink:href="http://palinfo.habago.org/Entry?Command=Information_PrintForum&amp;iPage=1#FORUM40625"><text:span text:style-name="T2">#</text:span></text:a></text:p>
      <text:p text:style-name="P2"><text:span text:style-name="T1">我所知道的台灣現代史</text:span><text:span text:style-name="T3"><text:line-break/><text:line-break/></text:span><text:span text:style-name="T1">大家好，我叫吳聲志，今年36歲，想說說自己對台灣近幾十年來的理解，請大家多多指教，</text:span><text:span text:style-name="T3"><text:line-break/><text:line-break/></text:span><text:span text:style-name="T1">我就從蔣經國晚年開始說起，中華民國被建設成一個強盛的現代化軍事國家，背後有強大的美國控制著，而對岸中華人民共和國因爲改革開放，再不久之後會成為一個超級大國，如果站在蔣經國的立場，你會怎麼安排（1.是中華民國的當家2.你是一個中國人），先說說1.好了，美國想更全面的掌控台灣，所以想拔掉蔣家這個眼中釘（蔣經國曾在美被暗殺，蔣家被（美國）迫交出政權，就是第三代不從政，再再顯示美國一直想找聽話的人取而代之），如果站在1.的立場，你會找一個忠於忠華民國又有能力的人，如此一來對中華民國來說，對內可以繼續強盛，對外可抵抗美國的控制與對岸的鬥爭，但是過了三、四十年後（現在）呢？中華人民共和國強大到準備取代美國，而美國不惜一切想毀掉中共，而此時的中華民國早已完全落入美國手中，而且是被蔣經國建設、現代化，美國武裝的中華民國，就如俾斯麥建立的德意志帝國一樣，有著超強的戰鬥意志和軍隊，然後美國利用中華民國當砲灰毀掉中華人民共和國，兩岸打到血流成河，美國坐收漁翁之利，一個有著長遠眼光的政治家會這樣佈局嗎？如果你是一個中國人你有可能讓這樣的事情發生嗎？所以只能從2.的立場去安排未來，那就是犧牲中華民國來周全兩岸同胞。</text:span><text:span text:style-name="T3"><text:line-break/><text:line-break/></text:span><text:span text:style-name="T1">2.以一個中國人的立場來安排：我們回顧近代中國歷史（康熙收台灣）就知，中華民國退到台灣後，最後就是滅亡，台灣回歸祖國，所以，與其讓其強大，被美國用來傷害祖國，還不如先毀了他，所以才有了李登輝的接班，和製造對中華民國恨之入骨的黨外人士（這些人要很有戰鬥力），內外夾擊中華民國，待中華民國落入美國手中已無法造成大的傷害，以此來保兩岸最大的和平（就算兩岸開戰也很快結束）這就是為什麼自李登輝開始，台灣內鬥不斷，而且越來越尖銳的原因，這是我對台灣近四十年的理解。</text:span><text:span text:style-name="T3"><text:line-break/><text:line-break/></text:span><text:span text:style-name="T1">附著：</text:span><text:span text:style-name="T3"><text:line-break/><text:line-break/></text:span><text:span text:style-name="T1">1.跟大家說明一下怎麼分辨特務的看法，在這裡說的是拿錢辦事（沒有立場）的特務，他們給我的感覺是沒有固定的想法，你摸不出他的底（很會隱藏），最大的特點是1.惟利是圖2.有一種殺人不眨眼的很勁，例如：美國總統詹森。</text:span><text:span text:style-name="T3"><text:line-break/><text:line-break/></text:span><text:span text:style-name="T1">2.美國人來台灣的兩類1是傳教、2是為了政治，也就是特務，這樣大家都知道了嗎？以後有機會再多說一些。</text:span></text:p>
      <text:p text:style-name="P1"><text:span text:style-name="T1">鄭豐遠   |  2021.05.24 12:27   |   </text:span><text:a xlink:type="simple" xlink:href="http://palinfo.habago.org/Entry?Command=Information_PrintForum&amp;iPage=1#FORUM40624"><text:span text:style-name="T2">#</text:span></text:a></text:p>
      <text:p text:style-name="P7"><text:a xlink:type="simple" xlink:href="https://youtu.be/JbZWOWP6tE8"><text:span text:style-name="T6">https://youtu.be/JbZWOWP6tE8</text:span></text:a><text:span text:style-name="T7"><text:line-break/><text:line-break/></text:span><text:span text:style-name="T8">袁隆平院士遺體告別儀式舉行　民眾絡繹不絕　鮮花遍地</text:span></text:p>
      <text:p text:style-name="P1"><text:span text:style-name="T1">王慧玲   |  2021.05.24 12:26   |   </text:span><text:a xlink:type="simple" xlink:href="http://palinfo.habago.org/Entry?Command=Information_PrintForum&amp;iPage=1#FORUM40623"><text:span text:style-name="T2">#</text:span></text:a></text:p>
      <text:p text:style-name="P2"><text:span text:style-name="T1">陳醫師：連我這個六年級生都知道，林義雄家的命案，美國特務是脫不了關係的，可悲的是林和其女兒都甘願成為美國的俘虜。</text:span></text:p>
      <text:p text:style-name="P1"><text:span text:style-name="T1">吳聲志   |  2021.05.23 11:12   |   </text:span><text:a xlink:type="simple" xlink:href="http://palinfo.habago.org/Entry?Command=Information_PrintForum&amp;iPage=1#FORUM40622"><text:span text:style-name="T2">#</text:span></text:a></text:p>
      <text:p text:style-name="P3"><text:span text:style-name="T1">謝謝陳真大哥</text:span><text:span text:style-name="T3"><text:line-break/><text:line-break/></text:span><text:span text:style-name="T1">聲志</text:span></text:p>
      <text:p text:style-name="P1"><text:span text:style-name="T1">鄭豐遠   |  2021.05.23 05:49   |   </text:span><text:a xlink:type="simple" xlink:href="http://palinfo.habago.org/Entry?Command=Information_PrintForum&amp;iPage=1#FORUM40621"><text:span text:style-name="T2">#</text:span></text:a></text:p>
      <text:p text:style-name="P2"><text:span text:style-name="T1">我心目中的英雄之一，中國雜交水稻之父袁隆平，在昨天挺世，享年 91 歲。從醫院前往殯儀館途中，許多民眾自發前來送行，綿延數公里。所經長沙路段，交通一度停頓，車輛向其鳴笛致敬。</text:span><text:span text:style-name="T3"><text:line-break/><text:line-break/></text:span><text:a xlink:type="simple" xlink:href="https://youtu.be/1yCyT9D3ASU"><text:span text:style-name="T4">https://youtu.be/1yCyT9D3ASU</text:span></text:a><text:span text:style-name="T3"><text:line-break/></text:span><text:a xlink:type="simple" xlink:href="https://youtu.be/wFQdHggQxYM"><text:span text:style-name="T4">https://youtu.be/wFQdHggQxYM</text:span></text:a><text:span text:style-name="T3"><text:line-break/><text:line-break/></text:span><text:span text:style-name="T1">獻花的人從白天排隊排到了晚上:</text:span><text:span text:style-name="T3"><text:line-break/></text:span><text:a xlink:type="simple" xlink:href="https://youtu.be/PBAt_ySVp88"><text:span text:style-name="T4">https://youtu.be/PBAt_ySVp88</text:span></text:a><text:span text:style-name="T3"><text:line-break/><text:line-break/></text:span><text:span text:style-name="T1">台灣人可能不知道袁隆平是誰，在人渣黨數十年的洗腦下，對彼岸的人事物往往選擇遮眼掩耳，就當它們不存在似的。但歷史會輕視的，只有像台灣這樣的荒唐歲月，偉大的人事物，終究不會被遺忘。</text:span><text:span text:style-name="T3"><text:line-break/><text:line-break/></text:span><text:a xlink:type="simple" xlink:href="https://youtu.be/cNy56_-Zwk0"><text:span text:style-name="T4">https://youtu.be/cNy56_-Zwk0</text:span></text:a></text:p>
      <text:p text:style-name="P1"><text:span text:style-name="T1">陳真   |  2021.05.22 15:59   |   </text:span><text:a xlink:type="simple" xlink:href="http://palinfo.habago.org/Entry?Command=Information_PrintForum&amp;iPage=2#FORUM40620"><text:span text:style-name="T2">#</text:span></text:a></text:p>
      <text:p text:style-name="P2"><text:span text:style-name="T1">你講的那些由媒體所刻意大量曝光與吹捧的什麼 "覺青" 或是什麼野百合大腸花等等 "所謂學運" 份子或親綠學者、親綠醫生、親綠文人或各種網紅與名人等等等，全是人渣，而且人渣到爆，齷齪可恥，低能敗德，無一例外，至少我從未見過一個具有正常人之基本品性者，全是貪婪無恥下流卑鄙之徒。</text:span><text:span text:style-name="T3"><text:line-break/><text:line-break/></text:span><text:span text:style-name="T1">那是一種製造政治明星的政治操作手法，透過媒體與人為操作，源源不絕地 "栽培" 幫派黨羽，收編與吸納各方人馬。不願被收編者，就會被打壓，倘若打壓不了，就把你消音，把你當空氣，斷你去路，阻你前途，讓你狗吠火車。</text:span><text:span text:style-name="T3"><text:line-break/><text:line-break/></text:span><text:span text:style-name="T1">台灣人這麼 "聰明"，特別是"菁英"，當然都知道這樣一套政治機制，也就是說，你眼前有兩條路可走，一條是升官發財前途輝煌之路，一條是坎坷路。你想，大多數人會走哪一條？這也就是為什麼不管如何改朝換代，台灣的所謂菁英階層，例如學界、醫界或文化界始終是當權者的走狗的原因。</text:span><text:span text:style-name="T3"><text:line-break/><text:line-break/></text:span><text:span text:style-name="T1">很多人沒有歷史常識，喜歡說什麼 "醫界向來就是綠的"，這完全就是胡扯。事實上，舊黨國時代，醫界徹頭徹尾全是藍的，你根本找不到幾個反國民黨或反蔣家的醫生；來到綠色黑金年代，馬上就變成一片綠油油，你根本找不到幾個反人渣黨的醫生。</text:span><text:span text:style-name="T3"><text:line-break/><text:line-break/></text:span><text:span text:style-name="T1">各行各界都是如此，學界更是不堪入目，爭相表態，醜陋不堪。</text:span><text:span text:style-name="T3"><text:line-break/><text:line-break/></text:span><text:span text:style-name="T1">當然，其中有一部份人並非出於卑鄙動機，而只是智商欠佳，腦子不清楚，謂之腦殘。舊黨國年代同樣有一大堆這類腦殘人士。他們心眼並不壞，就是腦子差了點，很容易被操弄，被欺騙，被愚弄。你跟他說，蔣介石在國際上並不是什麼民主偉人，而是個法西斯獨裁者，他根本不相信；就如同你現在跟一些腦殘說這個人渣黨之當權者就是舊黨國出身的黑金人渣，例如蔡英文及其身邊的幾乎所有人全是黑金，他根本不相信；腦殘們就是會相信什麼捍衛民主愛台灣那一套低能鬼話。</text:span><text:span text:style-name="T3"><text:line-break/><text:line-break/></text:span><text:span text:style-name="T1">綠如此，藍也一樣。你從藍的一方之支持者對於各種人事物的判斷，你就知道這群人有多麼腦殘了。也就是說，藍綠各自擁有一大票智商欠佳的腦殘支持者。當然，綠的一方要嚴重許多，因為他們是近二十幾年來，在鋪天蓋地的洗腦與欺騙之所謂教育與媒體環境底下，所拼命製造出來的一整個世代的腦殘。誰的腦殘數量多，誰就有力量。</text:span><text:span text:style-name="T3"><text:line-break/><text:line-break/></text:span><text:span text:style-name="T1">我女兒念幼兒園大班，最近一直不斷跟我說"中國要打我們"，我聽了嚇一跳，問她是誰教她的？她說同學們都這麼說，同學們還說美國和日本會來保護我們。我跟她說這是胡說八道。她說，電視新聞也是這樣說。我說，那是因為電視也是民進黨控制。</text:span><text:span text:style-name="T3"><text:line-break/><text:line-break/></text:span><text:span text:style-name="T1">我告訴她，我們就是中國人，中國怎麼會來打我們？妳會莫名其妙打自己的頭嗎？我說，中國不是要來打我們，而是要來消滅壞人，就像消滅病毒一樣，病毒就是民進黨。等病毒消滅完，我們就會有個比較好的共產黨政府。</text:span><text:span text:style-name="T3"><text:line-break/><text:line-break/></text:span><text:span text:style-name="T1">學姐擔心這樣教她會讓她在學校或外面遭受肢體攻擊。我跟小可愛說，只要是對的事情，我們就不要怕，對就是對，錯就是錯，我們要勇敢堅持對的事，不要害怕被人打。</text:span><text:span text:style-name="T3"><text:line-break/><text:line-break/></text:span><text:span text:style-name="T1">你看，多可怕的主流教育和骯髒媒體，把美、日敵人說成是要來拯救我們的恩人，卻把為民服務、至善至美的祖國說成惡魔。在這島上，想要避免成為腦殘並不容易，想要堅持是非卻更困難，因為你得面對生活、工作或校園等等來自四面八方的各種敵意眼光、攻擊、孤立、抹黑與嘲弄。</text:span><text:span text:style-name="T3"><text:line-break/><text:line-break/></text:span><text:span text:style-name="T1">我常希望大陸朋友們應該要能體會到這一點：在你們看來理所當然之事，在這島上，你卻必須為它付出慘痛代價。</text:span><text:span text:style-name="T3"><text:line-break/><text:line-break/></text:span><text:span text:style-name="T1">綠的如此，藍的也一樣。現在如此，過去也一樣。台灣人，在各種文明水平與理性程度上，事實上半個多世紀來並沒有任何提升，完全取決於美國的中美政策；當他想要吹捧蔣家時，台灣人就視蔣家如神，跪拜叩謝，感恩戴德；當美國要鼓吹仇中反華時，台灣人就仇視自己的同胞；當美國妖魔化共產黨時，台灣人就視中共如惡魔，完完全全都眛於基本事實。</text:span><text:span text:style-name="T3"><text:line-break/><text:line-break/></text:span><text:span text:style-name="T1">腦殘之所以是腦殘，基本特徵就是缺乏病識感，他根本不相信自己是腦殘，而且大多以為自己很懂、很聰明。</text:span><text:span text:style-name="T3"><text:line-break/><text:line-break/></text:span><text:span text:style-name="T1">事實上，最簡單一個例子就是林義雄。你可以對他有各種不滿，可是，如果你以為他是個什麼貪圖功名權位之徒，那意味著你對島內政治的基本理解能力幾乎是零。</text:span><text:span text:style-name="T3"><text:line-break/><text:line-break/></text:span><text:span text:style-name="T1">十四年前，剛回台灣時，有一次去某大學進行全校性演講。我很驚訝地發現，很多學生居然不知道誰是希特勒，不知道巴勒斯坦和巴基斯坦不一樣。我回來問台大的一些護士同事，發現她們竟然也不知道。我覺得很驚訝。但她們反駁我說，她何必要知道誰是希特勒？照樣能理解很多相關歷史。</text:span><text:span text:style-name="T3"><text:line-break/><text:line-break/></text:span><text:span text:style-name="T1">我說不可能。因為重點不是你知道誰是希特勒，重點是如果你連希特勒都沒聽過，那意味著你的整個 有關歷史的"常識系統" 是有問題的，就好像我回台灣頭幾年根本不知道誰是林志玲，我問學姐，她說她也沒聽過。這意味著我們在某個有個流行事物的 "常識系統" 之理解力是有問題的。那就好像如果你連H2O 是什麼東西的分子式，都從來沒聽過，那你若要跟我說你很懂化學，我是不相信的。為什麼呢？因為那些都是基礎知識。</text:span><text:span text:style-name="T3"><text:line-break/><text:line-break/></text:span><text:span text:style-name="T1">林義雄亦然，不管藍綠，沒有一個稍微懂得一點點政治的人會說林義雄是個貪婪之徒，或是說他絕食偷吃食物等等。如果你連這樣一個基本常識都會有如此可笑的理解，那意味著你的某個有關島內政治的常識系統之理解力和理解品質只能打零分。</text:span><text:span text:style-name="T3"><text:line-break/><text:line-break/></text:span><text:span text:style-name="T1">我不是說人格者的作為一定都是對的，恰恰相反，我敢說我應該是最早、同時也是最常批評林義雄的人。各位應該知道，批評一個長年待你不薄、甚至給你錢、幫你寫推薦信出國念書的長者並不容易。也就是說，若非基於重大是非曲直之基本價值，沒有人會願意去傷害這樣一層充滿善意與感情的私人關係。</text:span><text:span text:style-name="T3"><text:line-break/><text:line-break/></text:span><text:span text:style-name="T1">但是，對就是對，錯就是錯。林義雄哪裡錯就錯。但是，就算有人拿槍指著我的頭，我也會說林義雄是個人格者，無私，正直。我一生閱人無數，在品格上能夠讓我自嘆不如者，幾乎萬中無一，但是面對林義雄，我知道我在不管是勇氣或堅忍與自我犧牲等等各方面，都還差他差很遠。</text:span><text:span text:style-name="T3"><text:line-break/><text:line-break/></text:span><text:span text:style-name="T1">至於反核，林義雄反對的是核四，也就是說反對新建核電廠，至於其他核一、核二和核三，都已接近除役。在他的想法裏頭，這三個廠很快就不會再運作，只要擋下核四，台灣很快就會走向所謂無核家園。</text:span><text:span text:style-name="T3"><text:line-break/><text:line-break/></text:span><text:span text:style-name="T1">他的想法很幼稚很無知，而且僵化不變，甚至把能源問題這樣一種理性問題給當成道德信仰問題那樣在理解。我批評的是這樣一種反智傾向。至於其人格，就像天上日月星辰一樣，絲毫無可懷疑。有句話說，"千古艱難惟一死"，看淡名利很容易，但是看淡一己生命卻很難，而林義雄恰恰就是一個在真正意義上生死如一的人。</text:span><text:span text:style-name="T3"><text:line-break/><text:line-break/></text:span><text:span text:style-name="T1">除了他、維根斯坦和耶穌等等之外，古往今來，我不曾見過還有誰能夠如此勇於面對死亡，如此無私，如此看淡一己生命與榮辱。</text:span></text:p>
      <text:p text:style-name="P1"><text:span text:style-name="T1">A Hsin   |  2021.05.22 12:16   |   </text:span><text:a xlink:type="simple" xlink:href="http://palinfo.habago.org/Entry?Command=Information_PrintForum&amp;iPage=2#FORUM40619"><text:span text:style-name="T2">#</text:span></text:a></text:p>
      <text:p text:style-name="P3"><text:span text:style-name="T1">拜讀陳醫師的文章，有提到林義雄先生，同時也是知名反核人物，</text:span><text:span text:style-name="T3"><text:line-break/></text:span><text:span text:style-name="T1">但最近重啟核三都沒有聲音，</text:span><text:span text:style-name="T3"><text:line-break/></text:span><text:span text:style-name="T1">所以他是有崇高的道德理念，還是跟側翼團體一樣，只是有著崇高理念的打手？</text:span><text:span text:style-name="T3"><text:line-break/></text:span><text:span text:style-name="T1">覺青有分兩種，一種是少數帶頭聰明覺青，例如林九萬和絕食的老覺青林聖人，</text:span><text:span text:style-name="T3"><text:line-break/></text:span><text:span text:style-name="T1">但在人渣黨領導下，最近重啟核三，及之前重啟核二，都不見這些人發聲反核。</text:span><text:span text:style-name="T3"><text:line-break/><text:line-break/></text:span><text:span text:style-name="T1">供電危機鬆口氣 核三1號機、林口3號機都回來了(2021/05/20)</text:span><text:span text:style-name="T3"><text:line-break/></text:span><text:a xlink:type="simple" xlink:href="https://udn.com/news/story/122176/5472899"><text:span text:style-name="T4">https://udn.com/news/story/122176/5472899</text:span></text:a><text:span text:style-name="T3"><text:line-break/></text:span><text:span text:style-name="T1">核二廠重啟做對了！數據顯示救了台灣(2018/12/27)</text:span><text:span text:style-name="T3"><text:line-break/></text:span><text:a xlink:type="simple" xlink:href="https://www.chinatimes.com/realtimenews/20181227001873-260410?chdtv"><text:span text:style-name="T4">https://www.chinatimes.com/realtimenews/20181227001873-260410?chdtv</text:span></text:a><text:span text:style-name="T3"><text:line-break/><text:line-break/></text:span><text:span text:style-name="T1">為什麼說帶頭的聰明，因為他們完全知道自己在幹什麼，藉著崇高的理念打擊對手，</text:span><text:span text:style-name="T3"><text:line-break/><text:line-break/></text:span><text:span text:style-name="T1">反之，大部分的覺青，完全不知道自己在幹嘛，要他們信什麼就信什麼，</text:span><text:span text:style-name="T3"><text:line-break/></text:span><text:span text:style-name="T1">現在還有覺青在喊「我是人，我反核」或是「用愛發電」等口號嗎，</text:span><text:span text:style-name="T3"><text:line-break/></text:span><text:span text:style-name="T1">至少在公開場合沒看到，</text:span><text:span text:style-name="T3"><text:line-break/><text:line-break/></text:span><text:span text:style-name="T1">結果就是，大部分利益都是給少數帶頭的，大部分覺青都不知道自己在幹嘛，</text:span><text:span text:style-name="T3"><text:line-break/></text:span><text:span text:style-name="T1">會不會被聰明覺青私底下笑說，「一群跟猴子一樣腦殘的人」，我不知道。</text:span></text:p>
      <text:p text:style-name="P1"><text:span text:style-name="T1">陳真   |  2021.05.22 01:51   |   </text:span><text:a xlink:type="simple" xlink:href="http://palinfo.habago.org/Entry?Command=Information_PrintForum&amp;iPage=2#FORUM40617"><text:span text:style-name="T2">#</text:span></text:a></text:p>
      <text:p text:style-name="P2"><text:span text:style-name="T1">聲志，</text:span><text:span text:style-name="T3"><text:line-break/><text:line-break/></text:span><text:span text:style-name="T1">我小時候讀過Hermann Hesse的 "流浪者之歌" 中文版，時隔多年，裏頭寫些什麼，已無多少記憶。不過，你所引用的那些段落，大約也就是維根斯坦的意思。</text:span><text:span text:style-name="T3"><text:line-break/><text:line-break/></text:span><text:span text:style-name="T1">佛教說："如是我聞"。我很喜歡這句話，理當也該在我寫的每篇東西前頭加上這句話才對。佛教經典提到這句話也許有它另外的意思，但我之所以喜歡它是因為它讓 "我" 和那些 "大道理" 之間築起一道防火牆；大道理是大道理，而我則只是我，兩者並無瓜葛，我只是 "道聽途說"而已。我和大道理之間，永遠有著一道無法跨越的鴻溝。</text:span><text:span text:style-name="T3"><text:line-break/><text:line-break/></text:span><text:span text:style-name="T1">這樣一種 "畫清界限"，讓我減少一點蒼白，減少一些羞愧感。這是因為我知道輕重，我不希望人們以為我蒼白若此。</text:span><text:span text:style-name="T3"><text:line-break/><text:line-break/></text:span><text:span text:style-name="T1">我知道重量為何物，可卻無法言說，只能任憑它壓在心頭，有口難言，揮之不去；就像 André Gide 所說，"她的一滴眼淚都比我的幸福汪洋更深重"，"我最大的喜悅都要歸諸於妳，而我最大的悲傷也是"。</text:span><text:span text:style-name="T3"><text:line-break/><text:line-break/></text:span><text:span text:style-name="T1">小可愛很喜歡聽故事，我常跟她說，故事不是只寫在故事書裏。哪怕渺如微塵，生活周遭到處都是故事，說起來全是淚。</text:span><text:span text:style-name="T3"><text:line-break/><text:line-break/></text:span><text:span text:style-name="T1">為了逃避，於是我們躲進邏輯，躲進數學裡，躲進音符、線條，躲入各種概念之中，但終究還是躲不了。我們今天之所以這樣或那樣活著，無非就是因為那些揮之不去的千百個故事。</text:span></text:p>
      <text:p text:style-name="P1"><text:span text:style-name="T1">怡靜   |  2021.05.19 12:16   |   </text:span><text:a xlink:type="simple" xlink:href="http://palinfo.habago.org/Entry?Command=Information_PrintForum&amp;iPage=2#FORUM40616"><text:span text:style-name="T2">#</text:span></text:a></text:p>
      <text:p text:style-name="P3"><text:span text:style-name="T1">既然提到灰色地帶，順便轉貼Max Blumenthal 和Dan Cohen合拍的紀錄片</text:span><text:span text:style-name="T3"><text:line-break/></text:span><text:span text:style-name="T1">Killing Gaza ，講的是2014年以色列對迦薩地區的種族滅絕戰爭。這紀錄片原本是要付費觀看，</text:span><text:span text:style-name="T3"><text:line-break/></text:span><text:span text:style-name="T1">這幾天他們提供無償觀賞，有些熱心網友或組織主動上傳這影片到它們自己的油管帳號，沒多久就被油管刪除了(當初CGTN上傳油管的新疆反恐紀錄片也是被油管刪除)。</text:span><text:span text:style-name="T3"><text:line-break/><text:line-break/></text:span><text:span text:style-name="T1">目前油管上的The GrayZone頻道也有放上這影片，底下這個是上傳到Vimeo，有英文字幕(及其他國家的，就是沒有中文字幕)</text:span><text:span text:style-name="T3"><text:line-break/><text:line-break/></text:span><text:a xlink:type="simple" xlink:href="https://vimeo.com/549520612"><text:span text:style-name="T4">https://vimeo.com/549520612</text:span></text:a><text:span text:style-name="T3"><text:line-break/><text:line-break/></text:span><text:span text:style-name="T1">我手上有英文字幕的文字檔，若有人熱心要翻譯成中文可以跟我要。</text:span><text:span text:style-name="T3"><text:line-break/><text:line-break/></text:span><text:span text:style-name="T1">推特上看了太多以色列目前正在對巴勒斯坦人暴行的視頻，很難受，但我要分享這張照片。</text:span><text:span text:style-name="T3"><text:line-break/></text:span><text:a xlink:type="simple" xlink:href="https://twitter.com/redfishstream/status/1393949359172112387"><text:span text:style-name="T4">https://twitter.com/redfishstream/status/1393949359172112387</text:span></text:a><text:span text:style-name="T3"><text:line-break/><text:line-break/></text:span><text:span text:style-name="T1">迦薩地區的兩個巴勒斯坦小孩正驕傲地對記者展示他們剛從被以色列空襲的家中廢墟救出的魚。</text:span><text:span text:style-name="T3"><text:line-break/></text:span><text:span text:style-name="T1">這兩個小孩一位名叫Ahmad，一位叫Nana。</text:span><text:span text:style-name="T3"><text:line-break/><text:line-break/></text:span><text:span text:style-name="T1">一位巴勒斯坦媽媽在底下留言，</text:span><text:span text:style-name="T3"><text:line-break/></text:span><text:span text:style-name="T1">Ahmad，Nana ，我愛你們，我愛神賜於你們內心的純真，你們的笑容和慈悲心，</text:span><text:span text:style-name="T3"><text:line-break/></text:span><text:span text:style-name="T1">儘管以色列的暴行剝奪了你們生命中一切美好的事物，但你們仍對動物保有關愛之心。</text:span><text:span text:style-name="T3"><text:line-break/><text:line-break/></text:span><text:span text:style-name="T1">怡靜</text:span><text:span text:style-name="T3"><text:line-break/><text:line-break/><text:line-break/></text:span></text:p>
      <text:p text:style-name="P1"><text:span text:style-name="T1">Xuan-wei   |  2021.05.19 00:05   |   </text:span><text:a xlink:type="simple" xlink:href="http://palinfo.habago.org/Entry?Command=Information_PrintForum&amp;iPage=2#FORUM40615"><text:span text:style-name="T2">#</text:span></text:a></text:p>
      <text:p text:style-name="P2"><text:span text:style-name="T1">分享一篇最近觀察者網專訪新聞調查網站「灰色地帶」(the Grayzone) 創辦人Max Blumenthal的報導，真希望他的良知與勇氣可以讓更多被矇蔽的/不在乎的人清醒過來。</text:span><text:span text:style-name="T3"><text:line-break/><text:line-break/></text:span><text:a xlink:type="simple" xlink:href="https://www.guancha.cn/MaxBlumenthal/2021_05_18_591086.shtml"><text:span text:style-name="T4">https://www.guancha.cn/MaxBlumenthal/2021_05_18_591086.shtml</text:span></text:a><text:span text:style-name="T3"><text:line-break/><text:line-break/></text:span><text:span text:style-name="T1">专访马克斯·布鲁门特尔：想用新疆伤害中国，却腐蚀了美国人</text:span></text:p>
      <text:p text:style-name="P1"><text:span text:style-name="T1">吳聲志   |  2021.05.17 01:21   |   </text:span><text:a xlink:type="simple" xlink:href="http://palinfo.habago.org/Entry?Command=Information_PrintForum&amp;iPage=2#FORUM40614"><text:span text:style-name="T2">#</text:span></text:a></text:p>
      <text:p text:style-name="P3"><text:span text:style-name="T1">謝謝陳真大哥的回覆及懷軒大哥提供這部戲的戲名</text:span><text:span text:style-name="T3"><text:line-break/><text:line-break/></text:span><text:span text:style-name="T1">那種感覺是否就像我如果將自我（小我），降到最低，那大我才會出現，而那大我就和天地合而為一，也就變成了我和天地融為一體，是否就像維根斯坦說的上帝和大我一般，也就是陳真大哥說的最後一段，化成水滴成為汪洋呢？</text:span><text:span text:style-name="T3"><text:line-break/><text:line-break/></text:span><text:span text:style-name="T1">那如此說來，當我融入天地之中，放下一切（自我），就可以很平靜的接受榮褥，就不會怕（被）傷害了呢？</text:span><text:span text:style-name="T3"><text:line-break/><text:line-break/></text:span><text:span text:style-name="T1">這使我想起赫曼·赫塞流浪者之歌-唵字真言的其中兩段：</text:span><text:span text:style-name="T3"><text:line-break/><text:line-break/></text:span><text:span text:style-name="T1">1. 而今，他運渡一般的旅人——商人，旅人，軍人，以及女人，似乎以不再像起前那樣感到自己與他們格格不入了。他對他們的思想和看法雖然不甚了然，雖與他們尚無共同的認識，但他也有他們所有的那種生活的衝勁和慾望了。儘管他在自律方面已有很高的境界，並且對他的創傷也能逆來順受，但他如今卻可以感到，這些凡夫俗子好像他的手足兄弟般。他們的虛榮，慾望，以及瑣碎，在他眼中，以不再像以前那麼荒謬可笑了；所有這些，已經變得可以理解，可以愛惜，甚至值得尊重了。這裏面雖有著慈母盲目地疼愛子女，慈父盲目地以他的獨子為傲，虛榮少女盲目地追求時髦和男人的愛慕，但是。所有這些小小的，單純的。愚蠢的，但也極為強烈、極為重要的熱情衝動和慾望，在而今的悉達多看來，似乎已經不再那麼微不足道了。他已看出，人們就是為了這些而生活，而做大事，而出門旅行，而從事戰爭，而飽受痛苦，而他也因此敬愛他們。他已經看出，生命，活力，那不可破壞的至道與大梵。</text:span><text:span text:style-name="T3"><text:line-break/><text:line-break/></text:span><text:span text:style-name="T1">當中的至道與大梵是否就是維根斯坦說的上帝呢？</text:span><text:span text:style-name="T3"><text:line-break/><text:line-break/></text:span><text:span text:style-name="T1">2. 婆藪天從河岸的座位上立起身來，向悉達多看了一眼，見到了他的眼中既已顯出了寧靜的智慧之光，於是就以他那種慈悲護祐的態度輕輕拍拍他的肩膀，說道：「老弟，我早就等待這個時刻了，如今這個時刻既已來到了，我也好走了。我扮演渡子婆藪天，已經扮演了不短的時間，如今總算功德圓滿了。再見了，茅舍！再見了，河流！再見了，悉達多！」</text:span><text:span text:style-name="T3"><text:line-break/><text:line-break/></text:span><text:span text:style-name="T1">悉達多恭恭敬敬的向這位即將離去的老人躬身敬禮。</text:span><text:span text:style-name="T3"><text:line-break/><text:line-break/></text:span><text:span text:style-name="T1">「我早有所知了，」他輕柔的說道。「你就要進入山林之中了？」</text:span><text:span text:style-name="T3"><text:line-break/><text:line-break/></text:span><text:span text:style-name="T1">「對的，我就要進入山林之中了；」婆藪天光采四溢的說道，「我就要進入萬法一如的境界了。」</text:span><text:span text:style-name="T3"><text:line-break/><text:line-break/></text:span><text:span text:style-name="T1">就這樣，他走了。悉達多注視著他。他懷著喜悅而又莊敬的心情注視著他，只見他的步履安祥，面上露著榮耀，渾身都是光明。</text:span><text:span text:style-name="T3"><text:line-break/><text:line-break/></text:span><text:span text:style-name="T1">最後兩小段：「對的，我就要進入山林之中了；」婆藪天光采四溢的說道，「我就要進入萬法一如的境界了。」</text:span><text:span text:style-name="T3"><text:line-break/><text:line-break/></text:span><text:span text:style-name="T1">就這樣，他走了。悉達多注視著他。他懷著喜悅而又莊敬的心情注視著他，只見他的步履安祥，面上露著榮耀，渾身都是光明。</text:span><text:span text:style-name="T3"><text:line-break/><text:line-break/></text:span><text:span text:style-name="T1">婆藪天要進入萬法一如的境界是否和維根斯坦看的那齣戲「畫十字的人」是相同的，只是前者當時感受到的是與天地合一愉悅，而後者則是因爲這股愉悅而感覺到這世界再也沒有東西可以傷害他了呢？</text:span><text:span text:style-name="T3"><text:line-break/><text:line-break/></text:span><text:span text:style-name="T1">感謝</text:span><text:span text:style-name="T3"><text:line-break/></text:span><text:span text:style-name="T1">聲志</text:span></text:p>
      <text:p text:style-name="P1"><text:span text:style-name="T1">陳真   |  2021.05.15 23:42   |   </text:span><text:a xlink:type="simple" xlink:href="http://palinfo.habago.org/Entry?Command=Information_PrintForum#FORUM40613"><text:span text:style-name="T2">#</text:span></text:a></text:p>
      <text:p text:style-name="P2"><text:span text:style-name="T1">這個調查若非無知到爆，就是故意裝蒜；假調查，真抹黑，假客觀，真栽贓。</text:span><text:span text:style-name="T3"><text:line-break/><text:line-break/></text:span><text:span text:style-name="T1">那就好像先把蘇格蘭人講成地獄般的遭遇，全面抹黑英國政府是喪心病狂的種族殺人魔之後，然後再假裝問大家說，你們想當英國的蘇格蘭人，還是想當緬甸的羅興亞人？然後裝模作樣說自己只是想藉此調查，從中尋找更多訊息來打破既定的成見。它媽的這不叫做打破成見，這叫做更加入骨的抹黑。</text:span><text:span text:style-name="T3"><text:line-break/><text:line-break/></text:span><text:span text:style-name="T1">有一種人渣是這樣，比方說，當你被栽贓抹黑時，他卻跳出來告訴大家說："各位不要再罵他了，誰沒有犯錯呢？原諒他吧，其實他也不是什麼壞人。"</text:span><text:span text:style-name="T3"><text:line-break/><text:line-break/></text:span><text:span text:style-name="T1">大家懂這個意思吧？表面上好像在替你說話，其實是捅你更深的一刀，讓你啞巴吃黃蓮，黑得更徹底。</text:span><text:span text:style-name="T3"><text:line-break/><text:line-break/></text:span><text:span text:style-name="T1">我年少時不懂得這些，是島內政治讓我開了眼界；先是舊黨國讓我開竅，接著是人渣黨之邪惡陰暗讓我瞠目結舌。出國後，以美、英為首的西方政治，更是進一步幾乎摧毀我對人性的信心。</text:span></text:p>
      <text:p text:style-name="P1"><text:span text:style-name="T1">梁成功   |  2021.05.15 19:01   |   </text:span><text:a xlink:type="simple" xlink:href="http://palinfo.habago.org/Entry?Command=Information_PrintForum#FORUM40612"><text:span text:style-name="T2">#</text:span></text:a></text:p>
      <text:p text:style-name="P3"><text:span text:style-name="T1">推特调查：询问网友在今天是更愿意成为巴勒斯坦人还是维吾尔族人</text:span><text:span text:style-name="T3"><text:line-break/></text:span><text:a xlink:type="simple" xlink:href="https://mi.mbd.baidu.com/r/mAnR1RESD6?f=cp&amp;;u=554433fdd28a893c"><text:span text:style-name="T4">https://mi.mbd.baidu.com/r/mAnR1RESD6?f=cp&amp;;u=554433fdd28a893c</text:span></text:a><text:span text:style-name="T3"><text:line-break/></text:span><text:span text:style-name="T1">“我并不是为了推动一些特定的叙事，而是为了寻找一些信息，具体来说，为什么“我们”（引号为引者所加）要谴责中国大陆，又为什么要将以色列作为自己的盟友？”</text:span></text:p>
      <text:p text:style-name="P1"><text:span text:style-name="T1">陳真   |  2021.05.15 11:42   |   </text:span><text:a xlink:type="simple" xlink:href="http://palinfo.habago.org/Entry?Command=Information_PrintForum#FORUM40611"><text:span text:style-name="T2">#</text:span></text:a></text:p>
      <text:p text:style-name="P2"><text:span text:style-name="T1">狂賀！！！</text:span><text:span text:style-name="T3"><text:line-break/><text:line-break/></text:span><text:span text:style-name="T1">高雄發揮前瞻高科技，又成功鑿井十口！緊急運送到澄清湖，高雄人將可以少喝幾口猪屎尿提煉的自來水，感謝G邁真不簡單。</text:span><text:span text:style-name="T3"><text:line-break/><text:line-break/></text:span><text:a xlink:type="simple" xlink:href="https://bit.ly/3yeGOUE"><text:span text:style-name="T4">https://bit.ly/3yeGOUE</text:span></text:a></text:p>
      <text:p text:style-name="P1"><text:span text:style-name="T1">鄭豐遠   |  2021.05.15 10:38   |   </text:span><text:a xlink:type="simple" xlink:href="http://palinfo.habago.org/Entry?Command=Information_PrintForum#FORUM40610"><text:span text:style-name="T2">#</text:span></text:a></text:p>
      <text:p text:style-name="P3"><text:span text:style-name="T1">快報: 幾個小時前，中國的天問一號探測器成功著陸火星。</text:span></text:p>
      <text:p text:style-name="P1"><text:span text:style-name="T1">懷軒   |  2021.05.15 05:08   |   </text:span><text:a xlink:type="simple" xlink:href="http://palinfo.habago.org/Entry?Command=Information_PrintForum#FORUM40609"><text:span text:style-name="T2">#</text:span></text:a></text:p>
      <text:p text:style-name="P2"><text:span text:style-name="T1">雖然是BBC不意外，但除了台灣的綠色執政以外，但篇應該算是「模糊語言」、「避重就輕」加「意有所指」的典範了。對於對岸大概用處不大，對於用繁體字的台灣，加上凡事都求快求爽不求甚解的島民來說，顯然就是誤導，看完我都高血壓氣到睡不著。</text:span><text:span text:style-name="T3"><text:line-break/><text:line-break/></text:span><text:a xlink:type="simple" xlink:href="https://reurl.cc/GdWNG3"><text:span text:style-name="T4">https://reurl.cc/GdWNG3</text:span></text:a></text:p>
      <text:p text:style-name="P1"><text:span text:style-name="T1">陳真   |  2021.05.14 10:44   |   </text:span><text:a xlink:type="simple" xlink:href="http://palinfo.habago.org/Entry?Command=Information_PrintForum#FORUM40608"><text:span text:style-name="T2">#</text:span></text:a></text:p>
      <text:p text:style-name="P3"><text:span text:style-name="T1">村上春樹的講稿應該貼過，再貼一次好了。</text:span><text:span text:style-name="T3"><text:line-break/><text:line-break/></text:span><text:span text:style-name="T1">我也不喜歡 "以巴戰爭" 或 "以巴衝突" 這類約定俗成的說法；這不是戰爭，而是有系統性的屠殺，大人小孩都不放過、這不是兩造衝突，而是體制性的種族滅絕。巴以之間，就是殖民主義與種族淨化。以色列的這一切罪行，背後撐腰者就是美國。</text:span><text:span text:style-name="T3"><text:line-break/><text:line-break/></text:span><text:span text:style-name="T1">我看島內一些腦殘，腦殘得很可怕，居然把箭頭指向對岸，真不可思議，我真不敢相信我的眼睛。這些綠色生物的主要特徵之一就是從來都不是真的關心什麼，而只是藉著假裝關心各種議題、理想或理念，做為一種奪權謀利的工具，或是藉之操弄特定的仇中反華目的。</text:span><text:span text:style-name="T3"><text:line-break/><text:line-break/></text:span><text:span text:style-name="T1">二十幾年前，我跟你們說起人渣黨之危害，你們不信，現在總該相信了吧？如果還是不信，如果居然還有人會去支持人渣黨及其一堆尾巴黨，如果居然還有人蠢到會去相信貪婪無恥下三濫的人渣狗官們長年以來滿口胡謅的那些漂亮鬼話，那我其實也不知道還能說什麼了。</text:span><text:span text:style-name="T3"><text:line-break/><text:line-break/></text:span><text:span text:style-name="T1">當連那最基本的溝通都走到了盡頭，意味著三種可能：一是智商極低，無法辨別最基本的是非，二是品格極差，存心依附權勢為非作歹，三就是擺明敵對，也就是說，敵我之間無道理與是非可講，只能訴諸鬥爭，甚至比拳頭，由拳頭來決定勝負。</text:span><text:span text:style-name="T3"><text:line-break/><text:line-break/></text:span><text:span text:style-name="T1">島內明是非者很少，大抵就這三種人。第一種人叫做腦殘，腦容量極低，數量卻最為龐大，例如學生或年輕一代均屬之，往往拿香跟拜，主流風向往哪吹，他們就往哪邊倒；主流媒體怎麼說，他們就怎麼信。其中少數人仍有可能自行醒悟。</text:span><text:span text:style-name="T3"><text:line-break/><text:line-break/></text:span><text:span text:style-name="T1">第二種人謂之菁英，趨炎附勢，主動為非作歹，哪邊有利益就往哪邊靠；與腦殘的差別就在於他們其實或多或少知道是非善惡，但是，這些對他們不重要，所謂公義與理想只是藉以謀取利益美化自身的工具和裝飾品，個人前途功名與權位才是唯一目的。放眼各界，凡屬菁英者，例如醫界、學界與文化界，幾乎都是這一類，極少有例外。</text:span><text:span text:style-name="T3"><text:line-break/><text:line-break/></text:span><text:span text:style-name="T1">以上兩種人，只要大時代氛圍轉向，他們比誰轉得都快，特別是第二種人。</text:span><text:span text:style-name="T3"><text:line-break/><text:line-break/></text:span><text:span text:style-name="T1">至於第三種人，他們不謀權位，不求私利，但是很強調 "立場"；他們依舊(自以為)很在乎是非，但是，一切是非只能服膺於特定立場之下才有意義。也就是說，立場凌駕於是非，藍綠超越黑白，但他們自己並不會如此認為，他們會認為自己最在乎善惡是非，但事實上，他們對於善惡是非的理解乃是以敵我立場來定義。只要立場不同者便是敵，只要是敵，就是邪惡。反之，只要是我方，一概都是善；拒絕認清事實，拒絕調整修正原有之錯誤認知。</text:span><text:span text:style-name="T3"><text:line-break/><text:line-break/></text:span><text:span text:style-name="T1">這個 "第三種人"，島內目前幾乎缺貨，我能想得出來的僅有幾位年已八十之前輩，例如林義雄、黃文雄以及已過世的戴振耀、高俊明和史明等人。除了史明我無私交之外，其他都十分熟識。我始終景仰其無私剛毅人品，但對其思維言行之內涵，只能仰天長嘆。</text:span><text:span text:style-name="T3"><text:line-break/><text:line-break/></text:span><text:span text:style-name="T1">陳真</text:span><text:span text:style-name="T3"><text:line-break/><text:line-break/></text:span><text:span text:style-name="T1">20201. 05. 14.</text:span><text:span text:style-name="T3"><text:line-break/><text:line-break/></text:span><text:span text:style-name="T1">==============================</text:span><text:span text:style-name="T3"><text:line-break/><text:line-break/></text:span><text:a xlink:type="simple" xlink:href="https://www.cw.com.tw/article/5001789"><text:span text:style-name="T4">https://www.cw.com.tw/article/5001789</text:span></text:a><text:span text:style-name="T3"><text:line-break/><text:line-break/></text:span><text:span text:style-name="T1">村上春樹：我永遠站在「雞蛋」的那方</text:span><text:span text:style-name="T3"><text:line-break/><text:line-break/></text:span><text:span text:style-name="T1">以色列政府空襲迦薩，獲頒耶路撒冷文學獎的日本知名小說家村上春樹受到國內外壓力，猶疑是否該出席頒獎，結局是，他去了，並掀起了比小說更為震動世人的餘波。</text:span><text:span text:style-name="T3"><text:line-break/><text:line-break/></text:span><text:span text:style-name="T1">文 編輯部 天下雜誌418期</text:span><text:span text:style-name="T3"><text:line-break/><text:line-break/></text:span><text:span text:style-name="T1">2011-04-13</text:span><text:span text:style-name="T3"><text:line-break/><text:line-break/></text:span><text:span text:style-name="T1">現年六十歲的日本作家村上春樹，被《時代雜誌》喻為當代最具國際影響力的日本作家。</text:span><text:span text:style-name="T3"><text:line-break/><text:line-break/></text:span><text:span text:style-name="T1">村上春樹三度問鼎諾貝爾文學獎，被媒體形容為繼川端康成、大江健三郎之後，「離諾貝爾文學獎最近的日本人」。他包括《挪威的森林》在內的多部長篇小說作品，陸續被翻譯成四十多國語言，全球銷售超過兩千萬冊，近年陸續獲得捷克「卡夫卡文學獎」、愛爾蘭「法蘭克．歐康納國際短篇小說獎」等多項國際文學獎項肯定。</text:span><text:span text:style-name="T3"><text:line-break/><text:line-break/></text:span><text:span text:style-name="T1">今年二月初，村上春樹獲頒耶路撒冷文學獎。該獎項每兩年頒發一次，表彰對人類自由、社會公平、政治民主具貢獻的作家。歷屆得獎者包括西蒙波娃、羅素、米蘭昆德拉等。</text:span><text:span text:style-name="T3"><text:line-break/><text:line-break/></text:span><text:span text:style-name="T1">諷刺的是，頒發獎項的以色列政府，近來空襲迦薩，備受國際和平團體批評。日本輿論因此要求村上春樹為避免被認為支持以色列近來的軍事行動，應拒領該獎項，否則將抵制其作品。</text:span><text:span text:style-name="T3"><text:line-break/><text:line-break/></text:span><text:span text:style-name="T1">但二月十五日，村上春樹在國內外壓力下，仍選擇赴耶路撒冷出席頒獎典禮。他更出人意料地，在以色列總統佩雷斯面前，公開批判以色列的軍事行動，同時一吐作為文學創作者，希望透過描寫微不足道的個人，對抗既有權力和體制的深層意義。</text:span><text:span text:style-name="T3"><text:line-break/><text:line-break/></text:span><text:span text:style-name="T1">村上春樹於耶路撒冷的英語演講辭「永遠站在雞蛋的那方」，道出個人應有的道德勇氣、與對體制霸權的深刻反省，隨即被國際媒體競相轉載，更超越文壇，在國際政治、人權組織間引起廣大迴響。以下是村上春樹演講辭全文翻譯。</text:span><text:span text:style-name="T3"><text:line-break/><text:line-break/></text:span><text:span text:style-name="T1">今天我以一名小說家的身分來到耶路撒冷。而小說家，正是所謂的職業謊言製造者。</text:span><text:span text:style-name="T3"><text:line-break/><text:line-break/></text:span><text:span text:style-name="T1">當然，不只小說家會說謊。眾所周知，政治人物也會說謊。外交官、將軍、二手車業務員、屠夫和建築師亦不例外。但是小說家的謊言和其他人不同。沒有人會責怪小說家說謊不道德。相反地，小說家愈努力說謊，把謊言說得愈大愈好，大眾和評論家反而愈讚賞他。為什麼？</text:span><text:span text:style-name="T3"><text:line-break/><text:line-break/></text:span><text:span text:style-name="T1">今天，我不打算說謊</text:span><text:span text:style-name="T3"><text:line-break/><text:line-break/></text:span><text:span text:style-name="T1">我的答案是：藉由高超的謊言，也就是創作出幾可亂真的小說情節，小說家才能將真相帶到新的地方，也才能賦予它新的光輝。</text:span><text:span text:style-name="T3"><text:line-break/><text:line-break/></text:span><text:span text:style-name="T1">在大多數的情況下，我們幾乎無法掌握真相，也無法精準的描繪真相。因此，必須把真相從藏匿處挖掘出來，轉化到另一個虛構的時空，用虛構的形式來表達。</text:span><text:span text:style-name="T3"><text:line-break/><text:line-break/></text:span><text:span text:style-name="T1">但是在此之前，我們必須先清楚知道，真相就在我們心中的某處。這是小說家編造好謊言的必要條件。</text:span><text:span text:style-name="T3"><text:line-break/><text:line-break/></text:span><text:span text:style-name="T1">今天，我不打算說謊。我會盡可能地誠實。我在一年之中只有幾天不會說謊，今天剛好就是其中之一。</text:span><text:span text:style-name="T3"><text:line-break/><text:line-break/></text:span><text:span text:style-name="T1">請容我告訴你們真相。</text:span><text:span text:style-name="T3"><text:line-break/><text:line-break/></text:span><text:span text:style-name="T1">在日本，許多人建議我不要來這裡接受耶路撒冷文學獎。甚至有人警告我，如果我堅持前來，他們會聯合抵制我的小說。主要的原因，當然是迦薩正在發生的激烈戰鬥。</text:span><text:span text:style-name="T3"><text:line-break/><text:line-break/></text:span><text:span text:style-name="T1">根據聯合國調查，在被封鎖的迦薩城內，已經有超過千人喪生，許多人是手無寸鐵的平民、孩童和老人。</text:span><text:span text:style-name="T3"><text:line-break/><text:line-break/></text:span><text:span text:style-name="T1">我收到獲獎通知後，不斷問自己：此時到耶路撒冷接受文學獎，是否正確？這會不會讓人認為我支持衝突中的某一方，或認為我支持一個發動壓倒性武力攻擊的國家政策？老實說，我也不想看到自己的書被抵制。</text:span><text:span text:style-name="T3"><text:line-break/><text:line-break/></text:span><text:span text:style-name="T1">經過反覆思考，我還是決定來到這裡。原因之一是，太多人反對我來。我和許多小說家一樣，總是要做人們反對的事情。如果有人對我說，尤其是警告我說，「不要去」、「不要這麼做」，我通常反而會特別想去、特別想做。</text:span><text:span text:style-name="T3"><text:line-break/><text:line-break/></text:span><text:span text:style-name="T1">這就是小說家的天性。小說家是特別的族群，除非親眼所見，親手觸摸，否則他們不會相信任何事情。</text:span><text:span text:style-name="T3"><text:line-break/><text:line-break/></text:span><text:span text:style-name="T1">我來到這裡，我選擇親身面對而非置身事外；我選擇親眼目睹而非矇蔽雙眼；我選擇開口說話，而非沉默不語。</text:span><text:span text:style-name="T3"><text:line-break/><text:line-break/></text:span><text:span text:style-name="T1">但是這不代表我要發表任何政治訊息。判斷對錯，當然是小說家的重要責任，但如何傳遞判斷，每個作家有不同的選擇。我個人偏好用故事、尤其用超現實的故事來表達。因此，我今天不會在你們面前發表任何直接的政治訊息。</text:span><text:span text:style-name="T3"><text:line-break/><text:line-break/></text:span><text:span text:style-name="T1">不過，請容我在這裡向你們傳達一個非常私人的訊息。這是我創作時永遠牢記在心的話語。我從未將這句話真正行諸文字或貼在牆壁，而是刻劃在我心靈深處的牆上。這句話是這樣的：</text:span><text:span text:style-name="T3"><text:line-break/><text:line-break/></text:span><text:span text:style-name="T1">「以卵擊石，在高大堅硬的牆和雞蛋之間，我永遠站在雞蛋那方。」</text:span><text:span text:style-name="T3"><text:line-break/><text:line-break/></text:span><text:span text:style-name="T1">無論高牆是多麼正確，雞蛋是多麼地錯誤，我永遠站在雞蛋這邊。</text:span><text:span text:style-name="T3"><text:line-break/><text:line-break/></text:span><text:span text:style-name="T1">誰是誰非，自有他人、時間、歷史來定論。但若小說家無論何種原因，寫出站在高牆這方的作品，這作品豈有任何價值可言？</text:span><text:span text:style-name="T3"><text:line-break/><text:line-break/></text:span><text:span text:style-name="T1">這代表什麼意思呢？轟炸機、戰車、火箭和白磷彈就是那堵高牆；而被它們壓碎、燒焦和射殺的平民則是雞蛋。這是這個比喻的其中一層涵義。</text:span><text:span text:style-name="T3"><text:line-break/><text:line-break/></text:span><text:span text:style-name="T1">更深一層的看，我們每個人，也或多或少都是一枚雞蛋。我們都是獨一無二，裝在脆弱外殼中的靈魂。你我也或多或少，都必須面對一堵名為「體制」的高牆。體制照理應該保護我們，但有時它卻殘殺我們，或迫使我們冷酷、有效率、系統化地殘殺別人。</text:span><text:span text:style-name="T3"><text:line-break/><text:line-break/></text:span><text:span text:style-name="T1">是我們創造了體制</text:span><text:span text:style-name="T3"><text:line-break/><text:line-break/></text:span><text:span text:style-name="T1">我寫小說只有一個原因，就是給予每個靈魂尊嚴，讓它們得以沐浴在陽光之下。故事的目的在於提醒世人，在於檢視體制，避免它馴化我們的靈魂、剝奪靈魂的意義。我深信小說家的職責就是透過創作故事，關於生死、愛情、讓人感動落淚、恐懼顫抖或開懷大笑的故事，讓人們意識到每個靈魂的獨一無二和不可取代。這就是我們為何日復一日，如此嚴肅編織小說的原因。</text:span><text:span text:style-name="T3"><text:line-break/><text:line-break/></text:span><text:span text:style-name="T1">我九十歲的父親去年過世。他是位退休老師和兼職的和尚。當他在京都的研究所念書時，被強制徵召到中國打仗。</text:span><text:span text:style-name="T3"><text:line-break/><text:line-break/></text:span><text:span text:style-name="T1">身為戰後出生的小孩，我很好奇為何他每天早餐前，都在家中佛壇非常虔誠地祈禱。有一次我問他原因，他說他是在為所有死於戰爭的人們祈禱，無論是戰友或敵人。看著他跪在佛壇前的背影，我似乎感受到周遭環繞著死亡的陰影。</text:span><text:span text:style-name="T3"><text:line-break/></text:span><text:span text:style-name="T1">我父親過世了，帶走那些我永遠無法盡知的記憶。但環繞他周遭那些死亡的陰影卻留在我的記憶中。這是我從他身上繼承的少數東西之一，卻也是最重要的東西之一。</text:span><text:span text:style-name="T3"><text:line-break/><text:line-break/></text:span><text:span text:style-name="T1">今天，我只希望能向你們傳達一個訊息。我們都是人類，超越國籍、種族和宗教，我們都只是一枚面對體制高牆的脆弱雞蛋。無論怎麼看，我們都毫無勝算。牆實在是太高、太堅硬，也太過冷酷了。戰勝它的唯一可能，只來自於我們全心相信每個靈魂都是獨一無二的，只來自於我們全心相信靈魂彼此融合，所能產生的溫暖。</text:span><text:span text:style-name="T3"><text:line-break/><text:line-break/></text:span><text:span text:style-name="T1">請花些時間思考這點：我們每個人都擁有獨特而活生生的靈魂，體制卻沒有。我們不能允許體制剝削我們，我們不能允許體制自行其道。體制並未創造我們：是我們創造了體制。</text:span><text:span text:style-name="T3"><text:line-break/><text:line-break/></text:span><text:span text:style-name="T1">這就是我想對你們說的。</text:span></text:p>
      <text:p text:style-name="P1"><text:span text:style-name="T1">江秉鴻   |  2021.05.14 08:32   |   </text:span><text:a xlink:type="simple" xlink:href="http://palinfo.habago.org/Entry?Command=Information_PrintForum#FORUM40607"><text:span text:style-name="T2">#</text:span></text:a></text:p>
      <text:p text:style-name="P8"><text:span text:style-name="T8">村上春樹：我永遠站在「雞蛋」的那方</text:span><text:span text:style-name="T7"><text:line-break/></text:span><text:a xlink:type="simple" xlink:href="https://www.cw.com.tw/article/5001789"><text:span text:style-name="T6">https://www.cw.com.tw/article/5001789</text:span></text:a></text:p>
      <text:p text:style-name="P1"><text:span text:style-name="T1">怡靜   |  2021.05.14 00:27   |   </text:span><text:a xlink:type="simple" xlink:href="http://palinfo.habago.org/Entry?Command=Information_PrintForum#FORUM40606"><text:span text:style-name="T2">#</text:span></text:a></text:p>
      <text:p text:style-name="P3"><text:span text:style-name="T1">轉貼苦勞網的翻譯文章</text:span><text:span text:style-name="T3"><text:line-break/></text:span><text:span text:style-name="T1">全文請見</text:span><text:span text:style-name="T3"><text:line-break/></text:span><text:a xlink:type="simple" xlink:href="https://www.coolloud.org.tw/node/95683"><text:span text:style-name="T4">https://www.coolloud.org.tw/node/95683</text:span></text:a><text:span text:style-name="T3"><text:line-break/><text:line-break/></text:span><text:span text:style-name="T1">不要再講「以巴衝突」 那就是殖民主義！</text:span><text:span text:style-name="T3"><text:line-break/><text:line-break/></text:span><text:span text:style-name="T1">2021/05/12 Asia Khatun 線上文學雜誌《Thawra》主編</text:span><text:span text:style-name="T3"><text:line-break/><text:line-break/></text:span><text:span text:style-name="T1">譯者 / 陳韋綸</text:span><text:span text:style-name="T3"><text:line-break/></text:span><text:span text:style-name="T1">苦勞網特約編輯</text:span><text:span text:style-name="T3"><text:line-break/><text:line-break/></text:span><text:span text:style-name="T1">【譯按】在伊斯蘭齋戒月期間，以色列再度對巴勒斯坦人民展開一連串攻擊，從本（5）月初法院裁定迫遷謝赫·賈拉社區的巴勒斯坦家庭、襲擊阿克薩清真寺內禱告民眾，乃至於對加薩走廊的又一波空襲。主流媒體習慣將這稱呼為「以巴衝突」，彷彿以色列與巴勒斯坦是勢均力敵的對手，本文則指出，新聞敘事如何正常化以色列對於巴勒斯坦的殖民統治與佔領，並淡化巴勒斯坦人民被壓迫的危險性。</text:span><text:span text:style-name="T3"><text:line-break/><text:line-break/></text:span><text:span text:style-name="T1">原文標題 "The Violence in Palestine Isn't 'Clashes' - It's Colonialism"，刊載於英國左翼媒體《Tribune》。</text:span></text:p>
      <text:p text:style-name="P1"><text:span text:style-name="T1">懷軒   |  2021.05.13 03:16   |   </text:span><text:a xlink:type="simple" xlink:href="http://palinfo.habago.org/Entry?Command=Information_PrintForum#FORUM40605"><text:span text:style-name="T2">#</text:span></text:a></text:p>
      <text:p text:style-name="P2"><text:span text:style-name="T1">據今天晚上的衛報報導，巴勒斯坦死亡人數已經累積到53名，其中包括14名兒童，300多人受傷⋯。以色列方面目前為止有6名平民死於火箭與其引發的火災，其中包括2名兒童，另外還有十多人受傷。</text:span><text:span text:style-name="T3"><text:line-break/><text:line-break/></text:span><text:span text:style-name="T1">好幾個以色列人和巴勒斯坦人混居的城鎮都爆發民眾的衝突，以色列的軍警人員開始調往這些區域。報導中看來，以色列完全沒打算在短期內停火，並且預期要升高軍事衝突。</text:span><text:span text:style-name="T3"><text:line-break/><text:line-break/></text:span><text:a xlink:type="simple" xlink:href="https://reurl.cc/4yAOLv"><text:span text:style-name="T4">https://reurl.cc/4yAOLv</text:span></text:a></text:p>
      <text:p text:style-name="P1"><text:span text:style-name="T1">懷軒   |  2021.05.13 02:36   |   </text:span><text:a xlink:type="simple" xlink:href="http://palinfo.habago.org/Entry?Command=Information_PrintForum#FORUM40604"><text:span text:style-name="T2">#</text:span></text:a></text:p>
      <text:p text:style-name="P3"><text:span text:style-name="T1">我才剛開始讀，斷斷續續的看，前兩天很巧剛好讀到這件事，剛好看到留言板，所以在猜是不是這部戲。因為書裡只是簡單提到，沒有詳述，也沒有提到他是跟誰去看，我是瞎猜的。</text:span></text:p>
      <text:p text:style-name="P1"><text:span text:style-name="T1">叶子   |  2021.05.12 20:11   |   </text:span><text:a xlink:type="simple" xlink:href="http://palinfo.habago.org/Entry?Command=Information_PrintForum#FORUM40603"><text:span text:style-name="T2">#</text:span></text:a></text:p>
      <text:p text:style-name="P2"><text:span text:style-name="T1">多年以前,看到这篇文章,在心里埋下了种子,持续影响着我,也是我日后</text:span><text:span text:style-name="T5">远</text:span><text:span text:style-name="T1">赴台湾念书的主因.</text:span><text:span text:style-name="T3"><text:line-break/><text:line-break/></text:span><text:span text:style-name="T1">多年以后,情况依然没变,甚至更趋糟糕,心里除了无奈,还是无奈.</text:span><text:span text:style-name="T3"><text:line-break/><text:line-break/></text:span><text:span text:style-name="T1">《你們的微笑﹐我的天堂》,張翠容,2007.04.27,亚洲周刊</text:span><text:span text:style-name="T3"><text:line-break/><text:line-break/></text:span><text:a xlink:type="simple" xlink:href="https://bit.ly/3uCubAt"><text:span text:style-name="T4">https://bit.ly/3uCubAt</text:span></text:a><text:span text:style-name="T3"><text:line-break/><text:line-break/></text:span><text:span text:style-name="T1">《以巴緊張升溫! 火箭飛彈齊飛 耶路撒冷空襲警報響｜方念華｜FOCUS全球新聞 20210511》</text:span><text:span text:style-name="T3"><text:line-break/><text:line-break/></text:span><text:a xlink:type="simple" xlink:href="https://www.youtube.com/watch?v=yloTbPxU32s"><text:span text:style-name="T4">https://www.youtube.com/watch?v=yloTbPxU32s</text:span></text:a><text:span text:style-name="T3"><text:line-break/><text:line-break/></text:span><text:span text:style-name="T1">《哈瑪斯狂射逾百枚火箭 以色列嗆聲槓到底｜TVBS新聞》</text:span><text:span text:style-name="T3"><text:line-break/><text:line-break/></text:span><text:a xlink:type="simple" xlink:href="https://www.youtube.com/watch?v=cji5k--gr6s"><text:span text:style-name="T4">https://www.youtube.com/watch?v=cji5k--gr6s</text:span></text:a></text:p>
      <text:p text:style-name="P1"><text:span text:style-name="T1">陳真   |  2021.05.12 08:35   |   </text:span><text:a xlink:type="simple" xlink:href="http://palinfo.habago.org/Entry?Command=Information_PrintForum&amp;iPage=2#FORUM40602"><text:span text:style-name="T2">#</text:span></text:a></text:p>
      <text:p text:style-name="P2"><text:span text:style-name="T1">懷軒，我不是在Ray Monk的書裡頭讀到這件事，不過，應該是這部戲沒錯。</text:span></text:p>
      <text:p text:style-name="P1"><text:span text:style-name="T1">懷軒   |  2021.05.12 03:33   |   </text:span><text:a xlink:type="simple" xlink:href="http://palinfo.habago.org/Entry?Command=Information_PrintForum&amp;iPage=2#FORUM40601"><text:span text:style-name="T2">#</text:span></text:a></text:p>
      <text:p text:style-name="P3"><text:span text:style-name="T1">不知道是不是Ludwig Anzengruber的「畫十字的人」(Die Kreuzelschreiber)。最近剛好在看Monk的「天才的責任(The duty of genius)」，提到維根斯坦回家度假時看了這部戲，說到戲中的主角說無論世上發生什麼事都對他無傷，因為他自外於世界，維根斯坦對這部分很有感。</text:span></text:p>
      <text:p text:style-name="P1"><text:span text:style-name="T1">陳真   |  2021.05.11 20:01   |   </text:span><text:a xlink:type="simple" xlink:href="http://palinfo.habago.org/Entry?Command=Information_PrintForum&amp;iPage=2#FORUM40600"><text:span text:style-name="T2">#</text:span></text:a></text:p>
      <text:p text:style-name="P2"><text:span text:style-name="T1">現在要寫東西越來越難了，因為每天公私繁忙，平均工作18到20小時，疲憊不堪，僅剩以秒為單位的一點零星時間，只能寫些零碎的東西。</text:span><text:span text:style-name="T3"><text:line-break/></text:span><text:span text:style-name="T1"> </text:span><text:span text:style-name="T3"><text:line-break/></text:span><text:span text:style-name="T1">謝謝聲志。在這樣一個眼見為憑的世界中，很少有人在意這類不切實際的想法了，可我還是依戀難忘，做不成一個正常人。</text:span><text:span text:style-name="T3"><text:line-break/><text:line-break/></text:span><text:span text:style-name="T1">不過，我常覺得，那些成為我的親友的人，真是很幸福！為什麼呢？因為他們根本無須為 "我" 感到任何憂傷，哪怕 "我" 經歷多少折磨、冤屈、病痛或刑求，都根本不需要為 "我" 皺一下眉頭或掉一滴眼淚。為什麼呢？因為 "我" 根本不會痛，根本不會受傷害，別人要為 "我" 難過什麼呢？</text:span><text:span text:style-name="T3"><text:line-break/><text:line-break/></text:span><text:span text:style-name="T1">另一方面，我常覺得，認識他人或親人之存在，最大的痛苦就是你會為他擔憂受怕，甚至有一天，你得為他心碎。因為你知道他一生將承受不知道多少各種痛苦與挫折，多少病痛與打擊。</text:span><text:span text:style-name="T3"><text:line-break/><text:line-break/></text:span><text:span text:style-name="T1">但我不會給別人帶來這個煩惱，因為 "我" 不會受傷害，"我" 甚至根本不會痛，就算表面上好像會痛，那個真正的 "我" 其實也沒感覺。既然沒有一點疼痛或痛苦，別人自然也根本不需要為 "我" 感到悲傷，無須為 "我" 心碎。</text:span><text:span text:style-name="T3"><text:line-break/><text:line-break/></text:span><text:span text:style-name="T1">聽起來很玄吧？但我心裏頭就是這麼想、這麼感覺的，就跟維根斯坦看的那齣戲一樣 (戲名我忘了)，劇中主角經歷各種悲慘遭遇，臨終卻領悟世上一切折磨再也傷害不了他。</text:span><text:span text:style-name="T3"><text:line-break/><text:line-break/></text:span><text:span text:style-name="T1">維根斯坦臨終時，朋友們尚未趕到，無法見他最後一面。維根斯坦於是請醫生轉達，他說："告訴他們，我有一個美好人生。" </text:span><text:span text:style-name="T3"><text:line-break/><text:line-break/></text:span><text:span text:style-name="T1">維根斯坦這句遺言不令人意外，至少不令我意外，但卻讓他的朋友們感到很意外。因為他們可能不覺得維根斯坦有個美好人生，反倒像個悲慘人生，充滿挫折、困惑與衝突，而且在物質上過得相當刻苦與匱乏。</text:span><text:span text:style-name="T3"><text:line-break/><text:line-break/></text:span><text:span text:style-name="T1">哪天我若死了，告訴大家說我有個美好人生，你們說不定也會覺得我在鬼扯蛋，明明一生慘到爆，哪來什麼美好生命？不過我所言是事實。世上不管什麼樣的疼痛、冤屈與折磨，事實上都傷害不了 "我"，甚至與 "我" 無關。</text:span><text:span text:style-name="T3"><text:line-break/><text:line-break/></text:span><text:span text:style-name="T1">其實很難用三言兩語回答你的問題，至少得用一本書的厚度才有辦法回答。事實上，我十多年前就寫了這樣一本書，很厚，只是不知道何時會出版，書名也許可以叫做 "The Way to God:Wittgenstein's Solipsism" (上帝之路：維根斯坦的唯我論)。</text:span><text:span text:style-name="T3"><text:line-break/><text:line-break/></text:span><text:span text:style-name="T1">此我非彼我。這裏的 "我" 是大寫的。有多大呢？比宇宙還大，比世上一切還大。會有人這麼大嗎？有的，那就是上帝。</text:span><text:span text:style-name="T3"><text:line-break/><text:line-break/></text:span><text:span text:style-name="T1">我發現，美好人生有個祕訣。這個祕訣也許可以從維根斯坦最喜歡的詩人 Friedrich Hölderlin 生平很喜歡的一句話來表達。那是耶穌會創始人Ignacio de Loyola 的墓誌銘：</text:span><text:span text:style-name="T3"><text:line-break/><text:line-break/></text:span><text:span text:style-name="T1">“Non coerceri maximo, contineri tamen a minimo, divinum est.”</text:span><text:span text:style-name="T3"><text:line-break/><text:line-break/></text:span><text:span text:style-name="T1">翻成英文就是：</text:span><text:span text:style-name="T3"><text:line-break/><text:line-break/></text:span><text:span text:style-name="T1">“To suffer no restriction from anything however great, and yet to be contained in the tiniest of things, that is divine.”  </text:span><text:span text:style-name="T3"><text:line-break/><text:line-break/></text:span><text:span text:style-name="T1">我給翻成中文如下：</text:span><text:span text:style-name="T3"><text:line-break/><text:line-break/></text:span><text:span text:style-name="T1">"無礙於至大，有容於至小，是為神聖。"</text:span><text:span text:style-name="T3"><text:line-break/><text:line-break/></text:span><text:span text:style-name="T1">比最大還大，比最小還小；大到無所不包，小到比微塵原子還小。</text:span><text:span text:style-name="T3"><text:line-break/><text:line-break/></text:span><text:span text:style-name="T1">聽起來有點道德腔，好像太自大了。其實不會，因為此大非彼大。也許用維根斯坦的想法來說明會比較理性一些而不具道德腔。不過，若真要談起維根斯坦，這議題太龐大了；某個意義上，可以說就是他的思想的全部。這得進入學術細節才有辦法談，在此只能三言兩語以庸俗方式講些也許不相干的。</text:span><text:span text:style-name="T3"><text:line-break/><text:line-break/></text:span><text:span text:style-name="T1">庸俗或通俗倒也不一定爛，事實上，用厚厚一本書，透過所謂嚴謹的理性和分毫不差的精準語意，引經據典，把一個原本微妙美麗虛無飄渺的 "詩"，給分析拆解得玉體橫陳纖毫畢露，恐怕才更庸俗膚淺。但是，所謂學術就是那麼一回事。</text:span><text:span text:style-name="T3"><text:line-break/><text:line-break/></text:span><text:span text:style-name="T1">如果你喜歡一個導演或一位作家，那就直接去看他的文字，看他的電影，而不是看影評或看書評，更不是閱讀文學評論，那些東西終究只是一種口水，耍耍嘴皮，吊吊書袋，無甚意義。一個人，自己不會寫詩寫小說不會拍電影不會創造思想或藝術，就只好寫詩評寫藝評寫哲評寫影評。題外話。</text:span><text:span text:style-name="T3"><text:line-break/><text:line-break/></text:span><text:span text:style-name="T1">回到正題。維根斯坦說，如果有人想要寫一本叫做《我所看到的世界》的書，把所見萬事萬物全部一個也不遺漏地寫進這本巨書裏，那麼，將會有一樣東西是他無論如何都寫不進書裏頭的，那就是這書的作者-- "我"，因為 "我" 是觀看世界的一雙眼睛，眼睛總不可能看到眼睛自己吧，就好像吸塵器再怎麼會吸，也不可能把自己也吸進去一樣。</text:span><text:span text:style-name="T3"><text:line-break/><text:line-break/></text:span><text:span text:style-name="T1">各位懂這意思吧？"我" 並不小，而是很大，觀看一切卻無法看見自己，因為 "我" 就在這世界之 "上"。另一方面，"我" 不但很小，而且小到根本不存在這世上，萎縮於世界邊緣，彷彿微塵一般。這個既大又小存於世外的 "我"，跟世上血肉之軀的 "我"，所看到的世界將會很不一樣。</text:span><text:span text:style-name="T3"><text:line-break/><text:line-break/></text:span><text:span text:style-name="T1">當血肉之軀小到不能再小，就會變得大到不能再大。一如甘地所說："當一個人把自己萎縮到成為零時，他將有可能改變世界。"</text:span><text:span text:style-name="T3"><text:line-break/><text:line-break/></text:span><text:span text:style-name="T1">叔本華發現世上之 "我" 之有限性與缺乏意義，於是走向虛無。少年維根斯坦曾受其影響，變得很憂鬱，帶著麻繩，差點跑去森林上吊自殺。後來，還好托爾斯泰的書《天國就在你心中》救了維根斯坦，慢慢走出虛無，走向上帝。</text:span><text:span text:style-name="T3"><text:line-break/><text:line-break/></text:span><text:span text:style-name="T1">至於我，我不知道維根斯坦究竟是救了我還是害慘了我；與之相遇，一夕間翻轉了我的人生，讓我走上一條並不怎麼平坦之路。  </text:span><text:span text:style-name="T3"><text:line-break/><text:line-break/></text:span><text:span text:style-name="T1">維根斯坦在千萬字哲學筆記中，偶爾會穿插一兩句怪話。即便他自己提到說這些怪話對於理解他的思想無比重要，但是，絕大部份研究者看不懂，往往就給它直接跳過去。這是不對的。再龐大的房子，鑰匙也不過就那麼一小支。掌握了鑰匙，你就能解開整棟建築之謎。</text:span><text:span text:style-name="T3"><text:line-break/><text:line-break/></text:span><text:span text:style-name="T1">比方說，維根斯坦私下曾經說過一句怪話，他說，這世界有兩個頭，一個頭是上帝，一個頭就是 "我"，亦即這個大寫的 "我"。</text:span><text:span text:style-name="T3"><text:line-break/><text:line-break/></text:span><text:span text:style-name="T1">這樣一個根本不存在這個世界裏頭的 "我"，怎麼可能受傷害？</text:span><text:span text:style-name="T3"><text:line-break/><text:line-break/></text:span><text:span text:style-name="T1">我估計大約可以用三千種方式回答你的問題，這只是其中一種。希望有回答你的問題。</text:span><text:span text:style-name="T3"><text:line-break/><text:line-break/></text:span><text:span text:style-name="T1">一個人，如果活得像一盆水或一整個浴缸的水那樣響叮噹，他恐怕將會很苦惱，稍微一兩下折騰，水就髒了，臭了，難過了，受傷了。可是，如果他活得像顆水分子，H2O，混入汪洋之中，成為大海的一部份。這時候，別說不會髒，不會痛，不會受傷，你會連自己這個微不足道的 "我" 究竟在哪都找不到。這時候，你既大又小，小無蹤影，大如汪洋。 </text:span></text:p>
      <text:p text:style-name="P1"><text:span text:style-name="T1">吳聲志   |  2021.05.11 02:35   |   </text:span><text:a xlink:type="simple" xlink:href="http://palinfo.habago.org/Entry?Command=Information_PrintForum&amp;iPage=2#FORUM40599"><text:span text:style-name="T2">#</text:span></text:a></text:p>
      <text:p text:style-name="P3"><text:span text:style-name="T1">陳真大哥你好：還有一個問題我也很好奇，想請教您，在您2014/12/22的文章：</text:span><text:span text:style-name="T3"><text:line-break/><text:line-break/></text:span><text:span text:style-name="T1">（續）</text:span><text:span text:style-name="T3"><text:line-break/><text:line-break/></text:span><text:span text:style-name="T1">維根斯坦本來就很憂鬱了，18歲讀了叔本華變得更絕望。其實在他從書中遇到托爾斯泰之前，差不多21歲時，據他姊姊說，她帶維根斯坦去看了一齣戲，戲裡有個人，命運很慘，遭受很多一般人難以想像的痛苦與折磨。但就在他臨死之際，倒顯得十分平靜。他說，這世上所有的痛苦與傷害、誤解與羞辱，將再也傷不到我了。維根斯坦的姊姊說，她發現維根斯坦似乎對這些話頗有感觸。</text:span><text:span text:style-name="T3"><text:line-break/><text:line-break/></text:span><text:span text:style-name="T1">講這些不是要鼓勵大家趕快死，而是說活著並不可怕，因為再怎麼大的悲劇都會有畫下句號的一天，踏進光年，成為過去。</text:span><text:span text:style-name="T3"><text:line-break/><text:line-break/></text:span><text:span text:style-name="T1">當戲還沒落幕，倒也不必急著下台，註定的角色合該就把它演完，總有落幕的一天，人人都能得到死亡這份禮物。</text:span><text:span text:style-name="T3"><text:line-break/><text:line-break/></text:span><text:span text:style-name="T1">戲中主角的這句話是什麼意思，他說，這世上所有的痛苦與傷害、誤解與羞辱，將再也傷不到我了。</text:span><text:span text:style-name="T3"><text:line-break/></text:span><text:span text:style-name="T1">不知道為什麼對這句話很有感覺。</text:span><text:span text:style-name="T3"><text:line-break/><text:line-break/></text:span><text:span text:style-name="T1">聲志</text:span><text:span text:style-name="T3"><text:line-break/></text:span></text:p>
      <text:p text:style-name="P1"><text:span text:style-name="T1">陳真   |  2021.05.11 01:20   |   </text:span><text:a xlink:type="simple" xlink:href="http://palinfo.habago.org/Entry?Command=Information_PrintForum&amp;iPage=2#FORUM40598"><text:span text:style-name="T2">#</text:span></text:a></text:p>
      <text:p text:style-name="P2"><text:span text:style-name="T1">對，結構性的問題很難歸因於個人，就好像一個反淘汰的體系，你很難期待裏頭成員逆流而上，畢竟人們總是傾向隨波逐流，否則很容易滅頂。</text:span><text:span text:style-name="T3"><text:line-break/><text:line-break/></text:span><text:span text:style-name="T1">從根本意義上來說，台灣過去這二十幾年來，檢、警、調與司法始終服膺於顏色政治，而非效忠於是非；它的真正大老闆就是黑白兩道聯姻而成的黑金勢力。台灣所謂民主選舉，選來選去就是這樣一種權力結構。黑金政治就是這麼回事。</text:span><text:span text:style-name="T3"><text:line-break/><text:line-break/></text:span><text:span text:style-name="T1">最近市面上有些照片顯示，所謂內政部長徐什麼勇的，被指控和一些黑幫出身目前掌大權的人同桌吃飯。這類照片其實千千萬萬，藍綠都有，哪是什麼祕密？</text:span><text:span text:style-name="T3"><text:line-break/><text:line-break/></text:span><text:span text:style-name="T1">白狼曾公開指控所謂內政部長徐什麼勇的，包括指控我常提起的 "現代和珅" 柯建銘等等一群民進黨人，過去就是黑道所 "豢養"。你想，內政部就是要管治安的，而所謂內政部長卻是黑道所 "豢養"，這樣一種由不分藍綠之黑金所牢牢掌控的所謂 "民主"，真的讓你感到很驕傲？</text:span><text:span text:style-name="T3"><text:line-break/><text:line-break/></text:span><text:span text:style-name="T1">台灣人應該要有點腦子，別再自欺欺人整天講些什麼民主自由的傻話。</text:span><text:span text:style-name="T3"><text:line-break/><text:line-break/></text:span><text:span text:style-name="T1">"豢養" 一詞不太精確，因為聽起來好像政客們只是個 "人頭"；也許應該說是一種互利共生，白裏透黑，既黑又白。</text:span><text:span text:style-name="T3"><text:line-break/><text:line-break/></text:span><text:span text:style-name="T1">蔣家年代沒有黑金管道，黑道無法漂白，更不用說掌權。黑金老賊李登輝上台後，為了消滅外省勢力，引進地方黑金勢力大舉入侵政壇，成為一種政治常態。</text:span><text:span text:style-name="T3"><text:line-break/><text:line-break/></text:span><text:span text:style-name="T1">前幾天，有個病人突然負傷跑來要求我增加藥量，因為她最近很痛苦，徹夜難眠。她說她剛開了一家小吃店，黑道卻把店給砸了，同時也把她打傷。砸店打人的原因是她沒法提供黑道足夠的保護費。我沒話找話講，問她說："妳不去報警嗎？" 她瞪大眼睛說："陳醫師，你是剛出社會嗎？報警有用嗎？只會死得更慘！"</text:span><text:span text:style-name="T3"><text:line-break/><text:line-break/></text:span><text:span text:style-name="T1">不過，這類例子其實都只是小case，就像最近人渣黨內權力鬥爭鬧得很凶的趙姓黨代表販毒事件一樣，雖然又是開槍販毒又是暴力討債又是餵毒致死等等等一大堆案子，但他畢竟只是黑金勢力底下一個根本微不足道的小囉嘍小混混，真正呼風喚雨的是背後的 "大人" (蔡英文之得意自稱)，以及一整個綿綿密密的黑金結構。</text:span><text:span text:style-name="T3"><text:line-break/><text:line-break/></text:span><text:span text:style-name="T1">你可别傻到以為那個叫做什麼何志偉的大財團公子很有正義感，居然敢譴責黨內黑道。事實上，雙方原本哥倆好一對寶，一丘之貉，只是後來在選舉與權力爭奪上分贓不均而結怨反目。</text:span><text:span text:style-name="T3"><text:line-break/><text:line-break/></text:span><text:span text:style-name="T1">總之，不分藍綠的黑金勢力，才是這個島嶼的管理者。當然，綠的顯然要比藍的黑得更徹底更齷齪更下流。</text:span><text:span text:style-name="T3"><text:line-break/><text:line-break/></text:span><text:span text:style-name="T1">我其實不太喜歡以不分青紅皂白的 "黑道" 一詞統稱幫派勢力，畢竟黑白難分，權勢者往往一半黑一半白，檯面上白，檯面下烏七媽黑。</text:span><text:span text:style-name="T3"><text:line-break/><text:line-break/></text:span><text:span text:style-name="T1">而且，所謂盜亦有道，縱然是黑道本身，還是有高下之分，令人不齒的是那些不管怎麼改朝換代，總是與當權者結盟的黑金勢力。現在這個人渣黨，就是由這樣一股邪惡勢力所組成。他們過去是藍，搖身一變，由藍轉綠，但黑金本質卻始終未變。</text:span><text:span text:style-name="T3"><text:line-break/><text:line-break/></text:span><text:span text:style-name="T1">腦殘們一定會說，"哪個社會沒有黑道或黑金?" 這樣講很傻，因為重點是黑金是否成為一種結構問題。</text:span><text:span text:style-name="T3"><text:line-break/><text:line-break/></text:span><text:span text:style-name="T1">台灣政治是這樣一種結構屬性：黑金為底，網軍為輔，媒體抹黑與謊言教育是洗腦手段，司法充當懲罰異己之工具，選舉靠抹黑，施政靠說謊，造謠栽贓是常態，鞏固權力擴大版圖靠分贓。在這樣一個權力結構底下，綠色黨證無敵，凡加入綠色幫派者，個個吃到飽，吃到撐，足以好幾輩子享盡榮華富貴，好康說不完。</text:span><text:span text:style-name="T3"><text:line-break/><text:line-break/></text:span><text:span text:style-name="T1">這就是台灣人引以為傲的所謂民主，而背後的主人就是美國，事實上這就是一個不折不扣的殖民體制，要你吃毒豬就吃毒豬，要你啃毒牛就啃毒牛，要你接受核污水就得接受核污水，要你幾萬幾千億買武器就得幾萬幾千億買武器，要你繳多少保護費就得繳多少保護費，隨便給個理由就能勒索一大筆錢，把台灣當提款機，並且徹底控制島嶼的每一個行政面向與各種社會資源，包括各種人事任用，甚至包括大學校長或媒體主管，統統都由美國人一手掌控。</text:span><text:span text:style-name="T3"><text:line-break/><text:line-break/></text:span><text:span text:style-name="T1">理解結構與本質很重要，因為，先有了整體結構，內在成份方才能取得它應有的意義。反之，一旦誤解了 "整體"，"部份" 也就不可能正確理解。</text:span><text:span text:style-name="T3"><text:line-break/><text:line-break/></text:span><text:span text:style-name="T1">至於什麼 "捍衛民主與台灣主權" 之類的論述，實在是低能透了頂。台灣人應該儘早從這類低能蠢話中清醒過來。</text:span><text:span text:style-name="T3"><text:line-break/><text:line-break/></text:span><text:span text:style-name="T1">台灣其實也沒有所謂統不統一的問題，我們所面對的是如何從美日手中解放台灣的問題。我不敢說你一定要認同解放，但你若不認同，那麼，你所採取的立場應該是反對解放，支持美日殖民，而不要自欺欺人講些什麼捍衛民主捍衛什麼台灣主權的低能蠢話，更不用說什麼台獨了；就如阿扁所說，隨便一個AIT 的職員，都能夠對於所謂台灣總統頤指氣使。這叫做民主？叫做主權？</text:span><text:span text:style-name="T3"><text:line-break/><text:line-break/></text:span><text:span text:style-name="T1">今天，如果真有人主張台獨，那麼，他第一個應該打倒的對象就是當下作威作福每天在台灣人頭上屙屎拉尿喝血啃骨的美日殖民者，其次才是長年讓利台灣的祖國；至少得打倒這三個國家，才有所謂台獨。</text:span><text:span text:style-name="T3"><text:line-break/><text:line-break/></text:span><text:span text:style-name="T1">黃文雄刺蔣被捕，棄保逃亡，26年後重現江湖，返回台灣。我在第一時間透過陳菊找到他。我問他當年為何要逃亡而不去坐牢？他說，美國人是蔣家的老大哥，既然反對蔣家，為何要去坐蔣家背後美帝老大哥的牢？</text:span><text:span text:style-name="T3"><text:line-break/><text:line-break/></text:span><text:span text:style-name="T1">黃文雄這些話講得很對。同理，今天美國人不是台灣人的老大哥，而是台灣人的主人，把台灣人當狗，要是真有人主張台獨，那麼，他第一個應該打倒的對象就是美國，而不是反而熱烈地樂於當血腥美帝及日本鬼子的狗。那樣一種所謂 "台獨"，純粹就是自欺欺人。</text:span><text:span text:style-name="T3"><text:line-break/><text:line-break/></text:span><text:span text:style-name="T1">我之所以多年來不厭其煩講這些根本之事，乃是希望那些一絲理性與良知尚存者，理當勇於認知自己過往的理解錯誤，從而棄暗投明，不要再為虎作倀。</text:span><text:span text:style-name="T3"><text:line-break/><text:line-break/></text:span><text:span text:style-name="T1">我自己也曾無知，誤信西方的某些宣傳。但我有個優點就是，我還不至於蠢到和真理作對。也就是說，當我意識到自己的錯誤時，不管多麼難堪，我都會毫不猶豫地揚棄錯誤，就如同當我明白一加一等於二時，不管多難堪，我都會承認它就是等於二。</text:span><text:span text:style-name="T3"><text:line-break/><text:line-break/></text:span><text:span text:style-name="T1">我曾聽我的老師Martin Kusch 說，Karl Popper 有一次在某大學演講，被一位大學生當眾指出他的某個長期主張的概念有誤。Popper思考了一會兒之後，竟然立即承認自己錯了，從此放棄原有的主張。此事傳為美談。但我並不覺得承認錯誤有何困難，反倒是要我自欺欺人，那才是我做不來的事。</text:span><text:span text:style-name="T3"><text:line-break/><text:line-break/></text:span><text:span text:style-name="T1">陳真</text:span><text:span text:style-name="T3"><text:line-break/><text:line-break/></text:span><text:span text:style-name="T1">2021. 05. 11.</text:span><text:span text:style-name="T3"><text:line-break/><text:line-break/></text:span><text:span text:style-name="T1">==================</text:span><text:span text:style-name="T3"><text:line-break/><text:line-break/></text:span><text:span text:style-name="T1">〈狼來了2〉白狼爆段宜康3立委「竹聯幫都豢養過的人」　段：沒這回事</text:span><text:span text:style-name="T3"><text:line-break/><text:line-break/></text:span><text:span text:style-name="T1">【壹特報】</text:span><text:span text:style-name="T3"><text:line-break/><text:line-break/></text:span><text:span text:style-name="T1">2019年04月25日</text:span><text:span text:style-name="T3"><text:line-break/><text:line-break/></text:span><text:span text:style-name="T1">白狼雖任中華統一促進黨總裁，但他形象長期頗受爭議，尤其是公開的黑道背景，讓他的風評也很兩極。</text:span><text:span text:style-name="T3"><text:line-break/><text:line-break/></text:span><text:span text:style-name="T1">該節目主持人紅豆問白狼，「大家都說統促黨就是竹聯幫，是這樣嗎」？白狼也不迴避，「應該這樣說，統促黨裡有兄弟，但是民進黨、國民黨的兄弟更多，因為一般的兄弟，喜歡跟執政黨掛勾」。他透露，今天若是黑道兄弟要包工程，要搞土地開發，「你不跟政客掛勾能有工程嗎？包括竹聯幫，四海幫、天道盟都不要講了，很多都跟民進黨有掛勾，掛勾最多就柯建銘，我不是對柯建銘有什麼成見，那就是事實」。</text:span><text:span text:style-name="T3"><text:line-break/><text:line-break/></text:span><text:span text:style-name="T1">白狼日前在《壹級拍賣》對任何提問都侃侃而談。</text:span><text:span text:style-name="T3"><text:line-break/><text:line-break/></text:span><text:span text:style-name="T1">白狼還大爆，「我今天做兄弟跟民進黨掛勾，又可以賺錢，出了事大家都共犯，還可以掩護…。加入民進黨好處多，「大家跟立委掛勾搞工程，出了事，大家都有份…。你想作為兄弟的來說，他要生存，跟執政黨掛勾，你看民進黨的徐國勇、段宜康『竹聯幫豢養過的人』，他們掛勾這麼多年，誰跟他們掛勾，我當然都知道」。</text:span><text:span text:style-name="T3"><text:line-break/><text:line-break/></text:span><text:span text:style-name="T1">白狼向來把民進黨視為頭號敵人，這回點名三位立委與竹聯幫有掛勾，超有針對性，還用上了「豢養」兩字形容較常與黑道兄弟有來往的立委們，用詞極其嚴重。</text:span><text:span text:style-name="T3"><text:line-break/><text:line-break/></text:span><text:span text:style-name="T1">但事實是如此嗎？《壹週刊》25日聯繫上該3名立委 。 柯建銘、徐國勇的反應，似較不吃驚，柯建銘認為從事立委職多年，「難免」會遇上黑道兄弟們；徐國勇則直說，那是他以前當律師時的事，「也很多年前了，我幫他們辯護啊。」段宜康仔細瞭解始末後，對「豢養」之說則表示：「沒有這回事，他講這太離譜了。」</text:span></text:p>
      <text:p text:style-name="P1"><text:span text:style-name="T1">A Hsin   |  2021.05.10 14:27   |   </text:span><text:a xlink:type="simple" xlink:href="http://palinfo.habago.org/Entry?Command=Information_PrintForum&amp;iPage=2#FORUM40597"><text:span text:style-name="T2">#</text:span></text:a></text:p>
      <text:p text:style-name="P3"><text:span text:style-name="T1">最近發生兩件事,</text:span><text:span text:style-name="T3"><text:line-break/></text:span><text:span text:style-name="T1">夜店殺警案更一審 曾威豪夫婦各判8年徒刑</text:span><text:span text:style-name="T3"><text:line-break/></text:span><text:a xlink:type="simple" xlink:href="https://www.cna.com.tw/news/firstnews/202105105008.aspx"><text:span text:style-name="T4">https://www.cna.com.tw/news/firstnews/202105105008.aspx</text:span></text:a><text:span text:style-name="T3"><text:line-break/><text:line-break/></text:span><text:span text:style-name="T1">民進黨北市黨部高層子涉毒遭聲押　奪「筆錄」向警問罪</text:span><text:span text:style-name="T3"><text:line-break/></text:span><text:a xlink:type="simple" xlink:href="https://news.tvbs.com.tw/local/1500056"><text:span text:style-name="T4">https://news.tvbs.com.tw/local/1500056</text:span></text:a><text:span text:style-name="T3"><text:line-break/><text:line-break/></text:span><text:span text:style-name="T1">一個警察被殺才判8年，另外比販毒、詐騙更可怕的是，</text:span><text:span text:style-name="T3"><text:line-break/></text:span><text:span text:style-name="T1">黑道居然可以拿到筆錄，找出供出他的人，</text:span><text:span text:style-name="T3"><text:line-break/></text:span><text:span text:style-name="T1">代表這體系已經爛到根了，如果我是一個沒有背景的警察，</text:span><text:span text:style-name="T3"><text:line-break/></text:span><text:span text:style-name="T1">我也會很俗辣，遇事情能閃就閃，因為這個政府不會幫我。</text:span></text:p>
      <text:p text:style-name="P1"><text:span text:style-name="T1">李念淨   |  2021.05.09 12:32   |   </text:span><text:a xlink:type="simple" xlink:href="http://palinfo.habago.org/Entry?Command=Information_PrintForum&amp;iPage=2#FORUM40596"><text:span text:style-name="T2">#</text:span></text:a></text:p>
      <text:p text:style-name="P8"><text:span text:style-name="T8">原影片連結底下也有指摘bbc刪除阿桑吉部分的留言</text:span><text:span text:style-name="T7"><text:line-break/></text:span><text:a xlink:type="simple" xlink:href="https://youtu.be/9paCEMyfiiY"><text:span text:style-name="T6">https://youtu.be/9paCEMyfiiY</text:span></text:a></text:p>
      <text:p text:style-name="P1"><text:span text:style-name="T1">李念淨   |  2021.05.09 12:29   |   </text:span><text:a xlink:type="simple" xlink:href="http://palinfo.habago.org/Entry?Command=Information_PrintForum&amp;iPage=2#FORUM40595"><text:span text:style-name="T2">#</text:span></text:a></text:p>
      <text:p text:style-name="P4"><text:a xlink:type="simple" xlink:href="https://youtu.be/Rkqud6F8cHs"><text:span text:style-name="T4">https://youtu.be/Rkqud6F8cHs</text:span></text:a><text:span text:style-name="T3"><text:line-break/><text:line-break/></text:span><text:span text:style-name="T1">bbc記者被亞塞拜然總統駁得啞口無言的影片</text:span><text:span text:style-name="T3"><text:line-break/></text:span><text:span text:style-name="T1">當然，主流媒體是不會讓你看到這些東西。(或者參一堆垃圾讓你覺得不重要</text:span></text:p>
      <text:p text:style-name="P1"><text:span text:style-name="T1">張萬康   |  2021.05.09 06:30   |   </text:span><text:a xlink:type="simple" xlink:href="http://palinfo.habago.org/Entry?Command=Information_PrintForum&amp;iPage=2#FORUM40594"><text:span text:style-name="T2">#</text:span></text:a></text:p>
      <text:p text:style-name="P2"><text:span text:style-name="T1">不好意思，補充前文。何謂「深房理事件」：</text:span><text:span text:style-name="T3"><text:line-break/><text:line-break/></text:span><text:span text:style-name="T1">一个深圳号称带人搞钱的“房产专家”，微博@深房理。 博主给想炒房但资金有限的粉丝出了个主意并带领粉丝实践：加群，群友多人合资购买一套房，分别持有房子的百分之几，就像买公司股票一样，到时候对自己持有的百分之几和群友进行买卖。并且还有配套的小程序等服务。</text:span><text:span text:style-name="T3"><text:line-break/><text:line-break/></text:span><text:span text:style-name="T1">《走近大涼山》的微博版，一併附上</text:span><text:span text:style-name="T3"><text:line-break/></text:span><text:a xlink:type="simple" xlink:href="https://reurl.cc/MZp03p"><text:span text:style-name="T4">https://reurl.cc/MZp03p</text:span></text:a></text:p>
      <text:p text:style-name="P1"><text:span text:style-name="T1">張萬康   |  2021.05.09 06:13   |   </text:span><text:a xlink:type="simple" xlink:href="http://palinfo.habago.org/Entry?Command=Information_PrintForum&amp;iPage=2#FORUM40593"><text:span text:style-name="T2">#</text:span></text:a></text:p>
      <text:p text:style-name="P3"><text:span text:style-name="T1">分享兩個視頻</text:span><text:span text:style-name="T3"><text:line-break/><text:line-break/></text:span><text:span text:style-name="T1">《走近大涼山》</text:span><text:span text:style-name="T3"><text:line-break/><text:line-break/></text:span><text:span text:style-name="T1">日本人竹內亮，日前前進大涼山彝族自治區，拍出挺動人的這部。在這座大山裡居然還有個西班牙人教彝族小孩踢足球。兩個老外交談的神情我覺很善良。我覺善良是一件很難的事，甚至是種天賦。所謂天賦異稟，最難的異稟是善良，慈悲。</text:span><text:span text:style-name="T3"><text:line-break/><text:line-break/></text:span><text:span text:style-name="T1">這裡是有名的貧困地區，過去曾上傳過青年阿龍上去「懸崖村」拍攝，挺精彩。這次是竹內亮前往了。</text:span><text:span text:style-name="T3"><text:line-break/><text:line-break/></text:span><text:span text:style-name="T1">這個視頻50分鐘，但分分鐘好看、美麗、動人。</text:span><text:span text:style-name="T3"><text:line-break/><text:line-break/></text:span><text:span text:style-name="T1">油管版：</text:span><text:span text:style-name="T3"><text:line-break/></text:span><text:a xlink:type="simple" xlink:href="https://www.youtube.com/watch?v=GgWZDvgW9OA"><text:span text:style-name="T4">https://www.youtube.com/watch?v=GgWZDvgW9OA</text:span></text:a><text:span text:style-name="T3"><text:line-break/><text:line-break/></text:span><text:span text:style-name="T1">b站版（畫質略遜於油管）</text:span><text:span text:style-name="T3"><text:line-break/></text:span><text:a xlink:type="simple" xlink:href="https://reurl.cc/nna1Nd"><text:span text:style-name="T4">https://reurl.cc/nna1Nd</text:span></text:a><text:span text:style-name="T3"><text:line-break/><text:line-break/></text:span><text:span text:style-name="T1">附：走近大涼山放映會現場（b站。約2分半鐘）</text:span><text:span text:style-name="T3"><text:line-break/></text:span><text:a xlink:type="simple" xlink:href="https://reurl.cc/xg59aV"><text:span text:style-name="T4">https://reurl.cc/xg59aV</text:span></text:a><text:span text:style-name="T3"><text:line-break/><text:line-break/></text:span><text:span text:style-name="T1">＃</text:span><text:span text:style-name="T3"><text:line-break/><text:line-break/></text:span><text:span text:style-name="T1">《卢麒元：深房理是一种金融现象，它背后的底层逻辑是什么？》【麒元视角-1】</text:span><text:span text:style-name="T3"><text:line-break/><text:line-break/></text:span><text:span text:style-name="T1">談中國當前棘手的金融問題。從中可理解大陸經濟、金融與稅務政策的棘手問題，以及大陸有錢人的心態嘴臉。</text:span><text:span text:style-name="T3"><text:line-break/></text:span><text:span text:style-name="T1">（我想起前陣子我一南加州哥們講，大陸有錢人至今仍一團一團去美國生小孩，他住的那個區域比以前更多。哥們認為這些人心術不正，談事情雙標且低格，舔美舔到誇張，常在臉書和油管上亂講一通卻高讚。哥們感嘆笑說，中國儘管會更強大，但不想被西方人歧視可能還要五百年，只因有太多這種人的存在。）</text:span><text:span text:style-name="T3"><text:line-break/><text:line-break/></text:span><text:span text:style-name="T1">前幾天我先看了盧麒元此一視頻，後來才看了竹內亮拍大涼山。兩個視頻放一起，對照出豪奢胡來的人，和正奮鬥脫貧的人。</text:span><text:span text:style-name="T3"><text:line-break/><text:line-break/></text:span><text:span text:style-name="T1">盧麒元的視頻20分鐘，我一氣呵成聽完，這人如果搞藝術我也喜歡，因為明朗，有種氣韻。</text:span><text:span text:style-name="T3"><text:line-break/><text:line-break/></text:span><text:span text:style-name="T1">油管版</text:span><text:span text:style-name="T3"><text:line-break/></text:span><text:a xlink:type="simple" xlink:href="https://www.youtube.com/watch?v=6psTjiE9J7U"><text:span text:style-name="T4">https://www.youtube.com/watch?v=6psTjiE9J7U</text:span></text:a><text:span text:style-name="T3"><text:line-break/><text:line-break/></text:span><text:span text:style-name="T1">b站版（彈幕可看見網友們對盧老師的佩服）</text:span><text:span text:style-name="T3"><text:line-break/></text:span><text:a xlink:type="simple" xlink:href="https://reurl.cc/l0moQq"><text:span text:style-name="T4">https://reurl.cc/l0moQq</text:span></text:a><text:span text:style-name="T3"><text:line-break/><text:line-break/></text:span><text:span text:style-name="T1">＃</text:span><text:span text:style-name="T3"><text:line-break/></text:span><text:span text:style-name="T1">另外很謝謝致遠4/18向我介紹傑佛瑞‧薩克斯（吐露真言、批評美帝的美國經濟學家）的事蹟。當時沒表謝意是怕佔用板面。相信這是板友之間的默契吧（？</text:span></text:p>
      <text:p text:style-name="P1"><text:span text:style-name="T1">陳真   |  2021.05.08 00:56   |   </text:span><text:a xlink:type="simple" xlink:href="http://palinfo.habago.org/Entry?Command=Information_PrintForum#FORUM40592"><text:span text:style-name="T2">#</text:span></text:a></text:p>
      <text:p text:style-name="P2"><text:span text:style-name="T1">很想問問現在坐擁高位的陳菊</text:span><text:span text:style-name="T3"><text:line-break/><text:line-break/></text:span><text:span text:style-name="T1">陳真</text:span><text:span text:style-name="T3"><text:line-break/><text:line-break/></text:span><text:span text:style-name="T1">2021. 05. 08.</text:span><text:span text:style-name="T3"><text:line-break/><text:line-break/><text:line-break/></text:span><text:span text:style-name="T1">每隔一段時間，我就會不自主想起三十年前 (1991年) 寫的這篇文章-- "天天都是兒童節" (見文末)，是一個叛亂犯及政治亡命份子的告白。就在寫完這篇文章之後的三個月，我的世界幾乎就毀了，每天想著結束生命，自我了斷；要不是父親還在，我恐怕早已隨著母親共赴黃泉。</text:span><text:span text:style-name="T3"><text:line-break/><text:line-break/></text:span><text:span text:style-name="T1">我跟詹益樺常有一個共同話題，那就是我們都很不喜歡跟人談政治，他說那是一種 "心靈刑求"。為什麼呢？因為政治沒什麼好談的，你應該去做，而不是一直談一直罵。桌面如果髒了，那你就動手拿塊抹布來把它擦乾淨，而不是一直說它好髒；當你說到死，它還是一樣髒不是嗎？</text:span><text:span text:style-name="T3"><text:line-break/><text:line-break/></text:span><text:span text:style-name="T1">我不是說你具體應該怎麼做，但你總得先坦蕩蕩地整個人站出來打仗啊，好讓敵人可以打擊你傷害你，而不是永遠躲在廁所，匿著名在牆上亂塗鴉是要罵給鬼看嗎？</text:span><text:span text:style-name="T3"><text:line-break/><text:line-break/></text:span><text:span text:style-name="T1">與人談政治之所以是一種精神虐待的原因是，政治的背後倘若不是一種善念，那我不知道光是顏色之間的權力攻防，到底有何意義可言？但是，一般人似乎只關切某種以顏色為基礎的口角春風，彷彿政治的存在價值只是為了消滅某種顏色。</text:span><text:span text:style-name="T3"><text:line-break/><text:line-break/></text:span><text:span text:style-name="T1">因此，當你三言兩語痛罵某種顏色時，大家都按讚叫好。可是，當你講起背後來龍去脈之結構性的複雜事物，或是講起真正重要的風花雪月時，大家就興趣缺缺了。真是很奇怪的事。</text:span><text:span text:style-name="T3"><text:line-break/><text:line-break/></text:span><text:span text:style-name="T1">羅素說，他一生被三種力量所引導，一是對於愛的追求，一是對知識的渴望，一是對於他人痛苦難以壓抑的憐憫。這三種力量，歸根結底不過就是個愛字。我們無法不對他人的苦難感到痛苦。若非因為憐憫，公義又有何意義？</text:span><text:span text:style-name="T3"><text:line-break/><text:line-break/></text:span><text:span text:style-name="T1">我很希望自己能夠寫出所謂公義背後的人事悲歡，可惜卻沒有半點藝術家的才華，於是只能把人們的一個個故事、千千萬萬的悲劇，統統深埋心底。</text:span><text:span text:style-name="T3"><text:line-break/><text:line-break/></text:span><text:span text:style-name="T1">你有兄弟姐妹嗎？你記得他們小時候的模樣嗎？或者是你自己有沒有小孩？你還記得他年幼的樣子嗎？你沒有想過，倘若他遭遇了我們常在報紙上看到的那些可悲事件，你應該會很難過吧？</text:span><text:span text:style-name="T3"><text:line-break/><text:line-break/></text:span><text:span text:style-name="T1">許多時候，就跟馬龍白蘭度一樣，我常懷疑自己的基因是不是有病，否則為什麼我對那些一般人可以輕易釋懷的他人悲劇卻如此感同身受而飽受痛苦折磨？</text:span><text:span text:style-name="T3"><text:line-break/><text:line-break/></text:span><text:span text:style-name="T1">這六、七年來，因為某種緣故，我幾乎每天和各大所謂兒福機構打交道，我深深發現，三十幾年前我所投入的那些有關兒童福利與兒童人權的問題，事實上不但沒有多少改善，反而因為官僚體系的建立以及所謂制度化，從而使得這些問題比戒嚴時期更加隱密、更加惡劣，更加難以為人所知，而且更加難以撼動分毫。</text:span><text:span text:style-name="T3"><text:line-break/><text:line-break/></text:span><text:span text:style-name="T1">許多主其事者，X它媽的根本就只是在當官，作威作福，心裏根本沒有一絲一毫對於兒童的基本關切，反倒是把兒童變成一種當官、搶資源、耍權力的工具。</text:span><text:span text:style-name="T3"><text:line-break/><text:line-break/></text:span><text:span text:style-name="T1">三十幾年前，當你指出兒童的悲慘遭遇時，幾乎所有人都會被感動，從而產生義憤。但是，現在當你提起這些事時，人們卻根本無感，而只在乎藍綠鬥爭那些所謂 "政治"。可是，政治之所以值得存在，不就是它背後那些最根本的生命、生活與生存尊嚴？</text:span><text:span text:style-name="T3"><text:line-break/><text:line-break/></text:span><text:span text:style-name="T1">三十幾年前，當你指出兒童的悲慘遭遇時，幾乎所有人都會被感動，從而產生義憤。但是，現在當你提起這些事時，人們卻說體制已完備而不再聞問。但是，它媽的這是什麼樣的體制？這是什麼樣的一些混蛋官僚乃至人渣在把持？他們何曾有過一絲一毫對於弱勢者的關心？他們只是想當官，高高在上，你根本拿他沒辦法；他只要效忠於他的黨就行了，而根本不必效忠於他所應當服務的對象，照樣能升官發財，照樣能好官我自為之。</text:span><text:span text:style-name="T3"><text:line-break/><text:line-break/></text:span><text:span text:style-name="T1">至於那些所謂兒福機構，它媽的又有幾個人是真心、熱情且秉持專業在從事這些工作？還有它媽的一些什麼育幼院，X它媽的根本就是虐待兒童的黑心大本營。</text:span><text:span text:style-name="T3"><text:line-break/><text:line-break/></text:span><text:span text:style-name="T1">它媽的這是什麼樣的政治？什麼樣的年代？怎麼這麼可惡，這麼惡劣，這麼冷血？它媽的我是應該怎樣做才能改變這些比過去更為惡劣無恥的現象？</text:span><text:span text:style-name="T3"><text:line-break/><text:line-break/></text:span><text:span text:style-name="T1">有時候，我有點後悔三十幾年來，當我幾度輕易就能走入政壇掌握權力時，我卻再三推辭了；我以為成功不必在我，就讓那些對於政治與權力有興趣的人去做就好，何必有我？</text:span><text:span text:style-name="T3"><text:line-break/><text:line-break/></text:span><text:span text:style-name="T1">但我慢慢就發現，X它媽原來這些人根本都只是藉著政治在撈錢奪權，有幾個人能夠像陳定南或韓國瑜那樣真心苦民所苦、戮力從公？</text:span><text:span text:style-name="T3"><text:line-break/><text:line-break/></text:span><text:span text:style-name="T1">如今，政黨幫派化、利益化、庸俗化，在這樣一種以惡質民粹所主導的分贓體制下，就算我想要自己掌權來做事時，事實上已經時不我予，除非我拋家棄子，重新出來大幹一場。</text:span><text:span text:style-name="T3"><text:line-break/><text:line-break/></text:span><text:span text:style-name="T1">三十幾年前，立法院辦了第一場有關兒童福利的公聽會，我就是主講人，邀我去講的人就是陳菊。在那個年代，她也很關心兒童，很關心窮人，但我很想問問現在坐擁高位的陳菊，這樣一種極度腐敗貪婪的綠色政治，就是妳當年所要追求的理想嗎？</text:span><text:span text:style-name="T3"><text:line-break/><text:line-break/></text:span><text:span text:style-name="T1">=================</text:span><text:span text:style-name="T3"><text:line-break/><text:line-break/></text:span><text:span text:style-name="T1">並不是所有東西都會被時間改變</text:span><text:span text:style-name="T3"><text:line-break/><text:line-break/></text:span><text:span text:style-name="T1">陳真 2019. 03. 31. </text:span><text:span text:style-name="T3"><text:line-break/><text:line-break/><text:line-break/></text:span><text:span text:style-name="T1">兒童節又快到了。底下文章是28年前也就是1991年寫的。九零年代的台灣，政治基本上已經一點都不恐怖了；原本乏人問津的反對黨圈子，參與者開始變得有名有利又有權，於是蚊子蒼蠅與蟑螂也就隨之大舉增生，越來越多，甚至成為一種主流。</text:span><text:span text:style-name="T3"><text:line-break/><text:line-break/></text:span><text:span text:style-name="T1">我則是在大約那個時候決心脫離這個陰暗複雜乃至卑劣齷齪的政治圈子。那時我在林口長庚醫院工作，一心只想把學問弄好，把臨床工作做好，對於政治灰心，感覺似乎全是權位盤算，少有理想。不過，“彰化人雜誌” 是我始終景仰的劉峰松和翁金珠老師所創辦，他們要我為兒童節寫篇文字，於是我就在某個寒冷的值班夜裏，寫下這些文字。</text:span><text:span text:style-name="T3"><text:line-break/><text:line-break/></text:span><text:span text:style-name="T1">當我還是個兒童時，很喜歡兒童節，因為學校在那一天都會發給每個同學一些餅乾或小玩具。當時曾經想，既然兒童節是人為規定的日子，為什麼不把一年365天，天天訂為兒童節？</text:span><text:span text:style-name="T3"><text:line-break/><text:line-break/></text:span><text:span text:style-name="T1">昨天去電影圖書館看了賈樟柯的 “山河故人”，不怎麼好看，但裏頭有句話卻讓我悲從中來。他說：“並不是所有東西都會被時間改變。"</text:span><text:span text:style-name="T3"><text:line-break/><text:line-break/></text:span><text:span text:style-name="T1">天天都是兒童節？如今早已脫離童稚，但想法沒變。我們這一代人，苦也罷，樂也罷，處境如何都無妨，畢竟很快就會謝幕，但時間長流的背後，卻是無數新生命悲歡之所繫。</text:span><text:span text:style-name="T3"><text:line-break/><text:line-break/></text:span><text:span text:style-name="T1">=====================</text:span><text:span text:style-name="T3"><text:line-break/></text:span><text:span text:style-name="T1">天天都是兒童節</text:span><text:span text:style-name="T3"><text:line-break/><text:line-break/></text:span><text:span text:style-name="T1">陳真1991. 04. 04.</text:span><text:span text:style-name="T3"><text:line-break/><text:line-break/><text:line-break/></text:span><text:span text:style-name="T1">筆者今年已二十好幾，還沒有正式結過婚，當然也沒有小孩，但是，別人的小孩，有錢或沒錢的，快樂或不快樂的，在許多時候，一些不經意的表情、動作或眼神，經常會陡地使我有一種窩心的感覺，並興起一種願意為他們努力，甚至為他們而死的念頭。這其實也是我不喜現身公眾卻硬是涉足政治多年的基本原因。</text:span><text:span text:style-name="T3"><text:line-break/><text:line-break/></text:span><text:span text:style-name="T1">因為，筆者多麼希望大家的下一代，都能過著一個更加美好而快樂的生活，都能有健康的身體、良好的基本德性，懂得自愛、互信互諒、愛大自然，不要再重蹈我們曾經有過或現有的、來自外在環境的壓抑、扭曲和痛苦，至少能把人為的悲劇減到最小。</text:span><text:span text:style-name="T3"><text:line-break/><text:line-break/></text:span><text:span text:style-name="T1">身為一名醫師，有稍多的機會可以了解台灣人愛子之心切，然而我們的社會卻仍有數萬雛妓與童工，以及無數的病童無錢就醫致死。這些慘況，難道罪全在他們的父母？你、我、一般社會大眾一點責任也沒有？更進一步說，在一個現代社會中，生活其中的人們，有沒有可能獨善其身只顧自家小孩？每一個為人父母者，或終將為人父母者，或心疼小孩的少男少女們，都應仔細想一想這些問題。</text:span><text:span text:style-name="T3"><text:line-break/><text:line-break/></text:span><text:span text:style-name="T1">筆者唸大五的時候，在醫院裏見習，輪派到小兒科時，曾駭然發現一些小病人，病情未改善，甚至急速惡化時，隔天翻閱他們的病歷，翻到最後一頁卻沒了，上頭只寫著「AAD」（Against Advice Discharge），也就是「不聽勸告而出院」。然而，一究其實，所謂「不聽勸告」，其實是家長無力負擔醫療費用。</text:span><text:span text:style-name="T3"><text:line-break/><text:line-break/></text:span><text:span text:style-name="T1">在彰化基督教醫院實習時，曾在急診室處理過一個疑似急性盲腸炎的國小女生，當她一聽到父母哭訴說沒錢開刀時，竟忍痛掙扎突然從床上跳下來，硬要衝出醫院，不願就醫。我趕緊追出急診室外，把她帶回來。我的臨床經驗十分貧乏，卻遇到過幾次類似的狀況，這些事，一直停留腦海，思之悲愴，揮之不去。</text:span><text:span text:style-name="T3"><text:line-break/><text:line-break/></text:span><text:span text:style-name="T1">兒童節快到了，筆者深深盼望每一個愛護子女、疼惜小孩的朋友或長輩，都能冷靜地想一想：我們的下一代究竟生長在一個什麼樣的生活環境？找出問題癥結所在，共同戮力以赴；希望有一天，天天都是兒童節。（原載彰化人雜誌第二期）</text:span></text:p>
      <text:p text:style-name="P1"><text:span text:style-name="T1">吳聲志   |  2021.05.07 16:14   |   </text:span><text:a xlink:type="simple" xlink:href="http://palinfo.habago.org/Entry?Command=Information_PrintForum#FORUM40591"><text:span text:style-name="T2">#</text:span></text:a></text:p>
      <text:p text:style-name="P3"><text:span text:style-name="T1">陳真大哥：謝謝你，我再想想看。</text:span><text:span text:style-name="T3"><text:line-break/><text:line-break/></text:span><text:span text:style-name="T1">聲志</text:span></text:p>
      <text:p text:style-name="P1"><text:span text:style-name="T1">陳真   |  2021.05.06 23:41   |   </text:span><text:a xlink:type="simple" xlink:href="http://palinfo.habago.org/Entry?Command=Information_PrintForum#FORUM40590"><text:span text:style-name="T2">#</text:span></text:a></text:p>
      <text:p text:style-name="P2"><text:span text:style-name="T1">聲志好，謝謝你問我問題。</text:span><text:span text:style-name="T3"><text:line-break/><text:line-break/></text:span><text:span text:style-name="T1">對於許多重要問題之最誠實的回答，就是胡說八道。因此，對於你的詢問，我恐怕也只能瞎掰一通。</text:span><text:span text:style-name="T3"><text:line-break/><text:line-break/></text:span><text:span text:style-name="T1">我女兒總覺得我很厲害，因為我常變魔術給她看，她常去幼兒園班上跟同學們宣傳說她把拔會魔法，她相信有朝一日，等她長大以後，我就會帶她飛上月球。學姐說不可以騙小孩，但我不是騙，而只是想告訴她 "真實" 是怎麼一回事，可別讓腦殘教育給摧毀了大腦和心靈。</text:span><text:span text:style-name="T3"><text:line-break/><text:line-break/></text:span><text:span text:style-name="T1">我常跟女兒說，魔術或魔法有三個等級，其中最初級的就是採用道具，道具裏頭有機關；只要有道具，誰都會變魔術。第二等的是手法；不靠道具，而是手法精巧，讓人看不出破綻。我經常表演 "隔空取物" 的魔術給她看，她每次都讚嘆不已，就是屬於這一類；只要手法迅速巧妙，就能製造錯覺幻象。</text:span><text:span text:style-name="T3"><text:line-break/><text:line-break/></text:span><text:span text:style-name="T1">最厲害的魔法就是想像，讓人進入某個奇妙 "世界"。我跟她說，這種魔術比較難，要等妳長大之後才能懂。飛上月球就是屬於這一類。等妳長大後，妳就會明白把拔的厲害，何止飛上月球，我還能帶妳穿越時空，回到未來。</text:span><text:span text:style-name="T3"><text:line-break/><text:line-break/></text:span><text:span text:style-name="T1">這應該不算騙小孩吧？凡是音樂、文學、繪畫、舞蹈等等等，都有這本事，(某種)哲學、數學與邏輯乃至宗教，在我看來也是一種魔法，它不是要告訴你某種乾燥的事實，也不只是要指出某種可能性，而是讓你對一切事物的存在與可能性感到....感到什麼呢？我不想把話說死，總之就是感到一種點點點，從而獲得一種難以言喻的寧靜與安慰。</text:span><text:span text:style-name="T3"><text:line-break/><text:line-break/></text:span><text:span text:style-name="T1"> "包法利夫人" 的作者Gustave Flaubert曾經說，"倘若有人一直仰望著天空，他遲早會長出翅膀來"。我已經仰望天空半個世紀，信不信再給我一千年，我就會擁有一雙翅膀，飛向太空，不再受地心引力的束縛。</text:span><text:span text:style-name="T3"><text:line-break/><text:line-break/></text:span><text:span text:style-name="T1">希望我有回答了你的問題，如果沒有，那我能說的也不過就是這樣。</text:span></text:p>
      <text:p text:style-name="P1"><text:span text:style-name="T1">吳聲志   |  2021.05.06 06:17   |   </text:span><text:a xlink:type="simple" xlink:href="http://palinfo.habago.org/Entry?Command=Information_PrintForum#FORUM40589"><text:span text:style-name="T2">#</text:span></text:a></text:p>
      <text:p text:style-name="P3"><text:span text:style-name="T1">陳真大哥您好：許久不見，冒眛打擾，有兩個問題在我心中困擾很久了，，想請教你，是關於您在2015、01、10的一篇文章的最後一段：</text:span><text:span text:style-name="T3"><text:line-break/><text:line-break/></text:span><text:span text:style-name="T1">我選擇躲進一個沒有槍砲、純淨純粹而無聲的哲學世界裏，因為我就只有這麼一點本事；想像並構築著一道橋樑，企圖通往不可知的 "那個" 美麗世界，但我依然深知 "這個" 世界的種種悲歡而不曾遺忘。</text:span><text:span text:style-name="T3"><text:line-break/><text:line-break/></text:span><text:span text:style-name="T1">其中的美麗世界是什麼？要如何通往？</text:span><text:span text:style-name="T3"><text:line-break/><text:line-break/></text:span><text:span text:style-name="T1">冒眛打擾，還望見諒，全文附錄於下：</text:span><text:span text:style-name="T3"><text:line-break/><text:line-break/></text:span><text:span text:style-name="T1">陳真 &amp;;#124; 2015.01.10 02:12 &amp;;#124; #</text:span><text:span text:style-name="T3"><text:line-break/></text:span><text:span text:style-name="T1">二戰以來，美國沒有一天不發動戰爭，沒有一天不丟飛彈，殺人千萬，難民無數；彷彿人不是人，而只是一種買賣籌碼與必要的基本耗材。在許多被美國上下其手的國家，更有長長的暗殺名單，動輒數千人名列榜上，逐一消滅。</text:span><text:span text:style-name="T3"><text:line-break/><text:line-break/></text:span><text:span text:style-name="T1">這些暗殺名單，在過去，往往包括一些左傾文人與教師或工會幹部；如今更包括各路反美份子，大量清除之，藉以鞏固入侵國之親美勢力的茁壯。捕殺過程中，往往不惜牽連更多無辜，寧可錯殺一百，絕不放過一個；滅門抄家，在所不惜，手段十分凶殘。所謂恐怖份子之所為，根本不及於美國及其同路人之為惡的萬分之一。</text:span><text:span text:style-name="T3"><text:line-break/><text:line-break/></text:span><text:span text:style-name="T1">可是，不管美國及其一票幫凶殺害多少人，媒體會報導嗎？也許會，但比例上微乎其微，頂多偶而寥寥數語，不痛不癢。可是，打死12人如此嚴重，那麼，12後面如果再加上五個0或六個0呢？</text:span><text:span text:style-name="T3"><text:line-break/><text:line-break/></text:span><text:span text:style-name="T1">好吧，現在我把事實真相說出來了，但人們會生氣嗎？當然不會。人們對於千萬人命的傷亡，似乎根本一點感覺也沒有，彷彿千萬條人命不是人命，而只是一堆螞蟻，死了就算，不值得在意。但是，對於所謂民主國家的幾條人命卻反應激烈。</text:span><text:span text:style-name="T3"><text:line-break/><text:line-break/></text:span><text:span text:style-name="T1">人們當然不是刻意具有如此區別心，而是因為我們的情感情緒乃至人生的種種安排與抉擇，其實極大程度受制於媒體。媒體要我們關注什麼，我們就會關注什麼；媒體要我們怎麼想怎麼感受，我們便會依其指令進行思維與感受。媒體告訴我們什麼重要什麼不重要，我們便會依此看待。</text:span><text:span text:style-name="T3"><text:line-break/><text:line-break/></text:span><text:span text:style-name="T1">這樣一種事物輕重乃至人命價值的徹底失衡，以及媒體型塑世界樣貌的完全失真，當然不是台灣所特有，而是舉世皆然，包括你我都絕不例外。</text:span><text:span text:style-name="T3"><text:line-break/><text:line-break/></text:span><text:span text:style-name="T1">我們今天之所以還如此溫吞舒適地活著，而沒有做出更多激烈抵抗，難道不就是得依靠這樣一種自欺欺人？彷彿世界就像個兒童樂園那樣燦爛美妙，彷彿人生就是工作、學業、賺錢養家活口等等，除此之外，再無其它。</text:span><text:span text:style-name="T3"><text:line-break/><text:line-break/></text:span><text:span text:style-name="T1">若非盡量避免去知道更多真實血肉，若不是盡一切努力把世上種種痛苦悲劇給拼命阻擋在心房之外，天知道一個具有正常心智與人性的人會做出一些什麼樣的決定來。</text:span><text:span text:style-name="T3"><text:line-break/><text:line-break/></text:span><text:span text:style-name="T1">在一篇舊文中我曾提到：有一年，來到西班牙，來到一座偏遠小鎮，彷彿走入時光隧道，保存許多古羅馬遺跡與競技場。旁邊一條美麗小河，我在河岸走著，想著千年光陰，對於周遭一切，心裏有著一種感動。</text:span><text:span text:style-name="T3"><text:line-break/><text:line-break/></text:span><text:span text:style-name="T1">人們常告訴我，他們是他們，我們是我們。但是，如果周遭這一切全屬異國它鄉，全與我無關，我為何感動？也許，這不是異鄉，這其實就是我的家，我的河，我的歷史；千百年的恩怨悲歡中，我始終是它的一份子。我不是局外人。他們就是我們。他們的痛苦就是我們的痛苦。難道不是這樣？難道這不就是生命的真相？</text:span><text:span text:style-name="T3"><text:line-break/><text:line-break/></text:span><text:span text:style-name="T1">但我也明白，承認真相的後果與代價往往不是我們所能承受。馬龍白蘭度曾提到，有一回他和舉世聞名的印度導演薩耶哲雷一同走在印度街頭，流浪街童見他們兩位穿著體面，迅即湧了過來討錢，幾乎要把他們淹沒。</text:span><text:span text:style-name="T3"><text:line-break/><text:line-break/></text:span><text:span text:style-name="T1">馬龍白蘭度看到這些面黃肌瘦的小孩，心裏十分不忍。但他說，他沒想到他所尊敬的薩耶哲雷，卻像走在麥田裏，很優雅地，就像 "撥開一片麥浪" 那樣，把伸出手來想要點救命錢的肌餓孩童們給全數撥離身旁，連看也不看一眼。</text:span><text:span text:style-name="T3"><text:line-break/><text:line-break/></text:span><text:span text:style-name="T1">馬龍白蘭度說他對此事感到很痛苦，對薩耶哲雷的淡漠反應很失望，於是當面對薩耶哲雷提出抗議說：你怎麼可能這樣視若無睹地活著？</text:span><text:span text:style-name="T3"><text:line-break/><text:line-break/></text:span><text:span text:style-name="T1">薩耶哲雷回答說：外頭街道上有無數這樣的小孩，在生死邊緣掙扎，但我能做些什麼？馬龍白蘭度事後說，他逐漸明白，如果不學會鐵石心腸，你根本活不下去。</text:span><text:span text:style-name="T3"><text:line-break/><text:line-break/></text:span><text:span text:style-name="T1">話雖如此，依我對馬龍白蘭度的了解，即使到了晚年不再從事社運公義事務，他仍然常為世上這樣那樣的一些戰亂、血腥與貧窮感到痛苦不堪；痛苦到一種近乎自暴自棄以求心靈解脫的心態。</text:span><text:span text:style-name="T3"><text:line-break/><text:line-break/></text:span><text:span text:style-name="T1">在自傳中，馬龍白蘭度形容自己一生是 "一個尋找愛的故事，同時也尋找自我療傷止痛的方法"。他說，"痛苦很早就有了；我希望搞清楚我對同類的責任。我也想搞清楚，我是誰？為什麼我必須和這個生命有所糾纏？"</text:span><text:span text:style-name="T3"><text:line-break/><text:line-break/></text:span><text:span text:style-name="T1">他經常懷疑自己的努力以及對他人苦難所懷抱的痛苦，是否有意義。馬龍白蘭度如此自問道：究竟是什麼東西在折磨我？所謂善良與憐憫，是否只是一種基因在作祟？我所承受的這一切痛苦，竟然只是因為我的基因所帶來的後果？</text:span><text:span text:style-name="T3"><text:line-break/><text:line-break/></text:span><text:span text:style-name="T1">《世界社會主義論壇》（WSWS）曾稱讚馬龍白蘭度是個「真正的反叛者」。但他卻始終很難反叛自己的心。我或多或少能理解這樣的心情。外頭有數以億計的孤兒寡母，正在戰亂中，正在饑餓與病痛中掙扎，但我們卻在光鮮亮麗的百貨公司裏購物，準備過年；在溫暖的床上窩著，在書桌前寫些軟弱無力的蒼白話語，為明日的溫飽打拼。</text:span><text:span text:style-name="T3"><text:line-break/><text:line-break/></text:span><text:span text:style-name="T1">我應該繼續這樣活著嗎？我難道不是應該同樣自暴自棄來回應外頭那無數痛苦的生命？如果他們真的是我的家人，我有可能自己吃飽卻讓他們挨餓嗎？但我一己之力又能如何？</text:span><text:span text:style-name="T3"><text:line-break/><text:line-break/></text:span><text:span text:style-name="T1">過去常捐款給MSF(醫師無國界組織)，我總會在裝著支票的信封裏隨手附上身邊的小卡片，寫著片語隻字，感謝其所為。有一天，接到一位幹部的來信，是個女生，知道我也是個醫師，寄來很多相關資料，同時還附上一封信，信裏說，對於MSF的工作，她感覺跟我之間已無須多說，因為她相信，也許遲早有一天，彷彿我就會加入他們，成為他們的一份子。</text:span><text:span text:style-name="T3"><text:line-break/><text:line-break/></text:span><text:span text:style-name="T1">接到信之後，我無言了， "嚇得" 從此不敢再寫小卡片，當然也不敢回信。這事變成彷彿我心裏頭一個揮之不去的 "陰影"，彷彿只要我稍微一不小心，那片悲傷的烏雲就會入侵，亂了方寸。就像一場戰役，一個具有正常心志的人，面對生命的真相，恐怕都得各自想辦法看要如何回應純粹屬於自己的這樣一場 "一個人的戰爭"。</text:span><text:span text:style-name="T3"><text:line-break/><text:line-break/></text:span><text:span text:style-name="T1">我選擇躲進一個沒有槍砲、純淨純粹而無聲的哲學世界裏，因為我就只有這麼一點本事；想像並構築著一道橋樑，企圖通往不可知的 "那個" 美麗世界，但我依然深知 "這個" 世界的種種悲歡而不曾遺忘。</text:span><text:span text:style-name="T3"><text:line-break/><text:line-break/><text:line-break/><text:line-break/></text:span></text:p>
      <text:p text:style-name="P1"><text:span text:style-name="T1">陳真   |  2021.05.06 03:38   |   </text:span><text:a xlink:type="simple" xlink:href="http://palinfo.habago.org/Entry?Command=Information_PrintForum#FORUM40588"><text:span text:style-name="T2">#</text:span></text:a></text:p>
      <text:p text:style-name="P2"><text:span text:style-name="T1">最近忙著和一些孩子玩，白日疲憊，卻輾轉反側，夜不成眠。所見如此浩瀚，而我們所做的一切，卻僅僅宛若一聲嘆息。</text:span><text:span text:style-name="T3"><text:line-break/><text:line-break/></text:span><text:span text:style-name="T1">聶魯達說，"愛情太短，而遺忘太長"，在那無盡的日夜裏頭，我到底還記得多少往日情懷？如果不是儘可能地遺忘，一條命要怎麼活？</text:span><text:span text:style-name="T3"><text:line-break/><text:line-break/></text:span><text:span text:style-name="T1">上個月看了電影《郵差》，講的就是聶魯達。少年陳真就像個亡命份子一樣，投入亡命事業，寫起文章常引用聶魯達，但他和他的詩其實不曾啟迪我。心之所在，命運之所在，真正把我投入烈燄之中的巨大力量，卻是那些難以言喻的柔弱生命；與其說我們是在談政治，不如說我們是在寫情書說情話，活在愛情裏頭；一個人一生所有的熱情，全來自於此。</text:span><text:span text:style-name="T3"><text:line-break/><text:line-break/></text:span><text:span text:style-name="T1">陳真</text:span><text:span text:style-name="T3"><text:line-break/><text:line-break/></text:span><text:span text:style-name="T1">2021. 05. 06.</text:span><text:span text:style-name="T3"><text:line-break/></text:span><text:span text:style-name="T1">======================    </text:span><text:span text:style-name="T3"><text:line-break/><text:line-break/></text:span><text:span text:style-name="T1">《我們甚至失去了黃昏》</text:span><text:span text:style-name="T3"><text:line-break/><text:line-break/></text:span><text:span text:style-name="T1">聶魯達</text:span><text:span text:style-name="T3"><text:line-break/></text:span><text:span text:style-name="T1">譯者不詳</text:span><text:span text:style-name="T3"><text:line-break/><text:line-break/></text:span><text:span text:style-name="T1">我們甚至失去了黃昏。</text:span><text:span text:style-name="T3"><text:line-break/></text:span><text:span text:style-name="T1">無人看見我們在傍晚時手牽手，</text:span><text:span text:style-name="T3"><text:line-break/></text:span><text:span text:style-name="T1">當藍色的夜降落世上。 </text:span><text:span text:style-name="T3"><text:line-break/></text:span><text:span text:style-name="T1">我曾從窗中凝望</text:span><text:span text:style-name="T3"><text:line-break/><text:line-break/></text:span><text:span text:style-name="T1">遠處山巔日落的祭奠。 有時一片殘陽</text:span><text:span text:style-name="T3"><text:line-break/></text:span><text:span text:style-name="T1">在我雙手間如同硬幣般燃燒。 </text:span><text:span text:style-name="T3"><text:line-break/><text:line-break/></text:span><text:span text:style-name="T1">我回憶起你</text:span><text:span text:style-name="T3"><text:line-break/></text:span><text:span text:style-name="T1">我的心被你所熟悉的傷痕抓緊。</text:span><text:span text:style-name="T3"><text:line-break/></text:span><text:span text:style-name="T1">那時你在哪裏？</text:span><text:span text:style-name="T3"><text:line-break/></text:span><text:span text:style-name="T1">與誰相伴？</text:span><text:span text:style-name="T3"><text:line-break/></text:span><text:span text:style-name="T1">又談論了什麼？ </text:span><text:span text:style-name="T3"><text:line-break/></text:span><text:span text:style-name="T1">為何當我傷心時你已遠去</text:span><text:span text:style-name="T3"><text:line-break/></text:span><text:span text:style-name="T1">而我全部的愛卻突然降臨？ </text:span><text:span text:style-name="T3"><text:line-break/><text:line-break/></text:span><text:span text:style-name="T1">黃昏來了書本總是恰好落下，</text:span><text:span text:style-name="T3"><text:line-break/></text:span><text:span text:style-name="T1">我的披肩蜷縮如受傷的小狗在腳邊。 </text:span><text:span text:style-name="T3"><text:line-break/></text:span><text:span text:style-name="T1">你永遠借着黃昏褪盡自己</text:span><text:span text:style-name="T3"><text:line-break/></text:span><text:span text:style-name="T1">朝向那裏的暮色抹除了雕像。</text:span></text:p>
      <text:p text:style-name="P1"><text:span text:style-name="T1">鄭豐遠   |  2021.05.04 20:10   |   </text:span><text:a xlink:type="simple" xlink:href="http://palinfo.habago.org/Entry?Command=Information_PrintForum#FORUM40587"><text:span text:style-name="T2">#</text:span></text:a></text:p>
      <text:p text:style-name="P3"><text:span text:style-name="T1">沒有想到有一天我竟然要轉貼 BBC 的文章到巴勒網上。</text:span><text:span text:style-name="T3"><text:line-break/><text:line-break/></text:span><text:a xlink:type="simple" xlink:href="https://www.bbc.com/zhongwen/trad/chinese-news-56968308"><text:span text:style-name="T4">https://www.bbc.com/zhongwen/trad/chinese-news-56968308</text:span></text:a><text:span text:style-name="T3"><text:line-break/><text:line-break/></text:span><text:span text:style-name="T1">我平常不看新聞或或網路上所謂熱點消息，所以對事物的認知經常有點滯後，這事我還沒去搞清楚來龍去脈。但如果是真的，這對人們的感情和信任將是巨大傷害，至少對我是這樣。我們之所以高聲高調讚美祖國，不是因為它拳頭大了或是經濟好了，而是因為它讓們我們相信世上還有理想值得追求，讓我們相信一個國家和文明仍有可能是良善的。</text:span><text:span text:style-name="T3"><text:line-break/><text:line-break/></text:span><text:span text:style-name="T1">我看到網上有張照片，似乎是印度有位媽媽因新冠重症，陷入呼吸困難，而印度如今醫療體系崩潰，醫院裡別說呼吸機，連病床都不可得。女兒為了救媽媽，無計可施之下只能對其進行口對口人工呼吸。這很好笑嗎? 但我看中國許多人在網上對此大肆嘲諷訕笑，真的是很可恥。中國人可別忘了自己是如何一路艱辛像動物那般掙扎過來，才有了今天的日子。不要媳婦熬成婆，自己日子過得安穩了就開始惡形惡狀對待其他人，連基本的憐憫之心都喪失了，這樣的"大國崛起"寧可不要，崛起的只會是另一隻怪物。</text:span><text:span text:style-name="T3"><text:line-break/><text:line-break/></text:span><text:span text:style-name="T1">我知道很多人其實只在乎敵我，而並不是真的在乎是非善惡美醜，對他人的愚昧和痛苦完全沒有憐憫和同理心。這些人表面上看起來和國家和人民站在同一方，實際上卻是我們的敵人，因為他們所信奉的事物實際上完全違背了我們的理想。這些人借著挑起民眾對外的仇恨和敵意來滋養壯大自己的影響力，人們若不稍假思索，很容易被這些實際上是民粹主義信徒的人給帶偏了。文章裡說的這位沈逸就給我這種感覺，從一兩年前他剛在觀察者網出道時，我就在他身上聞到這種強烈氣味。這類人，包括那什麼「中國長安網」的言行應該被整治而不是縱容; 我看有人還一本正經討論這類發文具不具備其合理性。這種缺乏良知的發文根本不值得討論，應該直接刪除。所謂"見人見智"式的言論自由是極其有害的。</text:span></text:p>
      <text:p text:style-name="P1"><text:span text:style-name="T1">陳真   |  2021.05.02 02:09   |   </text:span><text:a xlink:type="simple" xlink:href="http://palinfo.habago.org/Entry?Command=Information_PrintForum#FORUM40586"><text:span text:style-name="T2">#</text:span></text:a></text:p>
      <text:p text:style-name="P2"><text:span text:style-name="T1">(續)</text:span><text:span text:style-name="T3"><text:line-break/><text:line-break/></text:span><text:span text:style-name="T1">剛從育幼院回來。</text:span><text:span text:style-name="T3"><text:line-break/><text:line-break/></text:span><text:span text:style-name="T1">生命與生活是這樣：心裏常是綿延不絕的陰雨天，能寫出來的卻只剩乾燥的事實與概念；想寫的寫不出來，只留一己惆悵，會寫的卻不是真的喜歡寫。悲愴之事永遠屬於個人，因之不可能不信神，因為我若不信祂，那意味著天下無人知我心。</text:span><text:span text:style-name="T3"><text:line-break/><text:line-break/></text:span><text:span text:style-name="T1">有很長一段年少時光，我常在課堂筆記本內頁寫上電影 "藍與黑" 的那句名言："這是個什麼樣的時代？這是個什麼樣的社會？ 為什麼給了我們藍，卻還要給我們黑？"</text:span><text:span text:style-name="T3"><text:line-break/><text:line-break/></text:span><text:span text:style-name="T1">我不曾有過為賦新詞的少年愁，一切折騰全是真槍實彈血淚斑斑。如今年過半百，我對生活與生命的感受基本上卻仍不離這幾句對白。人心與世界，一方面醜陋不堪，另一方面卻又如此美麗，美到幾乎要讓人融化。要不是有那樣的藍，我不會投身於黑。</text:span><text:span text:style-name="T3"><text:line-break/><text:line-break/></text:span><text:span text:style-name="T1">閒言表過，繼續說點骯髒事。</text:span><text:span text:style-name="T3"><text:line-break/><text:line-break/></text:span><text:span text:style-name="T1">台灣人很熱衷政治，對此我無意見。問題是，光是熱衷是不夠的，你得真的深入圈子，才不會離事實太遠。島內政治，幕前幕後完全兩回事，根本不是一般人所能想像；要是真能和盤托出，你恐怕會對人性整個喪失信心。就連我這樣無所畏懼的亡命份子，就連我親自經歷的各種黑暗事與殺身之禍，我還是不敢多說，因為我可以不要命，卻不能不顧家人安危。</text:span><text:span text:style-name="T3"><text:line-break/><text:line-break/></text:span><text:span text:style-name="T1">有句成語說 "掛一漏萬"，其實何止漏萬，漏億都還差不多。因此，你得學會如何正確理解那個 "一"。你不可能把億萬說盡，於是只能說一。可是。重點不是 "一"，而是那個 "一" 所漏掛的 "億萬"。</text:span><text:span text:style-name="T3"><text:line-break/><text:line-break/></text:span><text:span text:style-name="T1">為了節省麻煩，隨手剪了幾篇新舊報導，各位就自己看吧，我就不提細節了 (因為光是 "一" 的細節就已罄竹難書)。</text:span><text:span text:style-name="T3"><text:line-break/><text:line-break/></text:span><text:span text:style-name="T1">簡單這麼說，</text:span><text:span text:style-name="T3"><text:line-break/><text:line-break/></text:span><text:span text:style-name="T1">一，很多醜事之所以會爆發，不是因為法治昌明，而是因為分贓不均，以致於這個鬥那個，這派鬥那派。</text:span><text:span text:style-name="T3"><text:line-break/><text:line-break/></text:span><text:span text:style-name="T1">二，跟時下這個烏七媽黑的人渣黨比起來，阿扁簡直可以說是廉潔聖徒了。</text:span><text:span text:style-name="T3"><text:line-break/><text:line-break/></text:span><text:span text:style-name="T1">三，最近有個人渣黨的趙姓小混混(蔡英文的選舉顧問)，因為涉嫌販毒、餵毒害死人、把人打斷腿、暴力討債、到處開槍 (警方說沒事沒事，只是玩具槍，你信嗎？)、搶奪救護車、逃役及威風凌駕使喚警察局 (類似斧頭幫的行徑) 等等等，上了媒體。這小混混一門忠烈，綠到發黑，吳怡農說他對這一切什麼都不知道，這就是存心騙小孩，鬼話連篇。連我離開這個圈子三十年的人都略知一二，他會不知道每天跟他一起工作、相處的人是一些什麼樣的人？</text:span><text:span text:style-name="T3"><text:line-break/><text:line-break/></text:span><text:span text:style-name="T1">四， 現在的民進黨基本上就是個黑金大本營。它的存在目的與每日例行性運作就是籌謀如何撈錢奪權以及如何傷害異己與對其不敬者。</text:span><text:span text:style-name="T3"><text:line-break/><text:line-break/></text:span><text:span text:style-name="T1">五，如前文所說，現在的民進黨就是李登輝掌權之後的黑金國民黨之原始複製版，兩者之黑金本質毫無差別，而且有一大半是舊黑金黨國的原班人馬繼續掌權，只是換個顏色而已。</text:span><text:span text:style-name="T3"><text:line-break/><text:line-break/></text:span><text:span text:style-name="T1">六，黑金教父李登輝的愛徒蔡英文掌權之後，人渣黨更是腐爛骯髒邪惡到毫無道德底線可言，根本就是黑金犯罪集團的同義詞，比阿扁時代更要污穢骯髒邪惡千百倍。</text:span><text:span text:style-name="T3"><text:line-break/><text:line-break/></text:span><text:span text:style-name="T1">七，如一所述，很多醜事之所以會爆發，不是因為法治昌明，而是因為分贓不均，以致於這個鬥內個，這派鬥那派。被指控的一方當然是黑道，問題是，指控這小混混之趙姓家族是黑道的何志偉白道家族，恐怕更惡劣；套句我常說的話："人渣黨的白道的白天，比黑道的黑夜更黑"。</text:span><text:span text:style-name="T3"><text:line-break/><text:line-break/></text:span><text:span text:style-name="T1">八，欲了解何志偉家族，請先從其繼父陳勝宏理解起。早期黨外有個著名的內部鬥爭，謂之 "雞兔同籠"，沿續更早的、由黨外編聯會所發動的批康運動 (康就是康寧祥，批康就是反妥協，反公職掛帥，主張群眾抗爭，反對選舉，反對體制內議會路線)。</text:span><text:span text:style-name="T3"><text:line-break/><text:line-break/></text:span><text:span text:style-name="T1">雞就是鬥雞，意味著為人民、為理想戰鬥，而兔則是在敵人面前搔首弄姿的兔女郎，聽話乖巧的兔寶寶，腐敗，貪婪，假反抗，真分贓，藉以向國民黨分得一杯羹。雞的代表人是阿扁和謝長廷及新潮流，而兔則是其他所有黨外民意代表均屬之。陳勝宏就是當年的兔寶寶之一，被鬥雞們打為利益派與投機份子。</text:span><text:span text:style-name="T3"><text:line-break/><text:line-break/></text:span><text:span text:style-name="T1">我當年腦袋不清，也是站在雞這一邊，以為阿扁和謝長廷及新潮流比較有理想，至少很清廉。在當年確實是這樣，阿扁有一度幾乎就是理想主義的道德化身。我手邊有一本當年由某黨外雜誌出版的書，全書就是在比較林義雄和陳水扁，認為他們兩人都具有崇高的道德情操與無私奉獻精神。</text:span><text:span text:style-name="T3"><text:line-break/><text:line-break/></text:span><text:span text:style-name="T1">我一直到1990年腦袋才清醒過來，終於才認清那些所謂鬥雞，其實只是用不同於兔寶寶的方式來斂財奪權而已，於是慢慢就淡出了這個醜陋圈子。</text:span><text:span text:style-name="T3"><text:line-break/><text:line-break/></text:span><text:span text:style-name="T1">九，綠媒大老闆吳子嘉說，民進黨扯的爛污，哪裡只是開槍或販毒，還有很多不堪入目的骯髒事，"有如一鍋爛肉禁不起翻"，"一旦翻出來，民進黨還能混嗎？"</text:span><text:span text:style-name="T3"><text:line-break/><text:line-break/></text:span><text:span text:style-name="T1">我的看法是：不管翻出多少惡臭不堪的爛肉，民進黨照樣還是能呼風喚雨，因為媒體、教育與司法完全就掌握在他們手上；只要不斷造謠抹黑異己，不斷炒作仇中反華，不斷查水表，不斷威嚇不滿聲音，不斷美化自己，不斷洗腦年輕一代，永遠就會有無數腦殘為其效忠到底。</text:span><text:span text:style-name="T3"><text:line-break/><text:line-break/></text:span><text:span text:style-name="T1">當然，這樣一種近乎絕對封閉的政治壟斷也不是不可能打破，力量有二，一是來自於對岸祖國與美國之間的實力消長，二是來自於島內民間有識之士的勇於發聲與反抗，揭穿人渣黨的真實樣貌。</text:span><text:span text:style-name="T3"><text:line-break/><text:line-break/></text:span><text:span text:style-name="T1">這兩種力量，前者是可期待的，解放台灣是必然的，差別只是在解放過程中兩岸同胞得承受多少根本不必要的痛苦，而美、日及島內漢奸卻希望這樣一些痛苦能夠極大化，以便打擊祖國的復興。</text:span><text:span text:style-name="T3"><text:line-break/><text:line-break/></text:span><text:span text:style-name="T1">第二種力量卻令人悲觀。台灣人膽子小，很窩囊，向來如此。特別是所謂讀書人，稍微有點骨頭的，似乎就像鳳毛麟角那樣罕見，不管是醫界、學界或文化界，一片綠油油，找不到幾個還把良心當一回事的人，卻充斥趨炎附勢之徒，致力於仇中反華，存心睜眼說瞎話，爭相表態表效忠。</text:span><text:span text:style-name="T3"><text:line-break/><text:line-break/></text:span><text:span text:style-name="T1">陳真</text:span><text:span text:style-name="T3"><text:line-break/><text:line-break/></text:span><text:span text:style-name="T1">2021. 05. 01.</text:span><text:span text:style-name="T3"><text:line-break/><text:line-break/></text:span><text:span text:style-name="T1">=================================</text:span><text:span text:style-name="T3"><text:line-break/><text:line-break/><text:line-break/></text:span><text:span text:style-name="T1">誰給趙映光底氣？ 聽到這句話吳子嘉嚇死了</text:span><text:span text:style-name="T3"><text:line-break/><text:line-break/></text:span><text:span text:style-name="T1">中時新聞網</text:span><text:span text:style-name="T3"><text:line-break/><text:line-break/></text:span><text:span text:style-name="T1">李培睿</text:span><text:span text:style-name="T3"><text:line-break/><text:line-break/></text:span><text:span text:style-name="T1">2021年5月1日</text:span><text:span text:style-name="T3"><text:line-break/><text:line-break/></text:span><text:span text:style-name="T1">民進黨台北市黨部評委召集人趙映光之子趙介佑涉販毒遭到聲押，趙映光日前臨時舉行記者會，表示應盡速召開評委會對趙介佑除名處分。對此，美麗島電子報董事長吳子嘉質疑，到底是誰給趙映光的底氣，並指自己聽到趙映光講的「有生之年」後，也嚇壞了，吳子嘉還爆料，趙映光之所以會說「到此為止」，是因為後面的事情有如一鍋爛肉，禁不起翻，若翻出來民進黨就不用混了。</text:span><text:span text:style-name="T3"><text:line-break/><text:line-break/></text:span><text:span text:style-name="T1">吳子嘉30日在政論節目《關鍵時刻》中表示，這件事情最關進的問題是「誰給趙映光底氣？」他憑什麼把民進黨攪翻天？並指他背後還有有力人士，否則他沒有這個膽量。</text:span><text:span text:style-name="T3"><text:line-break/><text:line-break/></text:span><text:span text:style-name="T1">吳子嘉指出，趙映光懷疑何志偉家族在背後搞鬼，而趙映光的兩句話是關鍵所在，一個是「這個事情到此為止」，而這句話是表示，後面誰在搞他？「他認為會不會是何志偉搞嘛，所以這個事情到此為止，我跟你講，這是兄弟的話」；而第二句話更讓人緊張，就是「有生之年」，吳子嘉直言，「哇靠，嚇死了，碰到一個人跟我搞有生之年，我老婆跟我有生之年我都嚇死了」，所以何志偉當然嚇壞了，而誰給趙映光底氣，這是第一個問題。</text:span><text:span text:style-name="T3"><text:line-break/><text:line-break/></text:span><text:span text:style-name="T1">吳子嘉認為，第二個問題則是趙介佑吸毒、開槍，「陳勝宏有去吸毒開槍嗎？何志偉有去開槍嗎？現在是在牽拖誰？」趙介佑開槍牽拖陳勝宏，很莫名其妙，「自己兒子沒管好，牽拖到陳勝宏家裡幹什麼？」他並指出，趙介佑吸毒、開槍，是老爸幫他善的後，吳子嘉還質疑，怎麼可能開的是道具槍，檢調要介入調查。</text:span><text:span text:style-name="T3"><text:line-break/><text:line-break/></text:span><text:span text:style-name="T1">吳子嘉也覺得很奇怪，趙映光哪來的力量善後？為什麼北投分局要配合他，且為什麼一天到晚他們家在開槍？「奇怪了，他們在幹什麼？台北市的槍他們開了一半」，他更指出，今天的這封警告函，非常惡劣。</text:span><text:span text:style-name="T3"><text:line-break/><text:line-break/></text:span><text:span text:style-name="T1">吳子嘉透露，趙映光是自己跑出來嗆聲，把陳勝宏壓下去，警告到此為止，到此為止的意思，不是只有開槍、吸毒，還有其他後續的事情，有如一鍋爛肉禁不起翻，「翻出來民進黨還能混嗎？」</text:span><text:span text:style-name="T3"><text:line-break/><text:line-break/></text:span><text:span text:style-name="T1">===================</text:span><text:span text:style-name="T3"><text:line-break/></text:span><text:span text:style-name="T1">吳怡農不知趙介佑黑道背景　何志偉當年一句話打臉 </text:span><text:span text:style-name="T3"><text:line-break/><text:line-break/></text:span><text:span text:style-name="T1">TVBS 記者 陳郁仁 報導 </text:span><text:span text:style-name="T3"><text:line-break/><text:line-break/></text:span><text:span text:style-name="T1">2021/05/01</text:span><text:span text:style-name="T3"><text:line-break/><text:line-break/></text:span><text:span text:style-name="T1">綠北市黨部主委吳怡農昨說，事發當下才知道趙家的黑道背景。但其實，何志偉去年在黨中央為吳怡農開特例參選台北市黨部主委時，就說出當時中執會的關鍵字是黑道，「我每次聽到黑道都會心生畏懼」。何志偉的一番話，現在看起來格外諷刺。 </text:span><text:span text:style-name="T3"><text:line-break/><text:line-break/></text:span><text:span text:style-name="T1">去年底，綠委何志偉的一句話，就已經透露出端倪。民進黨去年底修改黨內選舉規定，經中執會通過，縣市黨部主委不受入黨兩年限制，等於替吳怡農參選北市黨部主委的資格開了特例，當時被外界稱為「吳怡農條款」。而綠委何志偉當時受訪就說，中執會的關鍵字是黑道，「我每次聽到黑道都會心生畏懼，但是我認為，當我心生畏懼時，我也會變得更勇敢」。</text:span><text:span text:style-name="T3"><text:line-break/><text:line-break/></text:span><text:span text:style-name="T1">======================</text:span><text:span text:style-name="T3"><text:line-break/><text:line-break/></text:span><text:span text:style-name="T1">趙介佑案藏鏡人是他？媒體人爆內幕</text:span><text:span text:style-name="T3"><text:line-break/><text:line-break/></text:span><text:span text:style-name="T1">2021/04/30 中時新聞網 李俊毅</text:span><text:span text:style-name="T3"><text:line-break/></text:span><text:span text:style-name="T1"> </text:span><text:span text:style-name="T3"><text:line-break/></text:span><text:span text:style-name="T1">民進黨台北市黨部評委召集人趙映光的兒子趙介佑，涉毒品案遭到聲押，趙映光則在30日晚間書面請辭。對此，資深媒體人陳揮文不諱言，幕後藏鏡人和目的其實很清楚，就是民進黨立委何志偉，這牽扯去年北市黨部主委選舉，何母薛凌與民進黨海派成員、前北市議員王孝維的派系內鬥，王孝維又與總統府國策顧問黃承國交情友好，這是有計畫的。陳揮文說，前總統陳水扁聽完一定會有所感觸，他強調，蔡英文總統對此不可能不知情。</text:span><text:span text:style-name="T3"><text:line-break/><text:line-break/></text:span><text:span text:style-name="T1">陳揮文說，扁總統過去擔任台北市長的時候，當時的台北市黨部主委是高志鵬，那時候是「正義連線」(被稱為「扁系」，曾是民進黨內最大派系)，運作跟現在完全不一樣，但為什麼蔡英文上台後，民進黨台北市黨部變成這個德行？變得荒腔走板、黑影幢幢，難道蔡英文都不知道這些人的背景嗎？不可能嘛！</text:span><text:span text:style-name="T3"><text:line-break/><text:line-break/></text:span><text:span text:style-name="T1">陳揮文認為，這事很明顯是民進黨內「巷子內」以切香腸式的方式爆料，諸如合照、證書等，是有步驟的在處理，是派系的內鬥。他強調，是蔡英文上台後縱容趙介佑、趙映光這些人，且趙家父子也不是第一個在北市黨部這樣搞的人，他們只是COPY而已，大家去網路上查一查，上一任台北市黨部評委召集人是誰？就是黃承國，而黃承國現在又身居總統府國策顧問，蔡總統難道沒責任嗎？她會不知情嗎？</text:span><text:span text:style-name="T3"><text:line-break/><text:line-break/></text:span><text:span text:style-name="T1">對於趙介佑姑姑、現任民進黨台北市黨部執行長趙心瑜近日表態，「更嚴重的都沒辭職，希望不要無限上綱、不要政治追殺」，陳揮文分析，她其實是警告那些背後放話的人，「夠了，不要再逼我了，再逼下去，我會全部都咬出來」。</text:span><text:span text:style-name="T3"><text:line-break/><text:line-break/></text:span><text:span text:style-name="T1">==================</text:span><text:span text:style-name="T3"><text:line-break/><text:line-break/></text:span><text:span text:style-name="T1">民進黨敢不敢對「黨員大戶」薛凌開鍘？</text:span><text:span text:style-name="T3"><text:line-break/><text:line-break/></text:span><text:span text:style-name="T1">【中時電子報林君宜／特稿】</text:span><text:span text:style-name="T3"><text:line-break/><text:line-break/></text:span><text:span text:style-name="T1">陽信發生超貸款掏空弊案，讓有黨內「黨員大戶」之稱，每逢黨內初選就可「呼風喚雨」的民進黨立委薛凌，遇到從政生涯以來最大的危機。這位棄商從政，從中小企業出身的立委，行事風格也在綠營內部「獨樹一格」。某位黨內人士形容的很貼切，「薛凌不只想掌握金錢，也想握有權力！」</text:span><text:span text:style-name="T3"><text:line-break/><text:line-break/></text:span><text:span text:style-name="T1">據了解，這次薛凌因陽信銀行違法超貸案遭到聲押，薛凌夫婦早有戒心和警覺。薛凌的先生、陽信銀行董事長、民進黨中常委陳勝宏，曾經致電給某位民進黨主管，了解兩人的司法案件可能受到的黨紀處份，憂心是否影響各自的黨公職身分。</text:span><text:span text:style-name="T3"><text:line-break/><text:line-break/></text:span><text:span text:style-name="T1">早期從商的薛凌，後來轉戰政治，為了訓練自己的口條，她曾經每週上公關課，只為了讓自己更有政治人物該有的應對能力。某位綠色友誼連線幕僚說，其實薛凌是很認真的女人，也常勤跑基層，只是企圖心太大了。</text:span><text:span text:style-name="T3"><text:line-break/><text:line-break/></text:span><text:span text:style-name="T1">水能載舟、也能覆舟，政商實力皆不容小覷的薛凌，靠著陽信銀行的支援而無後顧之憂，但也因此與各種金權爭議脫不了關係。</text:span><text:span text:style-name="T3"><text:line-break/><text:line-break/></text:span><text:span text:style-name="T1">薛凌手中握有七萬張黨員票，一向被黨內形容為「黨員大戶」，不管是立委初選或是中常委、中執委選舉，在民進黨內，只要碰到選舉，沒有人敢得罪薛凌，私底下也紛紛拉攏薛凌，只為了爭取黨員支持。某位形象清新的女立委在立委初選時，幾乎時時刻刻與薛凌站在一起，足見薛凌雄厚的「政治實力」。</text:span><text:span text:style-name="T3"><text:line-break/><text:line-break/></text:span><text:span text:style-name="T1">陽信弊案是否將衝擊薛凌不分區立委身分，引發各界關注。雖然陽信弊案算是「舊案」，但檢方此次大動作搜索，顯然有備而來，屆時薛凌若遭到起訴，一向仰賴薛凌龐大黨員票的民進黨，敢不敢真正「開鍘」，將是一大考驗。</text:span><text:span text:style-name="T3"><text:line-break/><text:line-break/></text:span><text:span text:style-name="T1">棄商從政 成敗都是陽信 叱吒綠營10年 薛凌爭議纏身</text:span><text:span text:style-name="T3"><text:line-break/><text:line-break/></text:span><text:span text:style-name="T1">曾薏蘋、林諭林、陳一姍/新聞幕後</text:span><text:span text:style-name="T3"><text:line-break/><text:line-break/></text:span><text:span text:style-name="T1">六月底，陽信商銀股東會，陽信董事長陳勝宏才公開以個人性命作擔保，如果陽信有被小舅子薛宗賢掏空，將「切腹自殺」。言猶在耳，昨日現任民進黨不分區立委，董娘薛凌與陳勝宏以有串供之虞雙雙被聲押，陳勝宏要如何履行他的「公開承諾」，備受矚目。</text:span><text:span text:style-name="T3"><text:line-break/><text:line-break/></text:span><text:span text:style-name="T1">從數字上，陽信目前逾期放款比重二點五八％，逾放準備率達四二點二二％，並非金管會列管的頭號對象。昨日檢調偵查的掏空，並非新案；也不是薛凌涉入的第一起弊案。</text:span><text:span text:style-name="T3"><text:line-break/><text:line-break/></text:span><text:span text:style-name="T1">早在薛凌參加民進黨不分區立委初選，立委林文郎就以半版廣告舉發，薛凌透過胞弟薛宗賢人頭帳戶超貸的證據。林文郎當時把陽信形容成第二個「中興銀行」。</text:span><text:span text:style-name="T3"><text:line-break/><text:line-break/></text:span><text:span text:style-name="T1">接收前夫遺產 崛起政壇</text:span><text:span text:style-name="T3"><text:line-break/><text:line-break/></text:span><text:span text:style-name="T1">根據林文郎的說法，薛宗賢以人頭戶名義，在九十二年競標中華日報松江路大樓，得標後還以四個自然人名義，從九十二年二月起，向陽信銀借了五筆錢，合計金額近四．八億元。薛凌對於指控，全盤否認。</text:span><text:span text:style-name="T3"><text:line-break/><text:line-break/></text:span><text:span text:style-name="T1">到底真相如何，還待檢調釐清。但無庸置疑，薛凌一直是商場上爭議的人物。民國七十六年因「儒林天下」建案在房地產市場崛起，第一任丈夫過世遺留下土地，成為她日後財富累積的基礎。</text:span><text:span text:style-name="T3"><text:line-break/><text:line-break/></text:span><text:span text:style-name="T1">民國八十五年再嫁給陳勝宏，日後薛陳二人「魚幫水、水幫魚」，除了幫助陳勝宏掌握陽信經營權外，更在延續陳勝宏政治生命下，進一步爭取民進黨不分區立委。</text:span><text:span text:style-name="T3"><text:line-break/><text:line-break/></text:span><text:span text:style-name="T1">然而陳勝宏力助薛凌順利踏入政壇，卻因此遭到同志林文郎檢舉而官司纏訟至今。</text:span><text:span text:style-name="T3"><text:line-break/><text:line-break/></text:span><text:span text:style-name="T1">除了與先生陳勝宏在事業、政治路上共同出擊，外界不知道的是，薛凌與弟弟薛宗賢，兩人感情深厚，薛凌長期扮演的角色既是姊姊又是母親。這次薛凌為了弟弟，可算是「豁出去」了。</text:span><text:span text:style-name="T3"><text:line-break/><text:line-break/></text:span><text:span text:style-name="T1">薛凌二度捲進胞弟薛宗賢官司，都與決定從政後參與民進黨的初選有關。一次是三年前的民進黨立委初選，一次就是今年五月的民進黨總統、立委初選。</text:span><text:span text:style-name="T3"><text:line-break/><text:line-break/></text:span><text:span text:style-name="T1">這次民進黨總統初選，蘇貞昌在派系結盟上，除了本身蘇系力量，還有新潮流和綠色友誼連線支持，選前預料蘇因為「新蘇連」，可拿下四成選票，但最後開票結果，以綠色連線黨員票為主力的北、高兩市，都是謝長廷勝出，種下蘇貞昌敗因。</text:span><text:span text:style-name="T3"><text:line-break/><text:line-break/></text:span><text:span text:style-name="T1">據聞挺蘇人士暗自不滿綠色連線跑票，讓薛宗賢涉嫌掏空問題重新搬上檯面。</text:span><text:span text:style-name="T3"><text:line-break/><text:line-break/></text:span><text:span text:style-name="T1">也有知情立委強調，光是陽信，薛凌掌握約一萬四千票，從蘇貞昌得票率來看，薛凌的票確實開出來，蘇貞昌落敗不能怪薛凌。</text:span><text:span text:style-name="T3"><text:line-break/><text:line-break/></text:span><text:span text:style-name="T1">無論如何，民進黨每次黨內選舉，綠色友誼連線要角薛凌、陳勝宏夫婦，總是各陣營相邀支持的對象。薛凌連續兩屆拿下不分區立委黨員票最高票，其實力可見一斑。</text:span><text:span text:style-name="T3"><text:line-break/><text:line-break/></text:span><text:span text:style-name="T1">陳勝宏、薛凌夫婦因為有龐大的黨員，在黨內呼風喚雨，連陳水扁總統也要買他們的帳。經過檢方的聲押及調查，薛淩、陳勝宏兩人在黨內叱吒風雲時代可能畫下句點。</text:span><text:span text:style-name="T3"><text:line-break/><text:line-break/></text:span><text:span text:style-name="T1">棄商從政、因而爭議纏身的薛凌，心中不知道會不會後悔？</text:span><text:span text:style-name="T3"><text:line-break/><text:line-break/></text:span><text:span text:style-name="T1">涉掏空陽信 薛凌、陳勝宏夫婦聲押</text:span><text:span text:style-name="T3"><text:line-break/><text:line-break/></text:span><text:span text:style-name="T1">趙國明、陳佳鑫/台北報導</text:span><text:span text:style-name="T3"><text:line-break/><text:line-break/></text:span><text:span text:style-name="T1">檢調偵辦陽信商銀超貸掏空案，昨日約談陽信董事長陳勝宏及立委薛凌夫妻檔等五人到案。檢方複訊後，常務董事林金隆及劉振陞遭檢方聲押禁見，出納李若華因協助湮滅證據，諭知卅萬元交保候傳；薛凌、陳勝宏在檢察官複訊後，以涉嫌重大、有串供之虞，亦遭聲押。</text:span><text:span text:style-name="T3"><text:line-break/><text:line-break/></text:span><text:span text:style-name="T1">涉嫌掏空陽信四十億元</text:span><text:span text:style-name="T3"><text:line-break/><text:line-break/></text:span><text:span text:style-name="T1">民進黨不分區立委薛凌遭身兼陽信股東的同黨立委林文郎指控，於九十三年間競選不分區立委初選時，利用陽信商銀常務董事的身分，涉嫌與董事長陳勝宏等勾結，涉嫌掏空陽信四十億元。</text:span><text:span text:style-name="T3"><text:line-break/><text:line-break/></text:span><text:span text:style-name="T1">士林地檢署昨天指揮調查局台北市調查處展開約談行動，約談的五人分別是，薛凌、陽信董事長陳勝宏、常務董事林金隆、劉振陞及放款部出納李若華。</text:span><text:span text:style-name="T3"><text:line-break/><text:line-break/></text:span><text:span text:style-name="T1">檢調在六月中旬前一波偵查中，已聲押包括陽信常董薛宗賢、其女友王玉蘭、分行經理陳益源、襄理何明龍等四人，昨天是第二波約談行動。</text:span><text:span text:style-name="T3"><text:line-break/><text:line-break/></text:span><text:span text:style-name="T1">據了解，陳勝宏接受約談時，表示貸款過程合法，否認協助薛凌及其胞弟薛宗賢，利用人頭建設公司向該行超貸或掏空陽信資金的背信及詐欺的犯意。薛凌則保留的說，因時間久遠，是否與檢調掌握的證據符合，她已記不清楚。</text:span><text:span text:style-name="T3"><text:line-break/><text:line-break/></text:span><text:span text:style-name="T1">士林地檢署追查，發現薛凌及陳勝宏涉嫌透過薛宗賢及其女友王玉蘭等人頭進行超貸，至少有近五億元不法掏空。檢調發現，薛宗賢手中擁有兩家建設公司、三家營造公司及一家工程行，但他以王玉蘭等人頭負責人，利用購屋或擴建房屋等名義，多次向陽信銀行貸款近五億元，卻全數轉匯到薛宗賢名下使用。</text:span><text:span text:style-name="T3"><text:line-break/><text:line-break/></text:span><text:span text:style-name="T1">可疑資金進出異常</text:span><text:span text:style-name="T3"><text:line-break/><text:line-break/></text:span><text:span text:style-name="T1">檢調約談人頭負責人到案，供詞多指向薛宗賢就是公司實際負責人。其中，居關鍵地位的王玉蘭，即使對案情瞭若指掌，仍否認知情，被聲押禁見獲准。薛宗賢則將責任全推給姊姊薛凌，因此，檢調彙集各項證據，認為薛凌也涉有重嫌，昨天約談她到案。</text:span><text:span text:style-name="T3"><text:line-break/><text:line-break/></text:span><text:span text:style-name="T1">據了解，檢調調閱陳勝宏、薛凌等人帳冊，發現有異常的可疑資金進出，這些證據對他們相當不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